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7cm"/>
    </style:style>
    <style:style style:name="co2" style:family="table-column">
      <style:table-column-properties fo:break-before="auto" style:column-width="2.051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1.552cm"/>
    </style:style>
    <style:style style:name="co5" style:family="table-column">
      <style:table-column-properties fo:break-before="auto" style:column-width="2.632cm"/>
    </style:style>
    <style:style style:name="co6" style:family="table-column">
      <style:table-column-properties fo:break-before="auto" style:column-width="2.409cm"/>
    </style:style>
    <style:style style:name="co7" style:family="table-column">
      <style:table-column-properties fo:break-before="auto" style:column-width="3.295cm"/>
    </style:style>
    <style:style style:name="co8" style:family="table-column">
      <style:table-column-properties fo:break-before="auto" style:column-width="2.798cm"/>
    </style:style>
    <style:style style:name="co9" style:family="table-column">
      <style:table-column-properties fo:break-before="auto" style:column-width="1.603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8.685cm"/>
    </style:style>
    <style:style style:name="co12" style:family="table-column">
      <style:table-column-properties fo:break-before="auto" style:column-width="3.572cm"/>
    </style:style>
    <style:style style:name="co13" style:family="table-column">
      <style:table-column-properties fo:break-before="auto" style:column-width="5.202cm"/>
    </style:style>
    <style:style style:name="co14" style:family="table-column">
      <style:table-column-properties fo:break-before="auto" style:column-width="2.272cm"/>
    </style:style>
    <style:style style:name="co15" style:family="table-column">
      <style:table-column-properties fo:break-before="auto" style:column-width="1.111cm"/>
    </style:style>
    <style:style style:name="co16" style:family="table-column">
      <style:table-column-properties fo:break-before="auto" style:column-width="1.194cm"/>
    </style:style>
    <style:style style:name="co17" style:family="table-column">
      <style:table-column-properties fo:break-before="auto" style:column-width="0.972cm"/>
    </style:style>
    <style:style style:name="co18" style:family="table-column">
      <style:table-column-properties fo:break-before="auto" style:column-width="0.889cm"/>
    </style:style>
    <style:style style:name="co19" style:family="table-column">
      <style:table-column-properties fo:break-before="auto" style:column-width="2.355cm"/>
    </style:style>
    <style:style style:name="co20" style:family="table-column">
      <style:table-column-properties fo:break-before="auto" style:column-width="1.774cm"/>
    </style:style>
    <style:style style:name="co21" style:family="table-column">
      <style:table-column-properties fo:break-before="auto" style:column-width="1.304cm"/>
    </style:style>
    <style:style style:name="co22" style:family="table-column">
      <style:table-column-properties fo:break-before="auto" style:column-width="1cm"/>
    </style:style>
    <style:style style:name="co23" style:family="table-column">
      <style:table-column-properties fo:break-before="auto" style:column-width="1.386cm"/>
    </style:style>
    <style:style style:name="co24" style:family="table-column">
      <style:table-column-properties fo:break-before="auto" style:column-width="1.637cm"/>
    </style:style>
    <style:style style:name="co25" style:family="table-column">
      <style:table-column-properties fo:break-before="auto" style:column-width="1.166cm"/>
    </style:style>
    <style:style style:name="co2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3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visibility="collapse" table:default-cell-style-name="Default"/>
        <table:table-column table:style-name="co20" table:visibility="collapse" table:default-cell-style-name="Default"/>
        <table:table-column table:style-name="co16" table:visibility="collapse" table:default-cell-style-name="Default"/>
        <table:table-column table:style-name="co21" table:visibility="collapse" table:default-cell-style-name="Default"/>
        <table:table-column table:style-name="co22" table:visibility="collapse" table:number-columns-repeated="2" table:default-cell-style-name="Default"/>
        <table:table-column table:style-name="co23" table:visibility="collapse" table:default-cell-style-name="Default"/>
        <table:table-column table:style-name="co4" table:visibility="collapse" table:default-cell-style-name="Default"/>
        <table:table-column table:style-name="co24" table:visibility="collapse" table:default-cell-style-name="Default"/>
        <table:table-column table:style-name="co25" table:visibility="collapse" table:default-cell-style-name="Default"/>
        <table:table-column table:style-name="co26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epiId</text:p>
          </table:table-cell>
          <table:table-cell table:style-name="Default" office:value-type="string">
            <text:p>epiTime</text:p>
          </table:table-cell>
          <table:table-cell office:value-type="string">
            <text:p>epiType</text:p>
          </table:table-cell>
          <table:table-cell table:style-name="Default" office:value-type="string">
            <text:p>date</text:p>
          </table:table-cell>
          <table:table-cell office:value-type="string">
            <text:p>patId</text:p>
          </table:table-cell>
          <table:table-cell office:value-type="string">
            <text:p>schema</text:p>
          </table:table-cell>
          <table:table-cell office:value-type="string">
            <text:p>table</text:p>
          </table:table-cell>
          <table:table-cell office:value-type="string">
            <text:p>field</text:p>
          </table:table-cell>
          <table:table-cell office:value-type="string">
            <text:p>regex_name</text:p>
          </table:table-cell>
          <table:table-cell office:value-type="string">
            <text:p>regex_pattern</text:p>
          </table:table-cell>
          <table:table-cell office:value-type="string">
            <text:p>subject</text:p>
          </table:table-cell>
          <table:table-cell office:value-type="string">
            <text:p>left_context</text:p>
          </table:table-cell>
          <table:table-cell office:value-type="string">
            <text:p>content</text:p>
          </table:table-cell>
          <table:table-cell office:value-type="string">
            <text:p>right_context</text:p>
          </table:table-cell>
          <table:table-cell office:value-type="string">
            <text:p>key</text:p>
          </table:table-cell>
          <table:table-cell office:value-type="string">
            <text:p>value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unit</text:p>
          </table:table-cell>
          <table:table-cell office:value-type="string">
            <text:p>unitpredicted</text:p>
          </table:table-cell>
          <table:table-cell office:value-type="string">
            <text:p>unitscore</text:p>
          </table:table-cell>
          <table:table-cell office:value-type="string">
            <text:p>day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hour</text:p>
          </table:table-cell>
          <table:table-cell office:value-type="string">
            <text:p>minute</text:p>
          </table:table-cell>
          <table:table-cell office:value-type="string">
            <text:p>systolic</text:p>
          </table:table-cell>
          <table:table-cell office:value-type="string">
            <text:p>diastolic</text:p>
          </table:table-cell>
          <table:table-cell office:value-type="string">
            <text:p>pulse</text:p>
          </table:table-cell>
          <table:table-cell office:value-type="string">
            <text:p>vale n-ga</text:p>
          </table:table-cell>
        </table:table-row>
        <table:table-row table:style-name="ro1">
          <table:table-cell office:value-type="float" office:value="598041">
            <text:p>598041</text:p>
          </table:table-cell>
          <table:table-cell office:value-type="float" office:value="132026632">
            <text:p>132026632</text:p>
          </table:table-cell>
          <table:table-cell office:value-type="string">
            <text:p>2012-07-05</text:p>
          </table:table-cell>
          <table:table-cell office:value-type="string">
            <text:p>S</text:p>
          </table:table-cell>
          <table:table-cell office:value-type="string">
            <text:p>2012-07-03</text:p>
          </table:table-cell>
          <table:table-cell office:value-type="float" office:value="64597695948">
            <text:p>6459769594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([0-9])+(\s?[,.]\s?[0-9]+)?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aB-MetHb 0.5</text:p>
          </table:table-cell>
          <table:table-cell office:value-type="string">
            <text:p>Hb 0.5</text:p>
          </table:table-cell>
          <table:table-cell office:value-type="string">
            <text:p><text:s/>( 0.2 . 0.6 % kogu Hb-st )</text:p>
          </table:table-cell>
          <table:table-cell office:value-type="string">
            <text:p>Hb</text:p>
          </table:table-cell>
          <table:table-cell office:value-type="float" office:value="0.5">
            <text:p>0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725607">
            <text:p>725607</text:p>
          </table:table-cell>
          <table:table-cell office:value-type="float" office:value="122330964">
            <text:p>122330964</text:p>
          </table:table-cell>
          <table:table-cell office:value-type="string">
            <text:p>2012-05-17</text:p>
          </table:table-cell>
          <table:table-cell office:value-type="string">
            <text:p>S</text:p>
          </table:table-cell>
          <table:table-cell office:value-type="string">
            <text:p>2012-05-13</text:p>
          </table:table-cell>
          <table:table-cell office:value-type="float" office:value="43183332259">
            <text:p>4318333225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([0-9])+(\s?[,.]\s?[0-9]+)?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aB-RHb 0.7</text:p>
          </table:table-cell>
          <table:table-cell office:value-type="string">
            <text:p>Hb 0.7</text:p>
          </table:table-cell>
          <table:table-cell office:value-type="string">
            <text:p><text:s/>( % kogu Hb-st )</text:p>
          </table:table-cell>
          <table:table-cell office:value-type="string">
            <text:p>Hb</text:p>
          </table:table-cell>
          <table:table-cell office:value-type="float" office:value="0.7">
            <text:p>0,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1141955">
            <text:p>11141955</text:p>
          </table:table-cell>
          <table:table-cell office:value-type="float" office:value="205222147">
            <text:p>205222147</text:p>
          </table:table-cell>
          <table:table-cell office:value-type="string">
            <text:p>2013-10-25</text:p>
          </table:table-cell>
          <table:table-cell office:value-type="string">
            <text:p>A</text:p>
          </table:table-cell>
          <table:table-cell office:value-type="string">
            <text:p>2007-11-06</text:p>
          </table:table-cell>
          <table:table-cell office:value-type="float" office:value="40230429912">
            <text:p>4023042991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([0-9])+(\s?[,.]\s?[0-9]+)?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1</text:p>
          </table:table-cell>
          <table:table-cell office:value-type="string">
            <text:p>Ac 9,8%-&gt; 9,5 %</text:p>
          </table:table-cell>
          <table:table-cell office:value-type="string">
            <text:p>Hb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776042">
            <text:p>776042</text:p>
          </table:table-cell>
          <table:table-cell office:value-type="float" office:value="141695793">
            <text:p>141695793</text:p>
          </table:table-cell>
          <table:table-cell office:value-type="string">
            <text:p>2012-10-08</text:p>
          </table:table-cell>
          <table:table-cell office:value-type="string">
            <text:p>S</text:p>
          </table:table-cell>
          <table:table-cell office:value-type="string">
            <text:p>2012-09-24</text:p>
          </table:table-cell>
          <table:table-cell office:value-type="float" office:value="39189776283">
            <text:p>3918977628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([0-9])+(\s?[,.]\s?[0-9]+)?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aB-RHb 1.3</text:p>
          </table:table-cell>
          <table:table-cell office:value-type="string">
            <text:p>Hb 1.3</text:p>
          </table:table-cell>
          <table:table-cell office:value-type="string">
            <text:p><text:s/>( % kogu Hb-st )</text:p>
          </table:table-cell>
          <table:table-cell office:value-type="string">
            <text:p>Hb</text:p>
          </table:table-cell>
          <table:table-cell table:style-name="ce1" office:value-type="float" office:value="1.3">
            <text:p>1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338589">
            <text:p>338589</text:p>
          </table:table-cell>
          <table:table-cell office:value-type="float" office:value="134084313">
            <text:p>134084313</text:p>
          </table:table-cell>
          <table:table-cell office:value-type="string">
            <text:p>2012-01-29</text:p>
          </table:table-cell>
          <table:table-cell office:value-type="string">
            <text:p>S</text:p>
          </table:table-cell>
          <table:table-cell office:value-type="string">
            <text:p>2012-01-28</text:p>
          </table:table-cell>
          <table:table-cell office:value-type="float" office:value="40670774703">
            <text:p>4067077470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([0-9])+(\s?[,.]\s?[0-9]+)?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aB-RHb 1.5</text:p>
          </table:table-cell>
          <table:table-cell office:value-type="string">
            <text:p>Hb 1.5</text:p>
          </table:table-cell>
          <table:table-cell office:value-type="string">
            <text:p><text:s/>( % kogu Hb-st )</text:p>
          </table:table-cell>
          <table:table-cell office:value-type="string">
            <text:p>Hb</text:p>
          </table:table-cell>
          <table:table-cell table:style-name="ce1" office:value-type="float" office:value="1.5">
            <text:p>1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26775">
            <text:p>226775</text:p>
          </table:table-cell>
          <table:table-cell office:value-type="float" office:value="95748767">
            <text:p>95748767</text:p>
          </table:table-cell>
          <table:table-cell office:value-type="string">
            <text:p>2012-04-20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28789573288">
            <text:p>2878957328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([0-9])+(\s?[,.]\s?[0-9]+)?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aB-RHb 3.8</text:p>
          </table:table-cell>
          <table:table-cell office:value-type="string">
            <text:p>Hb 3.8</text:p>
          </table:table-cell>
          <table:table-cell office:value-type="string">
            <text:p><text:s/>( % kogu Hb-st )</text:p>
          </table:table-cell>
          <table:table-cell office:value-type="string">
            <text:p>Hb</text:p>
          </table:table-cell>
          <table:table-cell table:style-name="ce1" office:value-type="float" office:value="3.8">
            <text:p>3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1023630">
            <text:p>11023630</text:p>
          </table:table-cell>
          <table:table-cell office:value-type="float" office:value="177106119">
            <text:p>177106119</text:p>
          </table:table-cell>
          <table:table-cell office:value-type="string">
            <text:p>2013-04-2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4559613108">
            <text:p>6455961310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([0-9])+(\s?[,.]\s?[0-9]+)?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GlucHb : 5,5</text:p>
          </table:table-cell>
          <table:table-cell office:value-type="string">
            <text:p>Hb : 5,5</text:p>
          </table:table-cell>
          <table:table-cell office:value-type="string">
            <text:p><text:s/>%</text:p>
          </table:table-cell>
          <table:table-cell office:value-type="string">
            <text:p>Hb</text:p>
          </table:table-cell>
          <table:table-cell table:style-name="ce1" office:value-type="float" office:value="5.5">
            <text:p>5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6071655">
            <text:p>16071655</text:p>
          </table:table-cell>
          <table:table-cell office:value-type="float" office:value="171141231">
            <text:p>171141231</text:p>
          </table:table-cell>
          <table:table-cell office:value-type="string">
            <text:p>2013-04-01</text:p>
          </table:table-cell>
          <table:table-cell office:value-type="string">
            <text:p>S</text:p>
          </table:table-cell>
          <table:table-cell office:value-type="string">
            <text:p>2013-03-22</text:p>
          </table:table-cell>
          <table:table-cell office:value-type="float" office:value="673044226315">
            <text:p>67304422631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([0-9])+(\s?[,.]\s?[0-9]+)?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, dünaamikas - 8,2 &gt; 5,5 , glucHgb - 5,7</text:p>
          </table:table-cell>
          <table:table-cell office:value-type="string">
            <text:p>Hgb - 5,7</text:p>
          </table:table-cell>
          <table:table-cell office:value-type="string">
            <text:p>% Uriini analüüs normis</text:p>
          </table:table-cell>
          <table:table-cell office:value-type="string">
            <text:p>Hgb</text:p>
          </table:table-cell>
          <table:table-cell table:style-name="ce1" office:value-type="float" office:value="5.7">
            <text:p>5,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5070001">
            <text:p>15070001</text:p>
          </table:table-cell>
          <table:table-cell office:value-type="float" office:value="209432569">
            <text:p>209432569</text:p>
          </table:table-cell>
          <table:table-cell office:value-type="string">
            <text:p>2013-11-16</text:p>
          </table:table-cell>
          <table:table-cell office:value-type="string">
            <text:p>S</text:p>
          </table:table-cell>
          <table:table-cell office:value-type="string">
            <text:p>2013-11-11</text:p>
          </table:table-cell>
          <table:table-cell office:value-type="float" office:value="673040360411">
            <text:p>673040360411</text:p>
          </table:table-cell>
          <table:table-cell office:value-type="string">
            <text:p>original_2013</text:p>
          </table:table-cell>
          <table:table-cell office:value-type="string">
            <text:p>s_surgery</text:p>
          </table:table-cell>
          <table:table-cell office:value-type="string">
            <text:p>text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ncsp : DHB20</text:p>
          </table:table-cell>
          <table:table-cell office:value-type="string">
            <text:p>HB20</text:p>
          </table:table-cell>
          <table:table-cell office:value-type="string">
            <text:p><text:s/>Ninaõõne polüpektoomia</text:p>
          </table:table-cell>
          <table:table-cell office:value-type="string">
            <text:p>HB</text:p>
          </table:table-cell>
          <table:table-cell office:value-type="float" office:value="20">
            <text:p>2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5087680">
            <text:p>15087680</text:p>
          </table:table-cell>
          <table:table-cell office:value-type="float" office:value="177033810">
            <text:p>177033810</text:p>
          </table:table-cell>
          <table:table-cell office:value-type="string">
            <text:p>2013-05-10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30185542029">
            <text:p>30185542029</text:p>
          </table:table-cell>
          <table:table-cell office:value-type="string">
            <text:p>original_2013</text:p>
          </table:table-cell>
          <table:table-cell office:value-type="string">
            <text:p>s_surgery</text:p>
          </table:table-cell>
          <table:table-cell office:value-type="string">
            <text:p>text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DHB50</text:p>
          </table:table-cell>
          <table:table-cell office:value-type="string">
            <text:p>HB50</text:p>
          </table:table-cell>
          <table:table-cell office:value-type="string">
            <text:p><text:s/>Konhoplastika</text:p>
          </table:table-cell>
          <table:table-cell office:value-type="string">
            <text:p>HB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0084282">
            <text:p>10084282</text:p>
          </table:table-cell>
          <table:table-cell office:value-type="float" office:value="171211223">
            <text:p>171211223</text:p>
          </table:table-cell>
          <table:table-cell office:value-type="string">
            <text:p>2013-04-04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43376351144">
            <text:p>43376351144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([0-9])+(\s?[,.]\s?[0-9]+)?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endil olevat tekkinud aneemia ( Hgb 2012</text:p>
          </table:table-cell>
          <table:table-cell office:value-type="string">
            <text:p>Hgb 2012</text:p>
          </table:table-cell>
          <table:table-cell office:value-type="string">
            <text:p><text:s/>novembris 96 , MCV 80 ; muud an</text:p>
          </table:table-cell>
          <table:table-cell office:value-type="string">
            <text:p>Hgb</text:p>
          </table:table-cell>
          <table:table-cell office:value-type="float" office:value="2012">
            <text:p>201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0813137">
            <text:p>20813137</text:p>
          </table:table-cell>
          <table:table-cell office:value-type="float" office:value="178945003">
            <text:p>178945003</text:p>
          </table:table-cell>
          <table:table-cell office:value-type="string">
            <text:p>2013-05-2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9841255785">
            <text:p>3984125578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([0-9])+(\s?[,.]\s?[0-9]+)?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roosi IPSS skoor - kõrge risk ( hb 1</text:p>
          </table:table-cell>
          <table:table-cell office:value-type="string">
            <text:p>hb 1</text:p>
          </table:table-cell>
          <table:table-cell office:value-type="string">
            <text:p><text:s/>, lk &gt; 25 )</text:p>
          </table:table-cell>
          <table:table-cell office:value-type="string">
            <text:p>hb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364504">
            <text:p>20364504</text:p>
          </table:table-cell>
          <table:table-cell office:value-type="float" office:value="196982552">
            <text:p>196982552</text:p>
          </table:table-cell>
          <table:table-cell office:value-type="string">
            <text:p>2013-09-11</text:p>
          </table:table-cell>
          <table:table-cell office:value-type="string">
            <text:p>A</text:p>
          </table:table-cell>
          <table:table-cell office:value-type="string">
            <text:p>2013-09-11</text:p>
          </table:table-cell>
          <table:table-cell office:value-type="float" office:value="75269854035">
            <text:p>7526985403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([0-9])+(\s?[,.]\s?[0-9]+)?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11.09.2013 - GHB 6,1</text:p>
          </table:table-cell>
          <table:table-cell office:value-type="string">
            <text:p>HB 6,1</text:p>
          </table:table-cell>
          <table:table-cell office:value-type="string">
            <text:p><text:s/>% , düslipideemia väljendunud ,</text:p>
          </table:table-cell>
          <table:table-cell office:value-type="string">
            <text:p>HB</text:p>
          </table:table-cell>
          <table:table-cell table:style-name="ce1" office:value-type="float" office:value="6.1">
            <text:p>6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233893">
            <text:p>19233893</text:p>
          </table:table-cell>
          <table:table-cell office:value-type="float" office:value="157985635">
            <text:p>157985635</text:p>
          </table:table-cell>
          <table:table-cell office:value-type="string">
            <text:p>2012-04-2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6106866531">
            <text:p>3610686653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([0-9])+(\s?[,.]\s?[0-9]+)?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Kliiniline veri - Hgb 10,3 g/dl</text:p>
          </table:table-cell>
          <table:table-cell office:value-type="string">
            <text:p>Hgb 10,3 g/dl</text:p>
          </table:table-cell>
          <table:table-cell/>
          <table:table-cell office:value-type="string">
            <text:p>Hgb</text:p>
          </table:table-cell>
          <table:table-cell table:style-name="ce1" office:value-type="float" office:value="10.3">
            <text:p>10,3</text:p>
          </table:table-cell>
          <table:table-cell table:number-columns-repeated="2" office:value-type="string">
            <text:p>NULL</text:p>
          </table:table-cell>
          <table:table-cell office:value-type="string">
            <text:p>g/d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356904">
            <text:p>4356904</text:p>
          </table:table-cell>
          <table:table-cell office:value-type="float" office:value="127098361">
            <text:p>127098361</text:p>
          </table:table-cell>
          <table:table-cell office:value-type="string">
            <text:p>2012-06-14</text:p>
          </table:table-cell>
          <table:table-cell office:value-type="string">
            <text:p>A</text:p>
          </table:table-cell>
          <table:table-cell office:value-type="string">
            <text:p>2012-06-13</text:p>
          </table:table-cell>
          <table:table-cell office:value-type="float" office:value="45015650472">
            <text:p>4501565047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Arvestades hgb 11</text:p>
          </table:table-cell>
          <table:table-cell office:value-type="string">
            <text:p>hgb 11</text:p>
          </table:table-cell>
          <table:table-cell office:value-type="string">
            <text:p><text:s/>soovitan siiski günekoloogi kon</text:p>
          </table:table-cell>
          <table:table-cell office:value-type="string">
            <text:p>hgb</text:p>
          </table:table-cell>
          <table:table-cell office:value-type="float" office:value="11">
            <text:p>1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182">
            <text:p>17182</text:p>
          </table:table-cell>
          <table:table-cell office:value-type="float" office:value="145814938">
            <text:p>145814938</text:p>
          </table:table-cell>
          <table:table-cell office:value-type="string">
            <text:p>2012-11-0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58345212897">
            <text:p>5834521289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Saabudes HGB 40</text:p>
          </table:table-cell>
          <table:table-cell office:value-type="string">
            <text:p>HGB 40</text:p>
          </table:table-cell>
          <table:table-cell office:value-type="string">
            <text:p><text:s/>, saanud 6 erütrotsüütide ja 2 </text:p>
          </table:table-cell>
          <table:table-cell office:value-type="string">
            <text:p>HGB</text:p>
          </table:table-cell>
          <table:table-cell office:value-type="float" office:value="40">
            <text:p>4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173744">
            <text:p>10173744</text:p>
          </table:table-cell>
          <table:table-cell office:value-type="float" office:value="201910828">
            <text:p>201910828</text:p>
          </table:table-cell>
          <table:table-cell office:value-type="string">
            <text:p>2013-09-26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3061234">
            <text:p>673043061234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( 04.09.2013 HGB 42 , saabudes HGB 44</text:p>
          </table:table-cell>
          <table:table-cell office:value-type="string">
            <text:p>HGB 44</text:p>
          </table:table-cell>
          <table:table-cell office:value-type="string">
            <text:p><text:s/>)</text:p>
          </table:table-cell>
          <table:table-cell office:value-type="string">
            <text:p>HGB</text:p>
          </table:table-cell>
          <table:table-cell office:value-type="float" office:value="44">
            <text:p>4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599072">
            <text:p>9599072</text:p>
          </table:table-cell>
          <table:table-cell office:value-type="float" office:value="184306149">
            <text:p>184306149</text:p>
          </table:table-cell>
          <table:table-cell office:value-type="string">
            <text:p>2013-06-20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8006432">
            <text:p>673038006432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ERS , Hgb 44 g/l</text:p>
          </table:table-cell>
          <table:table-cell office:value-type="string">
            <text:p>Hgb 44 g/l</text:p>
          </table:table-cell>
          <table:table-cell office:value-type="string">
            <text:p><text:s/>- raviminduts )</text:p>
          </table:table-cell>
          <table:table-cell office:value-type="string">
            <text:p>Hgb</text:p>
          </table:table-cell>
          <table:table-cell office:value-type="float" office:value="44">
            <text:p>44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070605">
            <text:p>10070605</text:p>
          </table:table-cell>
          <table:table-cell office:value-type="float" office:value="186493006">
            <text:p>186493006</text:p>
          </table:table-cell>
          <table:table-cell office:value-type="string">
            <text:p>2013-07-03</text:p>
          </table:table-cell>
          <table:table-cell office:value-type="string">
            <text:p>S</text:p>
          </table:table-cell>
          <table:table-cell office:value-type="string">
            <text:p>2013-05-29</text:p>
          </table:table-cell>
          <table:table-cell office:value-type="float" office:value="98616594471">
            <text:p>98616594471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Analüüsides HGB 46</text:p>
          </table:table-cell>
          <table:table-cell office:value-type="string">
            <text:p>HGB 46</text:p>
          </table:table-cell>
          <table:table-cell office:value-type="string">
            <text:p><text:s/>; Er 2,44 .</text:p>
          </table:table-cell>
          <table:table-cell office:value-type="string">
            <text:p>HGB</text:p>
          </table:table-cell>
          <table:table-cell office:value-type="float" office:value="46">
            <text:p>4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766135">
            <text:p>13766135</text:p>
          </table:table-cell>
          <table:table-cell office:value-type="float" office:value="207116767">
            <text:p>207116767</text:p>
          </table:table-cell>
          <table:table-cell office:value-type="string">
            <text:p>2013-11-05</text:p>
          </table:table-cell>
          <table:table-cell office:value-type="string">
            <text:p>A</text:p>
          </table:table-cell>
          <table:table-cell office:value-type="string">
            <text:p>2013-11-05</text:p>
          </table:table-cell>
          <table:table-cell office:value-type="float" office:value="673045722232">
            <text:p>67304572223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Pernitsioosne aneemia , tookord HGb 54g/l</text:p>
          </table:table-cell>
          <table:table-cell office:value-type="string">
            <text:p>HGb 54g/l</text:p>
          </table:table-cell>
          <table:table-cell office:value-type="string">
            <text:p><text:s/>, PCA positiivne , mao histoloo</text:p>
          </table:table-cell>
          <table:table-cell office:value-type="string">
            <text:p>HGb</text:p>
          </table:table-cell>
          <table:table-cell office:value-type="float" office:value="54">
            <text:p>54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265397">
            <text:p>6265397</text:p>
          </table:table-cell>
          <table:table-cell office:value-type="float" office:value="84625431">
            <text:p>84625431</text:p>
          </table:table-cell>
          <table:table-cell office:value-type="string">
            <text:p>2012-02-20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94227871862">
            <text:p>94227871862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00 mg/L Kodus nädalaga langenud Hgb 56 g/L</text:p>
          </table:table-cell>
          <table:table-cell office:value-type="string">
            <text:p>Hgb 56 g/L</text:p>
          </table:table-cell>
          <table:table-cell office:value-type="string">
            <text:p><text:s/>Pt ise pole vereeritust märganu</text:p>
          </table:table-cell>
          <table:table-cell office:value-type="string">
            <text:p>Hgb</text:p>
          </table:table-cell>
          <table:table-cell office:value-type="float" office:value="56">
            <text:p>56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358592">
            <text:p>10358592</text:p>
          </table:table-cell>
          <table:table-cell office:value-type="float" office:value="187689917">
            <text:p>187689917</text:p>
          </table:table-cell>
          <table:table-cell office:value-type="string">
            <text:p>2013-07-10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5993013984">
            <text:p>65993013984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el verejooksu tunnuseid eitab , Hb 57</text:p>
          </table:table-cell>
          <table:table-cell office:value-type="string">
            <text:p>Hb 57</text:p>
          </table:table-cell>
          <table:table-cell office:value-type="string">
            <text:p><text:s/>, INR 1,17 .</text:p>
          </table:table-cell>
          <table:table-cell office:value-type="string">
            <text:p>Hb</text:p>
          </table:table-cell>
          <table:table-cell office:value-type="float" office:value="57">
            <text:p>5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861941">
            <text:p>9861941</text:p>
          </table:table-cell>
          <table:table-cell office:value-type="float" office:value="172703435">
            <text:p>172703435</text:p>
          </table:table-cell>
          <table:table-cell office:value-type="string">
            <text:p>2013-04-18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10021078113">
            <text:p>10021078113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lüüsides hüperkroomne aneemia , Hgb 58 g/l</text:p>
          </table:table-cell>
          <table:table-cell office:value-type="string">
            <text:p>Hgb 58 g/l</text:p>
          </table:table-cell>
          <table:table-cell/>
          <table:table-cell office:value-type="string">
            <text:p>Hgb</text:p>
          </table:table-cell>
          <table:table-cell office:value-type="float" office:value="58">
            <text:p>58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32387">
            <text:p>1232387</text:p>
          </table:table-cell>
          <table:table-cell office:value-type="float" office:value="143139773">
            <text:p>143139773</text:p>
          </table:table-cell>
          <table:table-cell office:value-type="string">
            <text:p>2012-10-24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16978498961">
            <text:p>16978498961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Pt suunatud Cito ! aneemiaga Hgb 59g/l</text:p>
          </table:table-cell>
          <table:table-cell office:value-type="string">
            <text:p>Hgb 59g/l</text:p>
          </table:table-cell>
          <table:table-cell/>
          <table:table-cell office:value-type="string">
            <text:p>Hgb</text:p>
          </table:table-cell>
          <table:table-cell office:value-type="float" office:value="59">
            <text:p>59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555827">
            <text:p>3555827</text:p>
          </table:table-cell>
          <table:table-cell office:value-type="float" office:value="133659470">
            <text:p>133659470</text:p>
          </table:table-cell>
          <table:table-cell office:value-type="string">
            <text:p>2012-08-2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2270333588">
            <text:p>5227033358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tuli vereanalüüsi kontrollima - Hgb 61</text:p>
          </table:table-cell>
          <table:table-cell office:value-type="string">
            <text:p>Hgb 61</text:p>
          </table:table-cell>
          <table:table-cell office:value-type="string">
            <text:p>-&gt; 69 g/l , stats -s oli PLT nor</text:p>
          </table:table-cell>
          <table:table-cell office:value-type="string">
            <text:p>Hgb</text:p>
          </table:table-cell>
          <table:table-cell office:value-type="float" office:value="61">
            <text:p>6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78130">
            <text:p>478130</text:p>
          </table:table-cell>
          <table:table-cell office:value-type="float" office:value="136341569">
            <text:p>136341569</text:p>
          </table:table-cell>
          <table:table-cell office:value-type="string">
            <text:p>2012-09-03</text:p>
          </table:table-cell>
          <table:table-cell office:value-type="string">
            <text:p>S</text:p>
          </table:table-cell>
          <table:table-cell office:value-type="string">
            <text:p>2012-08-27</text:p>
          </table:table-cell>
          <table:table-cell office:value-type="float" office:value="76314798393">
            <text:p>7631479839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63</text:p>
          </table:table-cell>
          <table:table-cell office:value-type="string">
            <text:p><text:s/>( 117 . 153 g/L ) Kriitilisest </text:p>
          </table:table-cell>
          <table:table-cell office:value-type="string">
            <text:p>HGB</text:p>
          </table:table-cell>
          <table:table-cell office:value-type="float" office:value="63">
            <text:p>6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01994">
            <text:p>16401994</text:p>
          </table:table-cell>
          <table:table-cell office:value-type="float" office:value="197794328">
            <text:p>197794328</text:p>
          </table:table-cell>
          <table:table-cell office:value-type="string">
            <text:p>2013-09-14</text:p>
          </table:table-cell>
          <table:table-cell office:value-type="string">
            <text:p>S</text:p>
          </table:table-cell>
          <table:table-cell office:value-type="string">
            <text:p>2013-09-14</text:p>
          </table:table-cell>
          <table:table-cell office:value-type="float" office:value="75137152901">
            <text:p>7513715290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65</text:p>
          </table:table-cell>
          <table:table-cell office:value-type="string">
            <text:p><text:s/>↓↓ ( 117 . 153 g/L )</text:p>
          </table:table-cell>
          <table:table-cell office:value-type="string">
            <text:p>Hb</text:p>
          </table:table-cell>
          <table:table-cell office:value-type="float" office:value="65">
            <text:p>6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637921">
            <text:p>4637921</text:p>
          </table:table-cell>
          <table:table-cell office:value-type="float" office:value="85884641">
            <text:p>85884641</text:p>
          </table:table-cell>
          <table:table-cell office:value-type="string">
            <text:p>2012-03-06</text:p>
          </table:table-cell>
          <table:table-cell office:value-type="string">
            <text:p>A</text:p>
          </table:table-cell>
          <table:table-cell office:value-type="string">
            <text:p>2012-02-17</text:p>
          </table:table-cell>
          <table:table-cell office:value-type="float" office:value="85014953166">
            <text:p>8501495316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66</text:p>
          </table:table-cell>
          <table:table-cell office:value-type="string">
            <text:p><text:s/>( 117 . 153 g/L ) Määratud 2 ko</text:p>
          </table:table-cell>
          <table:table-cell office:value-type="string">
            <text:p>HGB</text:p>
          </table:table-cell>
          <table:table-cell office:value-type="float" office:value="66">
            <text:p>6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67211">
            <text:p>1367211</text:p>
          </table:table-cell>
          <table:table-cell office:value-type="float" office:value="144094838">
            <text:p>144094838</text:p>
          </table:table-cell>
          <table:table-cell office:value-type="string">
            <text:p>2012-10-3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51772879297">
            <text:p>51772879297</text:p>
          </table:table-cell>
          <table:table-cell office:value-type="string">
            <text:p>original</text:p>
          </table:table-cell>
          <table:table-cell office:value-type="string">
            <text:p>s_procedures</text:p>
          </table:table-cell>
          <table:table-cell office:value-type="string">
            <text:p>text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10 ml Põhjendus : Pt-l aneemia hgb 67 g/l</text:p>
          </table:table-cell>
          <table:table-cell office:value-type="string">
            <text:p>hgb 67 g/l</text:p>
          </table:table-cell>
          <table:table-cell/>
          <table:table-cell office:value-type="string">
            <text:p>hgb</text:p>
          </table:table-cell>
          <table:table-cell office:value-type="float" office:value="67">
            <text:p>67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442022">
            <text:p>10442022</text:p>
          </table:table-cell>
          <table:table-cell office:value-type="float" office:value="174174747">
            <text:p>174174747</text:p>
          </table:table-cell>
          <table:table-cell office:value-type="string">
            <text:p>2013-04-26</text:p>
          </table:table-cell>
          <table:table-cell office:value-type="string">
            <text:p>S</text:p>
          </table:table-cell>
          <table:table-cell office:value-type="string">
            <text:p>2013-04-18</text:p>
          </table:table-cell>
          <table:table-cell office:value-type="float" office:value="37784458087">
            <text:p>37784458087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20.04 Hgb 68 g/l</text:p>
          </table:table-cell>
          <table:table-cell office:value-type="string">
            <text:p>Hgb 68 g/l</text:p>
          </table:table-cell>
          <table:table-cell office:value-type="string">
            <text:p><text:s/>, mistõttu teostatud vereülekan</text:p>
          </table:table-cell>
          <table:table-cell office:value-type="string">
            <text:p>Hgb</text:p>
          </table:table-cell>
          <table:table-cell office:value-type="float" office:value="68">
            <text:p>68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90309">
            <text:p>1190309</text:p>
          </table:table-cell>
          <table:table-cell office:value-type="float" office:value="122552878">
            <text:p>122552878</text:p>
          </table:table-cell>
          <table:table-cell office:value-type="string">
            <text:p>2012-05-29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5993013984">
            <text:p>65993013984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el seoses rauavaegusaneemiaga , Hgb68 g/l</text:p>
          </table:table-cell>
          <table:table-cell office:value-type="string">
            <text:p>Hgb68 g/l</text:p>
          </table:table-cell>
          <table:table-cell office:value-type="string">
            <text:p><text:s/>, gastroskoopial magu normis , </text:p>
          </table:table-cell>
          <table:table-cell office:value-type="string">
            <text:p>Hgb</text:p>
          </table:table-cell>
          <table:table-cell office:value-type="float" office:value="68">
            <text:p>68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623977">
            <text:p>6623977</text:p>
          </table:table-cell>
          <table:table-cell office:value-type="float" office:value="153755167">
            <text:p>153755167</text:p>
          </table:table-cell>
          <table:table-cell office:value-type="string">
            <text:p>2012-12-20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16661012346">
            <text:p>16661012346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lüüsides mikrotsütaarne aneemia Hgb 70 g/l</text:p>
          </table:table-cell>
          <table:table-cell office:value-type="string">
            <text:p>Hgb 70 g/l</text:p>
          </table:table-cell>
          <table:table-cell office:value-type="string">
            <text:p><text:s/>, foolahappe , raua ja vitamiin</text:p>
          </table:table-cell>
          <table:table-cell office:value-type="string">
            <text:p>Hgb</text:p>
          </table:table-cell>
          <table:table-cell office:value-type="float" office:value="70">
            <text:p>70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013745">
            <text:p>16013745</text:p>
          </table:table-cell>
          <table:table-cell office:value-type="float" office:value="186362241">
            <text:p>186362241</text:p>
          </table:table-cell>
          <table:table-cell office:value-type="string">
            <text:p>2013-05-29</text:p>
          </table:table-cell>
          <table:table-cell office:value-type="string">
            <text:p>S</text:p>
          </table:table-cell>
          <table:table-cell office:value-type="string">
            <text:p>2013-05-12</text:p>
          </table:table-cell>
          <table:table-cell office:value-type="float" office:value="11948697773">
            <text:p>1194869777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70</text:p>
          </table:table-cell>
          <table:table-cell office:value-type="string">
            <text:p>--&gt; 98</text:p>
          </table:table-cell>
          <table:table-cell office:value-type="string">
            <text:p>Hgb</text:p>
          </table:table-cell>
          <table:table-cell office:value-type="float" office:value="70">
            <text:p>7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184092">
            <text:p>6184092</text:p>
          </table:table-cell>
          <table:table-cell office:value-type="float" office:value="91593568">
            <text:p>91593568</text:p>
          </table:table-cell>
          <table:table-cell office:value-type="string">
            <text:p>2012-04-26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2566696815">
            <text:p>62566696815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naamika IgM &gt; 58 , M-spike 44 , hb 70</text:p>
          </table:table-cell>
          <table:table-cell office:value-type="string">
            <text:p>hb 70</text:p>
          </table:table-cell>
          <table:table-cell office:value-type="string">
            <text:p><text:s/>.</text:p>
          </table:table-cell>
          <table:table-cell office:value-type="string">
            <text:p>hb</text:p>
          </table:table-cell>
          <table:table-cell office:value-type="float" office:value="70">
            <text:p>7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19359">
            <text:p>16519359</text:p>
          </table:table-cell>
          <table:table-cell office:value-type="float" office:value="204603806">
            <text:p>204603806</text:p>
          </table:table-cell>
          <table:table-cell office:value-type="string">
            <text:p>2013-10-23</text:p>
          </table:table-cell>
          <table:table-cell office:value-type="string">
            <text:p>S</text:p>
          </table:table-cell>
          <table:table-cell office:value-type="string">
            <text:p>2013-10-21</text:p>
          </table:table-cell>
          <table:table-cell office:value-type="float" office:value="673042427097">
            <text:p>67304242709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71</text:p>
          </table:table-cell>
          <table:table-cell office:value-type="string">
            <text:p><text:s/>↓ ( 117 . 153 g/L )</text:p>
          </table:table-cell>
          <table:table-cell office:value-type="string">
            <text:p>Hb</text:p>
          </table:table-cell>
          <table:table-cell office:value-type="float" office:value="71">
            <text:p>7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902012">
            <text:p>5902012</text:p>
          </table:table-cell>
          <table:table-cell office:value-type="float" office:value="144679113">
            <text:p>144679113</text:p>
          </table:table-cell>
          <table:table-cell office:value-type="string">
            <text:p>2012-10-3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87663919129">
            <text:p>87663919129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Perearsti poolt tehtud Hgb 73g/l</text:p>
          </table:table-cell>
          <table:table-cell office:value-type="string">
            <text:p>Hgb 73g/l</text:p>
          </table:table-cell>
          <table:table-cell/>
          <table:table-cell office:value-type="string">
            <text:p>Hgb</text:p>
          </table:table-cell>
          <table:table-cell office:value-type="float" office:value="73">
            <text:p>73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717552">
            <text:p>9717552</text:p>
          </table:table-cell>
          <table:table-cell office:value-type="float" office:value="213257219">
            <text:p>213257219</text:p>
          </table:table-cell>
          <table:table-cell office:value-type="string">
            <text:p>2013-12-04</text:p>
          </table:table-cell>
          <table:table-cell office:value-type="string">
            <text:p>S</text:p>
          </table:table-cell>
          <table:table-cell office:value-type="string">
            <text:p>2013-11-08</text:p>
          </table:table-cell>
          <table:table-cell office:value-type="float" office:value="673034220913">
            <text:p>673034220913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07.10.13 Hgb 73 g/l</text:p>
          </table:table-cell>
          <table:table-cell office:value-type="string">
            <text:p>Hgb 73 g/l</text:p>
          </table:table-cell>
          <table:table-cell office:value-type="string">
            <text:p><text:s/>--&gt; 2 doosi</text:p>
          </table:table-cell>
          <table:table-cell office:value-type="string">
            <text:p>Hgb</text:p>
          </table:table-cell>
          <table:table-cell office:value-type="float" office:value="73">
            <text:p>73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983130">
            <text:p>18983130</text:p>
          </table:table-cell>
          <table:table-cell office:value-type="float" office:value="167195595">
            <text:p>167195595</text:p>
          </table:table-cell>
          <table:table-cell office:value-type="string">
            <text:p>2013-03-1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4776150871">
            <text:p>1477615087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([0-9])+(\s?[,.]\s?[0-9]+)?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31.10.12 HGB 74 g/L</text:p>
          </table:table-cell>
          <table:table-cell office:value-type="string">
            <text:p>HGB 74 g/L</text:p>
          </table:table-cell>
          <table:table-cell office:value-type="string">
            <text:p><text:s/>, er 2,4 . tromb 796 leuk 8,160</text:p>
          </table:table-cell>
          <table:table-cell office:value-type="string">
            <text:p>HGB</text:p>
          </table:table-cell>
          <table:table-cell office:value-type="float" office:value="74">
            <text:p>74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232638">
            <text:p>8232638</text:p>
          </table:table-cell>
          <table:table-cell office:value-type="float" office:value="144419390">
            <text:p>144419390</text:p>
          </table:table-cell>
          <table:table-cell office:value-type="string">
            <text:p>2012-10-25</text:p>
          </table:table-cell>
          <table:table-cell office:value-type="string">
            <text:p>A</text:p>
          </table:table-cell>
          <table:table-cell office:value-type="string">
            <text:p>2012-09-20</text:p>
          </table:table-cell>
          <table:table-cell office:value-type="float" office:value="91977274712">
            <text:p>91977274712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P-Hemoglobiin 74</text:p>
          </table:table-cell>
          <table:table-cell office:value-type="string">
            <text:p>Hemoglobiin 74</text:p>
          </table:table-cell>
          <table:table-cell office:value-type="string">
            <text:p><text:s/>( &lt;40 mg/L )</text:p>
          </table:table-cell>
          <table:table-cell office:value-type="string">
            <text:p>Hemoglobiin</text:p>
          </table:table-cell>
          <table:table-cell office:value-type="float" office:value="74">
            <text:p>7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880976">
            <text:p>6880976</text:p>
          </table:table-cell>
          <table:table-cell office:value-type="float" office:value="81855425">
            <text:p>81855425</text:p>
          </table:table-cell>
          <table:table-cell office:value-type="string">
            <text:p>2012-01-30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77291267954">
            <text:p>77291267954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76 g/l</text:p>
          </table:table-cell>
          <table:table-cell office:value-type="string">
            <text:p><text:s/>→ 120 g/l</text:p>
          </table:table-cell>
          <table:table-cell office:value-type="string">
            <text:p>HGB</text:p>
          </table:table-cell>
          <table:table-cell office:value-type="float" office:value="76">
            <text:p>76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269794">
            <text:p>6269794</text:p>
          </table:table-cell>
          <table:table-cell office:value-type="float" office:value="80548357">
            <text:p>80548357</text:p>
          </table:table-cell>
          <table:table-cell office:value-type="string">
            <text:p>2011-12-28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84096878111">
            <text:p>84096878111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([0-9])+(\s?[,.]\s?[0-9]+)?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ja kroonilise haiguse aneemia ( Hb 77 g/l</text:p>
          </table:table-cell>
          <table:table-cell office:value-type="string">
            <text:p>Hb 77 g/l</text:p>
          </table:table-cell>
          <table:table-cell office:value-type="string">
            <text:p><text:s/>) , mille tõttu sai 2 doosi erü</text:p>
          </table:table-cell>
          <table:table-cell office:value-type="string">
            <text:p>Hb</text:p>
          </table:table-cell>
          <table:table-cell office:value-type="float" office:value="77">
            <text:p>77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426603">
            <text:p>6426603</text:p>
          </table:table-cell>
          <table:table-cell office:value-type="float" office:value="120797268">
            <text:p>120797268</text:p>
          </table:table-cell>
          <table:table-cell office:value-type="string">
            <text:p>2012-05-18</text:p>
          </table:table-cell>
          <table:table-cell office:value-type="string">
            <text:p>S</text:p>
          </table:table-cell>
          <table:table-cell office:value-type="string">
            <text:p>2012-05-10</text:p>
          </table:table-cell>
          <table:table-cell office:value-type="float" office:value="18139342991">
            <text:p>18139342991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Tuli täna kontrolli : Hgb 77 g/l</text:p>
          </table:table-cell>
          <table:table-cell office:value-type="string">
            <text:p>Hgb 77 g/l</text:p>
          </table:table-cell>
          <table:table-cell office:value-type="string">
            <text:p><text:s/>, WBC 3 x 10*9 ning RBC 2,97 x </text:p>
          </table:table-cell>
          <table:table-cell office:value-type="string">
            <text:p>Hgb</text:p>
          </table:table-cell>
          <table:table-cell office:value-type="float" office:value="77">
            <text:p>77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492781">
            <text:p>10492781</text:p>
          </table:table-cell>
          <table:table-cell office:value-type="float" office:value="167966371">
            <text:p>167966371</text:p>
          </table:table-cell>
          <table:table-cell office:value-type="string">
            <text:p>2013-02-20</text:p>
          </table:table-cell>
          <table:table-cell office:value-type="string">
            <text:p>S</text:p>
          </table:table-cell>
          <table:table-cell office:value-type="string">
            <text:p>2013-02-13</text:p>
          </table:table-cell>
          <table:table-cell office:value-type="float" office:value="85995464851">
            <text:p>85995464851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Kuna Hgb 78 g/L</text:p>
          </table:table-cell>
          <table:table-cell office:value-type="string">
            <text:p>Hgb 78 g/L</text:p>
          </table:table-cell>
          <table:table-cell office:value-type="string">
            <text:p><text:s/>, siis teha täna 2 doosi erütro</text:p>
          </table:table-cell>
          <table:table-cell office:value-type="string">
            <text:p>Hgb</text:p>
          </table:table-cell>
          <table:table-cell office:value-type="float" office:value="78">
            <text:p>78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562837">
            <text:p>9562837</text:p>
          </table:table-cell>
          <table:table-cell office:value-type="float" office:value="166794166">
            <text:p>166794166</text:p>
          </table:table-cell>
          <table:table-cell office:value-type="string">
            <text:p>2013-03-13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39503721775">
            <text:p>39503721775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Perifeerses veres Lk 6 Hgb78</text:p>
          </table:table-cell>
          <table:table-cell office:value-type="string">
            <text:p>Hgb78</text:p>
          </table:table-cell>
          <table:table-cell office:value-type="string">
            <text:p><text:s/>Tr 42 blaste 9%31.12 .</text:p>
          </table:table-cell>
          <table:table-cell office:value-type="string">
            <text:p>Hgb</text:p>
          </table:table-cell>
          <table:table-cell office:value-type="float" office:value="78">
            <text:p>7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934566">
            <text:p>20934566</text:p>
          </table:table-cell>
          <table:table-cell office:value-type="float" office:value="181830698">
            <text:p>181830698</text:p>
          </table:table-cell>
          <table:table-cell office:value-type="string">
            <text:p>2013-06-0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97570">
            <text:p>67303039757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, peale seda analüüsides madal hb 78</text:p>
          </table:table-cell>
          <table:table-cell office:value-type="string">
            <text:p>hb 78</text:p>
          </table:table-cell>
          <table:table-cell office:value-type="string">
            <text:p><text:s/>, ja kõrge tr 995 .</text:p>
          </table:table-cell>
          <table:table-cell office:value-type="string">
            <text:p>hb</text:p>
          </table:table-cell>
          <table:table-cell office:value-type="float" office:value="78">
            <text:p>7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505686">
            <text:p>10505686</text:p>
          </table:table-cell>
          <table:table-cell office:value-type="float" office:value="193246403">
            <text:p>193246403</text:p>
          </table:table-cell>
          <table:table-cell office:value-type="string">
            <text:p>2013-08-19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6640883">
            <text:p>673036640883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: Lk 0,9 , Neutr 0,05 , Tr 10 , Hgb 80 g/l</text:p>
          </table:table-cell>
          <table:table-cell office:value-type="string">
            <text:p>Hgb 80 g/l</text:p>
          </table:table-cell>
          <table:table-cell office:value-type="string">
            <text:p><text:s/>; pt vajab TRK ja ERS ülekandei</text:p>
          </table:table-cell>
          <table:table-cell office:value-type="string">
            <text:p>Hgb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561758">
            <text:p>6561758</text:p>
          </table:table-cell>
          <table:table-cell office:value-type="float" office:value="153597314">
            <text:p>153597314</text:p>
          </table:table-cell>
          <table:table-cell office:value-type="string">
            <text:p>2012-12-1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32015577480">
            <text:p>32015577480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Raviga Hgb 80 g/l</text:p>
          </table:table-cell>
          <table:table-cell office:value-type="string">
            <text:p>Hgb 80 g/l</text:p>
          </table:table-cell>
          <table:table-cell office:value-type="string">
            <text:p><text:s/>, CRV langus 155 mg/l , Lk10,5 </text:p>
          </table:table-cell>
          <table:table-cell office:value-type="string">
            <text:p>Hgb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219550">
            <text:p>11219550</text:p>
          </table:table-cell>
          <table:table-cell office:value-type="float" office:value="201641037">
            <text:p>201641037</text:p>
          </table:table-cell>
          <table:table-cell office:value-type="string">
            <text:p>2013-10-07</text:p>
          </table:table-cell>
          <table:table-cell office:value-type="string">
            <text:p>A</text:p>
          </table:table-cell>
          <table:table-cell office:value-type="string">
            <text:p>2013-09-06</text:p>
          </table:table-cell>
          <table:table-cell office:value-type="float" office:value="673030466684">
            <text:p>67303046668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82</text:p>
          </table:table-cell>
          <table:table-cell office:value-type="string">
            <text:p><text:s/>↓ ( 117 . 153 g/L )</text:p>
          </table:table-cell>
          <table:table-cell office:value-type="string">
            <text:p>Hb</text:p>
          </table:table-cell>
          <table:table-cell office:value-type="float" office:value="82">
            <text:p>8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43577">
            <text:p>16243577</text:p>
          </table:table-cell>
          <table:table-cell office:value-type="float" office:value="189530644">
            <text:p>189530644</text:p>
          </table:table-cell>
          <table:table-cell office:value-type="string">
            <text:p>2013-07-24</text:p>
          </table:table-cell>
          <table:table-cell office:value-type="string">
            <text:p>S</text:p>
          </table:table-cell>
          <table:table-cell office:value-type="string">
            <text:p>2013-07-14</text:p>
          </table:table-cell>
          <table:table-cell office:value-type="float" office:value="68856598493">
            <text:p>6885659849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82</text:p>
          </table:table-cell>
          <table:table-cell office:value-type="string">
            <text:p><text:s/>↓ ( 117 . 153 g/L )</text:p>
          </table:table-cell>
          <table:table-cell office:value-type="string">
            <text:p>Hb</text:p>
          </table:table-cell>
          <table:table-cell office:value-type="float" office:value="82">
            <text:p>8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87208">
            <text:p>787208</text:p>
          </table:table-cell>
          <table:table-cell office:value-type="float" office:value="122330153">
            <text:p>122330153</text:p>
          </table:table-cell>
          <table:table-cell office:value-type="string">
            <text:p>2012-05-16</text:p>
          </table:table-cell>
          <table:table-cell office:value-type="string">
            <text:p>S</text:p>
          </table:table-cell>
          <table:table-cell office:value-type="string">
            <text:p>2012-05-10</text:p>
          </table:table-cell>
          <table:table-cell office:value-type="float" office:value="37047951769">
            <text:p>3704795176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83</text:p>
          </table:table-cell>
          <table:table-cell office:value-type="string">
            <text:p><text:s/>( 134 . 170 g/L )</text:p>
          </table:table-cell>
          <table:table-cell office:value-type="string">
            <text:p>HGB</text:p>
          </table:table-cell>
          <table:table-cell office:value-type="float" office:value="83">
            <text:p>8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033617">
            <text:p>10033617</text:p>
          </table:table-cell>
          <table:table-cell office:value-type="float" office:value="186173103">
            <text:p>186173103</text:p>
          </table:table-cell>
          <table:table-cell office:value-type="string">
            <text:p>2013-07-0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3727178">
            <text:p>673033727178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( teadmata ajast ) ja aneemia ( HGB 83g/l</text:p>
          </table:table-cell>
          <table:table-cell office:value-type="string">
            <text:p>HGB 83g/l</text:p>
          </table:table-cell>
          <table:table-cell office:value-type="string">
            <text:p><text:s/>)</text:p>
          </table:table-cell>
          <table:table-cell office:value-type="string">
            <text:p>HGB</text:p>
          </table:table-cell>
          <table:table-cell office:value-type="float" office:value="83">
            <text:p>83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194072">
            <text:p>16194072</text:p>
          </table:table-cell>
          <table:table-cell office:value-type="float" office:value="180212151">
            <text:p>180212151</text:p>
          </table:table-cell>
          <table:table-cell office:value-type="string">
            <text:p>2013-05-27</text:p>
          </table:table-cell>
          <table:table-cell office:value-type="string">
            <text:p>S</text:p>
          </table:table-cell>
          <table:table-cell office:value-type="string">
            <text:p>2013-05-24</text:p>
          </table:table-cell>
          <table:table-cell office:value-type="float" office:value="46684191268">
            <text:p>4668419126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83</text:p>
          </table:table-cell>
          <table:table-cell office:value-type="string">
            <text:p><text:s/>↓ ( 117 . 153 g/L )</text:p>
          </table:table-cell>
          <table:table-cell office:value-type="string">
            <text:p>Hb</text:p>
          </table:table-cell>
          <table:table-cell office:value-type="float" office:value="83">
            <text:p>8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463990">
            <text:p>9463990</text:p>
          </table:table-cell>
          <table:table-cell office:value-type="float" office:value="210210756">
            <text:p>210210756</text:p>
          </table:table-cell>
          <table:table-cell office:value-type="string">
            <text:p>2013-11-19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40469953042">
            <text:p>40469953042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Lk 2,48 Hgb 84</text:p>
          </table:table-cell>
          <table:table-cell office:value-type="string">
            <text:p>Hgb 84</text:p>
          </table:table-cell>
          <table:table-cell office:value-type="string">
            <text:p><text:s/>Tr69 Ferritin 1725 , B2M3750 CR</text:p>
          </table:table-cell>
          <table:table-cell office:value-type="string">
            <text:p>Hgb</text:p>
          </table:table-cell>
          <table:table-cell office:value-type="float" office:value="84">
            <text:p>8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484081">
            <text:p>10484081</text:p>
          </table:table-cell>
          <table:table-cell office:value-type="float" office:value="215015715">
            <text:p>215015715</text:p>
          </table:table-cell>
          <table:table-cell office:value-type="string">
            <text:p>2013-12-11</text:p>
          </table:table-cell>
          <table:table-cell office:value-type="string">
            <text:p>S</text:p>
          </table:table-cell>
          <table:table-cell office:value-type="string">
            <text:p>2013-11-27</text:p>
          </table:table-cell>
          <table:table-cell office:value-type="float" office:value="27666551356">
            <text:p>27666551356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-Trombotsüüdid 81-&gt; 67 , Hb 85</text:p>
          </table:table-cell>
          <table:table-cell office:value-type="string">
            <text:p>Hb 85</text:p>
          </table:table-cell>
          <table:table-cell office:value-type="string">
            <text:p>-&gt; 88</text:p>
          </table:table-cell>
          <table:table-cell office:value-type="string">
            <text:p>Hb</text:p>
          </table:table-cell>
          <table:table-cell office:value-type="float" office:value="85">
            <text:p>8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82603">
            <text:p>282603</text:p>
          </table:table-cell>
          <table:table-cell office:value-type="float" office:value="132480907">
            <text:p>132480907</text:p>
          </table:table-cell>
          <table:table-cell office:value-type="string">
            <text:p>2012-08-1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70218467581">
            <text:p>70218467581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aktsioonivahendeid ja aneemia ( Hgb 85 g/L</text:p>
          </table:table-cell>
          <table:table-cell office:value-type="string">
            <text:p>Hgb 85 g/L</text:p>
          </table:table-cell>
          <table:table-cell office:value-type="string">
            <text:p><text:s/>) raviks T Retafer 100mg x2 p/o</text:p>
          </table:table-cell>
          <table:table-cell office:value-type="string">
            <text:p>Hgb</text:p>
          </table:table-cell>
          <table:table-cell office:value-type="float" office:value="85">
            <text:p>85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366723">
            <text:p>10366723</text:p>
          </table:table-cell>
          <table:table-cell office:value-type="float" office:value="155190225">
            <text:p>155190225</text:p>
          </table:table-cell>
          <table:table-cell office:value-type="string">
            <text:p>2012-12-31</text:p>
          </table:table-cell>
          <table:table-cell office:value-type="string">
            <text:p>S</text:p>
          </table:table-cell>
          <table:table-cell office:value-type="string">
            <text:p>2012-12-23</text:p>
          </table:table-cell>
          <table:table-cell office:value-type="float" office:value="673042465728">
            <text:p>673042465728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23.12.2012 Hgb 85 g/l</text:p>
          </table:table-cell>
          <table:table-cell office:value-type="string">
            <text:p>Hgb 85 g/l</text:p>
          </table:table-cell>
          <table:table-cell office:value-type="string">
            <text:p><text:s/>, teostatud 2 doosi ERS ülekann</text:p>
          </table:table-cell>
          <table:table-cell office:value-type="string">
            <text:p>Hgb</text:p>
          </table:table-cell>
          <table:table-cell office:value-type="float" office:value="85">
            <text:p>85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4381">
            <text:p>544381</text:p>
          </table:table-cell>
          <table:table-cell office:value-type="float" office:value="151112377">
            <text:p>151112377</text:p>
          </table:table-cell>
          <table:table-cell office:value-type="string">
            <text:p>2012-12-05</text:p>
          </table:table-cell>
          <table:table-cell office:value-type="string">
            <text:p>S</text:p>
          </table:table-cell>
          <table:table-cell office:value-type="string">
            <text:p>2012-11-21</text:p>
          </table:table-cell>
          <table:table-cell office:value-type="float" office:value="17143933495">
            <text:p>1714393349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86</text:p>
          </table:table-cell>
          <table:table-cell office:value-type="string">
            <text:p><text:s/>( 134 . 170 g/L )</text:p>
          </table:table-cell>
          <table:table-cell office:value-type="string">
            <text:p>HGB</text:p>
          </table:table-cell>
          <table:table-cell office:value-type="float" office:value="86">
            <text:p>8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440988">
            <text:p>20440988</text:p>
          </table:table-cell>
          <table:table-cell office:value-type="float" office:value="181778050">
            <text:p>181778050</text:p>
          </table:table-cell>
          <table:table-cell office:value-type="string">
            <text:p>2013-04-2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1563924942">
            <text:p>4156392494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sid 13.03.2013 Lk 6,61 x109/l , Hb 87 g/l</text:p>
          </table:table-cell>
          <table:table-cell office:value-type="string">
            <text:p>Hb 87 g/l</text:p>
          </table:table-cell>
          <table:table-cell office:value-type="string">
            <text:p><text:s/>, Tr 302 x109/l</text:p>
          </table:table-cell>
          <table:table-cell office:value-type="string">
            <text:p>Hb</text:p>
          </table:table-cell>
          <table:table-cell office:value-type="float" office:value="87">
            <text:p>87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98696">
            <text:p>598696</text:p>
          </table:table-cell>
          <table:table-cell office:value-type="float" office:value="84600683">
            <text:p>84600683</text:p>
          </table:table-cell>
          <table:table-cell office:value-type="string">
            <text:p>2012-02-02</text:p>
          </table:table-cell>
          <table:table-cell office:value-type="string">
            <text:p>S</text:p>
          </table:table-cell>
          <table:table-cell office:value-type="string">
            <text:p>2012-01-23</text:p>
          </table:table-cell>
          <table:table-cell office:value-type="float" office:value="16422115157">
            <text:p>1642211515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88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88">
            <text:p>8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758694">
            <text:p>2758694</text:p>
          </table:table-cell>
          <table:table-cell office:value-type="float" office:value="141150050">
            <text:p>141150050</text:p>
          </table:table-cell>
          <table:table-cell office:value-type="string">
            <text:p>2012-10-0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1316617877">
            <text:p>6131661787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8.10.2012 : 05.10.201214 : 44 : Hemoglobiin 88 g/L</text:p>
          </table:table-cell>
          <table:table-cell office:value-type="string">
            <text:p>Hemoglobiin 88 g/L</text:p>
          </table:table-cell>
          <table:table-cell/>
          <table:table-cell office:value-type="string">
            <text:p>Hemoglobiin</text:p>
          </table:table-cell>
          <table:table-cell office:value-type="float" office:value="88">
            <text:p>88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447430">
            <text:p>10447430</text:p>
          </table:table-cell>
          <table:table-cell office:value-type="float" office:value="191830385">
            <text:p>191830385</text:p>
          </table:table-cell>
          <table:table-cell office:value-type="string">
            <text:p>2013-08-09</text:p>
          </table:table-cell>
          <table:table-cell office:value-type="string">
            <text:p>S</text:p>
          </table:table-cell>
          <table:table-cell office:value-type="string">
            <text:p>2013-08-06</text:p>
          </table:table-cell>
          <table:table-cell office:value-type="float" office:value="673046808914">
            <text:p>673046808914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avaegusaneemiaga , laps samuti -Hgb 89g/l</text:p>
          </table:table-cell>
          <table:table-cell office:value-type="string">
            <text:p>Hgb 89g/l</text:p>
          </table:table-cell>
          <table:table-cell office:value-type="string">
            <text:p><text:s/>MCV alla 70 . vaatlusel kontrol</text:p>
          </table:table-cell>
          <table:table-cell office:value-type="string">
            <text:p>Hgb</text:p>
          </table:table-cell>
          <table:table-cell office:value-type="float" office:value="89">
            <text:p>89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891631">
            <text:p>13891631</text:p>
          </table:table-cell>
          <table:table-cell office:value-type="float" office:value="214566134">
            <text:p>214566134</text:p>
          </table:table-cell>
          <table:table-cell office:value-type="string">
            <text:p>2013-12-10</text:p>
          </table:table-cell>
          <table:table-cell office:value-type="string">
            <text:p>A</text:p>
          </table:table-cell>
          <table:table-cell office:value-type="string">
            <text:p>2013-10-11</text:p>
          </table:table-cell>
          <table:table-cell office:value-type="float" office:value="19142135913">
            <text:p>1914213591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Aeg-ajalt nõrkus , HGb 90 g/l</text:p>
          </table:table-cell>
          <table:table-cell office:value-type="string">
            <text:p>HGb 90 g/l</text:p>
          </table:table-cell>
          <table:table-cell office:value-type="string">
            <text:p><text:s/>, jätkab aneemia ravi</text:p>
          </table:table-cell>
          <table:table-cell office:value-type="string">
            <text:p>HGb</text:p>
          </table:table-cell>
          <table:table-cell office:value-type="float" office:value="90">
            <text:p>90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83827">
            <text:p>683827</text:p>
          </table:table-cell>
          <table:table-cell office:value-type="float" office:value="95725646">
            <text:p>95725646</text:p>
          </table:table-cell>
          <table:table-cell office:value-type="string">
            <text:p>2012-04-30</text:p>
          </table:table-cell>
          <table:table-cell office:value-type="string">
            <text:p>S</text:p>
          </table:table-cell>
          <table:table-cell office:value-type="string">
            <text:p>2012-04-27</text:p>
          </table:table-cell>
          <table:table-cell office:value-type="float" office:value="68154289994">
            <text:p>68154289994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90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90">
            <text:p>9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787225">
            <text:p>9787225</text:p>
          </table:table-cell>
          <table:table-cell office:value-type="float" office:value="200895395">
            <text:p>200895395</text:p>
          </table:table-cell>
          <table:table-cell office:value-type="string">
            <text:p>2013-10-0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19749077191">
            <text:p>19749077191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Vereülekande järgselt on Hgb 90 g/l</text:p>
          </table:table-cell>
          <table:table-cell office:value-type="string">
            <text:p>Hgb 90 g/l</text:p>
          </table:table-cell>
          <table:table-cell/>
          <table:table-cell office:value-type="string">
            <text:p>Hgb</text:p>
          </table:table-cell>
          <table:table-cell office:value-type="float" office:value="90">
            <text:p>90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955883">
            <text:p>9955883</text:p>
          </table:table-cell>
          <table:table-cell office:value-type="float" office:value="158946930">
            <text:p>158946930</text:p>
          </table:table-cell>
          <table:table-cell office:value-type="string">
            <text:p>2013-01-23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15923027097">
            <text:p>15923027097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ca 9 kuud tagasi Jõgeva haiglas Hgb 90</text:p>
          </table:table-cell>
          <table:table-cell office:value-type="string">
            <text:p>Hgb 90</text:p>
          </table:table-cell>
          <table:table-cell office:value-type="string">
            <text:p><text:s/>.</text:p>
          </table:table-cell>
          <table:table-cell office:value-type="string">
            <text:p>Hgb</text:p>
          </table:table-cell>
          <table:table-cell office:value-type="float" office:value="90">
            <text:p>9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08530">
            <text:p>608530</text:p>
          </table:table-cell>
          <table:table-cell office:value-type="float" office:value="144411692">
            <text:p>144411692</text:p>
          </table:table-cell>
          <table:table-cell office:value-type="string">
            <text:p>2012-10-29</text:p>
          </table:table-cell>
          <table:table-cell office:value-type="string">
            <text:p>S</text:p>
          </table:table-cell>
          <table:table-cell office:value-type="string">
            <text:p>2012-10-24</text:p>
          </table:table-cell>
          <table:table-cell office:value-type="float" office:value="34407871845">
            <text:p>3440787184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91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91">
            <text:p>9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94629">
            <text:p>16894629</text:p>
          </table:table-cell>
          <table:table-cell office:value-type="float" office:value="157572405">
            <text:p>157572405</text:p>
          </table:table-cell>
          <table:table-cell office:value-type="string">
            <text:p>2013-01-09</text:p>
          </table:table-cell>
          <table:table-cell office:value-type="string">
            <text:p>S</text:p>
          </table:table-cell>
          <table:table-cell office:value-type="string">
            <text:p>2013-01-08</text:p>
          </table:table-cell>
          <table:table-cell office:value-type="float" office:value="72189348801">
            <text:p>7218934880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) RBC 2.94 ( 3,9 . 5,2 E12/L ) Hb 91</text:p>
          </table:table-cell>
          <table:table-cell office:value-type="string">
            <text:p>Hb 91</text:p>
          </table:table-cell>
          <table:table-cell office:value-type="string">
            <text:p><text:s/>( 117 . 153 g/L ) Hct 27 ( 35 .</text:p>
          </table:table-cell>
          <table:table-cell office:value-type="string">
            <text:p>Hb</text:p>
          </table:table-cell>
          <table:table-cell office:value-type="float" office:value="91">
            <text:p>9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078074">
            <text:p>6078074</text:p>
          </table:table-cell>
          <table:table-cell office:value-type="float" office:value="135343544">
            <text:p>135343544</text:p>
          </table:table-cell>
          <table:table-cell office:value-type="string">
            <text:p>2012-08-31</text:p>
          </table:table-cell>
          <table:table-cell office:value-type="string">
            <text:p>S</text:p>
          </table:table-cell>
          <table:table-cell office:value-type="string">
            <text:p>2012-08-09</text:p>
          </table:table-cell>
          <table:table-cell office:value-type="float" office:value="47256668125">
            <text:p>47256668125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1,04ng/ml , proBNP 6896pg/ml , hemoglobiin 92g/l</text:p>
          </table:table-cell>
          <table:table-cell office:value-type="string">
            <text:p>hemoglobiin 92g/l</text:p>
          </table:table-cell>
          <table:table-cell office:value-type="string">
            <text:p><text:s/>, leukotsüüte 6,95x109/l</text:p>
          </table:table-cell>
          <table:table-cell office:value-type="string">
            <text:p>hemoglobiin</text:p>
          </table:table-cell>
          <table:table-cell office:value-type="float" office:value="92">
            <text:p>92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25940">
            <text:p>425940</text:p>
          </table:table-cell>
          <table:table-cell office:value-type="float" office:value="79917049">
            <text:p>79917049</text:p>
          </table:table-cell>
          <table:table-cell office:value-type="string">
            <text:p>2011-12-23</text:p>
          </table:table-cell>
          <table:table-cell office:value-type="string">
            <text:p>S</text:p>
          </table:table-cell>
          <table:table-cell office:value-type="string">
            <text:p>2011-12-22</text:p>
          </table:table-cell>
          <table:table-cell office:value-type="float" office:value="96125683198">
            <text:p>9612568319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92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92">
            <text:p>9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55655">
            <text:p>16355655</text:p>
          </table:table-cell>
          <table:table-cell office:value-type="float" office:value="184941603">
            <text:p>184941603</text:p>
          </table:table-cell>
          <table:table-cell office:value-type="string">
            <text:p>2013-06-22</text:p>
          </table:table-cell>
          <table:table-cell office:value-type="string">
            <text:p>S</text:p>
          </table:table-cell>
          <table:table-cell office:value-type="string">
            <text:p>2013-06-05</text:p>
          </table:table-cell>
          <table:table-cell office:value-type="float" office:value="673031587244">
            <text:p>67303158724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92</text:p>
          </table:table-cell>
          <table:table-cell office:value-type="string">
            <text:p><text:s/>↓ ( 110 . 157 g/L )</text:p>
          </table:table-cell>
          <table:table-cell office:value-type="string">
            <text:p>Hb</text:p>
          </table:table-cell>
          <table:table-cell office:value-type="float" office:value="92">
            <text:p>9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08941">
            <text:p>16208941</text:p>
          </table:table-cell>
          <table:table-cell office:value-type="float" office:value="185007733">
            <text:p>185007733</text:p>
          </table:table-cell>
          <table:table-cell office:value-type="string">
            <text:p>2013-06-25</text:p>
          </table:table-cell>
          <table:table-cell office:value-type="string">
            <text:p>S</text:p>
          </table:table-cell>
          <table:table-cell office:value-type="string">
            <text:p>2013-06-12</text:p>
          </table:table-cell>
          <table:table-cell office:value-type="float" office:value="94066588588">
            <text:p>9406658858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92</text:p>
          </table:table-cell>
          <table:table-cell office:value-type="string">
            <text:p><text:s/>↓ ( 117 . 153 g/L )</text:p>
          </table:table-cell>
          <table:table-cell office:value-type="string">
            <text:p>Hb</text:p>
          </table:table-cell>
          <table:table-cell office:value-type="float" office:value="92">
            <text:p>9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303060">
            <text:p>20303060</text:p>
          </table:table-cell>
          <table:table-cell office:value-type="float" office:value="159543056">
            <text:p>159543056</text:p>
          </table:table-cell>
          <table:table-cell office:value-type="string">
            <text:p>2013-01-2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4811686">
            <text:p>67303481168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tehti analüüsid 05/2012 , leiti Hb 92 g/l</text:p>
          </table:table-cell>
          <table:table-cell office:value-type="string">
            <text:p>Hb 92 g/l</text:p>
          </table:table-cell>
          <table:table-cell office:value-type="string">
            <text:p><text:s/>ja ordineeriti T Ferrum Lec 100</text:p>
          </table:table-cell>
          <table:table-cell office:value-type="string">
            <text:p>Hb</text:p>
          </table:table-cell>
          <table:table-cell office:value-type="float" office:value="92">
            <text:p>92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92782">
            <text:p>16692782</text:p>
          </table:table-cell>
          <table:table-cell office:value-type="float" office:value="163529661">
            <text:p>163529661</text:p>
          </table:table-cell>
          <table:table-cell office:value-type="string">
            <text:p>2013-02-20</text:p>
          </table:table-cell>
          <table:table-cell office:value-type="string">
            <text:p>S</text:p>
          </table:table-cell>
          <table:table-cell office:value-type="string">
            <text:p>2013-02-19</text:p>
          </table:table-cell>
          <table:table-cell office:value-type="float" office:value="83534543154">
            <text:p>8353454315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) RBC 3.03 ( 4,2 . 5,7 E12/L ) Hb 93</text:p>
          </table:table-cell>
          <table:table-cell office:value-type="string">
            <text:p>Hb 93</text:p>
          </table:table-cell>
          <table:table-cell office:value-type="string">
            <text:p><text:s/>( 134 . 170 g/L ) Hct 28 ( 40 .</text:p>
          </table:table-cell>
          <table:table-cell office:value-type="string">
            <text:p>Hb</text:p>
          </table:table-cell>
          <table:table-cell office:value-type="float" office:value="93">
            <text:p>9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633948">
            <text:p>6633948</text:p>
          </table:table-cell>
          <table:table-cell office:value-type="float" office:value="122333132">
            <text:p>122333132</text:p>
          </table:table-cell>
          <table:table-cell office:value-type="string">
            <text:p>2012-05-21</text:p>
          </table:table-cell>
          <table:table-cell office:value-type="string">
            <text:p>S</text:p>
          </table:table-cell>
          <table:table-cell office:value-type="string">
            <text:p>2012-05-14</text:p>
          </table:table-cell>
          <table:table-cell office:value-type="float" office:value="52776660272">
            <text:p>52776660272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94</text:p>
          </table:table-cell>
          <table:table-cell office:value-type="string">
            <text:p><text:s/>( 134 . 170 g/L )</text:p>
          </table:table-cell>
          <table:table-cell office:value-type="string">
            <text:p>HGB</text:p>
          </table:table-cell>
          <table:table-cell office:value-type="float" office:value="94">
            <text:p>9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27240">
            <text:p>527240</text:p>
          </table:table-cell>
          <table:table-cell office:value-type="float" office:value="123383065">
            <text:p>123383065</text:p>
          </table:table-cell>
          <table:table-cell office:value-type="string">
            <text:p>2012-05-16</text:p>
          </table:table-cell>
          <table:table-cell office:value-type="string">
            <text:p>S</text:p>
          </table:table-cell>
          <table:table-cell office:value-type="string">
            <text:p>2012-05-13</text:p>
          </table:table-cell>
          <table:table-cell office:value-type="float" office:value="66466680454">
            <text:p>66466680454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94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94">
            <text:p>9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280235">
            <text:p>10280235</text:p>
          </table:table-cell>
          <table:table-cell office:value-type="float" office:value="187019235">
            <text:p>187019235</text:p>
          </table:table-cell>
          <table:table-cell office:value-type="string">
            <text:p>2013-07-05</text:p>
          </table:table-cell>
          <table:table-cell office:value-type="string">
            <text:p>S</text:p>
          </table:table-cell>
          <table:table-cell office:value-type="string">
            <text:p>2013-06-28</text:p>
          </table:table-cell>
          <table:table-cell office:value-type="float" office:value="50458986822">
            <text:p>50458986822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95</text:p>
          </table:table-cell>
          <table:table-cell office:value-type="string">
            <text:p><text:s/>↓ ( 134 . 170 g/L )</text:p>
          </table:table-cell>
          <table:table-cell office:value-type="string">
            <text:p>Hb</text:p>
          </table:table-cell>
          <table:table-cell office:value-type="float" office:value="95">
            <text:p>9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49985">
            <text:p>16449985</text:p>
          </table:table-cell>
          <table:table-cell office:value-type="float" office:value="197536355">
            <text:p>197536355</text:p>
          </table:table-cell>
          <table:table-cell office:value-type="string">
            <text:p>2013-09-04</text:p>
          </table:table-cell>
          <table:table-cell office:value-type="string">
            <text:p>S</text:p>
          </table:table-cell>
          <table:table-cell office:value-type="string">
            <text:p>2013-09-03</text:p>
          </table:table-cell>
          <table:table-cell office:value-type="float" office:value="27076092619">
            <text:p>2707609261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95</text:p>
          </table:table-cell>
          <table:table-cell office:value-type="string">
            <text:p><text:s/>↓ ( 134 . 170 g/L )</text:p>
          </table:table-cell>
          <table:table-cell office:value-type="string">
            <text:p>Hb</text:p>
          </table:table-cell>
          <table:table-cell office:value-type="float" office:value="95">
            <text:p>9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475601">
            <text:p>7475601</text:p>
          </table:table-cell>
          <table:table-cell office:value-type="float" office:value="82077238">
            <text:p>82077238</text:p>
          </table:table-cell>
          <table:table-cell office:value-type="string">
            <text:p>2012-02-0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2652052755">
            <text:p>32652052755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( sügav , 1,0x0,5 ) ; aneemia ( Hgb 95</text:p>
          </table:table-cell>
          <table:table-cell office:value-type="string">
            <text:p>Hgb 95</text:p>
          </table:table-cell>
          <table:table-cell office:value-type="string">
            <text:p><text:s/>)</text:p>
          </table:table-cell>
          <table:table-cell office:value-type="string">
            <text:p>Hgb</text:p>
          </table:table-cell>
          <table:table-cell office:value-type="float" office:value="95">
            <text:p>9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97685">
            <text:p>497685</text:p>
          </table:table-cell>
          <table:table-cell office:value-type="float" office:value="80964603">
            <text:p>80964603</text:p>
          </table:table-cell>
          <table:table-cell office:value-type="string">
            <text:p>2012-01-12</text:p>
          </table:table-cell>
          <table:table-cell office:value-type="string">
            <text:p>S</text:p>
          </table:table-cell>
          <table:table-cell office:value-type="string">
            <text:p>2012-01-03</text:p>
          </table:table-cell>
          <table:table-cell office:value-type="float" office:value="92376085867">
            <text:p>9237608586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95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95">
            <text:p>9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26164">
            <text:p>1326164</text:p>
          </table:table-cell>
          <table:table-cell office:value-type="float" office:value="122603753">
            <text:p>122603753</text:p>
          </table:table-cell>
          <table:table-cell office:value-type="string">
            <text:p>2012-05-29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9551034737">
            <text:p>69551034737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PA teinud ära kliinilise vere ( Hgb 96 g/L</text:p>
          </table:table-cell>
          <table:table-cell office:value-type="string">
            <text:p>Hgb 96 g/L</text:p>
          </table:table-cell>
          <table:table-cell office:value-type="string">
            <text:p><text:s/>) ja uriinianalüüsi</text:p>
          </table:table-cell>
          <table:table-cell office:value-type="string">
            <text:p>Hgb</text:p>
          </table:table-cell>
          <table:table-cell office:value-type="float" office:value="96">
            <text:p>96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278909">
            <text:p>23278909</text:p>
          </table:table-cell>
          <table:table-cell office:value-type="float" office:value="157044409">
            <text:p>157044409</text:p>
          </table:table-cell>
          <table:table-cell office:value-type="string">
            <text:p>2012-05-30</text:p>
          </table:table-cell>
          <table:table-cell office:value-type="string">
            <text:p>A</text:p>
          </table:table-cell>
          <table:table-cell office:value-type="string">
            <text:p>2012-03-28</text:p>
          </table:table-cell>
          <table:table-cell office:value-type="float" office:value="673037720057">
            <text:p>67303772005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NB ! Kuna hgb 96</text:p>
          </table:table-cell>
          <table:table-cell office:value-type="string">
            <text:p>hgb 96</text:p>
          </table:table-cell>
          <table:table-cell office:value-type="string">
            <text:p><text:s/>, siis helistatud pt-le visiidi</text:p>
          </table:table-cell>
          <table:table-cell office:value-type="string">
            <text:p>hgb</text:p>
          </table:table-cell>
          <table:table-cell office:value-type="float" office:value="96">
            <text:p>9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322330">
            <text:p>10322330</text:p>
          </table:table-cell>
          <table:table-cell office:value-type="float" office:value="209911192">
            <text:p>209911192</text:p>
          </table:table-cell>
          <table:table-cell office:value-type="string">
            <text:p>2013-11-18</text:p>
          </table:table-cell>
          <table:table-cell office:value-type="string">
            <text:p>S</text:p>
          </table:table-cell>
          <table:table-cell office:value-type="string">
            <text:p>2013-11-15</text:p>
          </table:table-cell>
          <table:table-cell office:value-type="float" office:value="35565788488">
            <text:p>35565788488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96</text:p>
          </table:table-cell>
          <table:table-cell office:value-type="string">
            <text:p><text:s/>↓ ( 134 . 170 g/L )</text:p>
          </table:table-cell>
          <table:table-cell office:value-type="string">
            <text:p>Hb</text:p>
          </table:table-cell>
          <table:table-cell office:value-type="float" office:value="96">
            <text:p>9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19808">
            <text:p>419808</text:p>
          </table:table-cell>
          <table:table-cell office:value-type="float" office:value="141692852">
            <text:p>141692852</text:p>
          </table:table-cell>
          <table:table-cell office:value-type="string">
            <text:p>2012-10-05</text:p>
          </table:table-cell>
          <table:table-cell office:value-type="string">
            <text:p>S</text:p>
          </table:table-cell>
          <table:table-cell office:value-type="string">
            <text:p>2012-09-27</text:p>
          </table:table-cell>
          <table:table-cell office:value-type="float" office:value="80250656679">
            <text:p>8025065667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97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97">
            <text:p>9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27206">
            <text:p>16427206</text:p>
          </table:table-cell>
          <table:table-cell office:value-type="float" office:value="156241962">
            <text:p>156241962</text:p>
          </table:table-cell>
          <table:table-cell office:value-type="string">
            <text:p>2013-01-04</text:p>
          </table:table-cell>
          <table:table-cell office:value-type="string">
            <text:p>S</text:p>
          </table:table-cell>
          <table:table-cell office:value-type="string">
            <text:p>2012-12-30</text:p>
          </table:table-cell>
          <table:table-cell office:value-type="float" office:value="21256685557">
            <text:p>2125668555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97</text:p>
          </table:table-cell>
          <table:table-cell office:value-type="string">
            <text:p><text:s/>( 134 . 170 g/L )</text:p>
          </table:table-cell>
          <table:table-cell office:value-type="string">
            <text:p>Hb</text:p>
          </table:table-cell>
          <table:table-cell office:value-type="float" office:value="97">
            <text:p>9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69777">
            <text:p>16669777</text:p>
          </table:table-cell>
          <table:table-cell office:value-type="float" office:value="163454825">
            <text:p>163454825</text:p>
          </table:table-cell>
          <table:table-cell office:value-type="string">
            <text:p>2013-02-2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1424984">
            <text:p>67303142498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RBC 3.46 ( 2,7 . 4,9 E12/L ) , Hb 97</text:p>
          </table:table-cell>
          <table:table-cell office:value-type="string">
            <text:p>Hb 97</text:p>
          </table:table-cell>
          <table:table-cell office:value-type="string">
            <text:p><text:s/>( 90 . 140 g/L ) , Hct 29 ( 28 </text:p>
          </table:table-cell>
          <table:table-cell office:value-type="string">
            <text:p>Hb</text:p>
          </table:table-cell>
          <table:table-cell office:value-type="float" office:value="97">
            <text:p>9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403885">
            <text:p>10403885</text:p>
          </table:table-cell>
          <table:table-cell office:value-type="float" office:value="203793160">
            <text:p>203793160</text:p>
          </table:table-cell>
          <table:table-cell office:value-type="string">
            <text:p>2013-10-14</text:p>
          </table:table-cell>
          <table:table-cell office:value-type="string">
            <text:p>S</text:p>
          </table:table-cell>
          <table:table-cell office:value-type="string">
            <text:p>2013-10-04</text:p>
          </table:table-cell>
          <table:table-cell office:value-type="float" office:value="70434635691">
            <text:p>70434635691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97</text:p>
          </table:table-cell>
          <table:table-cell office:value-type="string">
            <text:p><text:s/>↓ ( 117 . 153 g/L )</text:p>
          </table:table-cell>
          <table:table-cell office:value-type="string">
            <text:p>Hb</text:p>
          </table:table-cell>
          <table:table-cell office:value-type="float" office:value="97">
            <text:p>9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935005">
            <text:p>13935005</text:p>
          </table:table-cell>
          <table:table-cell office:value-type="float" office:value="197741761">
            <text:p>197741761</text:p>
          </table:table-cell>
          <table:table-cell office:value-type="string">
            <text:p>2013-09-16</text:p>
          </table:table-cell>
          <table:table-cell office:value-type="string">
            <text:p>A</text:p>
          </table:table-cell>
          <table:table-cell office:value-type="string">
            <text:p>2013-09-16</text:p>
          </table:table-cell>
          <table:table-cell office:value-type="float" office:value="673030755873">
            <text:p>67303075587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97</text:p>
          </table:table-cell>
          <table:table-cell office:value-type="string">
            <text:p><text:s/>↓ ( 117 . 153 g/L )</text:p>
          </table:table-cell>
          <table:table-cell office:value-type="string">
            <text:p>Hb</text:p>
          </table:table-cell>
          <table:table-cell office:value-type="float" office:value="97">
            <text:p>9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951290">
            <text:p>9951290</text:p>
          </table:table-cell>
          <table:table-cell office:value-type="float" office:value="155199687">
            <text:p>155199687</text:p>
          </table:table-cell>
          <table:table-cell office:value-type="string">
            <text:p>2012-12-17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83925691467">
            <text:p>83925691467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98 g/L</text:p>
          </table:table-cell>
          <table:table-cell/>
          <table:table-cell office:value-type="string">
            <text:p>Hgb</text:p>
          </table:table-cell>
          <table:table-cell office:value-type="float" office:value="98">
            <text:p>98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414640">
            <text:p>22414640</text:p>
          </table:table-cell>
          <table:table-cell office:value-type="float" office:value="158124262">
            <text:p>158124262</text:p>
          </table:table-cell>
          <table:table-cell office:value-type="string">
            <text:p>2012-11-13</text:p>
          </table:table-cell>
          <table:table-cell office:value-type="string">
            <text:p>A</text:p>
          </table:table-cell>
          <table:table-cell office:value-type="string">
            <text:p>2012-11-05</text:p>
          </table:table-cell>
          <table:table-cell office:value-type="float" office:value="50778457012">
            <text:p>5077845701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98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98">
            <text:p>9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309712">
            <text:p>10309712</text:p>
          </table:table-cell>
          <table:table-cell office:value-type="float" office:value="193587027">
            <text:p>193587027</text:p>
          </table:table-cell>
          <table:table-cell office:value-type="string">
            <text:p>2013-08-22</text:p>
          </table:table-cell>
          <table:table-cell office:value-type="string">
            <text:p>S</text:p>
          </table:table-cell>
          <table:table-cell office:value-type="string">
            <text:p>2013-08-13</text:p>
          </table:table-cell>
          <table:table-cell office:value-type="float" office:value="673042340156">
            <text:p>673042340156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Analüüsides leukotsütoos , Hgb 98 mg/l</text:p>
          </table:table-cell>
          <table:table-cell office:value-type="string">
            <text:p>Hgb 98 mg/l</text:p>
          </table:table-cell>
          <table:table-cell/>
          <table:table-cell office:value-type="string">
            <text:p>Hgb</text:p>
          </table:table-cell>
          <table:table-cell office:value-type="float" office:value="98">
            <text:p>98</text:p>
          </table:table-cell>
          <table:table-cell table:number-columns-repeated="2" office:value-type="string">
            <text:p>NULL</text:p>
          </table:table-cell>
          <table:table-cell office:value-type="string">
            <text:p>m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450444">
            <text:p>21450444</text:p>
          </table:table-cell>
          <table:table-cell office:value-type="float" office:value="212818732">
            <text:p>212818732</text:p>
          </table:table-cell>
          <table:table-cell office:value-type="string">
            <text:p>2013-12-02</text:p>
          </table:table-cell>
          <table:table-cell office:value-type="string">
            <text:p>A</text:p>
          </table:table-cell>
          <table:table-cell office:value-type="string">
            <text:p>2012-07-30</text:p>
          </table:table-cell>
          <table:table-cell office:value-type="float" office:value="96640878141">
            <text:p>9664087814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Lk , tr korras , hgb 99g/l</text:p>
          </table:table-cell>
          <table:table-cell office:value-type="string">
            <text:p>hgb 99g/l</text:p>
          </table:table-cell>
          <table:table-cell/>
          <table:table-cell office:value-type="string">
            <text:p>hgb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92300">
            <text:p>16892300</text:p>
          </table:table-cell>
          <table:table-cell office:value-type="float" office:value="218182131">
            <text:p>218182131</text:p>
          </table:table-cell>
          <table:table-cell office:value-type="string">
            <text:p>2013-12-23</text:p>
          </table:table-cell>
          <table:table-cell office:value-type="string">
            <text:p>S</text:p>
          </table:table-cell>
          <table:table-cell office:value-type="string">
            <text:p>2013-12-23</text:p>
          </table:table-cell>
          <table:table-cell office:value-type="float" office:value="36394086338">
            <text:p>3639408633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99</text:p>
          </table:table-cell>
          <table:table-cell office:value-type="string">
            <text:p><text:s/>↓ ( 134 . 170 g/L )</text:p>
          </table:table-cell>
          <table:table-cell office:value-type="string">
            <text:p>Hb</text:p>
          </table:table-cell>
          <table:table-cell office:value-type="float" office:value="99">
            <text:p>9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272293">
            <text:p>6272293</text:p>
          </table:table-cell>
          <table:table-cell office:value-type="float" office:value="139375496">
            <text:p>139375496</text:p>
          </table:table-cell>
          <table:table-cell office:value-type="string">
            <text:p>2012-09-17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52837852181">
            <text:p>52837852181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siis RF 63,9 , CRV 47,67 mg/L , Hgb 99 g/L</text:p>
          </table:table-cell>
          <table:table-cell office:value-type="string">
            <text:p>Hgb 99 g/L</text:p>
          </table:table-cell>
          <table:table-cell office:value-type="string">
            <text:p><text:s/>, mida mais , 2012 ei olnud</text:p>
          </table:table-cell>
          <table:table-cell office:value-type="string">
            <text:p>Hgb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662127">
            <text:p>2662127</text:p>
          </table:table-cell>
          <table:table-cell office:value-type="float" office:value="134617022">
            <text:p>134617022</text:p>
          </table:table-cell>
          <table:table-cell office:value-type="string">
            <text:p>2012-08-28</text:p>
          </table:table-cell>
          <table:table-cell office:value-type="string">
            <text:p>A</text:p>
          </table:table-cell>
          <table:table-cell office:value-type="string">
            <text:p>2012-08-24</text:p>
          </table:table-cell>
          <table:table-cell office:value-type="float" office:value="51821559872">
            <text:p>5182155987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24.08.201216 : 04 : Hemoglobiin 99 g/L</text:p>
          </table:table-cell>
          <table:table-cell office:value-type="string">
            <text:p>Hemoglobiin 99 g/L</text:p>
          </table:table-cell>
          <table:table-cell/>
          <table:table-cell office:value-type="string">
            <text:p>Hemoglobiin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752012">
            <text:p>15752012</text:p>
          </table:table-cell>
          <table:table-cell office:value-type="float" office:value="207978178">
            <text:p>207978178</text:p>
          </table:table-cell>
          <table:table-cell office:value-type="string">
            <text:p>2013-01-24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44020029806">
            <text:p>4402002980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atsiendi üldseisund stabiilne , hgb 100</text:p>
          </table:table-cell>
          <table:table-cell office:value-type="string">
            <text:p>hgb 100</text:p>
          </table:table-cell>
          <table:table-cell office:value-type="string">
            <text:p><text:s/>.</text:p>
          </table:table-cell>
          <table:table-cell office:value-type="string">
            <text:p>hgb</text:p>
          </table:table-cell>
          <table:table-cell office:value-type="float" office:value="100">
            <text:p>10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167861">
            <text:p>10167861</text:p>
          </table:table-cell>
          <table:table-cell office:value-type="float" office:value="190183955">
            <text:p>190183955</text:p>
          </table:table-cell>
          <table:table-cell office:value-type="string">
            <text:p>2013-07-29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20629520841">
            <text:p>20629520841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00 g/L</text:p>
          </table:table-cell>
          <table:table-cell/>
          <table:table-cell office:value-type="string">
            <text:p>Hgb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673676">
            <text:p>3673676</text:p>
          </table:table-cell>
          <table:table-cell office:value-type="float" office:value="152291357">
            <text:p>152291357</text:p>
          </table:table-cell>
          <table:table-cell office:value-type="string">
            <text:p>2012-12-1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0849194393">
            <text:p>1084919439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([0-9])+(\s?[,.]\s?[0-9]+)?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i vahepeal haige Ravimid olemas Hgb 100g/l</text:p>
          </table:table-cell>
          <table:table-cell office:value-type="string">
            <text:p>Hgb 100g/l</text:p>
          </table:table-cell>
          <table:table-cell office:value-type="string">
            <text:p><text:s/>, Aranespiga pikem vahe I süst </text:p>
          </table:table-cell>
          <table:table-cell office:value-type="string">
            <text:p>Hgb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270899">
            <text:p>6270899</text:p>
          </table:table-cell>
          <table:table-cell office:value-type="float" office:value="147522376">
            <text:p>147522376</text:p>
          </table:table-cell>
          <table:table-cell office:value-type="string">
            <text:p>2012-05-03</text:p>
          </table:table-cell>
          <table:table-cell office:value-type="string">
            <text:p>S</text:p>
          </table:table-cell>
          <table:table-cell office:value-type="string">
            <text:p>2012-04-27</text:p>
          </table:table-cell>
          <table:table-cell office:value-type="float" office:value="56628238385">
            <text:p>56628238385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00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00">
            <text:p>10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56880">
            <text:p>256880</text:p>
          </table:table-cell>
          <table:table-cell office:value-type="float" office:value="97356981">
            <text:p>97356981</text:p>
          </table:table-cell>
          <table:table-cell office:value-type="string">
            <text:p>2012-03-23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90729036298">
            <text:p>9072903629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emoglobiin 100 g/l</text:p>
          </table:table-cell>
          <table:table-cell office:value-type="string">
            <text:p><text:s/>piires - ülekandeid ei vajanud</text:p>
          </table:table-cell>
          <table:table-cell office:value-type="string">
            <text:p>Hemoglobiin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100223">
            <text:p>8100223</text:p>
          </table:table-cell>
          <table:table-cell office:value-type="float" office:value="149956533">
            <text:p>149956533</text:p>
          </table:table-cell>
          <table:table-cell office:value-type="string">
            <text:p>2012-11-22</text:p>
          </table:table-cell>
          <table:table-cell office:value-type="string">
            <text:p>A</text:p>
          </table:table-cell>
          <table:table-cell office:value-type="string">
            <text:p>2012-11-19</text:p>
          </table:table-cell>
          <table:table-cell office:value-type="float" office:value="66028524097">
            <text:p>66028524097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01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01">
            <text:p>10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77226">
            <text:p>16877226</text:p>
          </table:table-cell>
          <table:table-cell office:value-type="float" office:value="181698757">
            <text:p>181698757</text:p>
          </table:table-cell>
          <table:table-cell office:value-type="string">
            <text:p>2013-06-06</text:p>
          </table:table-cell>
          <table:table-cell office:value-type="string">
            <text:p>S</text:p>
          </table:table-cell>
          <table:table-cell office:value-type="string">
            <text:p>2013-05-30</text:p>
          </table:table-cell>
          <table:table-cell office:value-type="float" office:value="673040836289">
            <text:p>67304083628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02</text:p>
          </table:table-cell>
          <table:table-cell office:value-type="string">
            <text:p><text:s/>↓ ( 117 . 153 g/L )</text:p>
          </table:table-cell>
          <table:table-cell office:value-type="string">
            <text:p>Hb</text:p>
          </table:table-cell>
          <table:table-cell office:value-type="float" office:value="102">
            <text:p>10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407035">
            <text:p>23407035</text:p>
          </table:table-cell>
          <table:table-cell office:value-type="float" office:value="195259718">
            <text:p>195259718</text:p>
          </table:table-cell>
          <table:table-cell office:value-type="string">
            <text:p>2013-08-30</text:p>
          </table:table-cell>
          <table:table-cell office:value-type="string">
            <text:p>A</text:p>
          </table:table-cell>
          <table:table-cell office:value-type="string">
            <text:p>2013-06-18</text:p>
          </table:table-cell>
          <table:table-cell office:value-type="float" office:value="673042295979">
            <text:p>67304229597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03</text:p>
          </table:table-cell>
          <table:table-cell office:value-type="string">
            <text:p><text:s/>↓ ( 117 . 153 g/L )</text:p>
          </table:table-cell>
          <table:table-cell office:value-type="string">
            <text:p>Hb</text:p>
          </table:table-cell>
          <table:table-cell office:value-type="float" office:value="103">
            <text:p>10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0178">
            <text:p>580178</text:p>
          </table:table-cell>
          <table:table-cell office:value-type="float" office:value="79912349">
            <text:p>79912349</text:p>
          </table:table-cell>
          <table:table-cell office:value-type="string">
            <text:p>2012-01-03</text:p>
          </table:table-cell>
          <table:table-cell office:value-type="string">
            <text:p>S</text:p>
          </table:table-cell>
          <table:table-cell office:value-type="string">
            <text:p>2011-12-21</text:p>
          </table:table-cell>
          <table:table-cell office:value-type="float" office:value="47478292309">
            <text:p>4747829230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) RBC 3.27 ( 3,9 . 5,2 E12/L ) HGB 103</text:p>
          </table:table-cell>
          <table:table-cell office:value-type="string">
            <text:p>HGB 103</text:p>
          </table:table-cell>
          <table:table-cell office:value-type="string">
            <text:p><text:s/>( 117 . 153 g/L ) HCT 32 ( 35 .</text:p>
          </table:table-cell>
          <table:table-cell office:value-type="string">
            <text:p>HGB</text:p>
          </table:table-cell>
          <table:table-cell office:value-type="float" office:value="103">
            <text:p>10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33484">
            <text:p>16533484</text:p>
          </table:table-cell>
          <table:table-cell office:value-type="float" office:value="190150304">
            <text:p>190150304</text:p>
          </table:table-cell>
          <table:table-cell office:value-type="string">
            <text:p>2013-07-29</text:p>
          </table:table-cell>
          <table:table-cell office:value-type="string">
            <text:p>S</text:p>
          </table:table-cell>
          <table:table-cell office:value-type="string">
            <text:p>2013-07-26</text:p>
          </table:table-cell>
          <table:table-cell office:value-type="float" office:value="673037207594">
            <text:p>67303720759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03</text:p>
          </table:table-cell>
          <table:table-cell office:value-type="string">
            <text:p><text:s/>↓ ( 117 . 153 g/L )</text:p>
          </table:table-cell>
          <table:table-cell office:value-type="string">
            <text:p>Hb</text:p>
          </table:table-cell>
          <table:table-cell office:value-type="float" office:value="103">
            <text:p>10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50655">
            <text:p>5750655</text:p>
          </table:table-cell>
          <table:table-cell office:value-type="float" office:value="143624149">
            <text:p>143624149</text:p>
          </table:table-cell>
          <table:table-cell office:value-type="string">
            <text:p>2012-10-2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8750312094">
            <text:p>88750312094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([0-9])+(\s?[,.]\s?[0-9]+)?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Analüüsides madal HGB - 103 g/l</text:p>
          </table:table-cell>
          <table:table-cell office:value-type="string">
            <text:p>HGB - 103 g/l</text:p>
          </table:table-cell>
          <table:table-cell office:value-type="string">
            <text:p><text:s/>, Pro-BNP mõõdukalt kõrge , ver</text:p>
          </table:table-cell>
          <table:table-cell office:value-type="string">
            <text:p>HGB</text:p>
          </table:table-cell>
          <table:table-cell office:value-type="float" office:value="103">
            <text:p>103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56557">
            <text:p>2056557</text:p>
          </table:table-cell>
          <table:table-cell office:value-type="float" office:value="88427310">
            <text:p>88427310</text:p>
          </table:table-cell>
          <table:table-cell office:value-type="string">
            <text:p>2012-03-23</text:p>
          </table:table-cell>
          <table:table-cell office:value-type="string">
            <text:p>A</text:p>
          </table:table-cell>
          <table:table-cell office:value-type="string">
            <text:p>2012-02-14</text:p>
          </table:table-cell>
          <table:table-cell office:value-type="float" office:value="20462159408">
            <text:p>2046215940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k 3,59x10´9/l , Tr 119x10´9/l , Hgb 103g/l</text:p>
          </table:table-cell>
          <table:table-cell office:value-type="string">
            <text:p>Hgb 103g/l</text:p>
          </table:table-cell>
          <table:table-cell/>
          <table:table-cell office:value-type="string">
            <text:p>Hgb</text:p>
          </table:table-cell>
          <table:table-cell office:value-type="float" office:value="103">
            <text:p>103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98439">
            <text:p>16798439</text:p>
          </table:table-cell>
          <table:table-cell office:value-type="float" office:value="155186594">
            <text:p>155186594</text:p>
          </table:table-cell>
          <table:table-cell office:value-type="string">
            <text:p>2012-12-10</text:p>
          </table:table-cell>
          <table:table-cell office:value-type="string">
            <text:p>S</text:p>
          </table:table-cell>
          <table:table-cell office:value-type="string">
            <text:p>2012-12-10</text:p>
          </table:table-cell>
          <table:table-cell office:value-type="float" office:value="83262018448">
            <text:p>8326201844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04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04">
            <text:p>10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73103">
            <text:p>16373103</text:p>
          </table:table-cell>
          <table:table-cell office:value-type="float" office:value="207180591">
            <text:p>207180591</text:p>
          </table:table-cell>
          <table:table-cell office:value-type="string">
            <text:p>2013-11-04</text:p>
          </table:table-cell>
          <table:table-cell office:value-type="string">
            <text:p>S</text:p>
          </table:table-cell>
          <table:table-cell office:value-type="string">
            <text:p>2013-11-02</text:p>
          </table:table-cell>
          <table:table-cell office:value-type="float" office:value="60323777730">
            <text:p>6032377773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04</text:p>
          </table:table-cell>
          <table:table-cell office:value-type="string">
            <text:p><text:s/>↓ ( 120 . 160 g/L )</text:p>
          </table:table-cell>
          <table:table-cell office:value-type="string">
            <text:p>Hb</text:p>
          </table:table-cell>
          <table:table-cell office:value-type="float" office:value="104">
            <text:p>10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52208">
            <text:p>752208</text:p>
          </table:table-cell>
          <table:table-cell office:value-type="float" office:value="139373896">
            <text:p>139373896</text:p>
          </table:table-cell>
          <table:table-cell office:value-type="string">
            <text:p>2012-09-26</text:p>
          </table:table-cell>
          <table:table-cell office:value-type="string">
            <text:p>S</text:p>
          </table:table-cell>
          <table:table-cell office:value-type="string">
            <text:p>2012-09-14</text:p>
          </table:table-cell>
          <table:table-cell office:value-type="float" office:value="53338537657">
            <text:p>5333853765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) RBC 3.67 ( 4,2 . 5,7 E12/L ) HGB 104</text:p>
          </table:table-cell>
          <table:table-cell office:value-type="string">
            <text:p>HGB 104</text:p>
          </table:table-cell>
          <table:table-cell office:value-type="string">
            <text:p><text:s/>( 134 . 170 g/L ) HCT 31 ( 40 .</text:p>
          </table:table-cell>
          <table:table-cell office:value-type="string">
            <text:p>HGB</text:p>
          </table:table-cell>
          <table:table-cell office:value-type="float" office:value="104">
            <text:p>10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02879">
            <text:p>16702879</text:p>
          </table:table-cell>
          <table:table-cell office:value-type="float" office:value="176544047">
            <text:p>176544047</text:p>
          </table:table-cell>
          <table:table-cell office:value-type="string">
            <text:p>2013-05-09</text:p>
          </table:table-cell>
          <table:table-cell office:value-type="string">
            <text:p>S</text:p>
          </table:table-cell>
          <table:table-cell office:value-type="string">
            <text:p>2013-04-22</text:p>
          </table:table-cell>
          <table:table-cell office:value-type="float" office:value="50574928585">
            <text:p>5057492858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RBC 5.09 ( 3,8 . 5,6 E12/L ) , Hb 104</text:p>
          </table:table-cell>
          <table:table-cell office:value-type="string">
            <text:p>Hb 104</text:p>
          </table:table-cell>
          <table:table-cell office:value-type="string">
            <text:p><text:s/>( 110 . 157 g/L ) , Hct 32 ( 34</text:p>
          </table:table-cell>
          <table:table-cell office:value-type="string">
            <text:p>Hb</text:p>
          </table:table-cell>
          <table:table-cell office:value-type="float" office:value="104">
            <text:p>10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032393">
            <text:p>17032393</text:p>
          </table:table-cell>
          <table:table-cell office:value-type="float" office:value="175029233">
            <text:p>175029233</text:p>
          </table:table-cell>
          <table:table-cell office:value-type="string">
            <text:p>2013-05-0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8427763494">
            <text:p>8842776349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Tromb 16x10*9/L , Hgb 105 g/L</text:p>
          </table:table-cell>
          <table:table-cell office:value-type="string">
            <text:p>Hgb 105 g/L</text:p>
          </table:table-cell>
          <table:table-cell office:value-type="string">
            <text:p><text:s/>, Er 3,2x10*12/L , hemorraagili</text:p>
          </table:table-cell>
          <table:table-cell office:value-type="string">
            <text:p>Hgb</text:p>
          </table:table-cell>
          <table:table-cell office:value-type="float" office:value="105">
            <text:p>105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568366">
            <text:p>9568366</text:p>
          </table:table-cell>
          <table:table-cell office:value-type="float" office:value="202262019">
            <text:p>202262019</text:p>
          </table:table-cell>
          <table:table-cell office:value-type="string">
            <text:p>2013-10-09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58692780387">
            <text:p>58692780387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; ägeda veritsuse tunnusteta , Hgb 105 g/l</text:p>
          </table:table-cell>
          <table:table-cell office:value-type="string">
            <text:p>Hgb 105 g/l</text:p>
          </table:table-cell>
          <table:table-cell office:value-type="string">
            <text:p><text:s/>; krooniline aneemia kroonilist</text:p>
          </table:table-cell>
          <table:table-cell office:value-type="string">
            <text:p>Hgb</text:p>
          </table:table-cell>
          <table:table-cell office:value-type="float" office:value="105">
            <text:p>105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753842">
            <text:p>20753842</text:p>
          </table:table-cell>
          <table:table-cell office:value-type="float" office:value="212822956">
            <text:p>212822956</text:p>
          </table:table-cell>
          <table:table-cell office:value-type="string">
            <text:p>2013-12-02</text:p>
          </table:table-cell>
          <table:table-cell office:value-type="string">
            <text:p>A</text:p>
          </table:table-cell>
          <table:table-cell office:value-type="string">
            <text:p>2013-11-26</text:p>
          </table:table-cell>
          <table:table-cell office:value-type="float" office:value="673030584497">
            <text:p>67303058449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([0-9])+(\s?[,.]\s?[0-9]+)?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TSH 4,82 Hgb 105</text:p>
          </table:table-cell>
          <table:table-cell office:value-type="string">
            <text:p>Hgb 105</text:p>
          </table:table-cell>
          <table:table-cell office:value-type="string">
            <text:p><text:s/>, Lk 61 , Er 3,57 MCV 85 MCH 26</text:p>
          </table:table-cell>
          <table:table-cell office:value-type="string">
            <text:p>Hgb</text:p>
          </table:table-cell>
          <table:table-cell office:value-type="float" office:value="105">
            <text:p>10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42425">
            <text:p>16642425</text:p>
          </table:table-cell>
          <table:table-cell office:value-type="float" office:value="155228561">
            <text:p>155228561</text:p>
          </table:table-cell>
          <table:table-cell office:value-type="string">
            <text:p>2012-12-27</text:p>
          </table:table-cell>
          <table:table-cell office:value-type="string">
            <text:p>S</text:p>
          </table:table-cell>
          <table:table-cell office:value-type="string">
            <text:p>2012-12-17</text:p>
          </table:table-cell>
          <table:table-cell office:value-type="float" office:value="673044067618">
            <text:p>67304406761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05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05">
            <text:p>10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537054">
            <text:p>3537054</text:p>
          </table:table-cell>
          <table:table-cell office:value-type="float" office:value="152682274">
            <text:p>152682274</text:p>
          </table:table-cell>
          <table:table-cell office:value-type="string">
            <text:p>2012-12-14</text:p>
          </table:table-cell>
          <table:table-cell office:value-type="string">
            <text:p>A</text:p>
          </table:table-cell>
          <table:table-cell office:value-type="string">
            <text:p>2010-05-02</text:p>
          </table:table-cell>
          <table:table-cell office:value-type="float" office:value="45706355566">
            <text:p>4570635556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C arv langenud ( EPO def ? ) ja hgb 105 g/l</text:p>
          </table:table-cell>
          <table:table-cell office:value-type="string">
            <text:p>hgb 105 g/l</text:p>
          </table:table-cell>
          <table:table-cell/>
          <table:table-cell office:value-type="string">
            <text:p>hgb</text:p>
          </table:table-cell>
          <table:table-cell office:value-type="float" office:value="105">
            <text:p>105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560940">
            <text:p>21560940</text:p>
          </table:table-cell>
          <table:table-cell office:value-type="float" office:value="184955043">
            <text:p>184955043</text:p>
          </table:table-cell>
          <table:table-cell office:value-type="string">
            <text:p>2013-06-14</text:p>
          </table:table-cell>
          <table:table-cell office:value-type="string">
            <text:p>A</text:p>
          </table:table-cell>
          <table:table-cell office:value-type="string">
            <text:p>2013-04-12</text:p>
          </table:table-cell>
          <table:table-cell office:value-type="float" office:value="38190282907">
            <text:p>3819028290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Kaasasolnud analüüsides hb 105 g/l</text:p>
          </table:table-cell>
          <table:table-cell office:value-type="string">
            <text:p>hb 105 g/l</text:p>
          </table:table-cell>
          <table:table-cell office:value-type="string">
            <text:p><text:s/>, ferritiin 4,83 mikrog/l</text:p>
          </table:table-cell>
          <table:table-cell office:value-type="string">
            <text:p>hb</text:p>
          </table:table-cell>
          <table:table-cell office:value-type="float" office:value="105">
            <text:p>105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314328">
            <text:p>10314328</text:p>
          </table:table-cell>
          <table:table-cell office:value-type="float" office:value="211616846">
            <text:p>211616846</text:p>
          </table:table-cell>
          <table:table-cell office:value-type="string">
            <text:p>2013-11-26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6458947">
            <text:p>673046458947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auma tunnuseid ei ; analüüsides HGB 105</text:p>
          </table:table-cell>
          <table:table-cell office:value-type="string">
            <text:p>HGB 105</text:p>
          </table:table-cell>
          <table:table-cell office:value-type="string">
            <text:p><text:s/>esmaselt , mõni tund hiljem 80 </text:p>
          </table:table-cell>
          <table:table-cell office:value-type="string">
            <text:p>HGB</text:p>
          </table:table-cell>
          <table:table-cell office:value-type="float" office:value="105">
            <text:p>10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175047">
            <text:p>19175047</text:p>
          </table:table-cell>
          <table:table-cell office:value-type="float" office:value="214329109">
            <text:p>214329109</text:p>
          </table:table-cell>
          <table:table-cell office:value-type="string">
            <text:p>2013-12-0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7580256">
            <text:p>67303758025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kl veri leuk 9,6 , er�tr 3,52 , Hgb 106</text:p>
          </table:table-cell>
          <table:table-cell office:value-type="string">
            <text:p>Hgb 106</text:p>
          </table:table-cell>
          <table:table-cell office:value-type="string">
            <text:p><text:s/>, trombots 277</text:p>
          </table:table-cell>
          <table:table-cell office:value-type="string">
            <text:p>Hgb</text:p>
          </table:table-cell>
          <table:table-cell office:value-type="float" office:value="106">
            <text:p>10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862574">
            <text:p>15862574</text:p>
          </table:table-cell>
          <table:table-cell office:value-type="float" office:value="196991577">
            <text:p>196991577</text:p>
          </table:table-cell>
          <table:table-cell office:value-type="string">
            <text:p>2013-09-11</text:p>
          </table:table-cell>
          <table:table-cell office:value-type="string">
            <text:p>S</text:p>
          </table:table-cell>
          <table:table-cell office:value-type="string">
            <text:p>2013-09-05</text:p>
          </table:table-cell>
          <table:table-cell office:value-type="float" office:value="673037370118">
            <text:p>67303737011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06</text:p>
          </table:table-cell>
          <table:table-cell office:value-type="string">
            <text:p><text:s/>↓ ( 117 . 153 g/L )</text:p>
          </table:table-cell>
          <table:table-cell office:value-type="string">
            <text:p>Hb</text:p>
          </table:table-cell>
          <table:table-cell office:value-type="float" office:value="106">
            <text:p>10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370576">
            <text:p>20370576</text:p>
          </table:table-cell>
          <table:table-cell office:value-type="float" office:value="159529182">
            <text:p>159529182</text:p>
          </table:table-cell>
          <table:table-cell office:value-type="string">
            <text:p>2013-01-29</text:p>
          </table:table-cell>
          <table:table-cell office:value-type="string">
            <text:p>A</text:p>
          </table:table-cell>
          <table:table-cell office:value-type="string">
            <text:p>2013-01-29</text:p>
          </table:table-cell>
          <table:table-cell office:value-type="float" office:value="10237761109">
            <text:p>1023776110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06</text:p>
          </table:table-cell>
          <table:table-cell/>
          <table:table-cell office:value-type="string">
            <text:p>Hgb</text:p>
          </table:table-cell>
          <table:table-cell office:value-type="float" office:value="106">
            <text:p>10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50551">
            <text:p>16450551</text:p>
          </table:table-cell>
          <table:table-cell office:value-type="float" office:value="167764492">
            <text:p>167764492</text:p>
          </table:table-cell>
          <table:table-cell office:value-type="string">
            <text:p>2013-03-20</text:p>
          </table:table-cell>
          <table:table-cell office:value-type="string">
            <text:p>S</text:p>
          </table:table-cell>
          <table:table-cell office:value-type="string">
            <text:p>2013-03-10</text:p>
          </table:table-cell>
          <table:table-cell office:value-type="float" office:value="673035625491">
            <text:p>67303562549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06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06">
            <text:p>10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763617">
            <text:p>22763617</text:p>
          </table:table-cell>
          <table:table-cell office:value-type="float" office:value="157744768">
            <text:p>157744768</text:p>
          </table:table-cell>
          <table:table-cell office:value-type="string">
            <text:p>2012-07-10</text:p>
          </table:table-cell>
          <table:table-cell office:value-type="string">
            <text:p>A</text:p>
          </table:table-cell>
          <table:table-cell office:value-type="string">
            <text:p>2012-07-04</text:p>
          </table:table-cell>
          <table:table-cell office:value-type="float" office:value="82339619618">
            <text:p>8233961961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06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06">
            <text:p>10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106915">
            <text:p>18106915</text:p>
          </table:table-cell>
          <table:table-cell office:value-type="float" office:value="172301525">
            <text:p>172301525</text:p>
          </table:table-cell>
          <table:table-cell office:value-type="string">
            <text:p>2013-04-1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0163757937">
            <text:p>7016375793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V 10,53 ; ASO 249,39 ; täisveri Hgb 106 g/L</text:p>
          </table:table-cell>
          <table:table-cell office:value-type="string">
            <text:p>Hgb 106 g/L</text:p>
          </table:table-cell>
          <table:table-cell office:value-type="string">
            <text:p><text:s/>; leukots 9,3 x 109/L ; erütrot</text:p>
          </table:table-cell>
          <table:table-cell office:value-type="string">
            <text:p>Hgb</text:p>
          </table:table-cell>
          <table:table-cell office:value-type="float" office:value="106">
            <text:p>106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884555">
            <text:p>11884555</text:p>
          </table:table-cell>
          <table:table-cell office:value-type="float" office:value="158006977">
            <text:p>158006977</text:p>
          </table:table-cell>
          <table:table-cell office:value-type="string">
            <text:p>2013-01-02</text:p>
          </table:table-cell>
          <table:table-cell office:value-type="string">
            <text:p>A</text:p>
          </table:table-cell>
          <table:table-cell office:value-type="string">
            <text:p>2012-08-23</text:p>
          </table:table-cell>
          <table:table-cell office:value-type="float" office:value="673046294614">
            <text:p>67304629461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07</text:p>
          </table:table-cell>
          <table:table-cell office:value-type="string">
            <text:p><text:s/>- Retaferi retsept</text:p>
          </table:table-cell>
          <table:table-cell office:value-type="string">
            <text:p>HGB</text:p>
          </table:table-cell>
          <table:table-cell office:value-type="float" office:value="107">
            <text:p>10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18498">
            <text:p>16218498</text:p>
          </table:table-cell>
          <table:table-cell office:value-type="float" office:value="164324114">
            <text:p>164324114</text:p>
          </table:table-cell>
          <table:table-cell office:value-type="string">
            <text:p>2013-02-26</text:p>
          </table:table-cell>
          <table:table-cell office:value-type="string">
            <text:p>S</text:p>
          </table:table-cell>
          <table:table-cell office:value-type="string">
            <text:p>2013-02-20</text:p>
          </table:table-cell>
          <table:table-cell office:value-type="float" office:value="25576324194">
            <text:p>2557632419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07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07">
            <text:p>10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95629">
            <text:p>16795629</text:p>
          </table:table-cell>
          <table:table-cell office:value-type="float" office:value="215876058">
            <text:p>215876058</text:p>
          </table:table-cell>
          <table:table-cell office:value-type="string">
            <text:p>2013-12-16</text:p>
          </table:table-cell>
          <table:table-cell office:value-type="string">
            <text:p>S</text:p>
          </table:table-cell>
          <table:table-cell office:value-type="string">
            <text:p>2013-12-11</text:p>
          </table:table-cell>
          <table:table-cell office:value-type="float" office:value="32148367418">
            <text:p>3214836741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) RBC 3.5 ↓ ( 3,9 . 5,2 E12/L ) Hb 108</text:p>
          </table:table-cell>
          <table:table-cell office:value-type="string">
            <text:p>Hb 108</text:p>
          </table:table-cell>
          <table:table-cell office:value-type="string">
            <text:p><text:s/>↓ ( 117 . 153 g/L ) Plt 261.0 (</text:p>
          </table:table-cell>
          <table:table-cell office:value-type="string">
            <text:p>Hb</text:p>
          </table:table-cell>
          <table:table-cell office:value-type="float" office:value="108">
            <text:p>10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28940">
            <text:p>16228940</text:p>
          </table:table-cell>
          <table:table-cell office:value-type="float" office:value="181256461">
            <text:p>181256461</text:p>
          </table:table-cell>
          <table:table-cell office:value-type="string">
            <text:p>2013-06-04</text:p>
          </table:table-cell>
          <table:table-cell office:value-type="string">
            <text:p>S</text:p>
          </table:table-cell>
          <table:table-cell office:value-type="string">
            <text:p>2013-06-02</text:p>
          </table:table-cell>
          <table:table-cell office:value-type="float" office:value="98304820356">
            <text:p>9830482035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08</text:p>
          </table:table-cell>
          <table:table-cell office:value-type="string">
            <text:p><text:s/>↓ ( 117 . 153 g/L )</text:p>
          </table:table-cell>
          <table:table-cell office:value-type="string">
            <text:p>Hb</text:p>
          </table:table-cell>
          <table:table-cell office:value-type="float" office:value="108">
            <text:p>10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586662">
            <text:p>12586662</text:p>
          </table:table-cell>
          <table:table-cell office:value-type="float" office:value="214248499">
            <text:p>214248499</text:p>
          </table:table-cell>
          <table:table-cell office:value-type="string">
            <text:p>2013-12-09</text:p>
          </table:table-cell>
          <table:table-cell office:value-type="string">
            <text:p>A</text:p>
          </table:table-cell>
          <table:table-cell office:value-type="string">
            <text:p>2013-10-21</text:p>
          </table:table-cell>
          <table:table-cell office:value-type="float" office:value="35782839635">
            <text:p>3578283963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08</text:p>
          </table:table-cell>
          <table:table-cell office:value-type="string">
            <text:p><text:s/>.</text:p>
          </table:table-cell>
          <table:table-cell office:value-type="string">
            <text:p>Hgb</text:p>
          </table:table-cell>
          <table:table-cell office:value-type="float" office:value="108">
            <text:p>10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836104">
            <text:p>10836104</text:p>
          </table:table-cell>
          <table:table-cell office:value-type="float" office:value="166724139">
            <text:p>166724139</text:p>
          </table:table-cell>
          <table:table-cell office:value-type="string">
            <text:p>2013-03-1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6795098902">
            <text:p>5679509890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([0-9])+(\s?[,.]\s?[0-9]+)?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* 13.03.2013 <text:s text:c="2"/>: hgb 108 mg/l</text:p>
          </table:table-cell>
          <table:table-cell office:value-type="string">
            <text:p>hgb 108 mg/l</text:p>
          </table:table-cell>
          <table:table-cell office:value-type="string">
            <text:p><text:s/>looduslikud raua preparaadid , </text:p>
          </table:table-cell>
          <table:table-cell office:value-type="string">
            <text:p>hgb</text:p>
          </table:table-cell>
          <table:table-cell office:value-type="float" office:value="108">
            <text:p>108</text:p>
          </table:table-cell>
          <table:table-cell table:number-columns-repeated="2" office:value-type="string">
            <text:p>NULL</text:p>
          </table:table-cell>
          <table:table-cell office:value-type="string">
            <text:p>m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559851">
            <text:p>22559851</text:p>
          </table:table-cell>
          <table:table-cell office:value-type="float" office:value="162559658">
            <text:p>162559658</text:p>
          </table:table-cell>
          <table:table-cell office:value-type="string">
            <text:p>2013-02-12</text:p>
          </table:table-cell>
          <table:table-cell office:value-type="string">
            <text:p>A</text:p>
          </table:table-cell>
          <table:table-cell office:value-type="string">
            <text:p>2012-10-16</text:p>
          </table:table-cell>
          <table:table-cell office:value-type="float" office:value="60484480786">
            <text:p>6048448078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09g/L</text:p>
          </table:table-cell>
          <table:table-cell office:value-type="string">
            <text:p><text:s/>, alustab antianeemilise raviga</text:p>
          </table:table-cell>
          <table:table-cell office:value-type="string">
            <text:p>Hgb</text:p>
          </table:table-cell>
          <table:table-cell office:value-type="float" office:value="109">
            <text:p>109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559239">
            <text:p>2559239</text:p>
          </table:table-cell>
          <table:table-cell office:value-type="float" office:value="144254996">
            <text:p>144254996</text:p>
          </table:table-cell>
          <table:table-cell office:value-type="string">
            <text:p>2012-10-3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1026734055">
            <text:p>3102673405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1.11.2012 : 19.10.201211 : 33 : Hemoglobiin 109 g/L</text:p>
          </table:table-cell>
          <table:table-cell office:value-type="string">
            <text:p>Hemoglobiin 109 g/L</text:p>
          </table:table-cell>
          <table:table-cell/>
          <table:table-cell office:value-type="string">
            <text:p>Hemoglobiin</text:p>
          </table:table-cell>
          <table:table-cell office:value-type="float" office:value="109">
            <text:p>109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03501">
            <text:p>603501</text:p>
          </table:table-cell>
          <table:table-cell office:value-type="float" office:value="123361520">
            <text:p>123361520</text:p>
          </table:table-cell>
          <table:table-cell office:value-type="string">
            <text:p>2012-04-03</text:p>
          </table:table-cell>
          <table:table-cell office:value-type="string">
            <text:p>S</text:p>
          </table:table-cell>
          <table:table-cell office:value-type="string">
            <text:p>2012-03-27</text:p>
          </table:table-cell>
          <table:table-cell office:value-type="float" office:value="38154275097">
            <text:p>3815427509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09</text:p>
          </table:table-cell>
          <table:table-cell office:value-type="string">
            <text:p><text:s/>( 134 . 170 g/L )</text:p>
          </table:table-cell>
          <table:table-cell office:value-type="string">
            <text:p>HGB</text:p>
          </table:table-cell>
          <table:table-cell office:value-type="float" office:value="109">
            <text:p>10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203943">
            <text:p>19203943</text:p>
          </table:table-cell>
          <table:table-cell office:value-type="float" office:value="183389049">
            <text:p>183389049</text:p>
          </table:table-cell>
          <table:table-cell office:value-type="string">
            <text:p>2013-06-1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3368698626">
            <text:p>9336869862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([0-9])+(\s?[,.]\s?[0-9]+)?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a 8,9 , kolest 3,5 , krea 173 , Hgb 109</text:p>
          </table:table-cell>
          <table:table-cell office:value-type="string">
            <text:p>Hgb 109</text:p>
          </table:table-cell>
          <table:table-cell office:value-type="string">
            <text:p><text:s/>, vs 6,2 , PSAde % 16,88 , , PS</text:p>
          </table:table-cell>
          <table:table-cell office:value-type="string">
            <text:p>Hgb</text:p>
          </table:table-cell>
          <table:table-cell office:value-type="float" office:value="109">
            <text:p>10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323330">
            <text:p>11323330</text:p>
          </table:table-cell>
          <table:table-cell office:value-type="float" office:value="218392838">
            <text:p>218392838</text:p>
          </table:table-cell>
          <table:table-cell office:value-type="string">
            <text:p>2013-12-24</text:p>
          </table:table-cell>
          <table:table-cell office:value-type="string">
            <text:p>A</text:p>
          </table:table-cell>
          <table:table-cell office:value-type="string">
            <text:p>2013-12-24</text:p>
          </table:table-cell>
          <table:table-cell office:value-type="float" office:value="16264592119">
            <text:p>1626459211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) RBC 4.22 ( 3,5 . 5,6 E12/L ) Hb 109</text:p>
          </table:table-cell>
          <table:table-cell office:value-type="string">
            <text:p>Hb 109</text:p>
          </table:table-cell>
          <table:table-cell office:value-type="string">
            <text:p><text:s/>( 106 . 145 g/L ) Hct 32 ( 31 .</text:p>
          </table:table-cell>
          <table:table-cell office:value-type="string">
            <text:p>Hb</text:p>
          </table:table-cell>
          <table:table-cell office:value-type="float" office:value="109">
            <text:p>10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094763">
            <text:p>22094763</text:p>
          </table:table-cell>
          <table:table-cell office:value-type="float" office:value="171395183">
            <text:p>171395183</text:p>
          </table:table-cell>
          <table:table-cell office:value-type="string">
            <text:p>2013-04-1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7620738976">
            <text:p>8762073897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([0-9])+(\s?[,.]\s?[0-9]+)?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lse progressiooniga 229kreat // Hb 109</text:p>
          </table:table-cell>
          <table:table-cell office:value-type="string">
            <text:p>Hb 109</text:p>
          </table:table-cell>
          <table:table-cell office:value-type="string">
            <text:p><text:s/>veido langenud teeb Aranespi 1c</text:p>
          </table:table-cell>
          <table:table-cell office:value-type="string">
            <text:p>Hb</text:p>
          </table:table-cell>
          <table:table-cell office:value-type="float" office:value="109">
            <text:p>10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509636">
            <text:p>12509636</text:p>
          </table:table-cell>
          <table:table-cell office:value-type="float" office:value="206338246">
            <text:p>206338246</text:p>
          </table:table-cell>
          <table:table-cell office:value-type="string">
            <text:p>2013-10-30</text:p>
          </table:table-cell>
          <table:table-cell office:value-type="string">
            <text:p>A</text:p>
          </table:table-cell>
          <table:table-cell office:value-type="string">
            <text:p>2013-10-14</text:p>
          </table:table-cell>
          <table:table-cell office:value-type="float" office:value="19905224235">
            <text:p>1990522423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14.10.201316 : 35 : Hb 109 g/L</text:p>
          </table:table-cell>
          <table:table-cell office:value-type="string">
            <text:p>Hb 109 g/L</text:p>
          </table:table-cell>
          <table:table-cell/>
          <table:table-cell office:value-type="string">
            <text:p>Hb</text:p>
          </table:table-cell>
          <table:table-cell office:value-type="float" office:value="109">
            <text:p>109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86012">
            <text:p>16486012</text:p>
          </table:table-cell>
          <table:table-cell office:value-type="float" office:value="201326911">
            <text:p>201326911</text:p>
          </table:table-cell>
          <table:table-cell office:value-type="string">
            <text:p>2013-10-04</text:p>
          </table:table-cell>
          <table:table-cell office:value-type="string">
            <text:p>S</text:p>
          </table:table-cell>
          <table:table-cell office:value-type="string">
            <text:p>2013-09-25</text:p>
          </table:table-cell>
          <table:table-cell office:value-type="float" office:value="98878816832">
            <text:p>9887881683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09</text:p>
          </table:table-cell>
          <table:table-cell office:value-type="string">
            <text:p><text:s/>↓ ( 117 . 153 g/L )</text:p>
          </table:table-cell>
          <table:table-cell office:value-type="string">
            <text:p>Hb</text:p>
          </table:table-cell>
          <table:table-cell office:value-type="float" office:value="109">
            <text:p>10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452277">
            <text:p>20452277</text:p>
          </table:table-cell>
          <table:table-cell office:value-type="float" office:value="170979499">
            <text:p>170979499</text:p>
          </table:table-cell>
          <table:table-cell office:value-type="string">
            <text:p>2013-04-08</text:p>
          </table:table-cell>
          <table:table-cell office:value-type="string">
            <text:p>A</text:p>
          </table:table-cell>
          <table:table-cell office:value-type="string">
            <text:p>2013-01-28</text:p>
          </table:table-cell>
          <table:table-cell office:value-type="float" office:value="66685770863">
            <text:p>6668577086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Analüüsides : Hgb 110</text:p>
          </table:table-cell>
          <table:table-cell office:value-type="string">
            <text:p>Hgb 110</text:p>
          </table:table-cell>
          <table:table-cell office:value-type="string">
            <text:p>--90g/l , PLT 130-123x10/9/l , n</text:p>
          </table:table-cell>
          <table:table-cell office:value-type="string">
            <text:p>Hgb</text:p>
          </table:table-cell>
          <table:table-cell office:value-type="float" office:value="110">
            <text:p>11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91840">
            <text:p>16291840</text:p>
          </table:table-cell>
          <table:table-cell office:value-type="float" office:value="207060525">
            <text:p>207060525</text:p>
          </table:table-cell>
          <table:table-cell office:value-type="string">
            <text:p>2013-11-05</text:p>
          </table:table-cell>
          <table:table-cell office:value-type="string">
            <text:p>S</text:p>
          </table:table-cell>
          <table:table-cell office:value-type="string">
            <text:p>2013-10-23</text:p>
          </table:table-cell>
          <table:table-cell office:value-type="float" office:value="673045506575">
            <text:p>67304550657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RBC 4.03 ↓ ( 4,2 . 5,7 E12/L ) Hb 110</text:p>
          </table:table-cell>
          <table:table-cell office:value-type="string">
            <text:p>Hb 110</text:p>
          </table:table-cell>
          <table:table-cell office:value-type="string">
            <text:p><text:s/>↓ ( 134 . 170 g/L ) Hct 33 ↓ ( </text:p>
          </table:table-cell>
          <table:table-cell office:value-type="string">
            <text:p>Hb</text:p>
          </table:table-cell>
          <table:table-cell office:value-type="float" office:value="110">
            <text:p>11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65937">
            <text:p>16765937</text:p>
          </table:table-cell>
          <table:table-cell office:value-type="float" office:value="168585813">
            <text:p>168585813</text:p>
          </table:table-cell>
          <table:table-cell office:value-type="string">
            <text:p>2013-03-25</text:p>
          </table:table-cell>
          <table:table-cell office:value-type="string">
            <text:p>S</text:p>
          </table:table-cell>
          <table:table-cell office:value-type="string">
            <text:p>2013-03-17</text:p>
          </table:table-cell>
          <table:table-cell office:value-type="float" office:value="56475318425">
            <text:p>5647531842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10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10">
            <text:p>11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746885">
            <text:p>15746885</text:p>
          </table:table-cell>
          <table:table-cell office:value-type="float" office:value="169214751">
            <text:p>169214751</text:p>
          </table:table-cell>
          <table:table-cell office:value-type="string">
            <text:p>2013-03-28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33028375589">
            <text:p>3302837558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Analüüsides Hgb 110 g/l</text:p>
          </table:table-cell>
          <table:table-cell office:value-type="string">
            <text:p>Hgb 110 g/l</text:p>
          </table:table-cell>
          <table:table-cell office:value-type="string">
            <text:p><text:s/>, Fe 5.6 , pt -l rauavaegusanee</text:p>
          </table:table-cell>
          <table:table-cell office:value-type="string">
            <text:p>Hgb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266575">
            <text:p>22266575</text:p>
          </table:table-cell>
          <table:table-cell office:value-type="float" office:value="157798722">
            <text:p>157798722</text:p>
          </table:table-cell>
          <table:table-cell office:value-type="string">
            <text:p>2012-09-24</text:p>
          </table:table-cell>
          <table:table-cell office:value-type="string">
            <text:p>A</text:p>
          </table:table-cell>
          <table:table-cell office:value-type="string">
            <text:p>2012-09-19</text:p>
          </table:table-cell>
          <table:table-cell office:value-type="float" office:value="33411120899">
            <text:p>3341112089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10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10">
            <text:p>11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752946">
            <text:p>15752946</text:p>
          </table:table-cell>
          <table:table-cell office:value-type="float" office:value="187287749">
            <text:p>187287749</text:p>
          </table:table-cell>
          <table:table-cell office:value-type="string">
            <text:p>2013-07-08</text:p>
          </table:table-cell>
          <table:table-cell office:value-type="string">
            <text:p>S</text:p>
          </table:table-cell>
          <table:table-cell office:value-type="string">
            <text:p>2013-06-06</text:p>
          </table:table-cell>
          <table:table-cell office:value-type="float" office:value="22554024735">
            <text:p>2255402473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11</text:p>
          </table:table-cell>
          <table:table-cell office:value-type="string">
            <text:p><text:s/>↓ ( 117 . 153 g/L )</text:p>
          </table:table-cell>
          <table:table-cell office:value-type="string">
            <text:p>Hb</text:p>
          </table:table-cell>
          <table:table-cell office:value-type="float" office:value="111">
            <text:p>11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989204">
            <text:p>14989204</text:p>
          </table:table-cell>
          <table:table-cell office:value-type="float" office:value="171645203">
            <text:p>171645203</text:p>
          </table:table-cell>
          <table:table-cell office:value-type="string">
            <text:p>2013-04-11</text:p>
          </table:table-cell>
          <table:table-cell office:value-type="string">
            <text:p>A</text:p>
          </table:table-cell>
          <table:table-cell office:value-type="string">
            <text:p>2013-02-16</text:p>
          </table:table-cell>
          <table:table-cell office:value-type="float" office:value="33391528834">
            <text:p>3339152883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11</text:p>
          </table:table-cell>
          <table:table-cell office:value-type="string">
            <text:p><text:s/>↓ ( 118 . 150 g/L )</text:p>
          </table:table-cell>
          <table:table-cell office:value-type="string">
            <text:p>Hb</text:p>
          </table:table-cell>
          <table:table-cell office:value-type="float" office:value="111">
            <text:p>11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64166">
            <text:p>664166</text:p>
          </table:table-cell>
          <table:table-cell office:value-type="float" office:value="151128823">
            <text:p>151128823</text:p>
          </table:table-cell>
          <table:table-cell office:value-type="string">
            <text:p>2012-12-07</text:p>
          </table:table-cell>
          <table:table-cell office:value-type="string">
            <text:p>S</text:p>
          </table:table-cell>
          <table:table-cell office:value-type="string">
            <text:p>2012-11-28</text:p>
          </table:table-cell>
          <table:table-cell office:value-type="float" office:value="85820120217">
            <text:p>8582012021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11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11">
            <text:p>11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48001">
            <text:p>648001</text:p>
          </table:table-cell>
          <table:table-cell office:value-type="float" office:value="81635816">
            <text:p>81635816</text:p>
          </table:table-cell>
          <table:table-cell office:value-type="string">
            <text:p>2012-01-20</text:p>
          </table:table-cell>
          <table:table-cell office:value-type="string">
            <text:p>S</text:p>
          </table:table-cell>
          <table:table-cell office:value-type="string">
            <text:p>2012-01-12</text:p>
          </table:table-cell>
          <table:table-cell office:value-type="float" office:value="55288231644">
            <text:p>55288231644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RBC 4.09 ( 3,5 . 5,2 E12/L ) , HGB 112</text:p>
          </table:table-cell>
          <table:table-cell office:value-type="string">
            <text:p>HGB 112</text:p>
          </table:table-cell>
          <table:table-cell office:value-type="string">
            <text:p><text:s/>( 110 . 147 g/L ) , HCT 32 ( 31</text:p>
          </table:table-cell>
          <table:table-cell office:value-type="string">
            <text:p>HGB</text:p>
          </table:table-cell>
          <table:table-cell office:value-type="float" office:value="112">
            <text:p>11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817754">
            <text:p>6817754</text:p>
          </table:table-cell>
          <table:table-cell office:value-type="float" office:value="147547446">
            <text:p>147547446</text:p>
          </table:table-cell>
          <table:table-cell office:value-type="string">
            <text:p>2012-11-12</text:p>
          </table:table-cell>
          <table:table-cell office:value-type="string">
            <text:p>S</text:p>
          </table:table-cell>
          <table:table-cell office:value-type="string">
            <text:p>2012-11-07</text:p>
          </table:table-cell>
          <table:table-cell office:value-type="float" office:value="58611264802">
            <text:p>58611264802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) RBC 3.74 ( 3,9 . 5,2 E12/L ) HGB 112</text:p>
          </table:table-cell>
          <table:table-cell office:value-type="string">
            <text:p>HGB 112</text:p>
          </table:table-cell>
          <table:table-cell office:value-type="string">
            <text:p><text:s/>( 117 . 153 g/L ) HCT 34 ( 35 .</text:p>
          </table:table-cell>
          <table:table-cell office:value-type="string">
            <text:p>HGB</text:p>
          </table:table-cell>
          <table:table-cell office:value-type="float" office:value="112">
            <text:p>11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11871">
            <text:p>16211871</text:p>
          </table:table-cell>
          <table:table-cell office:value-type="float" office:value="192563826">
            <text:p>192563826</text:p>
          </table:table-cell>
          <table:table-cell office:value-type="string">
            <text:p>2013-08-15</text:p>
          </table:table-cell>
          <table:table-cell office:value-type="string">
            <text:p>S</text:p>
          </table:table-cell>
          <table:table-cell office:value-type="string">
            <text:p>2013-08-13</text:p>
          </table:table-cell>
          <table:table-cell office:value-type="float" office:value="94738580978">
            <text:p>9473858097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12</text:p>
          </table:table-cell>
          <table:table-cell office:value-type="string">
            <text:p><text:s/>↓ ( 117 . 153 g/L )</text:p>
          </table:table-cell>
          <table:table-cell office:value-type="string">
            <text:p>Hb</text:p>
          </table:table-cell>
          <table:table-cell office:value-type="float" office:value="112">
            <text:p>11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343843">
            <text:p>10343843</text:p>
          </table:table-cell>
          <table:table-cell office:value-type="float" office:value="175452632">
            <text:p>175452632</text:p>
          </table:table-cell>
          <table:table-cell office:value-type="string">
            <text:p>2013-04-29</text:p>
          </table:table-cell>
          <table:table-cell office:value-type="string">
            <text:p>S</text:p>
          </table:table-cell>
          <table:table-cell office:value-type="string">
            <text:p>2013-04-23</text:p>
          </table:table-cell>
          <table:table-cell office:value-type="float" office:value="673045804392">
            <text:p>673045804392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12</text:p>
          </table:table-cell>
          <table:table-cell office:value-type="string">
            <text:p><text:s/>↓ ( 117 . 153 g/L )</text:p>
          </table:table-cell>
          <table:table-cell office:value-type="string">
            <text:p>Hb</text:p>
          </table:table-cell>
          <table:table-cell office:value-type="float" office:value="112">
            <text:p>11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913700">
            <text:p>14913700</text:p>
          </table:table-cell>
          <table:table-cell office:value-type="float" office:value="172706723">
            <text:p>172706723</text:p>
          </table:table-cell>
          <table:table-cell office:value-type="string">
            <text:p>2013-04-18</text:p>
          </table:table-cell>
          <table:table-cell office:value-type="string">
            <text:p>A</text:p>
          </table:table-cell>
          <table:table-cell office:value-type="string">
            <text:p>2013-04-16</text:p>
          </table:table-cell>
          <table:table-cell office:value-type="float" office:value="54541161186">
            <text:p>5454116118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([0-9])+(\s?[,.]\s?[0-9]+)?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--&gt; tegemist kerge aneemiaga ( Hgb-113g/l</text:p>
          </table:table-cell>
          <table:table-cell office:value-type="string">
            <text:p>Hgb-113g/l</text:p>
          </table:table-cell>
          <table:table-cell office:value-type="string">
            <text:p><text:s/>; RDW-CV-15,6 % ) ja relatiivse</text:p>
          </table:table-cell>
          <table:table-cell office:value-type="string">
            <text:p>Hgb</text:p>
          </table:table-cell>
          <table:table-cell office:value-type="float" office:value="113">
            <text:p>113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097152">
            <text:p>24097152</text:p>
          </table:table-cell>
          <table:table-cell office:value-type="float" office:value="157700761">
            <text:p>157700761</text:p>
          </table:table-cell>
          <table:table-cell office:value-type="string">
            <text:p>2012-08-21</text:p>
          </table:table-cell>
          <table:table-cell office:value-type="string">
            <text:p>A</text:p>
          </table:table-cell>
          <table:table-cell office:value-type="string">
            <text:p>2012-06-26</text:p>
          </table:table-cell>
          <table:table-cell office:value-type="float" office:value="17012433363">
            <text:p>1701243336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13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13">
            <text:p>11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839839">
            <text:p>6839839</text:p>
          </table:table-cell>
          <table:table-cell office:value-type="float" office:value="145618390">
            <text:p>145618390</text:p>
          </table:table-cell>
          <table:table-cell office:value-type="string">
            <text:p>2012-11-08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84959657291">
            <text:p>84959657291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K 4.0 mmol/l , Na 145 mmol/l , Hgb 113 g/l</text:p>
          </table:table-cell>
          <table:table-cell office:value-type="string">
            <text:p>Hgb 113 g/l</text:p>
          </table:table-cell>
          <table:table-cell/>
          <table:table-cell office:value-type="string">
            <text:p>Hgb</text:p>
          </table:table-cell>
          <table:table-cell office:value-type="float" office:value="113">
            <text:p>113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347793">
            <text:p>3347793</text:p>
          </table:table-cell>
          <table:table-cell office:value-type="float" office:value="86594559">
            <text:p>86594559</text:p>
          </table:table-cell>
          <table:table-cell office:value-type="string">
            <text:p>2012-03-1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5876268311">
            <text:p>5587626831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fusioonile , ent ESR 22--&gt; 63 , HGB 113</text:p>
          </table:table-cell>
          <table:table-cell office:value-type="string">
            <text:p>HGB 113</text:p>
          </table:table-cell>
          <table:table-cell office:value-type="string">
            <text:p>--&gt; 84 , HCT 36.7--&gt; 27,8 ; MCV </text:p>
          </table:table-cell>
          <table:table-cell office:value-type="string">
            <text:p>HGB</text:p>
          </table:table-cell>
          <table:table-cell office:value-type="float" office:value="113">
            <text:p>11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008008">
            <text:p>6008008</text:p>
          </table:table-cell>
          <table:table-cell office:value-type="float" office:value="89242487">
            <text:p>89242487</text:p>
          </table:table-cell>
          <table:table-cell office:value-type="string">
            <text:p>2012-04-09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28929979689">
            <text:p>28929979689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doosi ERS ülekannet , II POP-l Hgb 114g/l</text:p>
          </table:table-cell>
          <table:table-cell office:value-type="string">
            <text:p>Hgb 114g/l</text:p>
          </table:table-cell>
          <table:table-cell office:value-type="string">
            <text:p><text:s/>Osakonnas saanud raviks valuvai</text:p>
          </table:table-cell>
          <table:table-cell office:value-type="string">
            <text:p>Hgb</text:p>
          </table:table-cell>
          <table:table-cell office:value-type="float" office:value="114">
            <text:p>114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46456">
            <text:p>16746456</text:p>
          </table:table-cell>
          <table:table-cell office:value-type="float" office:value="185140167">
            <text:p>185140167</text:p>
          </table:table-cell>
          <table:table-cell office:value-type="string">
            <text:p>2013-06-26</text:p>
          </table:table-cell>
          <table:table-cell office:value-type="string">
            <text:p>S</text:p>
          </table:table-cell>
          <table:table-cell office:value-type="string">
            <text:p>2013-06-24</text:p>
          </table:table-cell>
          <table:table-cell office:value-type="float" office:value="673040950364">
            <text:p>67304095036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14</text:p>
          </table:table-cell>
          <table:table-cell office:value-type="string">
            <text:p><text:s/>↓ ( 117 . 153 g/L )</text:p>
          </table:table-cell>
          <table:table-cell office:value-type="string">
            <text:p>Hb</text:p>
          </table:table-cell>
          <table:table-cell office:value-type="float" office:value="114">
            <text:p>11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849791">
            <text:p>23849791</text:p>
          </table:table-cell>
          <table:table-cell office:value-type="float" office:value="216928489">
            <text:p>216928489</text:p>
          </table:table-cell>
          <table:table-cell office:value-type="string">
            <text:p>2013-12-19</text:p>
          </table:table-cell>
          <table:table-cell office:value-type="string">
            <text:p>A</text:p>
          </table:table-cell>
          <table:table-cell office:value-type="string">
            <text:p>2013-09-19</text:p>
          </table:table-cell>
          <table:table-cell office:value-type="float" office:value="42063080341">
            <text:p>4206308034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mal tasemel kui dets 2012 -siis Hgb -114g/l</text:p>
          </table:table-cell>
          <table:table-cell office:value-type="string">
            <text:p>Hgb -114g/l</text:p>
          </table:table-cell>
          <table:table-cell office:value-type="string">
            <text:p><text:s/>)</text:p>
          </table:table-cell>
          <table:table-cell office:value-type="string">
            <text:p>Hgb</text:p>
          </table:table-cell>
          <table:table-cell office:value-type="float" office:value="114">
            <text:p>114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44514">
            <text:p>16244514</text:p>
          </table:table-cell>
          <table:table-cell office:value-type="float" office:value="175165967">
            <text:p>175165967</text:p>
          </table:table-cell>
          <table:table-cell office:value-type="string">
            <text:p>2013-05-02</text:p>
          </table:table-cell>
          <table:table-cell office:value-type="string">
            <text:p>S</text:p>
          </table:table-cell>
          <table:table-cell office:value-type="string">
            <text:p>2013-04-21</text:p>
          </table:table-cell>
          <table:table-cell office:value-type="float" office:value="673032390148">
            <text:p>67303239014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RBC 4.35 ( 3,5 . 5,6 E12/L ) , Hb 114</text:p>
          </table:table-cell>
          <table:table-cell office:value-type="string">
            <text:p>Hb 114</text:p>
          </table:table-cell>
          <table:table-cell office:value-type="string">
            <text:p><text:s/>( 106 . 145 g/L ) , Hct 33 ( 31</text:p>
          </table:table-cell>
          <table:table-cell office:value-type="string">
            <text:p>Hb</text:p>
          </table:table-cell>
          <table:table-cell office:value-type="float" office:value="114">
            <text:p>11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759337">
            <text:p>9759337</text:p>
          </table:table-cell>
          <table:table-cell office:value-type="float" office:value="207348517">
            <text:p>207348517</text:p>
          </table:table-cell>
          <table:table-cell office:value-type="string">
            <text:p>2013-09-1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1676191">
            <text:p>673031676191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Kliiniline veri 02.09.13 : Hgb : 114 g/l</text:p>
          </table:table-cell>
          <table:table-cell office:value-type="string">
            <text:p>Hgb : 114 g/l</text:p>
          </table:table-cell>
          <table:table-cell office:value-type="string">
            <text:p><text:s/>; HCT : 35,9 % ; Lk : 7,3x109/l</text:p>
          </table:table-cell>
          <table:table-cell office:value-type="string">
            <text:p>Hgb</text:p>
          </table:table-cell>
          <table:table-cell office:value-type="float" office:value="114">
            <text:p>114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829551">
            <text:p>13829551</text:p>
          </table:table-cell>
          <table:table-cell office:value-type="float" office:value="192078116">
            <text:p>192078116</text:p>
          </table:table-cell>
          <table:table-cell office:value-type="string">
            <text:p>2013-08-12</text:p>
          </table:table-cell>
          <table:table-cell office:value-type="string">
            <text:p>A</text:p>
          </table:table-cell>
          <table:table-cell office:value-type="string">
            <text:p>2013-07-30</text:p>
          </table:table-cell>
          <table:table-cell office:value-type="float" office:value="673043184022">
            <text:p>67304318402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14</text:p>
          </table:table-cell>
          <table:table-cell office:value-type="string">
            <text:p><text:s/>↓ ( 117 . 153 g/L )</text:p>
          </table:table-cell>
          <table:table-cell office:value-type="string">
            <text:p>Hb</text:p>
          </table:table-cell>
          <table:table-cell office:value-type="float" office:value="114">
            <text:p>11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62950">
            <text:p>16262950</text:p>
          </table:table-cell>
          <table:table-cell office:value-type="float" office:value="190683351">
            <text:p>190683351</text:p>
          </table:table-cell>
          <table:table-cell office:value-type="string">
            <text:p>2013-08-01</text:p>
          </table:table-cell>
          <table:table-cell office:value-type="string">
            <text:p>S</text:p>
          </table:table-cell>
          <table:table-cell office:value-type="string">
            <text:p>2013-07-08</text:p>
          </table:table-cell>
          <table:table-cell office:value-type="float" office:value="673043705507">
            <text:p>67304370550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14</text:p>
          </table:table-cell>
          <table:table-cell office:value-type="string">
            <text:p><text:s/>↓ ( 117 . 153 g/L )</text:p>
          </table:table-cell>
          <table:table-cell office:value-type="string">
            <text:p>Hb</text:p>
          </table:table-cell>
          <table:table-cell office:value-type="float" office:value="114">
            <text:p>11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088675">
            <text:p>14088675</text:p>
          </table:table-cell>
          <table:table-cell office:value-type="float" office:value="185536405">
            <text:p>185536405</text:p>
          </table:table-cell>
          <table:table-cell office:value-type="string">
            <text:p>2013-06-27</text:p>
          </table:table-cell>
          <table:table-cell office:value-type="string">
            <text:p>A</text:p>
          </table:table-cell>
          <table:table-cell office:value-type="string">
            <text:p>2013-06-26</text:p>
          </table:table-cell>
          <table:table-cell office:value-type="float" office:value="92917892017">
            <text:p>9291789201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15</text:p>
          </table:table-cell>
          <table:table-cell office:value-type="string">
            <text:p><text:s/>↓ ( 117 . 153 g/L )</text:p>
          </table:table-cell>
          <table:table-cell office:value-type="string">
            <text:p>Hb</text:p>
          </table:table-cell>
          <table:table-cell office:value-type="float" office:value="115">
            <text:p>11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904400">
            <text:p>14904400</text:p>
          </table:table-cell>
          <table:table-cell office:value-type="float" office:value="157708555">
            <text:p>157708555</text:p>
          </table:table-cell>
          <table:table-cell office:value-type="string">
            <text:p>2012-09-10</text:p>
          </table:table-cell>
          <table:table-cell office:value-type="string">
            <text:p>A</text:p>
          </table:table-cell>
          <table:table-cell office:value-type="string">
            <text:p>2012-02-07</text:p>
          </table:table-cell>
          <table:table-cell office:value-type="float" office:value="91123350597">
            <text:p>9112335059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15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15">
            <text:p>11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056580">
            <text:p>23056580</text:p>
          </table:table-cell>
          <table:table-cell office:value-type="float" office:value="157135210">
            <text:p>157135210</text:p>
          </table:table-cell>
          <table:table-cell office:value-type="string">
            <text:p>2012-03-22</text:p>
          </table:table-cell>
          <table:table-cell office:value-type="string">
            <text:p>A</text:p>
          </table:table-cell>
          <table:table-cell office:value-type="string">
            <text:p>2012-03-13</text:p>
          </table:table-cell>
          <table:table-cell office:value-type="float" office:value="25238114977">
            <text:p>2523811497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15</text:p>
          </table:table-cell>
          <table:table-cell office:value-type="string">
            <text:p><text:s/>( 117 . 153 g/L ) , HCT 37 ( 35</text:p>
          </table:table-cell>
          <table:table-cell office:value-type="string">
            <text:p>HGB</text:p>
          </table:table-cell>
          <table:table-cell office:value-type="float" office:value="115">
            <text:p>11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592949">
            <text:p>6592949</text:p>
          </table:table-cell>
          <table:table-cell office:value-type="float" office:value="153800979">
            <text:p>153800979</text:p>
          </table:table-cell>
          <table:table-cell office:value-type="string">
            <text:p>2012-12-20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83427888771">
            <text:p>83427888771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Viimane Hgb 115 g/L</text:p>
          </table:table-cell>
          <table:table-cell office:value-type="string">
            <text:p>Hgb 115 g/L</text:p>
          </table:table-cell>
          <table:table-cell office:value-type="string">
            <text:p><text:s/>Kardiaalselt stabiilses seisund</text:p>
          </table:table-cell>
          <table:table-cell office:value-type="string">
            <text:p>Hgb</text:p>
          </table:table-cell>
          <table:table-cell office:value-type="float" office:value="115">
            <text:p>115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7969">
            <text:p>557969</text:p>
          </table:table-cell>
          <table:table-cell office:value-type="float" office:value="131486451">
            <text:p>131486451</text:p>
          </table:table-cell>
          <table:table-cell office:value-type="string">
            <text:p>2012-07-11</text:p>
          </table:table-cell>
          <table:table-cell office:value-type="string">
            <text:p>S</text:p>
          </table:table-cell>
          <table:table-cell office:value-type="string">
            <text:p>2012-07-06</text:p>
          </table:table-cell>
          <table:table-cell office:value-type="float" office:value="26895818535">
            <text:p>2689581853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15</text:p>
          </table:table-cell>
          <table:table-cell office:value-type="string">
            <text:p><text:s/>( 134 . 170 g/L )</text:p>
          </table:table-cell>
          <table:table-cell office:value-type="string">
            <text:p>HGB</text:p>
          </table:table-cell>
          <table:table-cell office:value-type="float" office:value="115">
            <text:p>11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923709">
            <text:p>9923709</text:p>
          </table:table-cell>
          <table:table-cell office:value-type="float" office:value="168471601">
            <text:p>168471601</text:p>
          </table:table-cell>
          <table:table-cell office:value-type="string">
            <text:p>2013-02-28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88235282321">
            <text:p>88235282321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([0-9])+(\s?[,.]\s?[0-9]+)?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7 , C30,43 , RF 20 ; 05.10.2012 Hgb 115</text:p>
          </table:table-cell>
          <table:table-cell office:value-type="string">
            <text:p>Hgb 115</text:p>
          </table:table-cell>
          <table:table-cell office:value-type="string">
            <text:p><text:s/>, WBC 5,03 , C1 inhibiitor neg </text:p>
          </table:table-cell>
          <table:table-cell office:value-type="string">
            <text:p>Hgb</text:p>
          </table:table-cell>
          <table:table-cell office:value-type="float" office:value="115">
            <text:p>11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816737">
            <text:p>6816737</text:p>
          </table:table-cell>
          <table:table-cell office:value-type="float" office:value="147525127">
            <text:p>147525127</text:p>
          </table:table-cell>
          <table:table-cell office:value-type="string">
            <text:p>2012-07-31</text:p>
          </table:table-cell>
          <table:table-cell office:value-type="string">
            <text:p>S</text:p>
          </table:table-cell>
          <table:table-cell office:value-type="string">
            <text:p>2012-07-23</text:p>
          </table:table-cell>
          <table:table-cell office:value-type="float" office:value="77510193725">
            <text:p>77510193725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) RBC 4.27 ( 3,9 . 5,2 E12/L ) HGB 115</text:p>
          </table:table-cell>
          <table:table-cell office:value-type="string">
            <text:p>HGB 115</text:p>
          </table:table-cell>
          <table:table-cell office:value-type="string">
            <text:p><text:s/>( 117 . 153 g/L ) HCT 36 ( 35 .</text:p>
          </table:table-cell>
          <table:table-cell office:value-type="string">
            <text:p>HGB</text:p>
          </table:table-cell>
          <table:table-cell office:value-type="float" office:value="115">
            <text:p>11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300659">
            <text:p>19300659</text:p>
          </table:table-cell>
          <table:table-cell office:value-type="float" office:value="190119427">
            <text:p>190119427</text:p>
          </table:table-cell>
          <table:table-cell office:value-type="string">
            <text:p>2013-07-29</text:p>
          </table:table-cell>
          <table:table-cell office:value-type="string">
            <text:p>A</text:p>
          </table:table-cell>
          <table:table-cell office:value-type="string">
            <text:p>2013-07-26</text:p>
          </table:table-cell>
          <table:table-cell office:value-type="float" office:value="10147485869">
            <text:p>1014748586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26.07.201314 : 38 : Hemoglobiin 115 g/L</text:p>
          </table:table-cell>
          <table:table-cell office:value-type="string">
            <text:p>Hemoglobiin 115 g/L</text:p>
          </table:table-cell>
          <table:table-cell/>
          <table:table-cell office:value-type="string">
            <text:p>Hemoglobiin</text:p>
          </table:table-cell>
          <table:table-cell office:value-type="float" office:value="115">
            <text:p>115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07587">
            <text:p>16507587</text:p>
          </table:table-cell>
          <table:table-cell office:value-type="float" office:value="185356019">
            <text:p>185356019</text:p>
          </table:table-cell>
          <table:table-cell office:value-type="string">
            <text:p>2013-06-25</text:p>
          </table:table-cell>
          <table:table-cell office:value-type="string">
            <text:p>S</text:p>
          </table:table-cell>
          <table:table-cell office:value-type="string">
            <text:p>2013-06-24</text:p>
          </table:table-cell>
          <table:table-cell office:value-type="float" office:value="99362847856">
            <text:p>9936284785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15</text:p>
          </table:table-cell>
          <table:table-cell office:value-type="string">
            <text:p><text:s/>↓ ( 117 . 153 g/L )</text:p>
          </table:table-cell>
          <table:table-cell office:value-type="string">
            <text:p>Hb</text:p>
          </table:table-cell>
          <table:table-cell office:value-type="float" office:value="115">
            <text:p>11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426202">
            <text:p>11426202</text:p>
          </table:table-cell>
          <table:table-cell office:value-type="float" office:value="160281778">
            <text:p>160281778</text:p>
          </table:table-cell>
          <table:table-cell office:value-type="string">
            <text:p>2013-01-25</text:p>
          </table:table-cell>
          <table:table-cell office:value-type="string">
            <text:p>A</text:p>
          </table:table-cell>
          <table:table-cell office:value-type="string">
            <text:p>2012-08-27</text:p>
          </table:table-cell>
          <table:table-cell office:value-type="float" office:value="48120587258">
            <text:p>4812058725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16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16">
            <text:p>11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35927">
            <text:p>16535927</text:p>
          </table:table-cell>
          <table:table-cell office:value-type="float" office:value="155216856">
            <text:p>155216856</text:p>
          </table:table-cell>
          <table:table-cell office:value-type="string">
            <text:p>2012-12-17</text:p>
          </table:table-cell>
          <table:table-cell office:value-type="string">
            <text:p>S</text:p>
          </table:table-cell>
          <table:table-cell office:value-type="string">
            <text:p>2012-12-14</text:p>
          </table:table-cell>
          <table:table-cell office:value-type="float" office:value="673041569718">
            <text:p>67304156971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16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16">
            <text:p>11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7102">
            <text:p>187102</text:p>
          </table:table-cell>
          <table:table-cell office:value-type="float" office:value="147504779">
            <text:p>147504779</text:p>
          </table:table-cell>
          <table:table-cell office:value-type="string">
            <text:p>2012-02-29</text:p>
          </table:table-cell>
          <table:table-cell office:value-type="string">
            <text:p>S</text:p>
          </table:table-cell>
          <table:table-cell office:value-type="string">
            <text:p>2012-02-26</text:p>
          </table:table-cell>
          <table:table-cell office:value-type="float" office:value="19201582261">
            <text:p>19201582261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L ) RBC 3.9 ( 3,9 . 5,2 E12/L ) HGB 116</text:p>
          </table:table-cell>
          <table:table-cell office:value-type="string">
            <text:p>HGB 116</text:p>
          </table:table-cell>
          <table:table-cell office:value-type="string">
            <text:p><text:s/>( 117 . 153 g/L ) HCT 35 ( 35 .</text:p>
          </table:table-cell>
          <table:table-cell office:value-type="string">
            <text:p>HGB</text:p>
          </table:table-cell>
          <table:table-cell office:value-type="float" office:value="116">
            <text:p>11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064915">
            <text:p>5064915</text:p>
          </table:table-cell>
          <table:table-cell office:value-type="float" office:value="133366639">
            <text:p>133366639</text:p>
          </table:table-cell>
          <table:table-cell office:value-type="string">
            <text:p>2012-07-31</text:p>
          </table:table-cell>
          <table:table-cell office:value-type="string">
            <text:p>A</text:p>
          </table:table-cell>
          <table:table-cell office:value-type="string">
            <text:p>2012-07-15</text:p>
          </table:table-cell>
          <table:table-cell office:value-type="float" office:value="77500111566">
            <text:p>7750011156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16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16">
            <text:p>11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384919">
            <text:p>4384919</text:p>
          </table:table-cell>
          <table:table-cell office:value-type="float" office:value="123706290">
            <text:p>123706290</text:p>
          </table:table-cell>
          <table:table-cell office:value-type="string">
            <text:p>2012-06-04</text:p>
          </table:table-cell>
          <table:table-cell office:value-type="string">
            <text:p>A</text:p>
          </table:table-cell>
          <table:table-cell office:value-type="string">
            <text:p>2012-05-24</text:p>
          </table:table-cell>
          <table:table-cell office:value-type="float" office:value="79279137391">
            <text:p>7927913739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16</text:p>
          </table:table-cell>
          <table:table-cell office:value-type="string">
            <text:p><text:s/>( 106 . 145 g/L )</text:p>
          </table:table-cell>
          <table:table-cell office:value-type="string">
            <text:p>HGB</text:p>
          </table:table-cell>
          <table:table-cell office:value-type="float" office:value="116">
            <text:p>11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122134">
            <text:p>8122134</text:p>
          </table:table-cell>
          <table:table-cell office:value-type="float" office:value="137467119">
            <text:p>137467119</text:p>
          </table:table-cell>
          <table:table-cell office:value-type="string">
            <text:p>2012-09-06</text:p>
          </table:table-cell>
          <table:table-cell office:value-type="string">
            <text:p>A</text:p>
          </table:table-cell>
          <table:table-cell office:value-type="string">
            <text:p>2012-09-06</text:p>
          </table:table-cell>
          <table:table-cell office:value-type="float" office:value="23018190554">
            <text:p>23018190554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aga 17.08 tehtud vereanalüüsis Hgb 117 g/l</text:p>
          </table:table-cell>
          <table:table-cell office:value-type="string">
            <text:p>Hgb 117 g/l</text:p>
          </table:table-cell>
          <table:table-cell office:value-type="string">
            <text:p><text:s/>, MCV80 ; MCH 26,4 .</text:p>
          </table:table-cell>
          <table:table-cell office:value-type="string">
            <text:p>Hgb</text:p>
          </table:table-cell>
          <table:table-cell office:value-type="float" office:value="117">
            <text:p>117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40524">
            <text:p>16240524</text:p>
          </table:table-cell>
          <table:table-cell office:value-type="float" office:value="167970860">
            <text:p>167970860</text:p>
          </table:table-cell>
          <table:table-cell office:value-type="string">
            <text:p>2013-02-15</text:p>
          </table:table-cell>
          <table:table-cell office:value-type="string">
            <text:p>S</text:p>
          </table:table-cell>
          <table:table-cell office:value-type="string">
            <text:p>2013-02-09</text:p>
          </table:table-cell>
          <table:table-cell office:value-type="float" office:value="673043313879">
            <text:p>67304331387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17</text:p>
          </table:table-cell>
          <table:table-cell office:value-type="string">
            <text:p><text:s/>↓ ( 136 . 163 g/L )</text:p>
          </table:table-cell>
          <table:table-cell office:value-type="string">
            <text:p>Hb</text:p>
          </table:table-cell>
          <table:table-cell office:value-type="float" office:value="117">
            <text:p>11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22028">
            <text:p>16422028</text:p>
          </table:table-cell>
          <table:table-cell office:value-type="float" office:value="193137469">
            <text:p>193137469</text:p>
          </table:table-cell>
          <table:table-cell office:value-type="string">
            <text:p>2013-08-14</text:p>
          </table:table-cell>
          <table:table-cell office:value-type="string">
            <text:p>S</text:p>
          </table:table-cell>
          <table:table-cell office:value-type="string">
            <text:p>2013-08-07</text:p>
          </table:table-cell>
          <table:table-cell office:value-type="float" office:value="673036668604">
            <text:p>67303666860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17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17">
            <text:p>11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169522">
            <text:p>11169522</text:p>
          </table:table-cell>
          <table:table-cell office:value-type="float" office:value="216674500">
            <text:p>216674500</text:p>
          </table:table-cell>
          <table:table-cell office:value-type="string">
            <text:p>2013-12-1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28001">
            <text:p>67303042800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CRV 5 , Hb-N Hb 117</text:p>
          </table:table-cell>
          <table:table-cell office:value-type="string">
            <text:p>Hb 117</text:p>
          </table:table-cell>
          <table:table-cell/>
          <table:table-cell office:value-type="string">
            <text:p>Hb</text:p>
          </table:table-cell>
          <table:table-cell office:value-type="float" office:value="117">
            <text:p>11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850948">
            <text:p>19850948</text:p>
          </table:table-cell>
          <table:table-cell office:value-type="float" office:value="198696908">
            <text:p>198696908</text:p>
          </table:table-cell>
          <table:table-cell office:value-type="string">
            <text:p>2013-09-20</text:p>
          </table:table-cell>
          <table:table-cell office:value-type="string">
            <text:p>A</text:p>
          </table:table-cell>
          <table:table-cell office:value-type="string">
            <text:p>2013-09-16</text:p>
          </table:table-cell>
          <table:table-cell office:value-type="float" office:value="20071016634">
            <text:p>2007101663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16.09.2013 Hemoglobiin 117 g/L</text:p>
          </table:table-cell>
          <table:table-cell office:value-type="string">
            <text:p>Hemoglobiin 117 g/L</text:p>
          </table:table-cell>
          <table:table-cell/>
          <table:table-cell office:value-type="string">
            <text:p>Hemoglobiin</text:p>
          </table:table-cell>
          <table:table-cell office:value-type="float" office:value="117">
            <text:p>117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949918">
            <text:p>9949918</text:p>
          </table:table-cell>
          <table:table-cell office:value-type="float" office:value="195604606">
            <text:p>195604606</text:p>
          </table:table-cell>
          <table:table-cell office:value-type="string">
            <text:p>2013-09-0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9067586516">
            <text:p>69067586516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([0-9])+(\s?[,.]\s?[0-9]+)?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b vastuvõtt Lk 13,3 , Er 5,66 , Hgb 117</text:p>
          </table:table-cell>
          <table:table-cell office:value-type="string">
            <text:p>Hgb 117</text:p>
          </table:table-cell>
          <table:table-cell office:value-type="string">
            <text:p><text:s/>, AST 48,7 , LDH 326 , urea 13,</text:p>
          </table:table-cell>
          <table:table-cell office:value-type="string">
            <text:p>Hgb</text:p>
          </table:table-cell>
          <table:table-cell office:value-type="float" office:value="117">
            <text:p>11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179616">
            <text:p>10179616</text:p>
          </table:table-cell>
          <table:table-cell office:value-type="float" office:value="181684958">
            <text:p>181684958</text:p>
          </table:table-cell>
          <table:table-cell office:value-type="string">
            <text:p>2013-06-04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9404244755">
            <text:p>69404244755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([0-9])+(\s?[,.]\s?[0-9]+)?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5,01 mg/l , proBNP 2147 pg/ml , Hgb 118 g/l</text:p>
          </table:table-cell>
          <table:table-cell office:value-type="string">
            <text:p>Hgb 118 g/l</text:p>
          </table:table-cell>
          <table:table-cell office:value-type="string">
            <text:p><text:s/>, kreatiniin 166 umol/l , urea </text:p>
          </table:table-cell>
          <table:table-cell office:value-type="string">
            <text:p>Hgb</text:p>
          </table:table-cell>
          <table:table-cell office:value-type="float" office:value="118">
            <text:p>118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483776">
            <text:p>24483776</text:p>
          </table:table-cell>
          <table:table-cell office:value-type="float" office:value="160408070">
            <text:p>160408070</text:p>
          </table:table-cell>
          <table:table-cell office:value-type="string">
            <text:p>2013-01-30</text:p>
          </table:table-cell>
          <table:table-cell office:value-type="string">
            <text:p>A</text:p>
          </table:table-cell>
          <table:table-cell office:value-type="string">
            <text:p>2013-01-30</text:p>
          </table:table-cell>
          <table:table-cell office:value-type="float" office:value="47015143438">
            <text:p>4701514343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18</text:p>
          </table:table-cell>
          <table:table-cell office:value-type="string">
            <text:p><text:s/>( 110 . 157 g/L )</text:p>
          </table:table-cell>
          <table:table-cell office:value-type="string">
            <text:p>Hb</text:p>
          </table:table-cell>
          <table:table-cell office:value-type="float" office:value="118">
            <text:p>11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090442">
            <text:p>23090442</text:p>
          </table:table-cell>
          <table:table-cell office:value-type="float" office:value="207754612">
            <text:p>207754612</text:p>
          </table:table-cell>
          <table:table-cell office:value-type="string">
            <text:p>2013-11-07</text:p>
          </table:table-cell>
          <table:table-cell office:value-type="string">
            <text:p>A</text:p>
          </table:table-cell>
          <table:table-cell office:value-type="string">
            <text:p>2013-06-28</text:p>
          </table:table-cell>
          <table:table-cell office:value-type="float" office:value="58149092673">
            <text:p>5814909267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18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18">
            <text:p>11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12049">
            <text:p>16512049</text:p>
          </table:table-cell>
          <table:table-cell office:value-type="float" office:value="202802967">
            <text:p>202802967</text:p>
          </table:table-cell>
          <table:table-cell office:value-type="string">
            <text:p>2013-09-11</text:p>
          </table:table-cell>
          <table:table-cell office:value-type="string">
            <text:p>S</text:p>
          </table:table-cell>
          <table:table-cell office:value-type="string">
            <text:p>2013-08-13</text:p>
          </table:table-cell>
          <table:table-cell office:value-type="float" office:value="673040542604">
            <text:p>67304054260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19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19">
            <text:p>11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590577">
            <text:p>21590577</text:p>
          </table:table-cell>
          <table:table-cell office:value-type="float" office:value="158009900">
            <text:p>158009900</text:p>
          </table:table-cell>
          <table:table-cell office:value-type="string">
            <text:p>2013-01-02</text:p>
          </table:table-cell>
          <table:table-cell office:value-type="string">
            <text:p>A</text:p>
          </table:table-cell>
          <table:table-cell office:value-type="string">
            <text:p>2012-07-27</text:p>
          </table:table-cell>
          <table:table-cell office:value-type="float" office:value="673047058862">
            <text:p>67304705886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19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19">
            <text:p>11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522746">
            <text:p>23522746</text:p>
          </table:table-cell>
          <table:table-cell office:value-type="float" office:value="198490601">
            <text:p>198490601</text:p>
          </table:table-cell>
          <table:table-cell office:value-type="string">
            <text:p>2013-09-19</text:p>
          </table:table-cell>
          <table:table-cell office:value-type="string">
            <text:p>A</text:p>
          </table:table-cell>
          <table:table-cell office:value-type="string">
            <text:p>2013-05-07</text:p>
          </table:table-cell>
          <table:table-cell office:value-type="float" office:value="26845946698">
            <text:p>2684594669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19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19">
            <text:p>11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218971">
            <text:p>8218971</text:p>
          </table:table-cell>
          <table:table-cell office:value-type="float" office:value="136423771">
            <text:p>136423771</text:p>
          </table:table-cell>
          <table:table-cell office:value-type="string">
            <text:p>2012-09-06</text:p>
          </table:table-cell>
          <table:table-cell office:value-type="string">
            <text:p>A</text:p>
          </table:table-cell>
          <table:table-cell office:value-type="string">
            <text:p>2012-08-21</text:p>
          </table:table-cell>
          <table:table-cell office:value-type="float" office:value="71574848171">
            <text:p>71574848171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19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19">
            <text:p>11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009567">
            <text:p>6009567</text:p>
          </table:table-cell>
          <table:table-cell office:value-type="float" office:value="128176647">
            <text:p>128176647</text:p>
          </table:table-cell>
          <table:table-cell office:value-type="string">
            <text:p>2012-07-0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36905058082">
            <text:p>36905058082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([0-9])+(\s?[,.]\s?[0-9]+)?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oosimisel analüüsides Lk 2,77 ; Hb 119</text:p>
          </table:table-cell>
          <table:table-cell office:value-type="string">
            <text:p>Hb 119</text:p>
          </table:table-cell>
          <table:table-cell office:value-type="string">
            <text:p><text:s/>; ÜV 142 g/l , Ca 3 ; IgG 92 ; </text:p>
          </table:table-cell>
          <table:table-cell office:value-type="string">
            <text:p>Hb</text:p>
          </table:table-cell>
          <table:table-cell office:value-type="float" office:value="119">
            <text:p>11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127254">
            <text:p>23127254</text:p>
          </table:table-cell>
          <table:table-cell office:value-type="float" office:value="157800561">
            <text:p>157800561</text:p>
          </table:table-cell>
          <table:table-cell office:value-type="string">
            <text:p>2012-09-28</text:p>
          </table:table-cell>
          <table:table-cell office:value-type="string">
            <text:p>A</text:p>
          </table:table-cell>
          <table:table-cell office:value-type="string">
            <text:p>2012-09-20</text:p>
          </table:table-cell>
          <table:table-cell office:value-type="float" office:value="673037129404">
            <text:p>67303712940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19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19">
            <text:p>11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097073">
            <text:p>19097073</text:p>
          </table:table-cell>
          <table:table-cell office:value-type="float" office:value="191354991">
            <text:p>191354991</text:p>
          </table:table-cell>
          <table:table-cell office:value-type="string">
            <text:p>2013-06-2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517275">
            <text:p>67303051727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red RR 140/80 , pulss 70 piires Hb 119</text:p>
          </table:table-cell>
          <table:table-cell office:value-type="string">
            <text:p>Hb 119</text:p>
          </table:table-cell>
          <table:table-cell office:value-type="string">
            <text:p><text:s/>uriinis lk 1+ nitr - prot +- , </text:p>
          </table:table-cell>
          <table:table-cell office:value-type="string">
            <text:p>Hb</text:p>
          </table:table-cell>
          <table:table-cell office:value-type="float" office:value="119">
            <text:p>11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114334">
            <text:p>19114334</text:p>
          </table:table-cell>
          <table:table-cell office:value-type="float" office:value="158925551">
            <text:p>158925551</text:p>
          </table:table-cell>
          <table:table-cell office:value-type="string">
            <text:p>2013-01-2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7288890275">
            <text:p>5728889027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ei teatanud18.01.201315 : 46 : Hemoglobiin 119 g/L</text:p>
          </table:table-cell>
          <table:table-cell office:value-type="string">
            <text:p>Hemoglobiin 119 g/L</text:p>
          </table:table-cell>
          <table:table-cell/>
          <table:table-cell office:value-type="string">
            <text:p>Hemoglobiin</text:p>
          </table:table-cell>
          <table:table-cell office:value-type="float" office:value="119">
            <text:p>119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966316">
            <text:p>12966316</text:p>
          </table:table-cell>
          <table:table-cell office:value-type="float" office:value="157022671">
            <text:p>157022671</text:p>
          </table:table-cell>
          <table:table-cell office:value-type="string">
            <text:p>2012-05-30</text:p>
          </table:table-cell>
          <table:table-cell office:value-type="string">
            <text:p>A</text:p>
          </table:table-cell>
          <table:table-cell office:value-type="string">
            <text:p>2011-12-16</text:p>
          </table:table-cell>
          <table:table-cell office:value-type="float" office:value="55717496892">
            <text:p>5571749689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19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19">
            <text:p>11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472461">
            <text:p>24472461</text:p>
          </table:table-cell>
          <table:table-cell office:value-type="float" office:value="202110238">
            <text:p>202110238</text:p>
          </table:table-cell>
          <table:table-cell office:value-type="string">
            <text:p>2013-10-09</text:p>
          </table:table-cell>
          <table:table-cell office:value-type="string">
            <text:p>A</text:p>
          </table:table-cell>
          <table:table-cell office:value-type="string">
            <text:p>2013-10-09</text:p>
          </table:table-cell>
          <table:table-cell office:value-type="float" office:value="42633874777">
            <text:p>4263387477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19</text:p>
          </table:table-cell>
          <table:table-cell office:value-type="string">
            <text:p><text:s/>↓ ( 134 . 170 g/L )</text:p>
          </table:table-cell>
          <table:table-cell office:value-type="string">
            <text:p>Hb</text:p>
          </table:table-cell>
          <table:table-cell office:value-type="float" office:value="119">
            <text:p>11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44326">
            <text:p>16244326</text:p>
          </table:table-cell>
          <table:table-cell office:value-type="float" office:value="211073700">
            <text:p>211073700</text:p>
          </table:table-cell>
          <table:table-cell office:value-type="string">
            <text:p>2013-11-23</text:p>
          </table:table-cell>
          <table:table-cell office:value-type="string">
            <text:p>S</text:p>
          </table:table-cell>
          <table:table-cell office:value-type="string">
            <text:p>2013-11-01</text:p>
          </table:table-cell>
          <table:table-cell office:value-type="float" office:value="53398913167">
            <text:p>5339891316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19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19">
            <text:p>11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09269">
            <text:p>709269</text:p>
          </table:table-cell>
          <table:table-cell office:value-type="float" office:value="140850903">
            <text:p>140850903</text:p>
          </table:table-cell>
          <table:table-cell office:value-type="string">
            <text:p>2012-10-03</text:p>
          </table:table-cell>
          <table:table-cell office:value-type="string">
            <text:p>S</text:p>
          </table:table-cell>
          <table:table-cell office:value-type="string">
            <text:p>2012-09-26</text:p>
          </table:table-cell>
          <table:table-cell office:value-type="float" office:value="74806451434">
            <text:p>74806451434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) RBC 4.54 ( 4,0 . 5,6 E12/L ) HGB 119</text:p>
          </table:table-cell>
          <table:table-cell office:value-type="string">
            <text:p>HGB 119</text:p>
          </table:table-cell>
          <table:table-cell office:value-type="string">
            <text:p><text:s/>( 120 . 160 g/L ) HCT 37 ( 36 .</text:p>
          </table:table-cell>
          <table:table-cell office:value-type="string">
            <text:p>HGB</text:p>
          </table:table-cell>
          <table:table-cell office:value-type="float" office:value="119">
            <text:p>11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90489">
            <text:p>16790489</text:p>
          </table:table-cell>
          <table:table-cell office:value-type="float" office:value="201820928">
            <text:p>201820928</text:p>
          </table:table-cell>
          <table:table-cell office:value-type="string">
            <text:p>2013-10-07</text:p>
          </table:table-cell>
          <table:table-cell office:value-type="string">
            <text:p>S</text:p>
          </table:table-cell>
          <table:table-cell office:value-type="string">
            <text:p>2013-10-07</text:p>
          </table:table-cell>
          <table:table-cell office:value-type="float" office:value="673042406426">
            <text:p>67304240642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20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20">
            <text:p>12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32670">
            <text:p>16632670</text:p>
          </table:table-cell>
          <table:table-cell office:value-type="float" office:value="199058955">
            <text:p>199058955</text:p>
          </table:table-cell>
          <table:table-cell office:value-type="string">
            <text:p>2013-09-23</text:p>
          </table:table-cell>
          <table:table-cell office:value-type="string">
            <text:p>S</text:p>
          </table:table-cell>
          <table:table-cell office:value-type="string">
            <text:p>2013-09-19</text:p>
          </table:table-cell>
          <table:table-cell office:value-type="float" office:value="22698021224">
            <text:p>2269802122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BC 5.93 ↑ ( 3,9 . 5,2 E12/L ) , Hb 120</text:p>
          </table:table-cell>
          <table:table-cell office:value-type="string">
            <text:p>Hb 120</text:p>
          </table:table-cell>
          <table:table-cell office:value-type="string">
            <text:p><text:s/>( 117 . 153 g/L ) , Hct 38 ( 35</text:p>
          </table:table-cell>
          <table:table-cell office:value-type="string">
            <text:p>Hb</text:p>
          </table:table-cell>
          <table:table-cell office:value-type="float" office:value="120">
            <text:p>12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505194">
            <text:p>24505194</text:p>
          </table:table-cell>
          <table:table-cell office:value-type="float" office:value="177245728">
            <text:p>177245728</text:p>
          </table:table-cell>
          <table:table-cell office:value-type="string">
            <text:p>2013-05-1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8556184537">
            <text:p>1855618453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) RBC 4.76 ( 3,5 . 5,6 E12/L ) Hb 120</text:p>
          </table:table-cell>
          <table:table-cell office:value-type="string">
            <text:p>Hb 120</text:p>
          </table:table-cell>
          <table:table-cell office:value-type="string">
            <text:p><text:s/>( 106 . 145 g/L ) Hct 35 ( 31 .</text:p>
          </table:table-cell>
          <table:table-cell office:value-type="string">
            <text:p>Hb</text:p>
          </table:table-cell>
          <table:table-cell office:value-type="float" office:value="120">
            <text:p>12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084385">
            <text:p>12084385</text:p>
          </table:table-cell>
          <table:table-cell office:value-type="float" office:value="158179668">
            <text:p>158179668</text:p>
          </table:table-cell>
          <table:table-cell office:value-type="string">
            <text:p>2012-02-14</text:p>
          </table:table-cell>
          <table:table-cell office:value-type="string">
            <text:p>A</text:p>
          </table:table-cell>
          <table:table-cell office:value-type="string">
            <text:p>2012-02-14</text:p>
          </table:table-cell>
          <table:table-cell office:value-type="float" office:value="44805821049">
            <text:p>4480582104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) RBC 4.45 ( 3,8 . 5,6 E12/L ) HGB 120</text:p>
          </table:table-cell>
          <table:table-cell office:value-type="string">
            <text:p>HGB 120</text:p>
          </table:table-cell>
          <table:table-cell office:value-type="string">
            <text:p><text:s/>( 110 . 157 g/L ) HCT 34 ( 34 .</text:p>
          </table:table-cell>
          <table:table-cell office:value-type="string">
            <text:p>HGB</text:p>
          </table:table-cell>
          <table:table-cell office:value-type="float" office:value="120">
            <text:p>12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833532">
            <text:p>3833532</text:p>
          </table:table-cell>
          <table:table-cell office:value-type="float" office:value="147420163">
            <text:p>147420163</text:p>
          </table:table-cell>
          <table:table-cell office:value-type="string">
            <text:p>2012-11-0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3781297414">
            <text:p>8378129741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emoglobiin 120 g/l</text:p>
          </table:table-cell>
          <table:table-cell/>
          <table:table-cell office:value-type="string">
            <text:p>Hemoglobiin</text:p>
          </table:table-cell>
          <table:table-cell office:value-type="float" office:value="120">
            <text:p>120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530831">
            <text:p>9530831</text:p>
          </table:table-cell>
          <table:table-cell office:value-type="float" office:value="216085288">
            <text:p>216085288</text:p>
          </table:table-cell>
          <table:table-cell office:value-type="string">
            <text:p>2013-12-16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5998400">
            <text:p>673045998400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Analüüsides Hgb 120</text:p>
          </table:table-cell>
          <table:table-cell office:value-type="string">
            <text:p>Hgb 120</text:p>
          </table:table-cell>
          <table:table-cell office:value-type="string">
            <text:p>-&gt; 132 .</text:p>
          </table:table-cell>
          <table:table-cell office:value-type="string">
            <text:p>Hgb</text:p>
          </table:table-cell>
          <table:table-cell office:value-type="float" office:value="120">
            <text:p>12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05980">
            <text:p>605980</text:p>
          </table:table-cell>
          <table:table-cell office:value-type="float" office:value="90511653">
            <text:p>90511653</text:p>
          </table:table-cell>
          <table:table-cell office:value-type="string">
            <text:p>2012-03-27</text:p>
          </table:table-cell>
          <table:table-cell office:value-type="string">
            <text:p>S</text:p>
          </table:table-cell>
          <table:table-cell office:value-type="string">
            <text:p>2012-03-22</text:p>
          </table:table-cell>
          <table:table-cell office:value-type="float" office:value="23875493718">
            <text:p>2387549371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) RBC 4.63 ( 4,0 . 5,6 E12/L ) HGB 120</text:p>
          </table:table-cell>
          <table:table-cell office:value-type="string">
            <text:p>HGB 120</text:p>
          </table:table-cell>
          <table:table-cell office:value-type="string">
            <text:p><text:s/>( 120 . 160 g/L ) HCT 39 ( 36 .</text:p>
          </table:table-cell>
          <table:table-cell office:value-type="string">
            <text:p>HGB</text:p>
          </table:table-cell>
          <table:table-cell office:value-type="float" office:value="120">
            <text:p>12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62744">
            <text:p>16862744</text:p>
          </table:table-cell>
          <table:table-cell office:value-type="float" office:value="186053429">
            <text:p>186053429</text:p>
          </table:table-cell>
          <table:table-cell office:value-type="string">
            <text:p>2013-07-01</text:p>
          </table:table-cell>
          <table:table-cell office:value-type="string">
            <text:p>S</text:p>
          </table:table-cell>
          <table:table-cell office:value-type="string">
            <text:p>2013-06-21</text:p>
          </table:table-cell>
          <table:table-cell office:value-type="float" office:value="41457138975">
            <text:p>4145713897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21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21">
            <text:p>12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250378">
            <text:p>12250378</text:p>
          </table:table-cell>
          <table:table-cell office:value-type="float" office:value="160884503">
            <text:p>160884503</text:p>
          </table:table-cell>
          <table:table-cell office:value-type="string">
            <text:p>2013-02-05</text:p>
          </table:table-cell>
          <table:table-cell office:value-type="string">
            <text:p>A</text:p>
          </table:table-cell>
          <table:table-cell office:value-type="string">
            <text:p>2013-02-04</text:p>
          </table:table-cell>
          <table:table-cell office:value-type="float" office:value="32980933397">
            <text:p>3298093339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) RBC 4.24 ( 3,9 . 5,2 E12/L ) Hb 121</text:p>
          </table:table-cell>
          <table:table-cell office:value-type="string">
            <text:p>Hb 121</text:p>
          </table:table-cell>
          <table:table-cell office:value-type="string">
            <text:p><text:s/>( 117 . 153 g/L ) Hct 36 ( 35 .</text:p>
          </table:table-cell>
          <table:table-cell office:value-type="string">
            <text:p>Hb</text:p>
          </table:table-cell>
          <table:table-cell office:value-type="float" office:value="121">
            <text:p>12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066308">
            <text:p>13066308</text:p>
          </table:table-cell>
          <table:table-cell office:value-type="float" office:value="208886862">
            <text:p>208886862</text:p>
          </table:table-cell>
          <table:table-cell office:value-type="string">
            <text:p>2013-11-13</text:p>
          </table:table-cell>
          <table:table-cell office:value-type="string">
            <text:p>A</text:p>
          </table:table-cell>
          <table:table-cell office:value-type="string">
            <text:p>2013-11-13</text:p>
          </table:table-cell>
          <table:table-cell office:value-type="float" office:value="67351697708">
            <text:p>6735169770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21g/l</text:p>
          </table:table-cell>
          <table:table-cell office:value-type="string">
            <text:p><text:s/>, kliiniline veri normis</text:p>
          </table:table-cell>
          <table:table-cell office:value-type="string">
            <text:p>Hgb</text:p>
          </table:table-cell>
          <table:table-cell office:value-type="float" office:value="121">
            <text:p>121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09075">
            <text:p>809075</text:p>
          </table:table-cell>
          <table:table-cell office:value-type="float" office:value="86474110">
            <text:p>86474110</text:p>
          </table:table-cell>
          <table:table-cell office:value-type="string">
            <text:p>2012-03-09</text:p>
          </table:table-cell>
          <table:table-cell office:value-type="string">
            <text:p>S</text:p>
          </table:table-cell>
          <table:table-cell office:value-type="string">
            <text:p>2012-03-05</text:p>
          </table:table-cell>
          <table:table-cell office:value-type="float" office:value="26617394519">
            <text:p>2661739451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([0-9])+(\s?[,.]\s?[0-9]+)?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) RBC 4.47 ( 3,9 . 5,2 E12/L ) HGB 122</text:p>
          </table:table-cell>
          <table:table-cell office:value-type="string">
            <text:p>HGB 122</text:p>
          </table:table-cell>
          <table:table-cell office:value-type="string">
            <text:p><text:s/>( 117 . 153 g/L ) HCT 38 ( 35 .</text:p>
          </table:table-cell>
          <table:table-cell office:value-type="string">
            <text:p>HGB</text:p>
          </table:table-cell>
          <table:table-cell office:value-type="float" office:value="122">
            <text:p>12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142846">
            <text:p>23142846</text:p>
          </table:table-cell>
          <table:table-cell office:value-type="float" office:value="158180023">
            <text:p>158180023</text:p>
          </table:table-cell>
          <table:table-cell office:value-type="string">
            <text:p>2012-02-04</text:p>
          </table:table-cell>
          <table:table-cell office:value-type="string">
            <text:p>A</text:p>
          </table:table-cell>
          <table:table-cell office:value-type="string">
            <text:p>2012-02-04</text:p>
          </table:table-cell>
          <table:table-cell office:value-type="float" office:value="67635693481">
            <text:p>6763569348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) RBC 4.85 ( 3,5 . 5,6 E12/L ) HGB 122</text:p>
          </table:table-cell>
          <table:table-cell office:value-type="string">
            <text:p>HGB 122</text:p>
          </table:table-cell>
          <table:table-cell office:value-type="string">
            <text:p><text:s/>( 106 . 145 g/L )</text:p>
          </table:table-cell>
          <table:table-cell office:value-type="string">
            <text:p>HGB</text:p>
          </table:table-cell>
          <table:table-cell office:value-type="float" office:value="122">
            <text:p>12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27520">
            <text:p>16627520</text:p>
          </table:table-cell>
          <table:table-cell office:value-type="float" office:value="167074483">
            <text:p>167074483</text:p>
          </table:table-cell>
          <table:table-cell office:value-type="string">
            <text:p>2013-03-11</text:p>
          </table:table-cell>
          <table:table-cell office:value-type="string">
            <text:p>S</text:p>
          </table:table-cell>
          <table:table-cell office:value-type="string">
            <text:p>2013-03-03</text:p>
          </table:table-cell>
          <table:table-cell office:value-type="float" office:value="673035041584">
            <text:p>67303504158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22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22">
            <text:p>12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49248">
            <text:p>16249248</text:p>
          </table:table-cell>
          <table:table-cell office:value-type="float" office:value="178380083">
            <text:p>178380083</text:p>
          </table:table-cell>
          <table:table-cell office:value-type="string">
            <text:p>2013-05-20</text:p>
          </table:table-cell>
          <table:table-cell office:value-type="string">
            <text:p>S</text:p>
          </table:table-cell>
          <table:table-cell office:value-type="string">
            <text:p>2013-05-15</text:p>
          </table:table-cell>
          <table:table-cell office:value-type="float" office:value="83065859462">
            <text:p>8306585946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) RBC 4.43 ( 3,8 . 5,6 E12/L ) Hb 122</text:p>
          </table:table-cell>
          <table:table-cell office:value-type="string">
            <text:p>Hb 122</text:p>
          </table:table-cell>
          <table:table-cell office:value-type="string">
            <text:p><text:s/>( 110 . 157 g/L ) Hct 37 ( 34 .</text:p>
          </table:table-cell>
          <table:table-cell office:value-type="string">
            <text:p>Hb</text:p>
          </table:table-cell>
          <table:table-cell office:value-type="float" office:value="122">
            <text:p>12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55115">
            <text:p>755115</text:p>
          </table:table-cell>
          <table:table-cell office:value-type="float" office:value="139375711">
            <text:p>139375711</text:p>
          </table:table-cell>
          <table:table-cell office:value-type="string">
            <text:p>2012-09-17</text:p>
          </table:table-cell>
          <table:table-cell office:value-type="string">
            <text:p>S</text:p>
          </table:table-cell>
          <table:table-cell office:value-type="string">
            <text:p>2012-09-17</text:p>
          </table:table-cell>
          <table:table-cell office:value-type="float" office:value="92113283909">
            <text:p>9211328390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) RBC 3.94 ( 3,9 . 5,2 E12/L ) HGB 122</text:p>
          </table:table-cell>
          <table:table-cell office:value-type="string">
            <text:p>HGB 122</text:p>
          </table:table-cell>
          <table:table-cell office:value-type="string">
            <text:p><text:s/>( 117 . 153 g/L ) HCT 34 ( 35 .</text:p>
          </table:table-cell>
          <table:table-cell office:value-type="string">
            <text:p>HGB</text:p>
          </table:table-cell>
          <table:table-cell office:value-type="float" office:value="122">
            <text:p>12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673097">
            <text:p>9673097</text:p>
          </table:table-cell>
          <table:table-cell office:value-type="float" office:value="184155179">
            <text:p>184155179</text:p>
          </table:table-cell>
          <table:table-cell office:value-type="string">
            <text:p>2013-06-18</text:p>
          </table:table-cell>
          <table:table-cell office:value-type="string">
            <text:p>S</text:p>
          </table:table-cell>
          <table:table-cell office:value-type="string">
            <text:p>2013-04-09</text:p>
          </table:table-cell>
          <table:table-cell office:value-type="float" office:value="70966278306">
            <text:p>70966278306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Kliiniline ' veri 10.04 : Hgb : 122 g/l</text:p>
          </table:table-cell>
          <table:table-cell office:value-type="string">
            <text:p>Hgb : 122 g/l</text:p>
          </table:table-cell>
          <table:table-cell office:value-type="string">
            <text:p><text:s/>; HCT : 37,2 % ; Lk : 7,0x109/l</text:p>
          </table:table-cell>
          <table:table-cell office:value-type="string">
            <text:p>Hgb</text:p>
          </table:table-cell>
          <table:table-cell office:value-type="float" office:value="122">
            <text:p>122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873399">
            <text:p>21873399</text:p>
          </table:table-cell>
          <table:table-cell office:value-type="float" office:value="208605365">
            <text:p>208605365</text:p>
          </table:table-cell>
          <table:table-cell office:value-type="string">
            <text:p>2013-11-12</text:p>
          </table:table-cell>
          <table:table-cell office:value-type="string">
            <text:p>A</text:p>
          </table:table-cell>
          <table:table-cell office:value-type="string">
            <text:p>2013-02-21</text:p>
          </table:table-cell>
          <table:table-cell office:value-type="float" office:value="673030452309">
            <text:p>67303045230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22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22">
            <text:p>12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250629">
            <text:p>10250629</text:p>
          </table:table-cell>
          <table:table-cell office:value-type="float" office:value="178683554">
            <text:p>178683554</text:p>
          </table:table-cell>
          <table:table-cell office:value-type="string">
            <text:p>2013-05-21</text:p>
          </table:table-cell>
          <table:table-cell office:value-type="string">
            <text:p>S</text:p>
          </table:table-cell>
          <table:table-cell office:value-type="string">
            <text:p>2013-05-16</text:p>
          </table:table-cell>
          <table:table-cell office:value-type="float" office:value="673042924432">
            <text:p>673042924432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CRV 12,2 mg / l ; Lk 4,8 ; Hgb 122 g/l</text:p>
          </table:table-cell>
          <table:table-cell office:value-type="string">
            <text:p>Hgb 122 g/l</text:p>
          </table:table-cell>
          <table:table-cell/>
          <table:table-cell office:value-type="string">
            <text:p>Hgb</text:p>
          </table:table-cell>
          <table:table-cell office:value-type="float" office:value="122">
            <text:p>122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90011">
            <text:p>16290011</text:p>
          </table:table-cell>
          <table:table-cell office:value-type="float" office:value="176792746">
            <text:p>176792746</text:p>
          </table:table-cell>
          <table:table-cell office:value-type="string">
            <text:p>2013-05-07</text:p>
          </table:table-cell>
          <table:table-cell office:value-type="string">
            <text:p>S</text:p>
          </table:table-cell>
          <table:table-cell office:value-type="string">
            <text:p>2013-05-06</text:p>
          </table:table-cell>
          <table:table-cell office:value-type="float" office:value="69623329824">
            <text:p>6962332982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22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22">
            <text:p>12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550222">
            <text:p>19550222</text:p>
          </table:table-cell>
          <table:table-cell office:value-type="float" office:value="177704826">
            <text:p>177704826</text:p>
          </table:table-cell>
          <table:table-cell office:value-type="string">
            <text:p>2013-04-30</text:p>
          </table:table-cell>
          <table:table-cell office:value-type="string">
            <text:p>A</text:p>
          </table:table-cell>
          <table:table-cell office:value-type="string">
            <text:p>2013-04-08</text:p>
          </table:table-cell>
          <table:table-cell office:value-type="float" office:value="18467780416">
            <text:p>1846778041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08.04.201316 : 05 : Hemoglobiin 122 g/L</text:p>
          </table:table-cell>
          <table:table-cell office:value-type="string">
            <text:p>Hemoglobiin 122 g/L</text:p>
          </table:table-cell>
          <table:table-cell/>
          <table:table-cell office:value-type="string">
            <text:p>Hemoglobiin</text:p>
          </table:table-cell>
          <table:table-cell office:value-type="float" office:value="122">
            <text:p>122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455949">
            <text:p>23455949</text:p>
          </table:table-cell>
          <table:table-cell office:value-type="float" office:value="156380181">
            <text:p>156380181</text:p>
          </table:table-cell>
          <table:table-cell office:value-type="string">
            <text:p>2012-03-02</text:p>
          </table:table-cell>
          <table:table-cell office:value-type="string">
            <text:p>A</text:p>
          </table:table-cell>
          <table:table-cell office:value-type="string">
            <text:p>2012-02-13</text:p>
          </table:table-cell>
          <table:table-cell office:value-type="float" office:value="65735357580">
            <text:p>6573535758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23 g/l</text:p>
          </table:table-cell>
          <table:table-cell/>
          <table:table-cell office:value-type="string">
            <text:p>Hgb</text:p>
          </table:table-cell>
          <table:table-cell office:value-type="float" office:value="123">
            <text:p>123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30631">
            <text:p>430631</text:p>
          </table:table-cell>
          <table:table-cell office:value-type="float" office:value="152470919">
            <text:p>152470919</text:p>
          </table:table-cell>
          <table:table-cell office:value-type="string">
            <text:p>2012-12-07</text:p>
          </table:table-cell>
          <table:table-cell office:value-type="string">
            <text:p>S</text:p>
          </table:table-cell>
          <table:table-cell office:value-type="string">
            <text:p>2012-12-06</text:p>
          </table:table-cell>
          <table:table-cell office:value-type="float" office:value="50647323470">
            <text:p>5064732347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23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23">
            <text:p>12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768644">
            <text:p>12768644</text:p>
          </table:table-cell>
          <table:table-cell office:value-type="float" office:value="170655063">
            <text:p>170655063</text:p>
          </table:table-cell>
          <table:table-cell office:value-type="string">
            <text:p>2013-04-07</text:p>
          </table:table-cell>
          <table:table-cell office:value-type="string">
            <text:p>A</text:p>
          </table:table-cell>
          <table:table-cell office:value-type="string">
            <text:p>2013-04-07</text:p>
          </table:table-cell>
          <table:table-cell office:value-type="float" office:value="50574612310">
            <text:p>5057461231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23</text:p>
          </table:table-cell>
          <table:table-cell office:value-type="string">
            <text:p><text:s/>( 106 . 145 g/L )</text:p>
          </table:table-cell>
          <table:table-cell office:value-type="string">
            <text:p>Hb</text:p>
          </table:table-cell>
          <table:table-cell office:value-type="float" office:value="123">
            <text:p>12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258259">
            <text:p>22258259</text:p>
          </table:table-cell>
          <table:table-cell office:value-type="float" office:value="206439619">
            <text:p>206439619</text:p>
          </table:table-cell>
          <table:table-cell office:value-type="string">
            <text:p>2013-10-25</text:p>
          </table:table-cell>
          <table:table-cell office:value-type="string">
            <text:p>A</text:p>
          </table:table-cell>
          <table:table-cell office:value-type="string">
            <text:p>2013-10-02</text:p>
          </table:table-cell>
          <table:table-cell office:value-type="float" office:value="39321587459">
            <text:p>3932158745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23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23">
            <text:p>12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650485">
            <text:p>7650485</text:p>
          </table:table-cell>
          <table:table-cell office:value-type="float" office:value="84711482">
            <text:p>84711482</text:p>
          </table:table-cell>
          <table:table-cell office:value-type="string">
            <text:p>2012-02-20</text:p>
          </table:table-cell>
          <table:table-cell office:value-type="string">
            <text:p>A</text:p>
          </table:table-cell>
          <table:table-cell office:value-type="string">
            <text:p>2012-02-13</text:p>
          </table:table-cell>
          <table:table-cell office:value-type="float" office:value="48250224107">
            <text:p>48250224107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23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23">
            <text:p>12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667455">
            <text:p>23667455</text:p>
          </table:table-cell>
          <table:table-cell office:value-type="float" office:value="176195612">
            <text:p>176195612</text:p>
          </table:table-cell>
          <table:table-cell office:value-type="string">
            <text:p>2013-05-08</text:p>
          </table:table-cell>
          <table:table-cell office:value-type="string">
            <text:p>A</text:p>
          </table:table-cell>
          <table:table-cell office:value-type="string">
            <text:p>2013-04-25</text:p>
          </table:table-cell>
          <table:table-cell office:value-type="float" office:value="673030400311">
            <text:p>67303040031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23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23">
            <text:p>12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62442">
            <text:p>762442</text:p>
          </table:table-cell>
          <table:table-cell office:value-type="float" office:value="145795955">
            <text:p>145795955</text:p>
          </table:table-cell>
          <table:table-cell office:value-type="string">
            <text:p>2012-11-05</text:p>
          </table:table-cell>
          <table:table-cell office:value-type="string">
            <text:p>S</text:p>
          </table:table-cell>
          <table:table-cell office:value-type="string">
            <text:p>2012-10-28</text:p>
          </table:table-cell>
          <table:table-cell office:value-type="float" office:value="48134531337">
            <text:p>4813453133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24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24">
            <text:p>12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830853">
            <text:p>15830853</text:p>
          </table:table-cell>
          <table:table-cell office:value-type="float" office:value="172983954">
            <text:p>172983954</text:p>
          </table:table-cell>
          <table:table-cell office:value-type="string">
            <text:p>2013-04-05</text:p>
          </table:table-cell>
          <table:table-cell office:value-type="string">
            <text:p>S</text:p>
          </table:table-cell>
          <table:table-cell office:value-type="string">
            <text:p>2013-04-04</text:p>
          </table:table-cell>
          <table:table-cell office:value-type="float" office:value="56598937887">
            <text:p>5659893788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24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24">
            <text:p>12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318668">
            <text:p>18318668</text:p>
          </table:table-cell>
          <table:table-cell office:value-type="float" office:value="178613184">
            <text:p>178613184</text:p>
          </table:table-cell>
          <table:table-cell office:value-type="string">
            <text:p>2013-05-2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2249262476">
            <text:p>5224926247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Gly 6,3 , Hgb 124</text:p>
          </table:table-cell>
          <table:table-cell office:value-type="string">
            <text:p>Hgb 124</text:p>
          </table:table-cell>
          <table:table-cell office:value-type="string">
            <text:p><text:s/>.</text:p>
          </table:table-cell>
          <table:table-cell office:value-type="string">
            <text:p>Hgb</text:p>
          </table:table-cell>
          <table:table-cell office:value-type="float" office:value="124">
            <text:p>12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10112">
            <text:p>610112</text:p>
          </table:table-cell>
          <table:table-cell office:value-type="float" office:value="134091622">
            <text:p>134091622</text:p>
          </table:table-cell>
          <table:table-cell office:value-type="string">
            <text:p>2012-08-03</text:p>
          </table:table-cell>
          <table:table-cell office:value-type="string">
            <text:p>S</text:p>
          </table:table-cell>
          <table:table-cell office:value-type="string">
            <text:p>2012-07-31</text:p>
          </table:table-cell>
          <table:table-cell office:value-type="float" office:value="62424760211">
            <text:p>62424760211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) RBC 4.66 ( 3,8 . 5,6 E12/L ) HGB 124</text:p>
          </table:table-cell>
          <table:table-cell office:value-type="string">
            <text:p>HGB 124</text:p>
          </table:table-cell>
          <table:table-cell office:value-type="string">
            <text:p><text:s/>( 110 . 157 g/L ) HCT 36 ( 34 .</text:p>
          </table:table-cell>
          <table:table-cell office:value-type="string">
            <text:p>HGB</text:p>
          </table:table-cell>
          <table:table-cell office:value-type="float" office:value="124">
            <text:p>12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962933">
            <text:p>12962933</text:p>
          </table:table-cell>
          <table:table-cell office:value-type="float" office:value="158008355">
            <text:p>158008355</text:p>
          </table:table-cell>
          <table:table-cell office:value-type="string">
            <text:p>2012-12-18</text:p>
          </table:table-cell>
          <table:table-cell office:value-type="string">
            <text:p>A</text:p>
          </table:table-cell>
          <table:table-cell office:value-type="string">
            <text:p>2012-10-22</text:p>
          </table:table-cell>
          <table:table-cell office:value-type="float" office:value="673037235326">
            <text:p>67303723532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24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24">
            <text:p>12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152677">
            <text:p>6152677</text:p>
          </table:table-cell>
          <table:table-cell office:value-type="float" office:value="90337238">
            <text:p>90337238</text:p>
          </table:table-cell>
          <table:table-cell office:value-type="string">
            <text:p>2012-04-18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11820396500">
            <text:p>11820396500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e tõusutendentsiga 25 . 26g/l , Hgb 125g/l</text:p>
          </table:table-cell>
          <table:table-cell office:value-type="string">
            <text:p>Hgb 125g/l</text:p>
          </table:table-cell>
          <table:table-cell office:value-type="string">
            <text:p><text:s/>2011 novemnbris autoavarii ( ja</text:p>
          </table:table-cell>
          <table:table-cell office:value-type="string">
            <text:p>Hgb</text:p>
          </table:table-cell>
          <table:table-cell office:value-type="float" office:value="125">
            <text:p>125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00845">
            <text:p>600845</text:p>
          </table:table-cell>
          <table:table-cell office:value-type="float" office:value="134096823">
            <text:p>134096823</text:p>
          </table:table-cell>
          <table:table-cell office:value-type="string">
            <text:p>2012-07-30</text:p>
          </table:table-cell>
          <table:table-cell office:value-type="string">
            <text:p>S</text:p>
          </table:table-cell>
          <table:table-cell office:value-type="string">
            <text:p>2012-07-27</text:p>
          </table:table-cell>
          <table:table-cell office:value-type="float" office:value="76260122597">
            <text:p>7626012259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25</text:p>
          </table:table-cell>
          <table:table-cell office:value-type="string">
            <text:p><text:s/>( 134 . 170 g/L )</text:p>
          </table:table-cell>
          <table:table-cell office:value-type="string">
            <text:p>HGB</text:p>
          </table:table-cell>
          <table:table-cell office:value-type="float" office:value="125">
            <text:p>12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850717">
            <text:p>9850717</text:p>
          </table:table-cell>
          <table:table-cell office:value-type="float" office:value="201874973">
            <text:p>201874973</text:p>
          </table:table-cell>
          <table:table-cell office:value-type="string">
            <text:p>2013-10-08</text:p>
          </table:table-cell>
          <table:table-cell office:value-type="string">
            <text:p>S</text:p>
          </table:table-cell>
          <table:table-cell office:value-type="string">
            <text:p>2013-08-29</text:p>
          </table:table-cell>
          <table:table-cell office:value-type="float" office:value="85436791917">
            <text:p>85436791917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([0-9])+(\s?[,.]\s?[0-9]+)?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l 6,35 -&gt; 6,17 -&gt; 4,87 mmol/l , Hgb 125</text:p>
          </table:table-cell>
          <table:table-cell office:value-type="string">
            <text:p>Hgb 125</text:p>
          </table:table-cell>
          <table:table-cell office:value-type="string">
            <text:p><text:s/>-&gt; 113 g/l , eGFR 68,9 -&gt; 63,36</text:p>
          </table:table-cell>
          <table:table-cell office:value-type="string">
            <text:p>Hgb</text:p>
          </table:table-cell>
          <table:table-cell office:value-type="float" office:value="125">
            <text:p>12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6118">
            <text:p>556118</text:p>
          </table:table-cell>
          <table:table-cell office:value-type="float" office:value="95645775">
            <text:p>95645775</text:p>
          </table:table-cell>
          <table:table-cell office:value-type="string">
            <text:p>2012-04-27</text:p>
          </table:table-cell>
          <table:table-cell office:value-type="string">
            <text:p>S</text:p>
          </table:table-cell>
          <table:table-cell office:value-type="string">
            <text:p>2012-04-19</text:p>
          </table:table-cell>
          <table:table-cell office:value-type="float" office:value="98873661606">
            <text:p>9887366160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25</text:p>
          </table:table-cell>
          <table:table-cell office:value-type="string">
            <text:p><text:s/>( 134 . 170 g/L )</text:p>
          </table:table-cell>
          <table:table-cell office:value-type="string">
            <text:p>HGB</text:p>
          </table:table-cell>
          <table:table-cell office:value-type="float" office:value="125">
            <text:p>12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723464">
            <text:p>6723464</text:p>
          </table:table-cell>
          <table:table-cell office:value-type="float" office:value="142691779">
            <text:p>142691779</text:p>
          </table:table-cell>
          <table:table-cell office:value-type="string">
            <text:p>2012-10-10</text:p>
          </table:table-cell>
          <table:table-cell office:value-type="string">
            <text:p>S</text:p>
          </table:table-cell>
          <table:table-cell office:value-type="string">
            <text:p>2012-10-05</text:p>
          </table:table-cell>
          <table:table-cell office:value-type="float" office:value="23660282396">
            <text:p>23660282396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25</text:p>
          </table:table-cell>
          <table:table-cell office:value-type="string">
            <text:p><text:s/>( 106 . 145 g/L )</text:p>
          </table:table-cell>
          <table:table-cell office:value-type="string">
            <text:p>HGB</text:p>
          </table:table-cell>
          <table:table-cell office:value-type="float" office:value="125">
            <text:p>12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344413">
            <text:p>10344413</text:p>
          </table:table-cell>
          <table:table-cell office:value-type="float" office:value="189549570">
            <text:p>189549570</text:p>
          </table:table-cell>
          <table:table-cell office:value-type="string">
            <text:p>2013-07-24</text:p>
          </table:table-cell>
          <table:table-cell office:value-type="string">
            <text:p>S</text:p>
          </table:table-cell>
          <table:table-cell office:value-type="string">
            <text:p>2013-06-18</text:p>
          </table:table-cell>
          <table:table-cell office:value-type="float" office:value="36013412534">
            <text:p>36013412534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25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25">
            <text:p>12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82844">
            <text:p>16682844</text:p>
          </table:table-cell>
          <table:table-cell office:value-type="float" office:value="172324640">
            <text:p>172324640</text:p>
          </table:table-cell>
          <table:table-cell office:value-type="string">
            <text:p>2013-04-16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49661031239">
            <text:p>4966103123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25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25">
            <text:p>12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926254">
            <text:p>16926254</text:p>
          </table:table-cell>
          <table:table-cell office:value-type="float" office:value="162117405">
            <text:p>162117405</text:p>
          </table:table-cell>
          <table:table-cell office:value-type="string">
            <text:p>2013-02-1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35065">
            <text:p>67303043506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l verepildis vähesed muutused--&gt;Hemoglobiin 125 g/L</text:p>
          </table:table-cell>
          <table:table-cell office:value-type="string">
            <text:p>Hemoglobiin 125 g/L</text:p>
          </table:table-cell>
          <table:table-cell/>
          <table:table-cell office:value-type="string">
            <text:p>Hemoglobiin</text:p>
          </table:table-cell>
          <table:table-cell office:value-type="float" office:value="125">
            <text:p>125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187129">
            <text:p>16187129</text:p>
          </table:table-cell>
          <table:table-cell office:value-type="float" office:value="208328966">
            <text:p>208328966</text:p>
          </table:table-cell>
          <table:table-cell office:value-type="string">
            <text:p>2013-11-11</text:p>
          </table:table-cell>
          <table:table-cell office:value-type="string">
            <text:p>S</text:p>
          </table:table-cell>
          <table:table-cell office:value-type="string">
            <text:p>2013-11-08</text:p>
          </table:table-cell>
          <table:table-cell office:value-type="float" office:value="29854484108">
            <text:p>2985448410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26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26">
            <text:p>12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65554">
            <text:p>2465554</text:p>
          </table:table-cell>
          <table:table-cell office:value-type="float" office:value="138877594">
            <text:p>138877594</text:p>
          </table:table-cell>
          <table:table-cell office:value-type="string">
            <text:p>2012-09-25</text:p>
          </table:table-cell>
          <table:table-cell office:value-type="string">
            <text:p>A</text:p>
          </table:table-cell>
          <table:table-cell office:value-type="string">
            <text:p>2012-09-20</text:p>
          </table:table-cell>
          <table:table-cell office:value-type="float" office:value="73746071888">
            <text:p>7374607188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B-HGB 126 g/l</text:p>
          </table:table-cell>
          <table:table-cell office:value-type="string">
            <text:p>HGB 126 g/l</text:p>
          </table:table-cell>
          <table:table-cell office:value-type="string">
            <text:p><text:s/>118-155</text:p>
          </table:table-cell>
          <table:table-cell office:value-type="string">
            <text:p>HGB</text:p>
          </table:table-cell>
          <table:table-cell office:value-type="float" office:value="126">
            <text:p>126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974292">
            <text:p>22974292</text:p>
          </table:table-cell>
          <table:table-cell office:value-type="float" office:value="184451642">
            <text:p>184451642</text:p>
          </table:table-cell>
          <table:table-cell office:value-type="string">
            <text:p>2013-06-20</text:p>
          </table:table-cell>
          <table:table-cell office:value-type="string">
            <text:p>A</text:p>
          </table:table-cell>
          <table:table-cell office:value-type="string">
            <text:p>2013-06-17</text:p>
          </table:table-cell>
          <table:table-cell office:value-type="float" office:value="40167836711">
            <text:p>4016783671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) RBC 4.29 ( 3,9 . 5,2 E12/L ) Hb 126</text:p>
          </table:table-cell>
          <table:table-cell office:value-type="string">
            <text:p>Hb 126</text:p>
          </table:table-cell>
          <table:table-cell office:value-type="string">
            <text:p><text:s/>( 117 . 153 g/L ) Hct 37 ( 35 .</text:p>
          </table:table-cell>
          <table:table-cell office:value-type="string">
            <text:p>Hb</text:p>
          </table:table-cell>
          <table:table-cell office:value-type="float" office:value="126">
            <text:p>12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861449">
            <text:p>13861449</text:p>
          </table:table-cell>
          <table:table-cell office:value-type="float" office:value="157618999">
            <text:p>157618999</text:p>
          </table:table-cell>
          <table:table-cell office:value-type="string">
            <text:p>2013-01-15</text:p>
          </table:table-cell>
          <table:table-cell office:value-type="string">
            <text:p>A</text:p>
          </table:table-cell>
          <table:table-cell office:value-type="string">
            <text:p>2012-11-20</text:p>
          </table:table-cell>
          <table:table-cell office:value-type="float" office:value="63631958644">
            <text:p>6363195864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26</text:p>
          </table:table-cell>
          <table:table-cell office:value-type="string">
            <text:p><text:s/>( 106 . 145 g/L )</text:p>
          </table:table-cell>
          <table:table-cell office:value-type="string">
            <text:p>HGB</text:p>
          </table:table-cell>
          <table:table-cell office:value-type="float" office:value="126">
            <text:p>12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974287">
            <text:p>7974287</text:p>
          </table:table-cell>
          <table:table-cell office:value-type="float" office:value="131780311">
            <text:p>131780311</text:p>
          </table:table-cell>
          <table:table-cell office:value-type="string">
            <text:p>2012-07-11</text:p>
          </table:table-cell>
          <table:table-cell office:value-type="string">
            <text:p>A</text:p>
          </table:table-cell>
          <table:table-cell office:value-type="string">
            <text:p>2012-07-09</text:p>
          </table:table-cell>
          <table:table-cell office:value-type="float" office:value="76814227374">
            <text:p>76814227374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26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26">
            <text:p>12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352483">
            <text:p>23352483</text:p>
          </table:table-cell>
          <table:table-cell office:value-type="float" office:value="167908263">
            <text:p>167908263</text:p>
          </table:table-cell>
          <table:table-cell office:value-type="string">
            <text:p>2013-03-21</text:p>
          </table:table-cell>
          <table:table-cell office:value-type="string">
            <text:p>A</text:p>
          </table:table-cell>
          <table:table-cell office:value-type="string">
            <text:p>2012-12-14</text:p>
          </table:table-cell>
          <table:table-cell office:value-type="float" office:value="62106770170">
            <text:p>6210677017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) RBC 4.14 ( 3,9 . 5,2 E12/L ) Hb 126</text:p>
          </table:table-cell>
          <table:table-cell office:value-type="string">
            <text:p>Hb 126</text:p>
          </table:table-cell>
          <table:table-cell office:value-type="string">
            <text:p><text:s/>( 117 . 153 g/L ) Hct 37 ( 35 .</text:p>
          </table:table-cell>
          <table:table-cell office:value-type="string">
            <text:p>Hb</text:p>
          </table:table-cell>
          <table:table-cell office:value-type="float" office:value="126">
            <text:p>12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060245">
            <text:p>11060245</text:p>
          </table:table-cell>
          <table:table-cell office:value-type="float" office:value="205440995">
            <text:p>205440995</text:p>
          </table:table-cell>
          <table:table-cell office:value-type="string">
            <text:p>2013-10-28</text:p>
          </table:table-cell>
          <table:table-cell office:value-type="string">
            <text:p>A</text:p>
          </table:table-cell>
          <table:table-cell office:value-type="string">
            <text:p>2013-10-28</text:p>
          </table:table-cell>
          <table:table-cell office:value-type="float" office:value="36157438588">
            <text:p>3615743858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26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26">
            <text:p>12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598504">
            <text:p>22598504</text:p>
          </table:table-cell>
          <table:table-cell office:value-type="float" office:value="157995153">
            <text:p>157995153</text:p>
          </table:table-cell>
          <table:table-cell office:value-type="string">
            <text:p>2012-10-25</text:p>
          </table:table-cell>
          <table:table-cell office:value-type="string">
            <text:p>A</text:p>
          </table:table-cell>
          <table:table-cell office:value-type="string">
            <text:p>2012-08-21</text:p>
          </table:table-cell>
          <table:table-cell office:value-type="float" office:value="96937221593">
            <text:p>9693722159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26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26">
            <text:p>12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828199">
            <text:p>10828199</text:p>
          </table:table-cell>
          <table:table-cell office:value-type="float" office:value="157203826">
            <text:p>157203826</text:p>
          </table:table-cell>
          <table:table-cell office:value-type="string">
            <text:p>2012-05-16</text:p>
          </table:table-cell>
          <table:table-cell office:value-type="string">
            <text:p>A</text:p>
          </table:table-cell>
          <table:table-cell office:value-type="string">
            <text:p>2012-05-15</text:p>
          </table:table-cell>
          <table:table-cell office:value-type="float" office:value="97331915604">
            <text:p>9733191560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26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26">
            <text:p>12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51894">
            <text:p>16451894</text:p>
          </table:table-cell>
          <table:table-cell office:value-type="float" office:value="210083476">
            <text:p>210083476</text:p>
          </table:table-cell>
          <table:table-cell office:value-type="string">
            <text:p>2013-11-19</text:p>
          </table:table-cell>
          <table:table-cell office:value-type="string">
            <text:p>S</text:p>
          </table:table-cell>
          <table:table-cell office:value-type="string">
            <text:p>2013-11-08</text:p>
          </table:table-cell>
          <table:table-cell office:value-type="float" office:value="673031725436">
            <text:p>67303172543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26</text:p>
          </table:table-cell>
          <table:table-cell office:value-type="string">
            <text:p><text:s/>↓ ( 134 . 170 g/L )</text:p>
          </table:table-cell>
          <table:table-cell office:value-type="string">
            <text:p>Hb</text:p>
          </table:table-cell>
          <table:table-cell office:value-type="float" office:value="126">
            <text:p>12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74805">
            <text:p>774805</text:p>
          </table:table-cell>
          <table:table-cell office:value-type="float" office:value="148403193">
            <text:p>148403193</text:p>
          </table:table-cell>
          <table:table-cell office:value-type="string">
            <text:p>2012-11-19</text:p>
          </table:table-cell>
          <table:table-cell office:value-type="string">
            <text:p>S</text:p>
          </table:table-cell>
          <table:table-cell office:value-type="string">
            <text:p>2012-11-14</text:p>
          </table:table-cell>
          <table:table-cell office:value-type="float" office:value="52234355775">
            <text:p>5223435577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RBC 5.72 ( 4,0 . 5,6 E12/L ) , HGB 126</text:p>
          </table:table-cell>
          <table:table-cell office:value-type="string">
            <text:p>HGB 126</text:p>
          </table:table-cell>
          <table:table-cell office:value-type="string">
            <text:p><text:s/>( 120 . 160 g/L ) , HCT 39 ( 36</text:p>
          </table:table-cell>
          <table:table-cell office:value-type="string">
            <text:p>HGB</text:p>
          </table:table-cell>
          <table:table-cell office:value-type="float" office:value="126">
            <text:p>12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82257">
            <text:p>682257</text:p>
          </table:table-cell>
          <table:table-cell office:value-type="float" office:value="136343746">
            <text:p>136343746</text:p>
          </table:table-cell>
          <table:table-cell office:value-type="string">
            <text:p>2012-08-31</text:p>
          </table:table-cell>
          <table:table-cell office:value-type="string">
            <text:p>S</text:p>
          </table:table-cell>
          <table:table-cell office:value-type="string">
            <text:p>2012-08-22</text:p>
          </table:table-cell>
          <table:table-cell office:value-type="float" office:value="21070525757">
            <text:p>2107052575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26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26">
            <text:p>12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574997">
            <text:p>21574997</text:p>
          </table:table-cell>
          <table:table-cell office:value-type="float" office:value="194832249">
            <text:p>194832249</text:p>
          </table:table-cell>
          <table:table-cell office:value-type="string">
            <text:p>2013-08-30</text:p>
          </table:table-cell>
          <table:table-cell office:value-type="string">
            <text:p>A</text:p>
          </table:table-cell>
          <table:table-cell office:value-type="string">
            <text:p>2013-08-07</text:p>
          </table:table-cell>
          <table:table-cell office:value-type="float" office:value="673040386847">
            <text:p>67304038684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) RBC 4.26 ( 3,9 . 5,2 E12/L ) Hb 127</text:p>
          </table:table-cell>
          <table:table-cell office:value-type="string">
            <text:p>Hb 127</text:p>
          </table:table-cell>
          <table:table-cell office:value-type="string">
            <text:p><text:s/>( 117 . 153 g/L ) Hct 37 ( 35 .</text:p>
          </table:table-cell>
          <table:table-cell office:value-type="string">
            <text:p>Hb</text:p>
          </table:table-cell>
          <table:table-cell office:value-type="float" office:value="127">
            <text:p>12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535357">
            <text:p>21535357</text:p>
          </table:table-cell>
          <table:table-cell office:value-type="float" office:value="216231445">
            <text:p>216231445</text:p>
          </table:table-cell>
          <table:table-cell office:value-type="string">
            <text:p>2013-12-17</text:p>
          </table:table-cell>
          <table:table-cell office:value-type="string">
            <text:p>A</text:p>
          </table:table-cell>
          <table:table-cell office:value-type="string">
            <text:p>2013-11-05</text:p>
          </table:table-cell>
          <table:table-cell office:value-type="float" office:value="16726285274">
            <text:p>1672628527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27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27">
            <text:p>12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033755">
            <text:p>15033755</text:p>
          </table:table-cell>
          <table:table-cell office:value-type="float" office:value="176913771">
            <text:p>176913771</text:p>
          </table:table-cell>
          <table:table-cell office:value-type="string">
            <text:p>2013-05-10</text:p>
          </table:table-cell>
          <table:table-cell office:value-type="string">
            <text:p>A</text:p>
          </table:table-cell>
          <table:table-cell office:value-type="string">
            <text:p>2013-05-10</text:p>
          </table:table-cell>
          <table:table-cell office:value-type="float" office:value="20851876209">
            <text:p>2085187620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27</text:p>
          </table:table-cell>
          <table:table-cell office:value-type="string">
            <text:p><text:s/>( 106 . 145 g/L )</text:p>
          </table:table-cell>
          <table:table-cell office:value-type="string">
            <text:p>Hb</text:p>
          </table:table-cell>
          <table:table-cell office:value-type="float" office:value="127">
            <text:p>12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676777">
            <text:p>6676777</text:p>
          </table:table-cell>
          <table:table-cell office:value-type="float" office:value="79921569">
            <text:p>79921569</text:p>
          </table:table-cell>
          <table:table-cell office:value-type="string">
            <text:p>2012-01-02</text:p>
          </table:table-cell>
          <table:table-cell office:value-type="string">
            <text:p>S</text:p>
          </table:table-cell>
          <table:table-cell office:value-type="string">
            <text:p>2011-12-27</text:p>
          </table:table-cell>
          <table:table-cell office:value-type="float" office:value="64740730848">
            <text:p>64740730848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27</text:p>
          </table:table-cell>
          <table:table-cell office:value-type="string">
            <text:p><text:s/>( 134 . 170 g/L )</text:p>
          </table:table-cell>
          <table:table-cell office:value-type="string">
            <text:p>HGB</text:p>
          </table:table-cell>
          <table:table-cell office:value-type="float" office:value="127">
            <text:p>12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365060">
            <text:p>14365060</text:p>
          </table:table-cell>
          <table:table-cell office:value-type="float" office:value="173104091">
            <text:p>173104091</text:p>
          </table:table-cell>
          <table:table-cell office:value-type="string">
            <text:p>2013-02-08</text:p>
          </table:table-cell>
          <table:table-cell office:value-type="string">
            <text:p>A</text:p>
          </table:table-cell>
          <table:table-cell office:value-type="string">
            <text:p>2013-02-08</text:p>
          </table:table-cell>
          <table:table-cell office:value-type="float" office:value="84556565707">
            <text:p>8455656570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27</text:p>
          </table:table-cell>
          <table:table-cell office:value-type="string">
            <text:p><text:s/>( 118 . 150 g/L )</text:p>
          </table:table-cell>
          <table:table-cell office:value-type="string">
            <text:p>Hb</text:p>
          </table:table-cell>
          <table:table-cell office:value-type="float" office:value="127">
            <text:p>12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33795">
            <text:p>16233795</text:p>
          </table:table-cell>
          <table:table-cell office:value-type="float" office:value="179444484">
            <text:p>179444484</text:p>
          </table:table-cell>
          <table:table-cell office:value-type="string">
            <text:p>2013-05-24</text:p>
          </table:table-cell>
          <table:table-cell office:value-type="string">
            <text:p>S</text:p>
          </table:table-cell>
          <table:table-cell office:value-type="string">
            <text:p>2013-05-21</text:p>
          </table:table-cell>
          <table:table-cell office:value-type="float" office:value="36634554380">
            <text:p>3663455438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RBC 4.12 ( 3,9 . 5,2 E12/L ) , Hb 127</text:p>
          </table:table-cell>
          <table:table-cell office:value-type="string">
            <text:p>Hb 127</text:p>
          </table:table-cell>
          <table:table-cell office:value-type="string">
            <text:p><text:s/>( 117 . 153 g/L ) , Hct 37 ( 35</text:p>
          </table:table-cell>
          <table:table-cell office:value-type="string">
            <text:p>Hb</text:p>
          </table:table-cell>
          <table:table-cell office:value-type="float" office:value="127">
            <text:p>12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1947">
            <text:p>551947</text:p>
          </table:table-cell>
          <table:table-cell office:value-type="float" office:value="141702363">
            <text:p>141702363</text:p>
          </table:table-cell>
          <table:table-cell office:value-type="string">
            <text:p>2012-10-08</text:p>
          </table:table-cell>
          <table:table-cell office:value-type="string">
            <text:p>S</text:p>
          </table:table-cell>
          <table:table-cell office:value-type="string">
            <text:p>2012-10-04</text:p>
          </table:table-cell>
          <table:table-cell office:value-type="float" office:value="80744832904">
            <text:p>80744832904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27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27">
            <text:p>12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279124">
            <text:p>10279124</text:p>
          </table:table-cell>
          <table:table-cell office:value-type="float" office:value="199608679">
            <text:p>199608679</text:p>
          </table:table-cell>
          <table:table-cell office:value-type="string">
            <text:p>2013-09-25</text:p>
          </table:table-cell>
          <table:table-cell office:value-type="string">
            <text:p>S</text:p>
          </table:table-cell>
          <table:table-cell office:value-type="string">
            <text:p>2013-09-12</text:p>
          </table:table-cell>
          <table:table-cell office:value-type="float" office:value="673037003439">
            <text:p>673037003439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27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27">
            <text:p>12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381037">
            <text:p>22381037</text:p>
          </table:table-cell>
          <table:table-cell office:value-type="float" office:value="157027512">
            <text:p>157027512</text:p>
          </table:table-cell>
          <table:table-cell office:value-type="string">
            <text:p>2012-06-18</text:p>
          </table:table-cell>
          <table:table-cell office:value-type="string">
            <text:p>A</text:p>
          </table:table-cell>
          <table:table-cell office:value-type="string">
            <text:p>2012-03-06</text:p>
          </table:table-cell>
          <table:table-cell office:value-type="float" office:value="12513465171">
            <text:p>1251346517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27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27">
            <text:p>12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66066">
            <text:p>566066</text:p>
          </table:table-cell>
          <table:table-cell office:value-type="float" office:value="120817394">
            <text:p>120817394</text:p>
          </table:table-cell>
          <table:table-cell office:value-type="string">
            <text:p>2012-05-05</text:p>
          </table:table-cell>
          <table:table-cell office:value-type="string">
            <text:p>S</text:p>
          </table:table-cell>
          <table:table-cell office:value-type="string">
            <text:p>2012-04-21</text:p>
          </table:table-cell>
          <table:table-cell office:value-type="float" office:value="94098022112">
            <text:p>9409802211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aB-Hb 127</text:p>
          </table:table-cell>
          <table:table-cell office:value-type="string">
            <text:p>Hb 127</text:p>
          </table:table-cell>
          <table:table-cell office:value-type="string">
            <text:p><text:s/>( g/L )</text:p>
          </table:table-cell>
          <table:table-cell office:value-type="string">
            <text:p>Hb</text:p>
          </table:table-cell>
          <table:table-cell office:value-type="float" office:value="127">
            <text:p>12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085178">
            <text:p>12085178</text:p>
          </table:table-cell>
          <table:table-cell office:value-type="float" office:value="211550454">
            <text:p>211550454</text:p>
          </table:table-cell>
          <table:table-cell office:value-type="string">
            <text:p>2013-11-26</text:p>
          </table:table-cell>
          <table:table-cell office:value-type="string">
            <text:p>A</text:p>
          </table:table-cell>
          <table:table-cell office:value-type="string">
            <text:p>2013-11-14</text:p>
          </table:table-cell>
          <table:table-cell office:value-type="float" office:value="80805828748">
            <text:p>8080582874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28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28">
            <text:p>12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592888">
            <text:p>6592888</text:p>
          </table:table-cell>
          <table:table-cell office:value-type="float" office:value="91199838">
            <text:p>91199838</text:p>
          </table:table-cell>
          <table:table-cell office:value-type="string">
            <text:p>2012-03-1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20188249534">
            <text:p>20188249534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([0-9])+(\s?[,.]\s?[0-9]+)?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Viimane Hgb128 g/l</text:p>
          </table:table-cell>
          <table:table-cell office:value-type="string">
            <text:p>Hgb128 g/l</text:p>
          </table:table-cell>
          <table:table-cell office:value-type="string">
            <text:p><text:s/>07.03.2012 rahuldavas üldseisun</text:p>
          </table:table-cell>
          <table:table-cell office:value-type="string">
            <text:p>Hgb</text:p>
          </table:table-cell>
          <table:table-cell office:value-type="float" office:value="128">
            <text:p>128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411342">
            <text:p>8411342</text:p>
          </table:table-cell>
          <table:table-cell office:value-type="float" office:value="145925628">
            <text:p>145925628</text:p>
          </table:table-cell>
          <table:table-cell office:value-type="string">
            <text:p>2012-10-31</text:p>
          </table:table-cell>
          <table:table-cell office:value-type="string">
            <text:p>A</text:p>
          </table:table-cell>
          <table:table-cell office:value-type="string">
            <text:p>2012-10-11</text:p>
          </table:table-cell>
          <table:table-cell office:value-type="float" office:value="34908349351">
            <text:p>34908349351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28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28">
            <text:p>12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085340">
            <text:p>23085340</text:p>
          </table:table-cell>
          <table:table-cell office:value-type="float" office:value="160381687">
            <text:p>160381687</text:p>
          </table:table-cell>
          <table:table-cell office:value-type="string">
            <text:p>2013-01-28</text:p>
          </table:table-cell>
          <table:table-cell office:value-type="string">
            <text:p>A</text:p>
          </table:table-cell>
          <table:table-cell office:value-type="string">
            <text:p>2013-01-15</text:p>
          </table:table-cell>
          <table:table-cell office:value-type="float" office:value="87356920306">
            <text:p>8735692030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28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28">
            <text:p>12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690896">
            <text:p>6690896</text:p>
          </table:table-cell>
          <table:table-cell office:value-type="float" office:value="83037258">
            <text:p>83037258</text:p>
          </table:table-cell>
          <table:table-cell office:value-type="string">
            <text:p>2012-02-07</text:p>
          </table:table-cell>
          <table:table-cell office:value-type="string">
            <text:p>S</text:p>
          </table:table-cell>
          <table:table-cell office:value-type="string">
            <text:p>2012-01-30</text:p>
          </table:table-cell>
          <table:table-cell office:value-type="float" office:value="85459037663">
            <text:p>85459037663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28</text:p>
          </table:table-cell>
          <table:table-cell office:value-type="string">
            <text:p><text:s/>( 134 . 170 g/L )</text:p>
          </table:table-cell>
          <table:table-cell office:value-type="string">
            <text:p>HGB</text:p>
          </table:table-cell>
          <table:table-cell office:value-type="float" office:value="128">
            <text:p>12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142984">
            <text:p>12142984</text:p>
          </table:table-cell>
          <table:table-cell office:value-type="float" office:value="174826655">
            <text:p>174826655</text:p>
          </table:table-cell>
          <table:table-cell office:value-type="string">
            <text:p>2013-04-30</text:p>
          </table:table-cell>
          <table:table-cell office:value-type="string">
            <text:p>A</text:p>
          </table:table-cell>
          <table:table-cell office:value-type="string">
            <text:p>2013-04-26</text:p>
          </table:table-cell>
          <table:table-cell office:value-type="float" office:value="78278847895">
            <text:p>7827884789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28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28">
            <text:p>12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277326">
            <text:p>24277326</text:p>
          </table:table-cell>
          <table:table-cell office:value-type="float" office:value="213621719">
            <text:p>213621719</text:p>
          </table:table-cell>
          <table:table-cell office:value-type="string">
            <text:p>2013-12-05</text:p>
          </table:table-cell>
          <table:table-cell office:value-type="string">
            <text:p>A</text:p>
          </table:table-cell>
          <table:table-cell office:value-type="string">
            <text:p>2013-11-04</text:p>
          </table:table-cell>
          <table:table-cell office:value-type="float" office:value="47139657018">
            <text:p>4713965701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28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28">
            <text:p>12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215820">
            <text:p>17215820</text:p>
          </table:table-cell>
          <table:table-cell office:value-type="float" office:value="163087269">
            <text:p>163087269</text:p>
          </table:table-cell>
          <table:table-cell office:value-type="string">
            <text:p>2013-02-1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9060714258">
            <text:p>9906071425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emoglobiin 129 g/l</text:p>
          </table:table-cell>
          <table:table-cell/>
          <table:table-cell office:value-type="string">
            <text:p>Hemoglobiin</text:p>
          </table:table-cell>
          <table:table-cell office:value-type="float" office:value="129">
            <text:p>129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105778">
            <text:p>18105778</text:p>
          </table:table-cell>
          <table:table-cell office:value-type="float" office:value="161877496">
            <text:p>161877496</text:p>
          </table:table-cell>
          <table:table-cell office:value-type="string">
            <text:p>2013-02-12</text:p>
          </table:table-cell>
          <table:table-cell office:value-type="string">
            <text:p>A</text:p>
          </table:table-cell>
          <table:table-cell office:value-type="string">
            <text:p>2013-02-04</text:p>
          </table:table-cell>
          <table:table-cell office:value-type="float" office:value="673030420702">
            <text:p>67303042070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04.02.201316 : 34 : Hemoglobiin 129 g/L</text:p>
          </table:table-cell>
          <table:table-cell office:value-type="string">
            <text:p>Hemoglobiin 129 g/L</text:p>
          </table:table-cell>
          <table:table-cell/>
          <table:table-cell office:value-type="string">
            <text:p>Hemoglobiin</text:p>
          </table:table-cell>
          <table:table-cell office:value-type="float" office:value="129">
            <text:p>129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771681">
            <text:p>19771681</text:p>
          </table:table-cell>
          <table:table-cell office:value-type="float" office:value="168224271">
            <text:p>168224271</text:p>
          </table:table-cell>
          <table:table-cell office:value-type="string">
            <text:p>2013-03-22</text:p>
          </table:table-cell>
          <table:table-cell office:value-type="string">
            <text:p>A</text:p>
          </table:table-cell>
          <table:table-cell office:value-type="string">
            <text:p>2013-03-21</text:p>
          </table:table-cell>
          <table:table-cell office:value-type="float" office:value="45531799879">
            <text:p>4553179987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21.03.201315 : 43 : Hemoglobiin 129 g/L</text:p>
          </table:table-cell>
          <table:table-cell office:value-type="string">
            <text:p>Hemoglobiin 129 g/L</text:p>
          </table:table-cell>
          <table:table-cell/>
          <table:table-cell office:value-type="string">
            <text:p>Hemoglobiin</text:p>
          </table:table-cell>
          <table:table-cell office:value-type="float" office:value="129">
            <text:p>129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764091">
            <text:p>12764091</text:p>
          </table:table-cell>
          <table:table-cell office:value-type="float" office:value="167829165">
            <text:p>167829165</text:p>
          </table:table-cell>
          <table:table-cell office:value-type="string">
            <text:p>2013-03-20</text:p>
          </table:table-cell>
          <table:table-cell office:value-type="string">
            <text:p>A</text:p>
          </table:table-cell>
          <table:table-cell office:value-type="string">
            <text:p>2012-11-06</text:p>
          </table:table-cell>
          <table:table-cell office:value-type="float" office:value="15109464694">
            <text:p>1510946469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) RBC 4.30 ( 3,9 . 5,2 E12/L ) Hb 129</text:p>
          </table:table-cell>
          <table:table-cell office:value-type="string">
            <text:p>Hb 129</text:p>
          </table:table-cell>
          <table:table-cell office:value-type="string">
            <text:p><text:s/>( 117 . 153 g/L ) Hct 38 ( 35 .</text:p>
          </table:table-cell>
          <table:table-cell office:value-type="string">
            <text:p>Hb</text:p>
          </table:table-cell>
          <table:table-cell office:value-type="float" office:value="129">
            <text:p>12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546358">
            <text:p>19546358</text:p>
          </table:table-cell>
          <table:table-cell office:value-type="float" office:value="204739314">
            <text:p>204739314</text:p>
          </table:table-cell>
          <table:table-cell office:value-type="string">
            <text:p>2013-10-2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16160">
            <text:p>67303031616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2008 oli veidi suurem normist ) HGB 129 g/L</text:p>
          </table:table-cell>
          <table:table-cell office:value-type="string">
            <text:p>HGB 129 g/L</text:p>
          </table:table-cell>
          <table:table-cell office:value-type="string">
            <text:p><text:s/>; Transf-sR 4,04 ja ferritiin 1</text:p>
          </table:table-cell>
          <table:table-cell office:value-type="string">
            <text:p>HGB</text:p>
          </table:table-cell>
          <table:table-cell office:value-type="float" office:value="129">
            <text:p>129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919990">
            <text:p>15919990</text:p>
          </table:table-cell>
          <table:table-cell office:value-type="float" office:value="167818563">
            <text:p>167818563</text:p>
          </table:table-cell>
          <table:table-cell office:value-type="string">
            <text:p>2013-02-25</text:p>
          </table:table-cell>
          <table:table-cell office:value-type="string">
            <text:p>S</text:p>
          </table:table-cell>
          <table:table-cell office:value-type="string">
            <text:p>2013-02-23</text:p>
          </table:table-cell>
          <table:table-cell office:value-type="float" office:value="68209216976">
            <text:p>6820921697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29</text:p>
          </table:table-cell>
          <table:table-cell office:value-type="string">
            <text:p><text:s/>( 118 . 150 g/L )</text:p>
          </table:table-cell>
          <table:table-cell office:value-type="string">
            <text:p>Hb</text:p>
          </table:table-cell>
          <table:table-cell office:value-type="float" office:value="129">
            <text:p>12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113384">
            <text:p>8113384</text:p>
          </table:table-cell>
          <table:table-cell office:value-type="float" office:value="144477959">
            <text:p>144477959</text:p>
          </table:table-cell>
          <table:table-cell office:value-type="string">
            <text:p>2012-10-24</text:p>
          </table:table-cell>
          <table:table-cell office:value-type="string">
            <text:p>A</text:p>
          </table:table-cell>
          <table:table-cell office:value-type="string">
            <text:p>2012-10-22</text:p>
          </table:table-cell>
          <table:table-cell office:value-type="float" office:value="69029223506">
            <text:p>69029223506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29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29">
            <text:p>12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193322">
            <text:p>21193322</text:p>
          </table:table-cell>
          <table:table-cell office:value-type="float" office:value="197966935">
            <text:p>197966935</text:p>
          </table:table-cell>
          <table:table-cell office:value-type="string">
            <text:p>2013-09-16</text:p>
          </table:table-cell>
          <table:table-cell office:value-type="string">
            <text:p>A</text:p>
          </table:table-cell>
          <table:table-cell office:value-type="string">
            <text:p>2013-09-02</text:p>
          </table:table-cell>
          <table:table-cell office:value-type="float" office:value="61120625791">
            <text:p>6112062579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Analüüsides : Hgb 129g/l</text:p>
          </table:table-cell>
          <table:table-cell office:value-type="string">
            <text:p>Hgb 129g/l</text:p>
          </table:table-cell>
          <table:table-cell office:value-type="string">
            <text:p><text:s/>, GGT 222,6 u/l , CD4 + 292c/ml</text:p>
          </table:table-cell>
          <table:table-cell office:value-type="string">
            <text:p>Hgb</text:p>
          </table:table-cell>
          <table:table-cell office:value-type="float" office:value="129">
            <text:p>129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28123">
            <text:p>628123</text:p>
          </table:table-cell>
          <table:table-cell office:value-type="float" office:value="142698341">
            <text:p>142698341</text:p>
          </table:table-cell>
          <table:table-cell office:value-type="string">
            <text:p>2012-10-11</text:p>
          </table:table-cell>
          <table:table-cell office:value-type="string">
            <text:p>S</text:p>
          </table:table-cell>
          <table:table-cell office:value-type="string">
            <text:p>2012-10-08</text:p>
          </table:table-cell>
          <table:table-cell office:value-type="float" office:value="76364254569">
            <text:p>7636425456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RBC 5.14 ( 3,8 . 5,6 E12/L ) , HGB 130</text:p>
          </table:table-cell>
          <table:table-cell office:value-type="string">
            <text:p>HGB 130</text:p>
          </table:table-cell>
          <table:table-cell office:value-type="string">
            <text:p><text:s/>( 110 . 157 g/L ) , HCT 38 ( 34</text:p>
          </table:table-cell>
          <table:table-cell office:value-type="string">
            <text:p>HGB</text:p>
          </table:table-cell>
          <table:table-cell office:value-type="float" office:value="130">
            <text:p>13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16246">
            <text:p>716246</text:p>
          </table:table-cell>
          <table:table-cell office:value-type="float" office:value="145801612">
            <text:p>145801612</text:p>
          </table:table-cell>
          <table:table-cell office:value-type="string">
            <text:p>2012-10-30</text:p>
          </table:table-cell>
          <table:table-cell office:value-type="string">
            <text:p>S</text:p>
          </table:table-cell>
          <table:table-cell office:value-type="string">
            <text:p>2012-10-23</text:p>
          </table:table-cell>
          <table:table-cell office:value-type="float" office:value="47789682417">
            <text:p>4778968241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30</text:p>
          </table:table-cell>
          <table:table-cell office:value-type="string">
            <text:p><text:s/>( 134 . 170 g/L )</text:p>
          </table:table-cell>
          <table:table-cell office:value-type="string">
            <text:p>HGB</text:p>
          </table:table-cell>
          <table:table-cell office:value-type="float" office:value="130">
            <text:p>13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453753">
            <text:p>17453753</text:p>
          </table:table-cell>
          <table:table-cell office:value-type="float" office:value="194361997">
            <text:p>194361997</text:p>
          </table:table-cell>
          <table:table-cell office:value-type="string">
            <text:p>2013-08-2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6171529779">
            <text:p>6617152977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6.08.2013 : 16.08.201312 : 44 : Hemoglobiin 130 g/L</text:p>
          </table:table-cell>
          <table:table-cell office:value-type="string">
            <text:p>Hemoglobiin 130 g/L</text:p>
          </table:table-cell>
          <table:table-cell/>
          <table:table-cell office:value-type="string">
            <text:p>Hemoglobiin</text:p>
          </table:table-cell>
          <table:table-cell office:value-type="float" office:value="130">
            <text:p>130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831782">
            <text:p>13831782</text:p>
          </table:table-cell>
          <table:table-cell office:value-type="float" office:value="157990666">
            <text:p>157990666</text:p>
          </table:table-cell>
          <table:table-cell office:value-type="string">
            <text:p>2012-10-01</text:p>
          </table:table-cell>
          <table:table-cell office:value-type="string">
            <text:p>A</text:p>
          </table:table-cell>
          <table:table-cell office:value-type="string">
            <text:p>2012-02-07</text:p>
          </table:table-cell>
          <table:table-cell office:value-type="float" office:value="89777412882">
            <text:p>8977741288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30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30">
            <text:p>13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985013">
            <text:p>4985013</text:p>
          </table:table-cell>
          <table:table-cell office:value-type="float" office:value="149960371">
            <text:p>149960371</text:p>
          </table:table-cell>
          <table:table-cell office:value-type="string">
            <text:p>2012-11-27</text:p>
          </table:table-cell>
          <table:table-cell office:value-type="string">
            <text:p>A</text:p>
          </table:table-cell>
          <table:table-cell office:value-type="string">
            <text:p>2012-11-23</text:p>
          </table:table-cell>
          <table:table-cell office:value-type="float" office:value="48355459254">
            <text:p>4835545925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30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30">
            <text:p>13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19672">
            <text:p>719672</text:p>
          </table:table-cell>
          <table:table-cell office:value-type="float" office:value="123387819">
            <text:p>123387819</text:p>
          </table:table-cell>
          <table:table-cell office:value-type="string">
            <text:p>2012-05-23</text:p>
          </table:table-cell>
          <table:table-cell office:value-type="string">
            <text:p>S</text:p>
          </table:table-cell>
          <table:table-cell office:value-type="string">
            <text:p>2012-05-16</text:p>
          </table:table-cell>
          <table:table-cell office:value-type="float" office:value="77240740703">
            <text:p>7724074070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) RBC 4.71 ( 3,9 . 5,2 E12/L ) HGB 130</text:p>
          </table:table-cell>
          <table:table-cell office:value-type="string">
            <text:p>HGB 130</text:p>
          </table:table-cell>
          <table:table-cell office:value-type="string">
            <text:p><text:s/>( 117 . 153 g/L ) HCT 39 ( 35 .</text:p>
          </table:table-cell>
          <table:table-cell office:value-type="string">
            <text:p>HGB</text:p>
          </table:table-cell>
          <table:table-cell office:value-type="float" office:value="130">
            <text:p>13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064806">
            <text:p>11064806</text:p>
          </table:table-cell>
          <table:table-cell office:value-type="float" office:value="157989093">
            <text:p>157989093</text:p>
          </table:table-cell>
          <table:table-cell office:value-type="string">
            <text:p>2013-01-11</text:p>
          </table:table-cell>
          <table:table-cell office:value-type="string">
            <text:p>A</text:p>
          </table:table-cell>
          <table:table-cell office:value-type="string">
            <text:p>2011-09-13</text:p>
          </table:table-cell>
          <table:table-cell office:value-type="float" office:value="76231874849">
            <text:p>7623187484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30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30">
            <text:p>13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416549">
            <text:p>10416549</text:p>
          </table:table-cell>
          <table:table-cell office:value-type="float" office:value="193936828">
            <text:p>193936828</text:p>
          </table:table-cell>
          <table:table-cell office:value-type="string">
            <text:p>2013-08-13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5438521">
            <text:p>673045438521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30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30">
            <text:p>13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2773">
            <text:p>552773</text:p>
          </table:table-cell>
          <table:table-cell office:value-type="float" office:value="86471449">
            <text:p>86471449</text:p>
          </table:table-cell>
          <table:table-cell office:value-type="string">
            <text:p>2012-03-02</text:p>
          </table:table-cell>
          <table:table-cell office:value-type="string">
            <text:p>S</text:p>
          </table:table-cell>
          <table:table-cell office:value-type="string">
            <text:p>2011-12-30</text:p>
          </table:table-cell>
          <table:table-cell office:value-type="float" office:value="38869697287">
            <text:p>3886969728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30</text:p>
          </table:table-cell>
          <table:table-cell office:value-type="string">
            <text:p><text:s/>( 134 . 170 g/L )</text:p>
          </table:table-cell>
          <table:table-cell office:value-type="string">
            <text:p>HGB</text:p>
          </table:table-cell>
          <table:table-cell office:value-type="float" office:value="130">
            <text:p>13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112867">
            <text:p>20112867</text:p>
          </table:table-cell>
          <table:table-cell office:value-type="float" office:value="199674012">
            <text:p>199674012</text:p>
          </table:table-cell>
          <table:table-cell office:value-type="string">
            <text:p>2013-09-2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3204828152">
            <text:p>1320482815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analüüs 29.08 - pat-ta ; Vere - Hb 131g/l</text:p>
          </table:table-cell>
          <table:table-cell office:value-type="string">
            <text:p>Hb 131g/l</text:p>
          </table:table-cell>
          <table:table-cell office:value-type="string">
            <text:p><text:s/>; trb 312x10/9/l ; leu 10,37x10</text:p>
          </table:table-cell>
          <table:table-cell office:value-type="string">
            <text:p>Hb</text:p>
          </table:table-cell>
          <table:table-cell office:value-type="float" office:value="131">
            <text:p>131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001613">
            <text:p>14001613</text:p>
          </table:table-cell>
          <table:table-cell office:value-type="float" office:value="156380751">
            <text:p>156380751</text:p>
          </table:table-cell>
          <table:table-cell office:value-type="string">
            <text:p>2012-02-03</text:p>
          </table:table-cell>
          <table:table-cell office:value-type="string">
            <text:p>A</text:p>
          </table:table-cell>
          <table:table-cell office:value-type="string">
            <text:p>2011-10-19</text:p>
          </table:table-cell>
          <table:table-cell office:value-type="float" office:value="66066927015">
            <text:p>6606692701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31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31">
            <text:p>13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541645">
            <text:p>21541645</text:p>
          </table:table-cell>
          <table:table-cell office:value-type="float" office:value="195257228">
            <text:p>195257228</text:p>
          </table:table-cell>
          <table:table-cell office:value-type="string">
            <text:p>2013-08-30</text:p>
          </table:table-cell>
          <table:table-cell office:value-type="string">
            <text:p>A</text:p>
          </table:table-cell>
          <table:table-cell office:value-type="string">
            <text:p>2013-08-13</text:p>
          </table:table-cell>
          <table:table-cell office:value-type="float" office:value="14851177663">
            <text:p>1485117766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) RBC 4.53 ( 3,9 . 5,2 E12/L ) Hb 131</text:p>
          </table:table-cell>
          <table:table-cell office:value-type="string">
            <text:p>Hb 131</text:p>
          </table:table-cell>
          <table:table-cell office:value-type="string">
            <text:p><text:s/>( 117 . 153 g/L ) Hct 40 ( 35 .</text:p>
          </table:table-cell>
          <table:table-cell office:value-type="string">
            <text:p>Hb</text:p>
          </table:table-cell>
          <table:table-cell office:value-type="float" office:value="131">
            <text:p>13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940324">
            <text:p>21940324</text:p>
          </table:table-cell>
          <table:table-cell office:value-type="float" office:value="157780370">
            <text:p>157780370</text:p>
          </table:table-cell>
          <table:table-cell office:value-type="string">
            <text:p>2012-08-30</text:p>
          </table:table-cell>
          <table:table-cell office:value-type="string">
            <text:p>A</text:p>
          </table:table-cell>
          <table:table-cell office:value-type="string">
            <text:p>2012-08-13</text:p>
          </table:table-cell>
          <table:table-cell office:value-type="float" office:value="23412858040">
            <text:p>2341285804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31</text:p>
          </table:table-cell>
          <table:table-cell office:value-type="string">
            <text:p><text:s/>( 120 . 160 g/L )</text:p>
          </table:table-cell>
          <table:table-cell office:value-type="string">
            <text:p>HGB</text:p>
          </table:table-cell>
          <table:table-cell office:value-type="float" office:value="131">
            <text:p>13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522225">
            <text:p>2522225</text:p>
          </table:table-cell>
          <table:table-cell office:value-type="float" office:value="152446851">
            <text:p>152446851</text:p>
          </table:table-cell>
          <table:table-cell office:value-type="string">
            <text:p>2012-12-1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3544229648">
            <text:p>5354422964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([0-9])+(\s?[,.]\s?[0-9]+)?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3.12.2012 : 29.11.201215 : 36 : Hemoglobiin 131 g/L</text:p>
          </table:table-cell>
          <table:table-cell office:value-type="string">
            <text:p>Hemoglobiin 131 g/L</text:p>
          </table:table-cell>
          <table:table-cell office:value-type="string">
            <text:p><text:s/>, 29.11.201215 : 22 : ESR ( EDT</text:p>
          </table:table-cell>
          <table:table-cell office:value-type="string">
            <text:p>Hemoglobiin</text:p>
          </table:table-cell>
          <table:table-cell office:value-type="float" office:value="131">
            <text:p>131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453549">
            <text:p>10453549</text:p>
          </table:table-cell>
          <table:table-cell office:value-type="float" office:value="213026618">
            <text:p>213026618</text:p>
          </table:table-cell>
          <table:table-cell office:value-type="string">
            <text:p>2013-12-02</text:p>
          </table:table-cell>
          <table:table-cell office:value-type="string">
            <text:p>S</text:p>
          </table:table-cell>
          <table:table-cell office:value-type="string">
            <text:p>2013-11-28</text:p>
          </table:table-cell>
          <table:table-cell office:value-type="float" office:value="673034113982">
            <text:p>673034113982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31 g/l</text:p>
          </table:table-cell>
          <table:table-cell/>
          <table:table-cell office:value-type="string">
            <text:p>Hgb</text:p>
          </table:table-cell>
          <table:table-cell office:value-type="float" office:value="131">
            <text:p>131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831054">
            <text:p>4831054</text:p>
          </table:table-cell>
          <table:table-cell office:value-type="float" office:value="147497306">
            <text:p>147497306</text:p>
          </table:table-cell>
          <table:table-cell office:value-type="string">
            <text:p>2012-11-06</text:p>
          </table:table-cell>
          <table:table-cell office:value-type="string">
            <text:p>A</text:p>
          </table:table-cell>
          <table:table-cell office:value-type="string">
            <text:p>2012-11-02</text:p>
          </table:table-cell>
          <table:table-cell office:value-type="float" office:value="50968990834">
            <text:p>5096899083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) RBC 3.94 ( 3,9 . 5,2 E12/L ) HGB 131</text:p>
          </table:table-cell>
          <table:table-cell office:value-type="string">
            <text:p>HGB 131</text:p>
          </table:table-cell>
          <table:table-cell office:value-type="string">
            <text:p><text:s/>( 117 . 153 g/L ) HCT 37 ( 35 .</text:p>
          </table:table-cell>
          <table:table-cell office:value-type="string">
            <text:p>HGB</text:p>
          </table:table-cell>
          <table:table-cell office:value-type="float" office:value="131">
            <text:p>13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79179">
            <text:p>16379179</text:p>
          </table:table-cell>
          <table:table-cell office:value-type="float" office:value="178222275">
            <text:p>178222275</text:p>
          </table:table-cell>
          <table:table-cell office:value-type="string">
            <text:p>2013-05-17</text:p>
          </table:table-cell>
          <table:table-cell office:value-type="string">
            <text:p>S</text:p>
          </table:table-cell>
          <table:table-cell office:value-type="string">
            <text:p>2013-05-12</text:p>
          </table:table-cell>
          <table:table-cell office:value-type="float" office:value="39985971934">
            <text:p>3998597193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) RBC 4.37 ( 3,9 . 5,2 E12/L ) Hb 131</text:p>
          </table:table-cell>
          <table:table-cell office:value-type="string">
            <text:p>Hb 131</text:p>
          </table:table-cell>
          <table:table-cell office:value-type="string">
            <text:p><text:s/>( 117 . 153 g/L ) Hct 40 ( 35 .</text:p>
          </table:table-cell>
          <table:table-cell office:value-type="string">
            <text:p>Hb</text:p>
          </table:table-cell>
          <table:table-cell office:value-type="float" office:value="131">
            <text:p>13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557173">
            <text:p>7557173</text:p>
          </table:table-cell>
          <table:table-cell office:value-type="float" office:value="83082796">
            <text:p>83082796</text:p>
          </table:table-cell>
          <table:table-cell office:value-type="string">
            <text:p>2012-02-02</text:p>
          </table:table-cell>
          <table:table-cell office:value-type="string">
            <text:p>A</text:p>
          </table:table-cell>
          <table:table-cell office:value-type="string">
            <text:p>2012-01-16</text:p>
          </table:table-cell>
          <table:table-cell office:value-type="float" office:value="54851852620">
            <text:p>54851852620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31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31">
            <text:p>13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21154">
            <text:p>721154</text:p>
          </table:table-cell>
          <table:table-cell office:value-type="float" office:value="149869069">
            <text:p>149869069</text:p>
          </table:table-cell>
          <table:table-cell office:value-type="string">
            <text:p>2012-11-22</text:p>
          </table:table-cell>
          <table:table-cell office:value-type="string">
            <text:p>S</text:p>
          </table:table-cell>
          <table:table-cell office:value-type="string">
            <text:p>2012-11-15</text:p>
          </table:table-cell>
          <table:table-cell office:value-type="float" office:value="99569334645">
            <text:p>9956933464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32</text:p>
          </table:table-cell>
          <table:table-cell office:value-type="string">
            <text:p><text:s/>( 134 . 170 g/L )</text:p>
          </table:table-cell>
          <table:table-cell office:value-type="string">
            <text:p>HGB</text:p>
          </table:table-cell>
          <table:table-cell office:value-type="float" office:value="132">
            <text:p>13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010953">
            <text:p>24010953</text:p>
          </table:table-cell>
          <table:table-cell office:value-type="float" office:value="171564005">
            <text:p>171564005</text:p>
          </table:table-cell>
          <table:table-cell office:value-type="string">
            <text:p>2013-04-11</text:p>
          </table:table-cell>
          <table:table-cell office:value-type="string">
            <text:p>A</text:p>
          </table:table-cell>
          <table:table-cell office:value-type="string">
            <text:p>2012-05-10</text:p>
          </table:table-cell>
          <table:table-cell office:value-type="float" office:value="45742458178">
            <text:p>4574245817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32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32">
            <text:p>13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19035">
            <text:p>16319035</text:p>
          </table:table-cell>
          <table:table-cell office:value-type="float" office:value="178781769">
            <text:p>178781769</text:p>
          </table:table-cell>
          <table:table-cell office:value-type="string">
            <text:p>2013-05-22</text:p>
          </table:table-cell>
          <table:table-cell office:value-type="string">
            <text:p>S</text:p>
          </table:table-cell>
          <table:table-cell office:value-type="string">
            <text:p>2013-05-12</text:p>
          </table:table-cell>
          <table:table-cell office:value-type="float" office:value="20761676484">
            <text:p>2076167648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32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32">
            <text:p>13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718152">
            <text:p>14718152</text:p>
          </table:table-cell>
          <table:table-cell office:value-type="float" office:value="204584780">
            <text:p>204584780</text:p>
          </table:table-cell>
          <table:table-cell office:value-type="string">
            <text:p>2013-10-23</text:p>
          </table:table-cell>
          <table:table-cell office:value-type="string">
            <text:p>A</text:p>
          </table:table-cell>
          <table:table-cell office:value-type="string">
            <text:p>2013-05-24</text:p>
          </table:table-cell>
          <table:table-cell office:value-type="float" office:value="48983576900">
            <text:p>4898357690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32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32">
            <text:p>13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418654">
            <text:p>9418654</text:p>
          </table:table-cell>
          <table:table-cell office:value-type="float" office:value="188611138">
            <text:p>188611138</text:p>
          </table:table-cell>
          <table:table-cell office:value-type="string">
            <text:p>2013-07-12</text:p>
          </table:table-cell>
          <table:table-cell office:value-type="string">
            <text:p>A</text:p>
          </table:table-cell>
          <table:table-cell office:value-type="string">
            <text:p>2013-07-01</text:p>
          </table:table-cell>
          <table:table-cell office:value-type="float" office:value="673030475230">
            <text:p>673030475230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RBC 3.99 ; HCT 37.3 ; MCV 935 ; HGB 132</text:p>
          </table:table-cell>
          <table:table-cell office:value-type="string">
            <text:p>HGB 132</text:p>
          </table:table-cell>
          <table:table-cell office:value-type="string">
            <text:p><text:s/>; MCH 33 ; MCHC 354 ; PLT 185 ;</text:p>
          </table:table-cell>
          <table:table-cell office:value-type="string">
            <text:p>HGB</text:p>
          </table:table-cell>
          <table:table-cell office:value-type="float" office:value="132">
            <text:p>13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082013">
            <text:p>22082013</text:p>
          </table:table-cell>
          <table:table-cell office:value-type="float" office:value="181661722">
            <text:p>181661722</text:p>
          </table:table-cell>
          <table:table-cell office:value-type="string">
            <text:p>2013-06-06</text:p>
          </table:table-cell>
          <table:table-cell office:value-type="string">
            <text:p>A</text:p>
          </table:table-cell>
          <table:table-cell office:value-type="string">
            <text:p>2013-05-20</text:p>
          </table:table-cell>
          <table:table-cell office:value-type="float" office:value="79515013486">
            <text:p>7951501348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32</text:p>
          </table:table-cell>
          <table:table-cell office:value-type="string">
            <text:p><text:s/>( 134 . 170 g/L )</text:p>
          </table:table-cell>
          <table:table-cell office:value-type="string">
            <text:p>Hb</text:p>
          </table:table-cell>
          <table:table-cell office:value-type="float" office:value="132">
            <text:p>13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086632">
            <text:p>16086632</text:p>
          </table:table-cell>
          <table:table-cell office:value-type="float" office:value="192375138">
            <text:p>192375138</text:p>
          </table:table-cell>
          <table:table-cell office:value-type="string">
            <text:p>2013-08-12</text:p>
          </table:table-cell>
          <table:table-cell office:value-type="string">
            <text:p>S</text:p>
          </table:table-cell>
          <table:table-cell office:value-type="string">
            <text:p>2013-08-09</text:p>
          </table:table-cell>
          <table:table-cell office:value-type="float" office:value="673032255886">
            <text:p>67303225588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32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32">
            <text:p>13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906600">
            <text:p>8906600</text:p>
          </table:table-cell>
          <table:table-cell office:value-type="float" office:value="210802994">
            <text:p>210802994</text:p>
          </table:table-cell>
          <table:table-cell office:value-type="string">
            <text:p>2013-11-2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33072">
            <text:p>673030433072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7,39x109/l , RBC 4,53x1012/l , Hgb 132 g/l</text:p>
          </table:table-cell>
          <table:table-cell office:value-type="string">
            <text:p>Hgb 132 g/l</text:p>
          </table:table-cell>
          <table:table-cell office:value-type="string">
            <text:p><text:s/>, Plt 862 x109/l</text:p>
          </table:table-cell>
          <table:table-cell office:value-type="string">
            <text:p>Hgb</text:p>
          </table:table-cell>
          <table:table-cell office:value-type="float" office:value="132">
            <text:p>132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77433">
            <text:p>16277433</text:p>
          </table:table-cell>
          <table:table-cell office:value-type="float" office:value="191333168">
            <text:p>191333168</text:p>
          </table:table-cell>
          <table:table-cell office:value-type="string">
            <text:p>2013-08-06</text:p>
          </table:table-cell>
          <table:table-cell office:value-type="string">
            <text:p>S</text:p>
          </table:table-cell>
          <table:table-cell office:value-type="string">
            <text:p>2013-07-29</text:p>
          </table:table-cell>
          <table:table-cell office:value-type="float" office:value="13375974982">
            <text:p>1337597498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) RBC 4.19 ( 3,9 . 5,2 E12/L ) Hb 132</text:p>
          </table:table-cell>
          <table:table-cell office:value-type="string">
            <text:p>Hb 132</text:p>
          </table:table-cell>
          <table:table-cell office:value-type="string">
            <text:p><text:s/>( 117 . 153 g/L ) Hct 38 ( 35 .</text:p>
          </table:table-cell>
          <table:table-cell office:value-type="string">
            <text:p>Hb</text:p>
          </table:table-cell>
          <table:table-cell office:value-type="float" office:value="132">
            <text:p>13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247721">
            <text:p>9247721</text:p>
          </table:table-cell>
          <table:table-cell office:value-type="float" office:value="160476064">
            <text:p>160476064</text:p>
          </table:table-cell>
          <table:table-cell office:value-type="string">
            <text:p>2013-01-11</text:p>
          </table:table-cell>
          <table:table-cell office:value-type="string">
            <text:p>A</text:p>
          </table:table-cell>
          <table:table-cell office:value-type="string">
            <text:p>2013-01-11</text:p>
          </table:table-cell>
          <table:table-cell office:value-type="float" office:value="673030358598">
            <text:p>673030358598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BC 4.14 ; HCT 38.0 ; MCV 92 . ; HGB 132</text:p>
          </table:table-cell>
          <table:table-cell office:value-type="string">
            <text:p>HGB 132</text:p>
          </table:table-cell>
          <table:table-cell office:value-type="string">
            <text:p><text:s/>; MCH 32 ; MCHC 348 ; PLT 250 ;</text:p>
          </table:table-cell>
          <table:table-cell office:value-type="string">
            <text:p>HGB</text:p>
          </table:table-cell>
          <table:table-cell office:value-type="float" office:value="132">
            <text:p>13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872846">
            <text:p>17872846</text:p>
          </table:table-cell>
          <table:table-cell office:value-type="float" office:value="162060630">
            <text:p>162060630</text:p>
          </table:table-cell>
          <table:table-cell office:value-type="string">
            <text:p>2013-02-1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2162719506">
            <text:p>4216271950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emoglobiin 132 g/L</text:p>
          </table:table-cell>
          <table:table-cell/>
          <table:table-cell office:value-type="string">
            <text:p>Hemoglobiin</text:p>
          </table:table-cell>
          <table:table-cell office:value-type="float" office:value="132">
            <text:p>132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07771">
            <text:p>16807771</text:p>
          </table:table-cell>
          <table:table-cell office:value-type="float" office:value="191578052">
            <text:p>191578052</text:p>
          </table:table-cell>
          <table:table-cell office:value-type="string">
            <text:p>2013-08-05</text:p>
          </table:table-cell>
          <table:table-cell office:value-type="string">
            <text:p>S</text:p>
          </table:table-cell>
          <table:table-cell office:value-type="string">
            <text:p>2013-08-05</text:p>
          </table:table-cell>
          <table:table-cell office:value-type="float" office:value="31278397560">
            <text:p>3127839756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32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32">
            <text:p>13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786877">
            <text:p>22786877</text:p>
          </table:table-cell>
          <table:table-cell office:value-type="float" office:value="195512043">
            <text:p>195512043</text:p>
          </table:table-cell>
          <table:table-cell office:value-type="string">
            <text:p>2013-09-03</text:p>
          </table:table-cell>
          <table:table-cell office:value-type="string">
            <text:p>A</text:p>
          </table:table-cell>
          <table:table-cell office:value-type="string">
            <text:p>2013-04-02</text:p>
          </table:table-cell>
          <table:table-cell office:value-type="float" office:value="43027239449">
            <text:p>4302723944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33</text:p>
          </table:table-cell>
          <table:table-cell office:value-type="string">
            <text:p><text:s/>( 110 . 157 g/L )</text:p>
          </table:table-cell>
          <table:table-cell office:value-type="string">
            <text:p>Hb</text:p>
          </table:table-cell>
          <table:table-cell office:value-type="float" office:value="133">
            <text:p>13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42885">
            <text:p>16642885</text:p>
          </table:table-cell>
          <table:table-cell office:value-type="float" office:value="219114234">
            <text:p>219114234</text:p>
          </table:table-cell>
          <table:table-cell office:value-type="string">
            <text:p>2013-12-23</text:p>
          </table:table-cell>
          <table:table-cell office:value-type="string">
            <text:p>S</text:p>
          </table:table-cell>
          <table:table-cell office:value-type="string">
            <text:p>2013-11-18</text:p>
          </table:table-cell>
          <table:table-cell office:value-type="float" office:value="673037411661">
            <text:p>67303741166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RBC 4.03 ↓ ( 4,2 . 5,7 E12/L ) Hb 133</text:p>
          </table:table-cell>
          <table:table-cell office:value-type="string">
            <text:p>Hb 133</text:p>
          </table:table-cell>
          <table:table-cell office:value-type="string">
            <text:p><text:s/>↓ ( 134 . 170 g/L ) Hct 38 ↓ ( </text:p>
          </table:table-cell>
          <table:table-cell office:value-type="string">
            <text:p>Hb</text:p>
          </table:table-cell>
          <table:table-cell office:value-type="float" office:value="133">
            <text:p>13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651506">
            <text:p>12651506</text:p>
          </table:table-cell>
          <table:table-cell office:value-type="float" office:value="174511463">
            <text:p>174511463</text:p>
          </table:table-cell>
          <table:table-cell office:value-type="string">
            <text:p>2013-04-29</text:p>
          </table:table-cell>
          <table:table-cell office:value-type="string">
            <text:p>A</text:p>
          </table:table-cell>
          <table:table-cell office:value-type="string">
            <text:p>2013-04-19</text:p>
          </table:table-cell>
          <table:table-cell office:value-type="float" office:value="88040915594">
            <text:p>8804091559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) RBC 4.44 ( 3,9 . 5,2 E12/L ) Hb 133</text:p>
          </table:table-cell>
          <table:table-cell office:value-type="string">
            <text:p>Hb 133</text:p>
          </table:table-cell>
          <table:table-cell office:value-type="string">
            <text:p><text:s/>( 117 . 153 g/L ) Hct 41 ( 35 .</text:p>
          </table:table-cell>
          <table:table-cell office:value-type="string">
            <text:p>Hb</text:p>
          </table:table-cell>
          <table:table-cell office:value-type="float" office:value="133">
            <text:p>13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666248">
            <text:p>11666248</text:p>
          </table:table-cell>
          <table:table-cell office:value-type="float" office:value="195710424">
            <text:p>195710424</text:p>
          </table:table-cell>
          <table:table-cell office:value-type="string">
            <text:p>2013-09-04</text:p>
          </table:table-cell>
          <table:table-cell office:value-type="string">
            <text:p>A</text:p>
          </table:table-cell>
          <table:table-cell office:value-type="string">
            <text:p>2012-10-05</text:p>
          </table:table-cell>
          <table:table-cell office:value-type="float" office:value="66985151235">
            <text:p>6698515123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33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33">
            <text:p>13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025645">
            <text:p>15025645</text:p>
          </table:table-cell>
          <table:table-cell office:value-type="float" office:value="206760271">
            <text:p>206760271</text:p>
          </table:table-cell>
          <table:table-cell office:value-type="string">
            <text:p>2013-02-05</text:p>
          </table:table-cell>
          <table:table-cell office:value-type="string">
            <text:p>A</text:p>
          </table:table-cell>
          <table:table-cell office:value-type="string">
            <text:p>2012-02-07</text:p>
          </table:table-cell>
          <table:table-cell office:value-type="float" office:value="23749431589">
            <text:p>2374943158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33</text:p>
          </table:table-cell>
          <table:table-cell office:value-type="string">
            <text:p><text:s/>( 106 . 145 g/L )</text:p>
          </table:table-cell>
          <table:table-cell office:value-type="string">
            <text:p>HGB</text:p>
          </table:table-cell>
          <table:table-cell office:value-type="float" office:value="133">
            <text:p>13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328701">
            <text:p>3328701</text:p>
          </table:table-cell>
          <table:table-cell office:value-type="float" office:value="88017670">
            <text:p>88017670</text:p>
          </table:table-cell>
          <table:table-cell office:value-type="string">
            <text:p>2012-03-2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3652956213">
            <text:p>5365295621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rindkerevalu tõttu , juhuleiuna HGB133g/L</text:p>
          </table:table-cell>
          <table:table-cell office:value-type="string">
            <text:p>HGB133g/L</text:p>
          </table:table-cell>
          <table:table-cell office:value-type="string">
            <text:p><text:s/>B-sümptoome eitab , kaasuvaid h</text:p>
          </table:table-cell>
          <table:table-cell office:value-type="string">
            <text:p>HGB</text:p>
          </table:table-cell>
          <table:table-cell office:value-type="float" office:value="133">
            <text:p>133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70888">
            <text:p>16470888</text:p>
          </table:table-cell>
          <table:table-cell office:value-type="float" office:value="162533051">
            <text:p>162533051</text:p>
          </table:table-cell>
          <table:table-cell office:value-type="string">
            <text:p>2013-02-09</text:p>
          </table:table-cell>
          <table:table-cell office:value-type="string">
            <text:p>S</text:p>
          </table:table-cell>
          <table:table-cell office:value-type="string">
            <text:p>2013-02-07</text:p>
          </table:table-cell>
          <table:table-cell office:value-type="float" office:value="673030948843">
            <text:p>67303094884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RBC 4.50 ( 4,2 . 5,7 E12/L ) ; Hb 133</text:p>
          </table:table-cell>
          <table:table-cell office:value-type="string">
            <text:p>Hb 133</text:p>
          </table:table-cell>
          <table:table-cell office:value-type="string">
            <text:p><text:s/>( 134 . 170 g/L ) ; Hct 40 ( 40</text:p>
          </table:table-cell>
          <table:table-cell office:value-type="string">
            <text:p>Hb</text:p>
          </table:table-cell>
          <table:table-cell office:value-type="float" office:value="133">
            <text:p>13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57482">
            <text:p>16757482</text:p>
          </table:table-cell>
          <table:table-cell office:value-type="float" office:value="200404436">
            <text:p>200404436</text:p>
          </table:table-cell>
          <table:table-cell office:value-type="string">
            <text:p>2013-09-30</text:p>
          </table:table-cell>
          <table:table-cell office:value-type="string">
            <text:p>S</text:p>
          </table:table-cell>
          <table:table-cell office:value-type="string">
            <text:p>2013-09-17</text:p>
          </table:table-cell>
          <table:table-cell office:value-type="float" office:value="673038954568">
            <text:p>67303895456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33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33">
            <text:p>13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08335">
            <text:p>16808335</text:p>
          </table:table-cell>
          <table:table-cell office:value-type="float" office:value="218635494">
            <text:p>218635494</text:p>
          </table:table-cell>
          <table:table-cell office:value-type="string">
            <text:p>2013-12-13</text:p>
          </table:table-cell>
          <table:table-cell office:value-type="string">
            <text:p>S</text:p>
          </table:table-cell>
          <table:table-cell office:value-type="string">
            <text:p>2013-11-29</text:p>
          </table:table-cell>
          <table:table-cell office:value-type="float" office:value="36818127080">
            <text:p>3681812708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33</text:p>
          </table:table-cell>
          <table:table-cell office:value-type="string">
            <text:p><text:s/>↓ ( 134 . 170 g/L )</text:p>
          </table:table-cell>
          <table:table-cell office:value-type="string">
            <text:p>Hb</text:p>
          </table:table-cell>
          <table:table-cell office:value-type="float" office:value="133">
            <text:p>13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552499">
            <text:p>21552499</text:p>
          </table:table-cell>
          <table:table-cell office:value-type="float" office:value="183378042">
            <text:p>183378042</text:p>
          </table:table-cell>
          <table:table-cell office:value-type="string">
            <text:p>2013-06-14</text:p>
          </table:table-cell>
          <table:table-cell office:value-type="string">
            <text:p>A</text:p>
          </table:table-cell>
          <table:table-cell office:value-type="string">
            <text:p>2013-06-13</text:p>
          </table:table-cell>
          <table:table-cell office:value-type="float" office:value="673030455988">
            <text:p>67303045598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([0-9])+(\s?[,.]\s?[0-9]+)?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V , antiHCV , antiHBs Kuna täna Hgb -133g/l</text:p>
          </table:table-cell>
          <table:table-cell office:value-type="string">
            <text:p>Hgb -133g/l</text:p>
          </table:table-cell>
          <table:table-cell office:value-type="string">
            <text:p><text:s/>ja Er-de indeksid korras , siis</text:p>
          </table:table-cell>
          <table:table-cell office:value-type="string">
            <text:p>Hgb</text:p>
          </table:table-cell>
          <table:table-cell office:value-type="float" office:value="133">
            <text:p>133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441001">
            <text:p>17441001</text:p>
          </table:table-cell>
          <table:table-cell office:value-type="float" office:value="184536243">
            <text:p>184536243</text:p>
          </table:table-cell>
          <table:table-cell office:value-type="string">
            <text:p>2013-06-2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9681315089">
            <text:p>1968131508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aegu ei ole 20.06.201316 : 09 : Hemoglobiin 133 g/L</text:p>
          </table:table-cell>
          <table:table-cell office:value-type="string">
            <text:p>Hemoglobiin 133 g/L</text:p>
          </table:table-cell>
          <table:table-cell/>
          <table:table-cell office:value-type="string">
            <text:p>Hemoglobiin</text:p>
          </table:table-cell>
          <table:table-cell office:value-type="float" office:value="133">
            <text:p>133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764699">
            <text:p>8764699</text:p>
          </table:table-cell>
          <table:table-cell office:value-type="float" office:value="133287588">
            <text:p>133287588</text:p>
          </table:table-cell>
          <table:table-cell office:value-type="string">
            <text:p>2012-07-0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5231267877">
            <text:p>25231267877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33</text:p>
          </table:table-cell>
          <table:table-cell office:value-type="string">
            <text:p><text:s/>( 110 . 157 g/L )</text:p>
          </table:table-cell>
          <table:table-cell office:value-type="string">
            <text:p>HGB</text:p>
          </table:table-cell>
          <table:table-cell office:value-type="float" office:value="133">
            <text:p>13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32332">
            <text:p>632332</text:p>
          </table:table-cell>
          <table:table-cell office:value-type="float" office:value="84605353">
            <text:p>84605353</text:p>
          </table:table-cell>
          <table:table-cell office:value-type="string">
            <text:p>2012-02-07</text:p>
          </table:table-cell>
          <table:table-cell office:value-type="string">
            <text:p>S</text:p>
          </table:table-cell>
          <table:table-cell office:value-type="string">
            <text:p>2012-02-01</text:p>
          </table:table-cell>
          <table:table-cell office:value-type="float" office:value="77064545162">
            <text:p>7706454516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33</text:p>
          </table:table-cell>
          <table:table-cell office:value-type="string">
            <text:p><text:s/>( 134 . 170 g/L )</text:p>
          </table:table-cell>
          <table:table-cell office:value-type="string">
            <text:p>HGB</text:p>
          </table:table-cell>
          <table:table-cell office:value-type="float" office:value="133">
            <text:p>13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05858">
            <text:p>16305858</text:p>
          </table:table-cell>
          <table:table-cell office:value-type="float" office:value="161090400">
            <text:p>161090400</text:p>
          </table:table-cell>
          <table:table-cell office:value-type="string">
            <text:p>2013-02-04</text:p>
          </table:table-cell>
          <table:table-cell office:value-type="string">
            <text:p>S</text:p>
          </table:table-cell>
          <table:table-cell office:value-type="string">
            <text:p>2013-01-17</text:p>
          </table:table-cell>
          <table:table-cell office:value-type="float" office:value="35313978382">
            <text:p>3531397838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33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33">
            <text:p>13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225647">
            <text:p>7225647</text:p>
          </table:table-cell>
          <table:table-cell office:value-type="float" office:value="123624263">
            <text:p>123624263</text:p>
          </table:table-cell>
          <table:table-cell office:value-type="string">
            <text:p>2012-05-23</text:p>
          </table:table-cell>
          <table:table-cell office:value-type="string">
            <text:p>A</text:p>
          </table:table-cell>
          <table:table-cell office:value-type="string">
            <text:p>2012-05-22</text:p>
          </table:table-cell>
          <table:table-cell office:value-type="float" office:value="69029223506">
            <text:p>69029223506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33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33">
            <text:p>13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030005">
            <text:p>11030005</text:p>
          </table:table-cell>
          <table:table-cell office:value-type="float" office:value="180465823">
            <text:p>180465823</text:p>
          </table:table-cell>
          <table:table-cell office:value-type="string">
            <text:p>2013-05-30</text:p>
          </table:table-cell>
          <table:table-cell office:value-type="string">
            <text:p>A</text:p>
          </table:table-cell>
          <table:table-cell office:value-type="string">
            <text:p>2013-05-14</text:p>
          </table:table-cell>
          <table:table-cell office:value-type="float" office:value="62253524778">
            <text:p>6225352477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33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33">
            <text:p>13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297380">
            <text:p>24297380</text:p>
          </table:table-cell>
          <table:table-cell office:value-type="float" office:value="183461370">
            <text:p>183461370</text:p>
          </table:table-cell>
          <table:table-cell office:value-type="string">
            <text:p>2013-06-14</text:p>
          </table:table-cell>
          <table:table-cell office:value-type="string">
            <text:p>A</text:p>
          </table:table-cell>
          <table:table-cell office:value-type="string">
            <text:p>2013-06-04</text:p>
          </table:table-cell>
          <table:table-cell office:value-type="float" office:value="23555816494">
            <text:p>2355581649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33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33">
            <text:p>13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813343">
            <text:p>14813343</text:p>
          </table:table-cell>
          <table:table-cell office:value-type="float" office:value="216851048">
            <text:p>216851048</text:p>
          </table:table-cell>
          <table:table-cell office:value-type="string">
            <text:p>2013-12-19</text:p>
          </table:table-cell>
          <table:table-cell office:value-type="string">
            <text:p>A</text:p>
          </table:table-cell>
          <table:table-cell office:value-type="string">
            <text:p>2013-06-11</text:p>
          </table:table-cell>
          <table:table-cell office:value-type="float" office:value="34694445340">
            <text:p>3469444534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33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33">
            <text:p>13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61349">
            <text:p>1861349</text:p>
          </table:table-cell>
          <table:table-cell office:value-type="float" office:value="129218144">
            <text:p>129218144</text:p>
          </table:table-cell>
          <table:table-cell office:value-type="string">
            <text:p>2012-07-17</text:p>
          </table:table-cell>
          <table:table-cell office:value-type="string">
            <text:p>A</text:p>
          </table:table-cell>
          <table:table-cell office:value-type="string">
            <text:p>2012-07-10</text:p>
          </table:table-cell>
          <table:table-cell office:value-type="float" office:value="17908736016">
            <text:p>1790873601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10.07.201213 : 13 : HGB 134 g/L</text:p>
          </table:table-cell>
          <table:table-cell office:value-type="string">
            <text:p>HGB 134 g/L</text:p>
          </table:table-cell>
          <table:table-cell/>
          <table:table-cell office:value-type="string">
            <text:p>HGB</text:p>
          </table:table-cell>
          <table:table-cell office:value-type="float" office:value="134">
            <text:p>134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42353">
            <text:p>16642353</text:p>
          </table:table-cell>
          <table:table-cell office:value-type="float" office:value="204900252">
            <text:p>204900252</text:p>
          </table:table-cell>
          <table:table-cell office:value-type="string">
            <text:p>2013-10-24</text:p>
          </table:table-cell>
          <table:table-cell office:value-type="string">
            <text:p>S</text:p>
          </table:table-cell>
          <table:table-cell office:value-type="string">
            <text:p>2013-10-14</text:p>
          </table:table-cell>
          <table:table-cell office:value-type="float" office:value="72003397281">
            <text:p>7200339728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34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34">
            <text:p>13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80890">
            <text:p>16380890</text:p>
          </table:table-cell>
          <table:table-cell office:value-type="float" office:value="193722126">
            <text:p>193722126</text:p>
          </table:table-cell>
          <table:table-cell office:value-type="string">
            <text:p>2013-08-23</text:p>
          </table:table-cell>
          <table:table-cell office:value-type="string">
            <text:p>S</text:p>
          </table:table-cell>
          <table:table-cell office:value-type="string">
            <text:p>2013-08-05</text:p>
          </table:table-cell>
          <table:table-cell office:value-type="float" office:value="673035300641">
            <text:p>67303530064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34</text:p>
          </table:table-cell>
          <table:table-cell office:value-type="string">
            <text:p><text:s/>( 110 . 157 g/L )</text:p>
          </table:table-cell>
          <table:table-cell office:value-type="string">
            <text:p>Hb</text:p>
          </table:table-cell>
          <table:table-cell office:value-type="float" office:value="134">
            <text:p>13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921410">
            <text:p>21921410</text:p>
          </table:table-cell>
          <table:table-cell office:value-type="float" office:value="214807186">
            <text:p>214807186</text:p>
          </table:table-cell>
          <table:table-cell office:value-type="string">
            <text:p>2013-12-10</text:p>
          </table:table-cell>
          <table:table-cell office:value-type="string">
            <text:p>A</text:p>
          </table:table-cell>
          <table:table-cell office:value-type="string">
            <text:p>2013-12-06</text:p>
          </table:table-cell>
          <table:table-cell office:value-type="float" office:value="20226359445">
            <text:p>2022635944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RBC 5.39 ↑ ( 4,0 . 5,1 E12/L ) Hb 134</text:p>
          </table:table-cell>
          <table:table-cell office:value-type="string">
            <text:p>Hb 134</text:p>
          </table:table-cell>
          <table:table-cell office:value-type="string">
            <text:p><text:s/>( 117 . 153 g/L ) HCT 43.8 ( 35</text:p>
          </table:table-cell>
          <table:table-cell office:value-type="string">
            <text:p>Hb</text:p>
          </table:table-cell>
          <table:table-cell office:value-type="float" office:value="134">
            <text:p>13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356835">
            <text:p>18356835</text:p>
          </table:table-cell>
          <table:table-cell office:value-type="float" office:value="179125257">
            <text:p>179125257</text:p>
          </table:table-cell>
          <table:table-cell office:value-type="string">
            <text:p>2013-05-2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61966">
            <text:p>67303046196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([0-9])+(\s?[,.]\s?[0-9]+)?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inii tõus , CRv N , leikots N , HGB 134</text:p>
          </table:table-cell>
          <table:table-cell office:value-type="string">
            <text:p>HGB 134</text:p>
          </table:table-cell>
          <table:table-cell office:value-type="string">
            <text:p><text:s/>, chol 5,3</text:p>
          </table:table-cell>
          <table:table-cell office:value-type="string">
            <text:p>HGB</text:p>
          </table:table-cell>
          <table:table-cell office:value-type="float" office:value="134">
            <text:p>13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238277">
            <text:p>10238277</text:p>
          </table:table-cell>
          <table:table-cell office:value-type="float" office:value="197161066">
            <text:p>197161066</text:p>
          </table:table-cell>
          <table:table-cell office:value-type="string">
            <text:p>2013-09-12</text:p>
          </table:table-cell>
          <table:table-cell office:value-type="string">
            <text:p>S</text:p>
          </table:table-cell>
          <table:table-cell office:value-type="string">
            <text:p>2013-09-06</text:p>
          </table:table-cell>
          <table:table-cell office:value-type="float" office:value="54446615384">
            <text:p>54446615384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34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34">
            <text:p>13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23214">
            <text:p>423214</text:p>
          </table:table-cell>
          <table:table-cell office:value-type="float" office:value="131429626">
            <text:p>131429626</text:p>
          </table:table-cell>
          <table:table-cell office:value-type="string">
            <text:p>2012-07-18</text:p>
          </table:table-cell>
          <table:table-cell office:value-type="string">
            <text:p>S</text:p>
          </table:table-cell>
          <table:table-cell office:value-type="string">
            <text:p>2012-07-08</text:p>
          </table:table-cell>
          <table:table-cell office:value-type="float" office:value="55051074209">
            <text:p>5505107420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34</text:p>
          </table:table-cell>
          <table:table-cell office:value-type="string">
            <text:p><text:s/>( 134 . 170 g/L )</text:p>
          </table:table-cell>
          <table:table-cell office:value-type="string">
            <text:p>HGB</text:p>
          </table:table-cell>
          <table:table-cell office:value-type="float" office:value="134">
            <text:p>13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390140">
            <text:p>8390140</text:p>
          </table:table-cell>
          <table:table-cell office:value-type="float" office:value="135301659">
            <text:p>135301659</text:p>
          </table:table-cell>
          <table:table-cell office:value-type="string">
            <text:p>2012-08-14</text:p>
          </table:table-cell>
          <table:table-cell office:value-type="string">
            <text:p>A</text:p>
          </table:table-cell>
          <table:table-cell office:value-type="string">
            <text:p>2012-03-02</text:p>
          </table:table-cell>
          <table:table-cell office:value-type="float" office:value="20802586501">
            <text:p>20802586501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34</text:p>
          </table:table-cell>
          <table:table-cell office:value-type="string">
            <text:p><text:s/>( 134 . 170 g/L )</text:p>
          </table:table-cell>
          <table:table-cell office:value-type="string">
            <text:p>HGB</text:p>
          </table:table-cell>
          <table:table-cell office:value-type="float" office:value="134">
            <text:p>13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109031">
            <text:p>19109031</text:p>
          </table:table-cell>
          <table:table-cell office:value-type="float" office:value="169985810">
            <text:p>169985810</text:p>
          </table:table-cell>
          <table:table-cell office:value-type="string">
            <text:p>2013-03-27</text:p>
          </table:table-cell>
          <table:table-cell office:value-type="string">
            <text:p>A</text:p>
          </table:table-cell>
          <table:table-cell office:value-type="string">
            <text:p>2013-03-26</text:p>
          </table:table-cell>
          <table:table-cell office:value-type="float" office:value="91944127941">
            <text:p>9194412794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26.03.201308 : 23 : 55 : Hemoglobiin 134 g/L</text:p>
          </table:table-cell>
          <table:table-cell office:value-type="string">
            <text:p>Hemoglobiin 134 g/L</text:p>
          </table:table-cell>
          <table:table-cell/>
          <table:table-cell office:value-type="string">
            <text:p>Hemoglobiin</text:p>
          </table:table-cell>
          <table:table-cell office:value-type="float" office:value="134">
            <text:p>134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50450">
            <text:p>650450</text:p>
          </table:table-cell>
          <table:table-cell office:value-type="float" office:value="140851419">
            <text:p>140851419</text:p>
          </table:table-cell>
          <table:table-cell office:value-type="string">
            <text:p>2012-09-28</text:p>
          </table:table-cell>
          <table:table-cell office:value-type="string">
            <text:p>S</text:p>
          </table:table-cell>
          <table:table-cell office:value-type="string">
            <text:p>2012-09-27</text:p>
          </table:table-cell>
          <table:table-cell office:value-type="float" office:value="43879314671">
            <text:p>43879314671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) RBC 4.45 ( 3,9 . 5,2 E12/L ) HGB 134</text:p>
          </table:table-cell>
          <table:table-cell office:value-type="string">
            <text:p>HGB 134</text:p>
          </table:table-cell>
          <table:table-cell office:value-type="string">
            <text:p><text:s/>( 117 . 153 g/L ) HCT 41 ( 35 .</text:p>
          </table:table-cell>
          <table:table-cell office:value-type="string">
            <text:p>HGB</text:p>
          </table:table-cell>
          <table:table-cell office:value-type="float" office:value="134">
            <text:p>13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866913">
            <text:p>15866913</text:p>
          </table:table-cell>
          <table:table-cell office:value-type="float" office:value="169769770">
            <text:p>169769770</text:p>
          </table:table-cell>
          <table:table-cell office:value-type="string">
            <text:p>2013-04-02</text:p>
          </table:table-cell>
          <table:table-cell office:value-type="string">
            <text:p>S</text:p>
          </table:table-cell>
          <table:table-cell office:value-type="string">
            <text:p>2013-04-01</text:p>
          </table:table-cell>
          <table:table-cell office:value-type="float" office:value="94033629253">
            <text:p>9403362925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35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35">
            <text:p>13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102426">
            <text:p>6102426</text:p>
          </table:table-cell>
          <table:table-cell office:value-type="float" office:value="147536643">
            <text:p>147536643</text:p>
          </table:table-cell>
          <table:table-cell office:value-type="string">
            <text:p>2012-09-23</text:p>
          </table:table-cell>
          <table:table-cell office:value-type="string">
            <text:p>S</text:p>
          </table:table-cell>
          <table:table-cell office:value-type="string">
            <text:p>2012-09-19</text:p>
          </table:table-cell>
          <table:table-cell office:value-type="float" office:value="41111471008">
            <text:p>41111471008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) RBC 4.43 ( 3,9 . 5,2 E12/L ) HGB 135</text:p>
          </table:table-cell>
          <table:table-cell office:value-type="string">
            <text:p>HGB 135</text:p>
          </table:table-cell>
          <table:table-cell office:value-type="string">
            <text:p><text:s/>( 117 . 153 g/L ) HCT 39 ( 35 .</text:p>
          </table:table-cell>
          <table:table-cell office:value-type="string">
            <text:p>HGB</text:p>
          </table:table-cell>
          <table:table-cell office:value-type="float" office:value="135">
            <text:p>13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735977">
            <text:p>21735977</text:p>
          </table:table-cell>
          <table:table-cell office:value-type="float" office:value="219589504">
            <text:p>219589504</text:p>
          </table:table-cell>
          <table:table-cell office:value-type="string">
            <text:p>2013-12-31</text:p>
          </table:table-cell>
          <table:table-cell office:value-type="string">
            <text:p>A</text:p>
          </table:table-cell>
          <table:table-cell office:value-type="string">
            <text:p>2013-07-09</text:p>
          </table:table-cell>
          <table:table-cell office:value-type="float" office:value="53290520071">
            <text:p>5329052007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35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35">
            <text:p>13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35896">
            <text:p>16235896</text:p>
          </table:table-cell>
          <table:table-cell office:value-type="float" office:value="163337772">
            <text:p>163337772</text:p>
          </table:table-cell>
          <table:table-cell office:value-type="string">
            <text:p>2013-02-18</text:p>
          </table:table-cell>
          <table:table-cell office:value-type="string">
            <text:p>S</text:p>
          </table:table-cell>
          <table:table-cell office:value-type="string">
            <text:p>2013-02-15</text:p>
          </table:table-cell>
          <table:table-cell office:value-type="float" office:value="70589571311">
            <text:p>7058957131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RBC 4.76 ( 3,8 . 5,6 E12/L ) , Hb 135</text:p>
          </table:table-cell>
          <table:table-cell office:value-type="string">
            <text:p>Hb 135</text:p>
          </table:table-cell>
          <table:table-cell office:value-type="string">
            <text:p><text:s/>( 110 . 157 g/L ) , Hct 38 ( 34</text:p>
          </table:table-cell>
          <table:table-cell office:value-type="string">
            <text:p>Hb</text:p>
          </table:table-cell>
          <table:table-cell office:value-type="float" office:value="135">
            <text:p>13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34590">
            <text:p>2034590</text:p>
          </table:table-cell>
          <table:table-cell office:value-type="float" office:value="129572132">
            <text:p>129572132</text:p>
          </table:table-cell>
          <table:table-cell office:value-type="string">
            <text:p>2012-07-20</text:p>
          </table:table-cell>
          <table:table-cell office:value-type="string">
            <text:p>A</text:p>
          </table:table-cell>
          <table:table-cell office:value-type="string">
            <text:p>2012-07-19</text:p>
          </table:table-cell>
          <table:table-cell office:value-type="float" office:value="37594319322">
            <text:p>3759431932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19.07.201217 : 08 : Hemoglobiin 135 g/L</text:p>
          </table:table-cell>
          <table:table-cell office:value-type="string">
            <text:p>Hemoglobiin 135 g/L</text:p>
          </table:table-cell>
          <table:table-cell/>
          <table:table-cell office:value-type="string">
            <text:p>Hemoglobiin</text:p>
          </table:table-cell>
          <table:table-cell office:value-type="float" office:value="135">
            <text:p>135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321391">
            <text:p>4321391</text:p>
          </table:table-cell>
          <table:table-cell office:value-type="float" office:value="124577813">
            <text:p>124577813</text:p>
          </table:table-cell>
          <table:table-cell office:value-type="string">
            <text:p>2012-05-31</text:p>
          </table:table-cell>
          <table:table-cell office:value-type="string">
            <text:p>A</text:p>
          </table:table-cell>
          <table:table-cell office:value-type="string">
            <text:p>2012-05-30</text:p>
          </table:table-cell>
          <table:table-cell office:value-type="float" office:value="23031145610">
            <text:p>2303114561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35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35">
            <text:p>13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11854">
            <text:p>16711854</text:p>
          </table:table-cell>
          <table:table-cell office:value-type="float" office:value="155216167">
            <text:p>155216167</text:p>
          </table:table-cell>
          <table:table-cell office:value-type="string">
            <text:p>2012-12-19</text:p>
          </table:table-cell>
          <table:table-cell office:value-type="string">
            <text:p>S</text:p>
          </table:table-cell>
          <table:table-cell office:value-type="string">
            <text:p>2012-12-12</text:p>
          </table:table-cell>
          <table:table-cell office:value-type="float" office:value="49224234941">
            <text:p>4922423494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35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35">
            <text:p>13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87777">
            <text:p>787777</text:p>
          </table:table-cell>
          <table:table-cell office:value-type="float" office:value="148391931">
            <text:p>148391931</text:p>
          </table:table-cell>
          <table:table-cell office:value-type="string">
            <text:p>2012-11-14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20180989190">
            <text:p>2018098919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35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35">
            <text:p>13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83328">
            <text:p>16283328</text:p>
          </table:table-cell>
          <table:table-cell office:value-type="float" office:value="187666030">
            <text:p>187666030</text:p>
          </table:table-cell>
          <table:table-cell office:value-type="string">
            <text:p>2013-07-10</text:p>
          </table:table-cell>
          <table:table-cell office:value-type="string">
            <text:p>S</text:p>
          </table:table-cell>
          <table:table-cell office:value-type="string">
            <text:p>2013-06-30</text:p>
          </table:table-cell>
          <table:table-cell office:value-type="float" office:value="673031983041">
            <text:p>67303198304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36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36">
            <text:p>13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74693">
            <text:p>674693</text:p>
          </table:table-cell>
          <table:table-cell office:value-type="float" office:value="140833162">
            <text:p>140833162</text:p>
          </table:table-cell>
          <table:table-cell office:value-type="string">
            <text:p>2012-10-01</text:p>
          </table:table-cell>
          <table:table-cell office:value-type="string">
            <text:p>S</text:p>
          </table:table-cell>
          <table:table-cell office:value-type="string">
            <text:p>2012-09-12</text:p>
          </table:table-cell>
          <table:table-cell office:value-type="float" office:value="43270232887">
            <text:p>4327023288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36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36">
            <text:p>13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012895">
            <text:p>3012895</text:p>
          </table:table-cell>
          <table:table-cell office:value-type="float" office:value="123793151">
            <text:p>123793151</text:p>
          </table:table-cell>
          <table:table-cell office:value-type="string">
            <text:p>2012-06-06</text:p>
          </table:table-cell>
          <table:table-cell office:value-type="string">
            <text:p>A</text:p>
          </table:table-cell>
          <table:table-cell office:value-type="string">
            <text:p>2012-03-07</text:p>
          </table:table-cell>
          <table:table-cell office:value-type="float" office:value="49064036800">
            <text:p>4906403680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RF 6,6 , CRP &lt;4 , Hgb 136</text:p>
          </table:table-cell>
          <table:table-cell office:value-type="string">
            <text:p>Hgb 136</text:p>
          </table:table-cell>
          <table:table-cell/>
          <table:table-cell office:value-type="string">
            <text:p>Hgb</text:p>
          </table:table-cell>
          <table:table-cell office:value-type="float" office:value="136">
            <text:p>13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563395">
            <text:p>24563395</text:p>
          </table:table-cell>
          <table:table-cell office:value-type="float" office:value="184789800">
            <text:p>184789800</text:p>
          </table:table-cell>
          <table:table-cell office:value-type="string">
            <text:p>2013-06-23</text:p>
          </table:table-cell>
          <table:table-cell office:value-type="string">
            <text:p>A</text:p>
          </table:table-cell>
          <table:table-cell office:value-type="string">
            <text:p>2013-06-20</text:p>
          </table:table-cell>
          <table:table-cell office:value-type="float" office:value="23903273615">
            <text:p>2390327361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) RBC 4.69 ( 4,0 . 5,1 E12/L ) Hb 136</text:p>
          </table:table-cell>
          <table:table-cell office:value-type="string">
            <text:p>Hb 136</text:p>
          </table:table-cell>
          <table:table-cell office:value-type="string">
            <text:p><text:s/>( 117 . 153 g/L ) HCT 40.4 ( 35</text:p>
          </table:table-cell>
          <table:table-cell office:value-type="string">
            <text:p>Hb</text:p>
          </table:table-cell>
          <table:table-cell office:value-type="float" office:value="136">
            <text:p>13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955665">
            <text:p>16955665</text:p>
          </table:table-cell>
          <table:table-cell office:value-type="float" office:value="173164220">
            <text:p>173164220</text:p>
          </table:table-cell>
          <table:table-cell office:value-type="string">
            <text:p>2013-04-22</text:p>
          </table:table-cell>
          <table:table-cell office:value-type="string">
            <text:p>A</text:p>
          </table:table-cell>
          <table:table-cell office:value-type="string">
            <text:p>2013-03-26</text:p>
          </table:table-cell>
          <table:table-cell office:value-type="float" office:value="48881710187">
            <text:p>4888171018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26.03.201316 : 22 : Hb 136 g/L</text:p>
          </table:table-cell>
          <table:table-cell office:value-type="string">
            <text:p>Hb 136 g/L</text:p>
          </table:table-cell>
          <table:table-cell/>
          <table:table-cell office:value-type="string">
            <text:p>Hb</text:p>
          </table:table-cell>
          <table:table-cell office:value-type="float" office:value="136">
            <text:p>136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0724">
            <text:p>570724</text:p>
          </table:table-cell>
          <table:table-cell office:value-type="float" office:value="83035146">
            <text:p>83035146</text:p>
          </table:table-cell>
          <table:table-cell office:value-type="string">
            <text:p>2012-01-31</text:p>
          </table:table-cell>
          <table:table-cell office:value-type="string">
            <text:p>S</text:p>
          </table:table-cell>
          <table:table-cell office:value-type="string">
            <text:p>2012-01-20</text:p>
          </table:table-cell>
          <table:table-cell office:value-type="float" office:value="42191956023">
            <text:p>4219195602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([0-9])+(\s?[,.]\s?[0-9]+)?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WBC 14.41 E9/L , HGB 136 g/L</text:p>
          </table:table-cell>
          <table:table-cell office:value-type="string">
            <text:p>HGB 136 g/L</text:p>
          </table:table-cell>
          <table:table-cell office:value-type="string">
            <text:p><text:s/>, MCV 72,9 fL , RBC 5.50 E12/L </text:p>
          </table:table-cell>
          <table:table-cell office:value-type="string">
            <text:p>HGB</text:p>
          </table:table-cell>
          <table:table-cell office:value-type="float" office:value="136">
            <text:p>136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070004">
            <text:p>4070004</text:p>
          </table:table-cell>
          <table:table-cell office:value-type="float" office:value="123504683">
            <text:p>123504683</text:p>
          </table:table-cell>
          <table:table-cell office:value-type="string">
            <text:p>2012-05-21</text:p>
          </table:table-cell>
          <table:table-cell office:value-type="string">
            <text:p>A</text:p>
          </table:table-cell>
          <table:table-cell office:value-type="string">
            <text:p>2012-03-05</text:p>
          </table:table-cell>
          <table:table-cell office:value-type="float" office:value="17079642925">
            <text:p>1707964292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) RBC 4.64 ( 3,9 . 5,2 E12/L ) HGB 136</text:p>
          </table:table-cell>
          <table:table-cell office:value-type="string">
            <text:p>HGB 136</text:p>
          </table:table-cell>
          <table:table-cell office:value-type="string">
            <text:p><text:s/>( 117 . 153 g/L ) HCT 41 ( 35 .</text:p>
          </table:table-cell>
          <table:table-cell office:value-type="string">
            <text:p>HGB</text:p>
          </table:table-cell>
          <table:table-cell office:value-type="float" office:value="136">
            <text:p>13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43415">
            <text:p>16443415</text:p>
          </table:table-cell>
          <table:table-cell office:value-type="float" office:value="166261206">
            <text:p>166261206</text:p>
          </table:table-cell>
          <table:table-cell office:value-type="string">
            <text:p>2013-03-11</text:p>
          </table:table-cell>
          <table:table-cell office:value-type="string">
            <text:p>S</text:p>
          </table:table-cell>
          <table:table-cell office:value-type="string">
            <text:p>2013-03-07</text:p>
          </table:table-cell>
          <table:table-cell office:value-type="float" office:value="78147561134">
            <text:p>7814756113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RBC 5.08 ( 3,8 . 5,6 E12/L ) , Hb 136</text:p>
          </table:table-cell>
          <table:table-cell office:value-type="string">
            <text:p>Hb 136</text:p>
          </table:table-cell>
          <table:table-cell office:value-type="string">
            <text:p><text:s/>( 110 . 157 g/L ) , Hct 38 ( 34</text:p>
          </table:table-cell>
          <table:table-cell office:value-type="string">
            <text:p>Hb</text:p>
          </table:table-cell>
          <table:table-cell office:value-type="float" office:value="136">
            <text:p>13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12078">
            <text:p>2212078</text:p>
          </table:table-cell>
          <table:table-cell office:value-type="float" office:value="91316270">
            <text:p>91316270</text:p>
          </table:table-cell>
          <table:table-cell office:value-type="string">
            <text:p>2012-04-2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6685080991">
            <text:p>7668508099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-136g/l</text:p>
          </table:table-cell>
          <table:table-cell/>
          <table:table-cell office:value-type="string">
            <text:p>Hb</text:p>
          </table:table-cell>
          <table:table-cell office:value-type="float" office:value="136">
            <text:p>136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75192">
            <text:p>1875192</text:p>
          </table:table-cell>
          <table:table-cell office:value-type="float" office:value="92843519">
            <text:p>92843519</text:p>
          </table:table-cell>
          <table:table-cell office:value-type="string">
            <text:p>2012-04-01</text:p>
          </table:table-cell>
          <table:table-cell office:value-type="string">
            <text:p>A</text:p>
          </table:table-cell>
          <table:table-cell office:value-type="string">
            <text:p>2012-02-06</text:p>
          </table:table-cell>
          <table:table-cell office:value-type="float" office:value="80922286115">
            <text:p>8092228611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06.02.201212 : 10 : Hemoglobiin 136 g/L</text:p>
          </table:table-cell>
          <table:table-cell office:value-type="string">
            <text:p>Hemoglobiin 136 g/L</text:p>
          </table:table-cell>
          <table:table-cell/>
          <table:table-cell office:value-type="string">
            <text:p>Hemoglobiin</text:p>
          </table:table-cell>
          <table:table-cell office:value-type="float" office:value="136">
            <text:p>136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339148">
            <text:p>13339148</text:p>
          </table:table-cell>
          <table:table-cell office:value-type="float" office:value="211658808">
            <text:p>211658808</text:p>
          </table:table-cell>
          <table:table-cell office:value-type="string">
            <text:p>2013-11-27</text:p>
          </table:table-cell>
          <table:table-cell office:value-type="string">
            <text:p>A</text:p>
          </table:table-cell>
          <table:table-cell office:value-type="string">
            <text:p>2013-09-02</text:p>
          </table:table-cell>
          <table:table-cell office:value-type="float" office:value="91622300883">
            <text:p>9162230088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36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36">
            <text:p>13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838841">
            <text:p>13838841</text:p>
          </table:table-cell>
          <table:table-cell office:value-type="float" office:value="217023907">
            <text:p>217023907</text:p>
          </table:table-cell>
          <table:table-cell office:value-type="string">
            <text:p>2013-12-19</text:p>
          </table:table-cell>
          <table:table-cell office:value-type="string">
            <text:p>A</text:p>
          </table:table-cell>
          <table:table-cell office:value-type="string">
            <text:p>2013-07-19</text:p>
          </table:table-cell>
          <table:table-cell office:value-type="float" office:value="97967085484">
            <text:p>9796708548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36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36">
            <text:p>13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865436">
            <text:p>19865436</text:p>
          </table:table-cell>
          <table:table-cell office:value-type="float" office:value="213783625">
            <text:p>213783625</text:p>
          </table:table-cell>
          <table:table-cell office:value-type="string">
            <text:p>2013-12-05</text:p>
          </table:table-cell>
          <table:table-cell office:value-type="string">
            <text:p>A</text:p>
          </table:table-cell>
          <table:table-cell office:value-type="string">
            <text:p>2013-12-02</text:p>
          </table:table-cell>
          <table:table-cell office:value-type="float" office:value="673042577943">
            <text:p>67304257794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02.12.201311 : 13 : Hb 136 g/L</text:p>
          </table:table-cell>
          <table:table-cell office:value-type="string">
            <text:p>Hb 136 g/L</text:p>
          </table:table-cell>
          <table:table-cell office:value-type="string">
            <text:p><text:s/>[ norm 117 - 153 ]</text:p>
          </table:table-cell>
          <table:table-cell office:value-type="string">
            <text:p>Hb</text:p>
          </table:table-cell>
          <table:table-cell office:value-type="float" office:value="136">
            <text:p>136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027261">
            <text:p>17027261</text:p>
          </table:table-cell>
          <table:table-cell office:value-type="float" office:value="214050509">
            <text:p>214050509</text:p>
          </table:table-cell>
          <table:table-cell office:value-type="string">
            <text:p>2013-12-06</text:p>
          </table:table-cell>
          <table:table-cell office:value-type="string">
            <text:p>A</text:p>
          </table:table-cell>
          <table:table-cell office:value-type="string">
            <text:p>2013-12-05</text:p>
          </table:table-cell>
          <table:table-cell office:value-type="float" office:value="89344342640">
            <text:p>8934434264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05.12.201313 : 48 : Hemoglobiin 137 g/L</text:p>
          </table:table-cell>
          <table:table-cell office:value-type="string">
            <text:p>Hemoglobiin 137 g/L</text:p>
          </table:table-cell>
          <table:table-cell office:value-type="string">
            <text:p><text:s/>[ norm 118 - 150 ]</text:p>
          </table:table-cell>
          <table:table-cell office:value-type="string">
            <text:p>Hemoglobiin</text:p>
          </table:table-cell>
          <table:table-cell office:value-type="float" office:value="137">
            <text:p>137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67879">
            <text:p>16367879</text:p>
          </table:table-cell>
          <table:table-cell office:value-type="float" office:value="174152869">
            <text:p>174152869</text:p>
          </table:table-cell>
          <table:table-cell office:value-type="string">
            <text:p>2013-04-26</text:p>
          </table:table-cell>
          <table:table-cell office:value-type="string">
            <text:p>S</text:p>
          </table:table-cell>
          <table:table-cell office:value-type="string">
            <text:p>2013-04-18</text:p>
          </table:table-cell>
          <table:table-cell office:value-type="float" office:value="83630697289">
            <text:p>8363069728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37</text:p>
          </table:table-cell>
          <table:table-cell office:value-type="string">
            <text:p><text:s/>( 120 . 160 g/L )</text:p>
          </table:table-cell>
          <table:table-cell office:value-type="string">
            <text:p>Hb</text:p>
          </table:table-cell>
          <table:table-cell office:value-type="float" office:value="137">
            <text:p>13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121987">
            <text:p>15121987</text:p>
          </table:table-cell>
          <table:table-cell office:value-type="float" office:value="196393092">
            <text:p>196393092</text:p>
          </table:table-cell>
          <table:table-cell office:value-type="string">
            <text:p>2013-09-09</text:p>
          </table:table-cell>
          <table:table-cell office:value-type="string">
            <text:p>S</text:p>
          </table:table-cell>
          <table:table-cell office:value-type="string">
            <text:p>2013-09-02</text:p>
          </table:table-cell>
          <table:table-cell office:value-type="float" office:value="673032067680">
            <text:p>673032067680</text:p>
          </table:table-cell>
          <table:table-cell office:value-type="string">
            <text:p>original_2013</text:p>
          </table:table-cell>
          <table:table-cell office:value-type="string">
            <text:p>s_surgery</text:p>
          </table:table-cell>
          <table:table-cell office:value-type="string">
            <text:p>text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RBC 4.45 ( 4,2 . 5,7 E12/L ) , Hb 137</text:p>
          </table:table-cell>
          <table:table-cell office:value-type="string">
            <text:p>Hb 137</text:p>
          </table:table-cell>
          <table:table-cell office:value-type="string">
            <text:p><text:s/>( 134 . 170 g/L ) , Hct 40 ( 40</text:p>
          </table:table-cell>
          <table:table-cell office:value-type="string">
            <text:p>Hb</text:p>
          </table:table-cell>
          <table:table-cell office:value-type="float" office:value="137">
            <text:p>13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13993">
            <text:p>513993</text:p>
          </table:table-cell>
          <table:table-cell office:value-type="float" office:value="131499556">
            <text:p>131499556</text:p>
          </table:table-cell>
          <table:table-cell office:value-type="string">
            <text:p>2012-06-28</text:p>
          </table:table-cell>
          <table:table-cell office:value-type="string">
            <text:p>S</text:p>
          </table:table-cell>
          <table:table-cell office:value-type="string">
            <text:p>2012-06-24</text:p>
          </table:table-cell>
          <table:table-cell office:value-type="float" office:value="53107938648">
            <text:p>5310793864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37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37">
            <text:p>13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763643">
            <text:p>7763643</text:p>
          </table:table-cell>
          <table:table-cell office:value-type="float" office:value="86497860">
            <text:p>86497860</text:p>
          </table:table-cell>
          <table:table-cell office:value-type="string">
            <text:p>2012-03-06</text:p>
          </table:table-cell>
          <table:table-cell office:value-type="string">
            <text:p>A</text:p>
          </table:table-cell>
          <table:table-cell office:value-type="string">
            <text:p>2012-02-29</text:p>
          </table:table-cell>
          <table:table-cell office:value-type="float" office:value="64342911814">
            <text:p>64342911814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37</text:p>
          </table:table-cell>
          <table:table-cell office:value-type="string">
            <text:p><text:s/>( 120 . 160 g/L )</text:p>
          </table:table-cell>
          <table:table-cell office:value-type="string">
            <text:p>HGB</text:p>
          </table:table-cell>
          <table:table-cell office:value-type="float" office:value="137">
            <text:p>13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174605">
            <text:p>4174605</text:p>
          </table:table-cell>
          <table:table-cell office:value-type="float" office:value="124549387">
            <text:p>124549387</text:p>
          </table:table-cell>
          <table:table-cell office:value-type="string">
            <text:p>2012-05-22</text:p>
          </table:table-cell>
          <table:table-cell office:value-type="string">
            <text:p>A</text:p>
          </table:table-cell>
          <table:table-cell office:value-type="string">
            <text:p>2012-05-03</text:p>
          </table:table-cell>
          <table:table-cell office:value-type="float" office:value="25039716297">
            <text:p>2503971629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37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37">
            <text:p>13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06809">
            <text:p>1006809</text:p>
          </table:table-cell>
          <table:table-cell office:value-type="float" office:value="149983639">
            <text:p>149983639</text:p>
          </table:table-cell>
          <table:table-cell office:value-type="string">
            <text:p>2012-11-01</text:p>
          </table:table-cell>
          <table:table-cell office:value-type="string">
            <text:p>A</text:p>
          </table:table-cell>
          <table:table-cell office:value-type="string">
            <text:p>2012-10-30</text:p>
          </table:table-cell>
          <table:table-cell office:value-type="float" office:value="56418676176">
            <text:p>56418676176</text:p>
          </table:table-cell>
          <table:table-cell office:value-type="string">
            <text:p>original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RBC 4.55 ; HCT 0.38 ; MCV 83 ; HGB 137</text:p>
          </table:table-cell>
          <table:table-cell office:value-type="string">
            <text:p>HGB 137</text:p>
          </table:table-cell>
          <table:table-cell office:value-type="string">
            <text:p><text:s/>; MCH 30 ; MCHC 360 ; PLT 202 ;</text:p>
          </table:table-cell>
          <table:table-cell office:value-type="string">
            <text:p>HGB</text:p>
          </table:table-cell>
          <table:table-cell office:value-type="float" office:value="137">
            <text:p>13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992059">
            <text:p>16992059</text:p>
          </table:table-cell>
          <table:table-cell office:value-type="float" office:value="166615788">
            <text:p>166615788</text:p>
          </table:table-cell>
          <table:table-cell office:value-type="string">
            <text:p>2012-12-02</text:p>
          </table:table-cell>
          <table:table-cell office:value-type="string">
            <text:p>A</text:p>
          </table:table-cell>
          <table:table-cell office:value-type="string">
            <text:p>2012-11-07</text:p>
          </table:table-cell>
          <table:table-cell office:value-type="float" office:value="53996844677">
            <text:p>5399684467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07.11.201216 : 15 : 39 : Hemoglobiin 137 g/L</text:p>
          </table:table-cell>
          <table:table-cell office:value-type="string">
            <text:p>Hemoglobiin 137 g/L</text:p>
          </table:table-cell>
          <table:table-cell/>
          <table:table-cell office:value-type="string">
            <text:p>Hemoglobiin</text:p>
          </table:table-cell>
          <table:table-cell office:value-type="float" office:value="137">
            <text:p>137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77160">
            <text:p>16377160</text:p>
          </table:table-cell>
          <table:table-cell office:value-type="float" office:value="195783882">
            <text:p>195783882</text:p>
          </table:table-cell>
          <table:table-cell office:value-type="string">
            <text:p>2013-09-02</text:p>
          </table:table-cell>
          <table:table-cell office:value-type="string">
            <text:p>S</text:p>
          </table:table-cell>
          <table:table-cell office:value-type="string">
            <text:p>2013-08-28</text:p>
          </table:table-cell>
          <table:table-cell office:value-type="float" office:value="673046728066">
            <text:p>67304672806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37</text:p>
          </table:table-cell>
          <table:table-cell office:value-type="string">
            <text:p><text:s/>( g/L )</text:p>
          </table:table-cell>
          <table:table-cell office:value-type="string">
            <text:p>Hb</text:p>
          </table:table-cell>
          <table:table-cell office:value-type="float" office:value="137">
            <text:p>13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966846">
            <text:p>11966846</text:p>
          </table:table-cell>
          <table:table-cell office:value-type="float" office:value="172329350">
            <text:p>172329350</text:p>
          </table:table-cell>
          <table:table-cell office:value-type="string">
            <text:p>2013-04-17</text:p>
          </table:table-cell>
          <table:table-cell office:value-type="string">
            <text:p>A</text:p>
          </table:table-cell>
          <table:table-cell office:value-type="string">
            <text:p>2013-04-16</text:p>
          </table:table-cell>
          <table:table-cell office:value-type="float" office:value="41182566423">
            <text:p>4118256642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) RBC 4.79 ( 4,0 . 5,1 E12/L ) Hb 137</text:p>
          </table:table-cell>
          <table:table-cell office:value-type="string">
            <text:p>Hb 137</text:p>
          </table:table-cell>
          <table:table-cell office:value-type="string">
            <text:p><text:s/>( 117 . 153 g/L ) HCT 40.4 ( 35</text:p>
          </table:table-cell>
          <table:table-cell office:value-type="string">
            <text:p>Hb</text:p>
          </table:table-cell>
          <table:table-cell office:value-type="float" office:value="137">
            <text:p>13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460700">
            <text:p>4460700</text:p>
          </table:table-cell>
          <table:table-cell office:value-type="float" office:value="86498180">
            <text:p>86498180</text:p>
          </table:table-cell>
          <table:table-cell office:value-type="string">
            <text:p>2012-03-05</text:p>
          </table:table-cell>
          <table:table-cell office:value-type="string">
            <text:p>A</text:p>
          </table:table-cell>
          <table:table-cell office:value-type="string">
            <text:p>2012-03-05</text:p>
          </table:table-cell>
          <table:table-cell office:value-type="float" office:value="43249532988">
            <text:p>4324953298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37</text:p>
          </table:table-cell>
          <table:table-cell office:value-type="string">
            <text:p><text:s/>( 134 . 170 g/L )</text:p>
          </table:table-cell>
          <table:table-cell office:value-type="string">
            <text:p>HGB</text:p>
          </table:table-cell>
          <table:table-cell office:value-type="float" office:value="137">
            <text:p>13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602664">
            <text:p>18602664</text:p>
          </table:table-cell>
          <table:table-cell office:value-type="float" office:value="186312581">
            <text:p>186312581</text:p>
          </table:table-cell>
          <table:table-cell office:value-type="string">
            <text:p>2013-07-02</text:p>
          </table:table-cell>
          <table:table-cell office:value-type="string">
            <text:p>A</text:p>
          </table:table-cell>
          <table:table-cell office:value-type="string">
            <text:p>2013-06-17</text:p>
          </table:table-cell>
          <table:table-cell office:value-type="float" office:value="28619418412">
            <text:p>2861941841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17.06.201315 : 05 : Hemoglobiin 137 g/L</text:p>
          </table:table-cell>
          <table:table-cell office:value-type="string">
            <text:p>Hemoglobiin 137 g/L</text:p>
          </table:table-cell>
          <table:table-cell/>
          <table:table-cell office:value-type="string">
            <text:p>Hemoglobiin</text:p>
          </table:table-cell>
          <table:table-cell office:value-type="float" office:value="137">
            <text:p>137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145311">
            <text:p>4145311</text:p>
          </table:table-cell>
          <table:table-cell office:value-type="float" office:value="96121476">
            <text:p>96121476</text:p>
          </table:table-cell>
          <table:table-cell office:value-type="string">
            <text:p>2012-04-10</text:p>
          </table:table-cell>
          <table:table-cell office:value-type="string">
            <text:p>A</text:p>
          </table:table-cell>
          <table:table-cell office:value-type="string">
            <text:p>2012-04-03</text:p>
          </table:table-cell>
          <table:table-cell office:value-type="float" office:value="99596198435">
            <text:p>9959619843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([0-9])+(\s?[,.]\s?[0-9]+)?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Pt Hb 138</text:p>
          </table:table-cell>
          <table:table-cell office:value-type="string">
            <text:p>Hb 138</text:p>
          </table:table-cell>
          <table:table-cell office:value-type="string">
            <text:p><text:s/>, praegu Aranespi ei tee , kord</text:p>
          </table:table-cell>
          <table:table-cell office:value-type="string">
            <text:p>Hb</text:p>
          </table:table-cell>
          <table:table-cell office:value-type="float" office:value="138">
            <text:p>13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54762">
            <text:p>16454762</text:p>
          </table:table-cell>
          <table:table-cell office:value-type="float" office:value="178589932">
            <text:p>178589932</text:p>
          </table:table-cell>
          <table:table-cell office:value-type="string">
            <text:p>2013-05-21</text:p>
          </table:table-cell>
          <table:table-cell office:value-type="string">
            <text:p>S</text:p>
          </table:table-cell>
          <table:table-cell office:value-type="string">
            <text:p>2013-05-10</text:p>
          </table:table-cell>
          <table:table-cell office:value-type="float" office:value="87602552283">
            <text:p>8760255228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38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38">
            <text:p>13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068">
            <text:p>57068</text:p>
          </table:table-cell>
          <table:table-cell office:value-type="float" office:value="147522163">
            <text:p>147522163</text:p>
          </table:table-cell>
          <table:table-cell office:value-type="string">
            <text:p>2012-05-08</text:p>
          </table:table-cell>
          <table:table-cell office:value-type="string">
            <text:p>S</text:p>
          </table:table-cell>
          <table:table-cell office:value-type="string">
            <text:p>2012-05-01</text:p>
          </table:table-cell>
          <table:table-cell office:value-type="float" office:value="23710713574">
            <text:p>23710713574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38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38">
            <text:p>13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03282">
            <text:p>2303282</text:p>
          </table:table-cell>
          <table:table-cell office:value-type="float" office:value="85180421">
            <text:p>85180421</text:p>
          </table:table-cell>
          <table:table-cell office:value-type="string">
            <text:p>2012-03-05</text:p>
          </table:table-cell>
          <table:table-cell office:value-type="string">
            <text:p>A</text:p>
          </table:table-cell>
          <table:table-cell office:value-type="string">
            <text:p>2012-01-05</text:p>
          </table:table-cell>
          <table:table-cell office:value-type="float" office:value="75235170688">
            <text:p>7523517068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, fT4 , Gluc 4,8 , Chol 4,87 ; Hgb 138</text:p>
          </table:table-cell>
          <table:table-cell office:value-type="string">
            <text:p>Hgb 138</text:p>
          </table:table-cell>
          <table:table-cell/>
          <table:table-cell office:value-type="string">
            <text:p>Hgb</text:p>
          </table:table-cell>
          <table:table-cell office:value-type="float" office:value="138">
            <text:p>13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59848">
            <text:p>759848</text:p>
          </table:table-cell>
          <table:table-cell office:value-type="float" office:value="149874462">
            <text:p>149874462</text:p>
          </table:table-cell>
          <table:table-cell office:value-type="string">
            <text:p>2012-11-27</text:p>
          </table:table-cell>
          <table:table-cell office:value-type="string">
            <text:p>S</text:p>
          </table:table-cell>
          <table:table-cell office:value-type="string">
            <text:p>2012-11-20</text:p>
          </table:table-cell>
          <table:table-cell office:value-type="float" office:value="67764316655">
            <text:p>6776431665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38</text:p>
          </table:table-cell>
          <table:table-cell office:value-type="string">
            <text:p><text:s/>( 110 . 157 g/L )</text:p>
          </table:table-cell>
          <table:table-cell office:value-type="string">
            <text:p>HGB</text:p>
          </table:table-cell>
          <table:table-cell office:value-type="float" office:value="138">
            <text:p>13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198746">
            <text:p>23198746</text:p>
          </table:table-cell>
          <table:table-cell office:value-type="float" office:value="160889653">
            <text:p>160889653</text:p>
          </table:table-cell>
          <table:table-cell office:value-type="string">
            <text:p>2013-02-04</text:p>
          </table:table-cell>
          <table:table-cell office:value-type="string">
            <text:p>A</text:p>
          </table:table-cell>
          <table:table-cell office:value-type="string">
            <text:p>2013-01-28</text:p>
          </table:table-cell>
          <table:table-cell office:value-type="float" office:value="64659727351">
            <text:p>6465972735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([0-9])+(\s?[,.]\s?[0-9]+)?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rsti juures teostatud analüüsid HGB 138</text:p>
          </table:table-cell>
          <table:table-cell office:value-type="string">
            <text:p>HGB 138</text:p>
          </table:table-cell>
          <table:table-cell office:value-type="string">
            <text:p><text:s/>, WBC 5,6 , PLT 166 , LYMPH 3,4</text:p>
          </table:table-cell>
          <table:table-cell office:value-type="string">
            <text:p>HGB</text:p>
          </table:table-cell>
          <table:table-cell office:value-type="float" office:value="138">
            <text:p>13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762578">
            <text:p>18762578</text:p>
          </table:table-cell>
          <table:table-cell office:value-type="float" office:value="191081291">
            <text:p>191081291</text:p>
          </table:table-cell>
          <table:table-cell office:value-type="string">
            <text:p>2013-06-19</text:p>
          </table:table-cell>
          <table:table-cell office:value-type="string">
            <text:p>A</text:p>
          </table:table-cell>
          <table:table-cell office:value-type="string">
            <text:p>2013-06-05</text:p>
          </table:table-cell>
          <table:table-cell office:value-type="float" office:value="29138493402">
            <text:p>2913849340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05.06.201316 : 15 : 03 : Hemoglobiin 138 g/L</text:p>
          </table:table-cell>
          <table:table-cell office:value-type="string">
            <text:p>Hemoglobiin 138 g/L</text:p>
          </table:table-cell>
          <table:table-cell/>
          <table:table-cell office:value-type="string">
            <text:p>Hemoglobiin</text:p>
          </table:table-cell>
          <table:table-cell office:value-type="float" office:value="138">
            <text:p>138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660348">
            <text:p>19660348</text:p>
          </table:table-cell>
          <table:table-cell office:value-type="float" office:value="189403764">
            <text:p>189403764</text:p>
          </table:table-cell>
          <table:table-cell office:value-type="string">
            <text:p>2013-07-2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06127">
            <text:p>67303040612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,0 x 10/9l ; ER 5,10 x 10/12l ; Hgb 138 g/l</text:p>
          </table:table-cell>
          <table:table-cell office:value-type="string">
            <text:p>Hgb 138 g/l</text:p>
          </table:table-cell>
          <table:table-cell office:value-type="string">
            <text:p><text:s/>; Tr 228 x 10/9l ; valem : lümf</text:p>
          </table:table-cell>
          <table:table-cell office:value-type="string">
            <text:p>Hgb</text:p>
          </table:table-cell>
          <table:table-cell office:value-type="float" office:value="138">
            <text:p>138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541520">
            <text:p>13541520</text:p>
          </table:table-cell>
          <table:table-cell office:value-type="float" office:value="157737220">
            <text:p>157737220</text:p>
          </table:table-cell>
          <table:table-cell office:value-type="string">
            <text:p>2012-08-28</text:p>
          </table:table-cell>
          <table:table-cell office:value-type="string">
            <text:p>A</text:p>
          </table:table-cell>
          <table:table-cell office:value-type="string">
            <text:p>2012-06-14</text:p>
          </table:table-cell>
          <table:table-cell office:value-type="float" office:value="58789571698">
            <text:p>5878957169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38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38">
            <text:p>13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725409">
            <text:p>18725409</text:p>
          </table:table-cell>
          <table:table-cell office:value-type="float" office:value="180428265">
            <text:p>180428265</text:p>
          </table:table-cell>
          <table:table-cell office:value-type="string">
            <text:p>2013-05-30</text:p>
          </table:table-cell>
          <table:table-cell office:value-type="string">
            <text:p>A</text:p>
          </table:table-cell>
          <table:table-cell office:value-type="string">
            <text:p>2013-05-24</text:p>
          </table:table-cell>
          <table:table-cell office:value-type="float" office:value="673030351763">
            <text:p>67303035176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24.05.201315 : 29 : Hemoglobiin 138 g/L</text:p>
          </table:table-cell>
          <table:table-cell office:value-type="string">
            <text:p>Hemoglobiin 138 g/L</text:p>
          </table:table-cell>
          <table:table-cell/>
          <table:table-cell office:value-type="string">
            <text:p>Hemoglobiin</text:p>
          </table:table-cell>
          <table:table-cell office:value-type="float" office:value="138">
            <text:p>138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76367">
            <text:p>1976367</text:p>
          </table:table-cell>
          <table:table-cell office:value-type="float" office:value="122616715">
            <text:p>122616715</text:p>
          </table:table-cell>
          <table:table-cell office:value-type="string">
            <text:p>2012-05-29</text:p>
          </table:table-cell>
          <table:table-cell office:value-type="string">
            <text:p>A</text:p>
          </table:table-cell>
          <table:table-cell office:value-type="string">
            <text:p>2012-05-03</text:p>
          </table:table-cell>
          <table:table-cell office:value-type="float" office:value="21740847535">
            <text:p>2174084753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03.05.201213 : 06 : HGB 139 g/L</text:p>
          </table:table-cell>
          <table:table-cell office:value-type="string">
            <text:p>HGB 139 g/L</text:p>
          </table:table-cell>
          <table:table-cell/>
          <table:table-cell office:value-type="string">
            <text:p>HGB</text:p>
          </table:table-cell>
          <table:table-cell office:value-type="float" office:value="139">
            <text:p>139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122327">
            <text:p>8122327</text:p>
          </table:table-cell>
          <table:table-cell office:value-type="float" office:value="138482223">
            <text:p>138482223</text:p>
          </table:table-cell>
          <table:table-cell office:value-type="string">
            <text:p>2012-09-14</text:p>
          </table:table-cell>
          <table:table-cell office:value-type="string">
            <text:p>A</text:p>
          </table:table-cell>
          <table:table-cell office:value-type="string">
            <text:p>2012-09-04</text:p>
          </table:table-cell>
          <table:table-cell office:value-type="float" office:value="10232248926">
            <text:p>10232248926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39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39">
            <text:p>13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532356">
            <text:p>24532356</text:p>
          </table:table-cell>
          <table:table-cell office:value-type="float" office:value="157071485">
            <text:p>157071485</text:p>
          </table:table-cell>
          <table:table-cell office:value-type="string">
            <text:p>2012-04-02</text:p>
          </table:table-cell>
          <table:table-cell office:value-type="string">
            <text:p>A</text:p>
          </table:table-cell>
          <table:table-cell office:value-type="string">
            <text:p>2012-02-22</text:p>
          </table:table-cell>
          <table:table-cell office:value-type="float" office:value="673039700705">
            <text:p>67303970070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39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39">
            <text:p>13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088594">
            <text:p>12088594</text:p>
          </table:table-cell>
          <table:table-cell office:value-type="float" office:value="182712100">
            <text:p>182712100</text:p>
          </table:table-cell>
          <table:table-cell office:value-type="string">
            <text:p>2013-06-12</text:p>
          </table:table-cell>
          <table:table-cell office:value-type="string">
            <text:p>A</text:p>
          </table:table-cell>
          <table:table-cell office:value-type="string">
            <text:p>2013-03-15</text:p>
          </table:table-cell>
          <table:table-cell office:value-type="float" office:value="673030436834">
            <text:p>67303043683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39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39">
            <text:p>13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93236">
            <text:p>2493236</text:p>
          </table:table-cell>
          <table:table-cell office:value-type="float" office:value="147351189">
            <text:p>147351189</text:p>
          </table:table-cell>
          <table:table-cell office:value-type="string">
            <text:p>2012-09-28</text:p>
          </table:table-cell>
          <table:table-cell office:value-type="string">
            <text:p>A</text:p>
          </table:table-cell>
          <table:table-cell office:value-type="string">
            <text:p>2012-09-18</text:p>
          </table:table-cell>
          <table:table-cell office:value-type="float" office:value="35748288893">
            <text:p>3574828889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18.09.201211 : 16 : 55 : Hb 139 g/L</text:p>
          </table:table-cell>
          <table:table-cell office:value-type="string">
            <text:p>Hb 139 g/L</text:p>
          </table:table-cell>
          <table:table-cell/>
          <table:table-cell office:value-type="string">
            <text:p>Hb</text:p>
          </table:table-cell>
          <table:table-cell office:value-type="float" office:value="139">
            <text:p>139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96802">
            <text:p>796802</text:p>
          </table:table-cell>
          <table:table-cell office:value-type="float" office:value="149874583">
            <text:p>149874583</text:p>
          </table:table-cell>
          <table:table-cell office:value-type="string">
            <text:p>2012-11-27</text:p>
          </table:table-cell>
          <table:table-cell office:value-type="string">
            <text:p>S</text:p>
          </table:table-cell>
          <table:table-cell office:value-type="string">
            <text:p>2012-10-25</text:p>
          </table:table-cell>
          <table:table-cell office:value-type="float" office:value="66567427831">
            <text:p>66567427831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39</text:p>
          </table:table-cell>
          <table:table-cell office:value-type="string">
            <text:p><text:s/>( 134 . 170 g/L )</text:p>
          </table:table-cell>
          <table:table-cell office:value-type="string">
            <text:p>HGB</text:p>
          </table:table-cell>
          <table:table-cell office:value-type="float" office:value="139">
            <text:p>13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764645">
            <text:p>8764645</text:p>
          </table:table-cell>
          <table:table-cell office:value-type="float" office:value="145840821">
            <text:p>145840821</text:p>
          </table:table-cell>
          <table:table-cell office:value-type="string">
            <text:p>2012-10-29</text:p>
          </table:table-cell>
          <table:table-cell office:value-type="string">
            <text:p>A</text:p>
          </table:table-cell>
          <table:table-cell office:value-type="string">
            <text:p>2012-06-11</text:p>
          </table:table-cell>
          <table:table-cell office:value-type="float" office:value="32783359981">
            <text:p>32783359981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39</text:p>
          </table:table-cell>
          <table:table-cell office:value-type="string">
            <text:p><text:s/>( 110 . 157 g/L )</text:p>
          </table:table-cell>
          <table:table-cell office:value-type="string">
            <text:p>HGB</text:p>
          </table:table-cell>
          <table:table-cell office:value-type="float" office:value="139">
            <text:p>13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450409">
            <text:p>8450409</text:p>
          </table:table-cell>
          <table:table-cell office:value-type="float" office:value="140804812">
            <text:p>140804812</text:p>
          </table:table-cell>
          <table:table-cell office:value-type="string">
            <text:p>2012-02-27</text:p>
          </table:table-cell>
          <table:table-cell office:value-type="string">
            <text:p>A</text:p>
          </table:table-cell>
          <table:table-cell office:value-type="string">
            <text:p>2011-06-20</text:p>
          </table:table-cell>
          <table:table-cell office:value-type="float" office:value="61472531731">
            <text:p>61472531731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39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39">
            <text:p>13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709664">
            <text:p>2709664</text:p>
          </table:table-cell>
          <table:table-cell office:value-type="float" office:value="138759516">
            <text:p>138759516</text:p>
          </table:table-cell>
          <table:table-cell office:value-type="string">
            <text:p>2011-07-29</text:p>
          </table:table-cell>
          <table:table-cell office:value-type="string">
            <text:p>A</text:p>
          </table:table-cell>
          <table:table-cell office:value-type="string">
            <text:p>2011-07-26</text:p>
          </table:table-cell>
          <table:table-cell office:value-type="float" office:value="90814236036">
            <text:p>9081423603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26.07.201111 : 01 : Hemoglobiin 140 g/L</text:p>
          </table:table-cell>
          <table:table-cell office:value-type="string">
            <text:p>Hemoglobiin 140 g/L</text:p>
          </table:table-cell>
          <table:table-cell/>
          <table:table-cell office:value-type="string">
            <text:p>Hemoglobiin</text:p>
          </table:table-cell>
          <table:table-cell office:value-type="float" office:value="140">
            <text:p>140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775925">
            <text:p>17775925</text:p>
          </table:table-cell>
          <table:table-cell office:value-type="float" office:value="190085411">
            <text:p>190085411</text:p>
          </table:table-cell>
          <table:table-cell office:value-type="string">
            <text:p>2013-07-29</text:p>
          </table:table-cell>
          <table:table-cell office:value-type="string">
            <text:p>A</text:p>
          </table:table-cell>
          <table:table-cell office:value-type="string">
            <text:p>2013-07-10</text:p>
          </table:table-cell>
          <table:table-cell office:value-type="float" office:value="77873180472">
            <text:p>7787318047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10.07.201313 : 13 : HGB 140 g/L</text:p>
          </table:table-cell>
          <table:table-cell office:value-type="string">
            <text:p>HGB 140 g/L</text:p>
          </table:table-cell>
          <table:table-cell/>
          <table:table-cell office:value-type="string">
            <text:p>HGB</text:p>
          </table:table-cell>
          <table:table-cell office:value-type="float" office:value="140">
            <text:p>140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122911">
            <text:p>23122911</text:p>
          </table:table-cell>
          <table:table-cell office:value-type="float" office:value="186730882">
            <text:p>186730882</text:p>
          </table:table-cell>
          <table:table-cell office:value-type="string">
            <text:p>2013-07-04</text:p>
          </table:table-cell>
          <table:table-cell office:value-type="string">
            <text:p>A</text:p>
          </table:table-cell>
          <table:table-cell office:value-type="string">
            <text:p>2013-07-03</text:p>
          </table:table-cell>
          <table:table-cell office:value-type="float" office:value="20296232404">
            <text:p>2029623240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40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40">
            <text:p>14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987226">
            <text:p>11987226</text:p>
          </table:table-cell>
          <table:table-cell office:value-type="float" office:value="168234514">
            <text:p>168234514</text:p>
          </table:table-cell>
          <table:table-cell office:value-type="string">
            <text:p>2013-03-22</text:p>
          </table:table-cell>
          <table:table-cell office:value-type="string">
            <text:p>A</text:p>
          </table:table-cell>
          <table:table-cell office:value-type="string">
            <text:p>2013-03-22</text:p>
          </table:table-cell>
          <table:table-cell office:value-type="float" office:value="62953445963">
            <text:p>6295344596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40</text:p>
          </table:table-cell>
          <table:table-cell office:value-type="string">
            <text:p><text:s/>( 125 . 170 g/L )</text:p>
          </table:table-cell>
          <table:table-cell office:value-type="string">
            <text:p>Hb</text:p>
          </table:table-cell>
          <table:table-cell office:value-type="float" office:value="140">
            <text:p>14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918085">
            <text:p>9918085</text:p>
          </table:table-cell>
          <table:table-cell office:value-type="float" office:value="166877538">
            <text:p>166877538</text:p>
          </table:table-cell>
          <table:table-cell office:value-type="string">
            <text:p>2013-03-13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7942847">
            <text:p>673037942847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alge vere pilt iseärasustetya , Hgb 140</text:p>
          </table:table-cell>
          <table:table-cell office:value-type="string">
            <text:p>Hgb 140</text:p>
          </table:table-cell>
          <table:table-cell office:value-type="string">
            <text:p><text:s/>, CRV 24 mg/l , ASO 51 , kardio</text:p>
          </table:table-cell>
          <table:table-cell office:value-type="string">
            <text:p>Hgb</text:p>
          </table:table-cell>
          <table:table-cell office:value-type="float" office:value="140">
            <text:p>14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086473">
            <text:p>24086473</text:p>
          </table:table-cell>
          <table:table-cell office:value-type="float" office:value="188679200">
            <text:p>188679200</text:p>
          </table:table-cell>
          <table:table-cell office:value-type="string">
            <text:p>2013-07-17</text:p>
          </table:table-cell>
          <table:table-cell office:value-type="string">
            <text:p>A</text:p>
          </table:table-cell>
          <table:table-cell office:value-type="string">
            <text:p>2013-07-16</text:p>
          </table:table-cell>
          <table:table-cell office:value-type="float" office:value="673030470225">
            <text:p>67303047022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41</text:p>
          </table:table-cell>
          <table:table-cell office:value-type="string">
            <text:p><text:s/>( 134 . 170 g/L )</text:p>
          </table:table-cell>
          <table:table-cell office:value-type="string">
            <text:p>Hb</text:p>
          </table:table-cell>
          <table:table-cell office:value-type="float" office:value="141">
            <text:p>14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848809">
            <text:p>13848809</text:p>
          </table:table-cell>
          <table:table-cell office:value-type="float" office:value="185782357">
            <text:p>185782357</text:p>
          </table:table-cell>
          <table:table-cell office:value-type="string">
            <text:p>2013-06-28</text:p>
          </table:table-cell>
          <table:table-cell office:value-type="string">
            <text:p>A</text:p>
          </table:table-cell>
          <table:table-cell office:value-type="string">
            <text:p>2013-06-28</text:p>
          </table:table-cell>
          <table:table-cell office:value-type="float" office:value="54356918537">
            <text:p>5435691853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41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41">
            <text:p>14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781029">
            <text:p>10781029</text:p>
          </table:table-cell>
          <table:table-cell office:value-type="float" office:value="209407865">
            <text:p>209407865</text:p>
          </table:table-cell>
          <table:table-cell office:value-type="string">
            <text:p>2013-11-12</text:p>
          </table:table-cell>
          <table:table-cell office:value-type="string">
            <text:p>A</text:p>
          </table:table-cell>
          <table:table-cell office:value-type="string">
            <text:p>2013-11-11</text:p>
          </table:table-cell>
          <table:table-cell office:value-type="float" office:value="89082623663">
            <text:p>8908262366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) RBC 4.41 ( 3,9 . 5,2 E12/L ) Hb 141</text:p>
          </table:table-cell>
          <table:table-cell office:value-type="string">
            <text:p>Hb 141</text:p>
          </table:table-cell>
          <table:table-cell office:value-type="string">
            <text:p><text:s/>( 117 . 153 g/L ) Hct 42 ( 35 .</text:p>
          </table:table-cell>
          <table:table-cell office:value-type="string">
            <text:p>Hb</text:p>
          </table:table-cell>
          <table:table-cell office:value-type="float" office:value="141">
            <text:p>14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759484">
            <text:p>17759484</text:p>
          </table:table-cell>
          <table:table-cell office:value-type="float" office:value="195531563">
            <text:p>195531563</text:p>
          </table:table-cell>
          <table:table-cell office:value-type="string">
            <text:p>2013-09-0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0411315288">
            <text:p>8041131528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3.09.2013 : 30.08.201316 : 04 : Hemoglobiin 141 g/L</text:p>
          </table:table-cell>
          <table:table-cell office:value-type="string">
            <text:p>Hemoglobiin 141 g/L</text:p>
          </table:table-cell>
          <table:table-cell/>
          <table:table-cell office:value-type="string">
            <text:p>Hemoglobiin</text:p>
          </table:table-cell>
          <table:table-cell office:value-type="float" office:value="141">
            <text:p>141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219588">
            <text:p>24219588</text:p>
          </table:table-cell>
          <table:table-cell office:value-type="float" office:value="211553783">
            <text:p>211553783</text:p>
          </table:table-cell>
          <table:table-cell office:value-type="string">
            <text:p>2013-11-26</text:p>
          </table:table-cell>
          <table:table-cell office:value-type="string">
            <text:p>A</text:p>
          </table:table-cell>
          <table:table-cell office:value-type="string">
            <text:p>2013-11-18</text:p>
          </table:table-cell>
          <table:table-cell office:value-type="float" office:value="673030398744">
            <text:p>67303039874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41</text:p>
          </table:table-cell>
          <table:table-cell office:value-type="string">
            <text:p><text:s/>( 120 . 160 g/L )</text:p>
          </table:table-cell>
          <table:table-cell office:value-type="string">
            <text:p>Hb</text:p>
          </table:table-cell>
          <table:table-cell office:value-type="float" office:value="141">
            <text:p>14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37311">
            <text:p>16737311</text:p>
          </table:table-cell>
          <table:table-cell office:value-type="float" office:value="206881447">
            <text:p>206881447</text:p>
          </table:table-cell>
          <table:table-cell office:value-type="string">
            <text:p>2013-11-04</text:p>
          </table:table-cell>
          <table:table-cell office:value-type="string">
            <text:p>S</text:p>
          </table:table-cell>
          <table:table-cell office:value-type="string">
            <text:p>2013-10-26</text:p>
          </table:table-cell>
          <table:table-cell office:value-type="float" office:value="673042293067">
            <text:p>67304229306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) RBC 4.76 ( 4,2 . 5,7 E12/L ) Hb 141</text:p>
          </table:table-cell>
          <table:table-cell office:value-type="string">
            <text:p>Hb 141</text:p>
          </table:table-cell>
          <table:table-cell office:value-type="string">
            <text:p><text:s/>( 134 . 170 g/L ) Hct 40 ( 40 .</text:p>
          </table:table-cell>
          <table:table-cell office:value-type="string">
            <text:p>Hb</text:p>
          </table:table-cell>
          <table:table-cell office:value-type="float" office:value="141">
            <text:p>14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50915">
            <text:p>16850915</text:p>
          </table:table-cell>
          <table:table-cell office:value-type="float" office:value="210729990">
            <text:p>210729990</text:p>
          </table:table-cell>
          <table:table-cell office:value-type="string">
            <text:p>2013-11-18</text:p>
          </table:table-cell>
          <table:table-cell office:value-type="string">
            <text:p>S</text:p>
          </table:table-cell>
          <table:table-cell office:value-type="string">
            <text:p>2013-11-13</text:p>
          </table:table-cell>
          <table:table-cell office:value-type="float" office:value="73729451615">
            <text:p>7372945161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41</text:p>
          </table:table-cell>
          <table:table-cell office:value-type="string">
            <text:p><text:s/>( 134 . 170 g/L )</text:p>
          </table:table-cell>
          <table:table-cell office:value-type="string">
            <text:p>Hb</text:p>
          </table:table-cell>
          <table:table-cell office:value-type="float" office:value="141">
            <text:p>14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990233">
            <text:p>10990233</text:p>
          </table:table-cell>
          <table:table-cell office:value-type="float" office:value="159012976">
            <text:p>159012976</text:p>
          </table:table-cell>
          <table:table-cell office:value-type="string">
            <text:p>2013-01-15</text:p>
          </table:table-cell>
          <table:table-cell office:value-type="string">
            <text:p>A</text:p>
          </table:table-cell>
          <table:table-cell office:value-type="string">
            <text:p>2013-01-11</text:p>
          </table:table-cell>
          <table:table-cell office:value-type="float" office:value="73738922118">
            <text:p>7373892211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([0-9])+(\s?[,.]\s?[0-9]+)?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rsti juures teostatud analüüsid HGB 142</text:p>
          </table:table-cell>
          <table:table-cell office:value-type="string">
            <text:p>HGB 142</text:p>
          </table:table-cell>
          <table:table-cell office:value-type="string">
            <text:p><text:s/>, WBC 4,7 , PLT 133 , SR 2 , CR</text:p>
          </table:table-cell>
          <table:table-cell office:value-type="string">
            <text:p>HGB</text:p>
          </table:table-cell>
          <table:table-cell office:value-type="float" office:value="142">
            <text:p>14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154530">
            <text:p>5154530</text:p>
          </table:table-cell>
          <table:table-cell office:value-type="float" office:value="140877862">
            <text:p>140877862</text:p>
          </table:table-cell>
          <table:table-cell office:value-type="string">
            <text:p>2012-09-24</text:p>
          </table:table-cell>
          <table:table-cell office:value-type="string">
            <text:p>A</text:p>
          </table:table-cell>
          <table:table-cell office:value-type="string">
            <text:p>2008-03-19</text:p>
          </table:table-cell>
          <table:table-cell office:value-type="float" office:value="10076441574">
            <text:p>1007644157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42 g/L</text:p>
          </table:table-cell>
          <table:table-cell/>
          <table:table-cell office:value-type="string">
            <text:p>HGB</text:p>
          </table:table-cell>
          <table:table-cell office:value-type="float" office:value="142">
            <text:p>142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08167">
            <text:p>16708167</text:p>
          </table:table-cell>
          <table:table-cell office:value-type="float" office:value="206933257">
            <text:p>206933257</text:p>
          </table:table-cell>
          <table:table-cell office:value-type="string">
            <text:p>2013-10-31</text:p>
          </table:table-cell>
          <table:table-cell office:value-type="string">
            <text:p>S</text:p>
          </table:table-cell>
          <table:table-cell office:value-type="string">
            <text:p>2013-10-28</text:p>
          </table:table-cell>
          <table:table-cell office:value-type="float" office:value="49451093250">
            <text:p>4945109325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42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42">
            <text:p>14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68680">
            <text:p>2268680</text:p>
          </table:table-cell>
          <table:table-cell office:value-type="float" office:value="87521127">
            <text:p>87521127</text:p>
          </table:table-cell>
          <table:table-cell office:value-type="string">
            <text:p>2012-03-2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8129650678">
            <text:p>9812965067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6.03.2012 : 13.03.201215 : 55 : Hemoglobiin 142 g/L</text:p>
          </table:table-cell>
          <table:table-cell office:value-type="string">
            <text:p>Hemoglobiin 142 g/L</text:p>
          </table:table-cell>
          <table:table-cell/>
          <table:table-cell office:value-type="string">
            <text:p>Hemoglobiin</text:p>
          </table:table-cell>
          <table:table-cell office:value-type="float" office:value="142">
            <text:p>142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912068">
            <text:p>23912068</text:p>
          </table:table-cell>
          <table:table-cell office:value-type="float" office:value="215427329">
            <text:p>215427329</text:p>
          </table:table-cell>
          <table:table-cell office:value-type="string">
            <text:p>2013-12-13</text:p>
          </table:table-cell>
          <table:table-cell office:value-type="string">
            <text:p>A</text:p>
          </table:table-cell>
          <table:table-cell office:value-type="string">
            <text:p>2013-12-06</text:p>
          </table:table-cell>
          <table:table-cell office:value-type="float" office:value="44610843803">
            <text:p>4461084380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42</text:p>
          </table:table-cell>
          <table:table-cell office:value-type="string">
            <text:p><text:s/>( 134 . 170 g/L )</text:p>
          </table:table-cell>
          <table:table-cell office:value-type="string">
            <text:p>Hb</text:p>
          </table:table-cell>
          <table:table-cell office:value-type="float" office:value="142">
            <text:p>14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386723">
            <text:p>8386723</text:p>
          </table:table-cell>
          <table:table-cell office:value-type="float" office:value="139507617">
            <text:p>139507617</text:p>
          </table:table-cell>
          <table:table-cell office:value-type="string">
            <text:p>2012-09-18</text:p>
          </table:table-cell>
          <table:table-cell office:value-type="string">
            <text:p>A</text:p>
          </table:table-cell>
          <table:table-cell office:value-type="string">
            <text:p>2012-09-17</text:p>
          </table:table-cell>
          <table:table-cell office:value-type="float" office:value="38790644721">
            <text:p>38790644721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42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42">
            <text:p>14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269875">
            <text:p>5269875</text:p>
          </table:table-cell>
          <table:table-cell office:value-type="float" office:value="131800942">
            <text:p>131800942</text:p>
          </table:table-cell>
          <table:table-cell office:value-type="string">
            <text:p>2012-07-1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7018981581">
            <text:p>1701898158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sega , raviks Pentasa , CRV 6 , hgb 143</text:p>
          </table:table-cell>
          <table:table-cell office:value-type="string">
            <text:p>hgb 143</text:p>
          </table:table-cell>
          <table:table-cell office:value-type="string">
            <text:p><text:s/>, PLT 313 . 2012 , mais gastroe</text:p>
          </table:table-cell>
          <table:table-cell office:value-type="string">
            <text:p>hgb</text:p>
          </table:table-cell>
          <table:table-cell office:value-type="float" office:value="143">
            <text:p>14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221036">
            <text:p>5221036</text:p>
          </table:table-cell>
          <table:table-cell office:value-type="float" office:value="141798978">
            <text:p>141798978</text:p>
          </table:table-cell>
          <table:table-cell office:value-type="string">
            <text:p>2012-10-04</text:p>
          </table:table-cell>
          <table:table-cell office:value-type="string">
            <text:p>A</text:p>
          </table:table-cell>
          <table:table-cell office:value-type="string">
            <text:p>2012-10-04</text:p>
          </table:table-cell>
          <table:table-cell office:value-type="float" office:value="93023646375">
            <text:p>9302364637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43</text:p>
          </table:table-cell>
          <table:table-cell office:value-type="string">
            <text:p><text:s/>( 120 . 160 g/L )</text:p>
          </table:table-cell>
          <table:table-cell office:value-type="string">
            <text:p>HGB</text:p>
          </table:table-cell>
          <table:table-cell office:value-type="float" office:value="143">
            <text:p>14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459478">
            <text:p>10459478</text:p>
          </table:table-cell>
          <table:table-cell office:value-type="float" office:value="166377336">
            <text:p>166377336</text:p>
          </table:table-cell>
          <table:table-cell office:value-type="string">
            <text:p>2013-03-12</text:p>
          </table:table-cell>
          <table:table-cell office:value-type="string">
            <text:p>S</text:p>
          </table:table-cell>
          <table:table-cell office:value-type="string">
            <text:p>2013-03-06</text:p>
          </table:table-cell>
          <table:table-cell office:value-type="float" office:value="28940997899">
            <text:p>28940997899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Analüüsides : CRV-18 , Lk -13 , Hgb -143</text:p>
          </table:table-cell>
          <table:table-cell office:value-type="string">
            <text:p>Hgb -143</text:p>
          </table:table-cell>
          <table:table-cell office:value-type="string">
            <text:p><text:s/>, täna võetud faecase an</text:p>
          </table:table-cell>
          <table:table-cell office:value-type="string">
            <text:p>Hgb</text:p>
          </table:table-cell>
          <table:table-cell office:value-type="float" office:value="143">
            <text:p>14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68319">
            <text:p>16568319</text:p>
          </table:table-cell>
          <table:table-cell office:value-type="float" office:value="158949329">
            <text:p>158949329</text:p>
          </table:table-cell>
          <table:table-cell office:value-type="string">
            <text:p>2013-01-16</text:p>
          </table:table-cell>
          <table:table-cell office:value-type="string">
            <text:p>S</text:p>
          </table:table-cell>
          <table:table-cell office:value-type="string">
            <text:p>2013-01-14</text:p>
          </table:table-cell>
          <table:table-cell office:value-type="float" office:value="27529238295">
            <text:p>2752923829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43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43">
            <text:p>14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77324">
            <text:p>16377324</text:p>
          </table:table-cell>
          <table:table-cell office:value-type="float" office:value="175023106">
            <text:p>175023106</text:p>
          </table:table-cell>
          <table:table-cell office:value-type="string">
            <text:p>2013-05-01</text:p>
          </table:table-cell>
          <table:table-cell office:value-type="string">
            <text:p>S</text:p>
          </table:table-cell>
          <table:table-cell office:value-type="string">
            <text:p>2013-04-19</text:p>
          </table:table-cell>
          <table:table-cell office:value-type="float" office:value="96601492996">
            <text:p>9660149299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44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44">
            <text:p>14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435829">
            <text:p>21435829</text:p>
          </table:table-cell>
          <table:table-cell office:value-type="float" office:value="209879751">
            <text:p>209879751</text:p>
          </table:table-cell>
          <table:table-cell office:value-type="string">
            <text:p>2013-11-18</text:p>
          </table:table-cell>
          <table:table-cell office:value-type="string">
            <text:p>A</text:p>
          </table:table-cell>
          <table:table-cell office:value-type="string">
            <text:p>2013-10-10</text:p>
          </table:table-cell>
          <table:table-cell office:value-type="float" office:value="69749779721">
            <text:p>6974977972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44</text:p>
          </table:table-cell>
          <table:table-cell office:value-type="string">
            <text:p><text:s/>( 134 . 170 g/L )</text:p>
          </table:table-cell>
          <table:table-cell office:value-type="string">
            <text:p>Hb</text:p>
          </table:table-cell>
          <table:table-cell office:value-type="float" office:value="144">
            <text:p>14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32371">
            <text:p>16332371</text:p>
          </table:table-cell>
          <table:table-cell office:value-type="float" office:value="191061118">
            <text:p>191061118</text:p>
          </table:table-cell>
          <table:table-cell office:value-type="string">
            <text:p>2013-07-26</text:p>
          </table:table-cell>
          <table:table-cell office:value-type="string">
            <text:p>S</text:p>
          </table:table-cell>
          <table:table-cell office:value-type="string">
            <text:p>2013-07-19</text:p>
          </table:table-cell>
          <table:table-cell office:value-type="float" office:value="673033487656">
            <text:p>67303348765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44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44">
            <text:p>14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920831">
            <text:p>4920831</text:p>
          </table:table-cell>
          <table:table-cell office:value-type="float" office:value="147497883">
            <text:p>147497883</text:p>
          </table:table-cell>
          <table:table-cell office:value-type="string">
            <text:p>2012-11-12</text:p>
          </table:table-cell>
          <table:table-cell office:value-type="string">
            <text:p>A</text:p>
          </table:table-cell>
          <table:table-cell office:value-type="string">
            <text:p>2012-11-08</text:p>
          </table:table-cell>
          <table:table-cell office:value-type="float" office:value="37785258744">
            <text:p>3778525874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44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44">
            <text:p>14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723281">
            <text:p>22723281</text:p>
          </table:table-cell>
          <table:table-cell office:value-type="float" office:value="187422272">
            <text:p>187422272</text:p>
          </table:table-cell>
          <table:table-cell office:value-type="string">
            <text:p>2013-03-27</text:p>
          </table:table-cell>
          <table:table-cell office:value-type="string">
            <text:p>A</text:p>
          </table:table-cell>
          <table:table-cell office:value-type="string">
            <text:p>2013-03-06</text:p>
          </table:table-cell>
          <table:table-cell office:value-type="float" office:value="92782960258">
            <text:p>9278296025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44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44">
            <text:p>14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07079">
            <text:p>407079</text:p>
          </table:table-cell>
          <table:table-cell office:value-type="float" office:value="148399672">
            <text:p>148399672</text:p>
          </table:table-cell>
          <table:table-cell office:value-type="string">
            <text:p>2012-11-14</text:p>
          </table:table-cell>
          <table:table-cell office:value-type="string">
            <text:p>S</text:p>
          </table:table-cell>
          <table:table-cell office:value-type="string">
            <text:p>2012-11-10</text:p>
          </table:table-cell>
          <table:table-cell office:value-type="float" office:value="49682118690">
            <text:p>4968211869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44</text:p>
          </table:table-cell>
          <table:table-cell office:value-type="string">
            <text:p><text:s/>( 134 . 170 g/L )</text:p>
          </table:table-cell>
          <table:table-cell office:value-type="string">
            <text:p>HGB</text:p>
          </table:table-cell>
          <table:table-cell office:value-type="float" office:value="144">
            <text:p>14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679937">
            <text:p>11679937</text:p>
          </table:table-cell>
          <table:table-cell office:value-type="float" office:value="157233785">
            <text:p>157233785</text:p>
          </table:table-cell>
          <table:table-cell office:value-type="string">
            <text:p>2012-05-15</text:p>
          </table:table-cell>
          <table:table-cell office:value-type="string">
            <text:p>A</text:p>
          </table:table-cell>
          <table:table-cell office:value-type="string">
            <text:p>2012-04-20</text:p>
          </table:table-cell>
          <table:table-cell office:value-type="float" office:value="76415473883">
            <text:p>7641547388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44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44">
            <text:p>14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638538">
            <text:p>2638538</text:p>
          </table:table-cell>
          <table:table-cell office:value-type="float" office:value="144087604">
            <text:p>144087604</text:p>
          </table:table-cell>
          <table:table-cell office:value-type="string">
            <text:p>2012-10-31</text:p>
          </table:table-cell>
          <table:table-cell office:value-type="string">
            <text:p>A</text:p>
          </table:table-cell>
          <table:table-cell office:value-type="string">
            <text:p>2012-10-12</text:p>
          </table:table-cell>
          <table:table-cell office:value-type="float" office:value="64096389869">
            <text:p>6409638986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12.10.201215 : 28 : HGB 144</text:p>
          </table:table-cell>
          <table:table-cell office:value-type="string">
            <text:p>HGB 144</text:p>
          </table:table-cell>
          <table:table-cell/>
          <table:table-cell office:value-type="string">
            <text:p>HGB</text:p>
          </table:table-cell>
          <table:table-cell office:value-type="float" office:value="144">
            <text:p>14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08532">
            <text:p>16508532</text:p>
          </table:table-cell>
          <table:table-cell office:value-type="float" office:value="178812496">
            <text:p>178812496</text:p>
          </table:table-cell>
          <table:table-cell office:value-type="string">
            <text:p>2013-05-22</text:p>
          </table:table-cell>
          <table:table-cell office:value-type="string">
            <text:p>S</text:p>
          </table:table-cell>
          <table:table-cell office:value-type="string">
            <text:p>2013-04-25</text:p>
          </table:table-cell>
          <table:table-cell office:value-type="float" office:value="673044018138">
            <text:p>67304401813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44</text:p>
          </table:table-cell>
          <table:table-cell office:value-type="string">
            <text:p><text:s/>( 134 . 170 g/L )</text:p>
          </table:table-cell>
          <table:table-cell office:value-type="string">
            <text:p>Hb</text:p>
          </table:table-cell>
          <table:table-cell office:value-type="float" office:value="144">
            <text:p>14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183369">
            <text:p>14183369</text:p>
          </table:table-cell>
          <table:table-cell office:value-type="float" office:value="191680331">
            <text:p>191680331</text:p>
          </table:table-cell>
          <table:table-cell office:value-type="string">
            <text:p>2013-08-08</text:p>
          </table:table-cell>
          <table:table-cell office:value-type="string">
            <text:p>A</text:p>
          </table:table-cell>
          <table:table-cell office:value-type="string">
            <text:p>2013-08-08</text:p>
          </table:table-cell>
          <table:table-cell office:value-type="float" office:value="98756158895">
            <text:p>9875615889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) RBC 5.29 ( 4,2 . 5,7 E12/L ) Hb 145</text:p>
          </table:table-cell>
          <table:table-cell office:value-type="string">
            <text:p>Hb 145</text:p>
          </table:table-cell>
          <table:table-cell office:value-type="string">
            <text:p><text:s/>( 134 . 170 g/L ) Hct 45 ( 40 .</text:p>
          </table:table-cell>
          <table:table-cell office:value-type="string">
            <text:p>Hb</text:p>
          </table:table-cell>
          <table:table-cell office:value-type="float" office:value="145">
            <text:p>14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767194">
            <text:p>14767194</text:p>
          </table:table-cell>
          <table:table-cell office:value-type="float" office:value="193780669">
            <text:p>193780669</text:p>
          </table:table-cell>
          <table:table-cell office:value-type="string">
            <text:p>2013-08-23</text:p>
          </table:table-cell>
          <table:table-cell office:value-type="string">
            <text:p>A</text:p>
          </table:table-cell>
          <table:table-cell office:value-type="string">
            <text:p>2013-08-21</text:p>
          </table:table-cell>
          <table:table-cell office:value-type="float" office:value="33973763989">
            <text:p>3397376398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45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45">
            <text:p>14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43897">
            <text:p>443897</text:p>
          </table:table-cell>
          <table:table-cell office:value-type="float" office:value="83038663">
            <text:p>83038663</text:p>
          </table:table-cell>
          <table:table-cell office:value-type="string">
            <text:p>2012-02-08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17529794913">
            <text:p>1752979491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C 19.59 E9/L ; RBC 4.39 E12/L ; HGB 145 g/L</text:p>
          </table:table-cell>
          <table:table-cell office:value-type="string">
            <text:p>HGB 145 g/L</text:p>
          </table:table-cell>
          <table:table-cell office:value-type="string">
            <text:p><text:s/>; HCT 43 % ; MCV 96.8 fL ; MCH </text:p>
          </table:table-cell>
          <table:table-cell office:value-type="string">
            <text:p>HGB</text:p>
          </table:table-cell>
          <table:table-cell office:value-type="float" office:value="145">
            <text:p>145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02225">
            <text:p>802225</text:p>
          </table:table-cell>
          <table:table-cell office:value-type="float" office:value="127418039">
            <text:p>127418039</text:p>
          </table:table-cell>
          <table:table-cell office:value-type="string">
            <text:p>2012-06-12</text:p>
          </table:table-cell>
          <table:table-cell office:value-type="string">
            <text:p>S</text:p>
          </table:table-cell>
          <table:table-cell office:value-type="string">
            <text:p>2012-06-10</text:p>
          </table:table-cell>
          <table:table-cell office:value-type="float" office:value="27384576465">
            <text:p>2738457646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) RBC 5.06 ( 3,9 . 5,2 E12/L ) HGB 145</text:p>
          </table:table-cell>
          <table:table-cell office:value-type="string">
            <text:p>HGB 145</text:p>
          </table:table-cell>
          <table:table-cell office:value-type="string">
            <text:p><text:s/>( 117 . 153 g/L ) HCT 47 ( 35 .</text:p>
          </table:table-cell>
          <table:table-cell office:value-type="string">
            <text:p>HGB</text:p>
          </table:table-cell>
          <table:table-cell office:value-type="float" office:value="145">
            <text:p>14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252354">
            <text:p>8252354</text:p>
          </table:table-cell>
          <table:table-cell office:value-type="float" office:value="137490236">
            <text:p>137490236</text:p>
          </table:table-cell>
          <table:table-cell office:value-type="string">
            <text:p>2012-09-04</text:p>
          </table:table-cell>
          <table:table-cell office:value-type="string">
            <text:p>A</text:p>
          </table:table-cell>
          <table:table-cell office:value-type="string">
            <text:p>2012-08-28</text:p>
          </table:table-cell>
          <table:table-cell office:value-type="float" office:value="51020967700">
            <text:p>51020967700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45</text:p>
          </table:table-cell>
          <table:table-cell office:value-type="string">
            <text:p><text:s/>( 134 . 170 g/L )</text:p>
          </table:table-cell>
          <table:table-cell office:value-type="string">
            <text:p>HGB</text:p>
          </table:table-cell>
          <table:table-cell office:value-type="float" office:value="145">
            <text:p>14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636026">
            <text:p>19636026</text:p>
          </table:table-cell>
          <table:table-cell office:value-type="float" office:value="189579117">
            <text:p>189579117</text:p>
          </table:table-cell>
          <table:table-cell office:value-type="string">
            <text:p>2013-07-24</text:p>
          </table:table-cell>
          <table:table-cell office:value-type="string">
            <text:p>A</text:p>
          </table:table-cell>
          <table:table-cell office:value-type="string">
            <text:p>2013-07-10</text:p>
          </table:table-cell>
          <table:table-cell office:value-type="float" office:value="91414624798">
            <text:p>9141462479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10.07.201315 : 07 : Hemoglobiin 145 g/L</text:p>
          </table:table-cell>
          <table:table-cell office:value-type="string">
            <text:p>Hemoglobiin 145 g/L</text:p>
          </table:table-cell>
          <table:table-cell/>
          <table:table-cell office:value-type="string">
            <text:p>Hemoglobiin</text:p>
          </table:table-cell>
          <table:table-cell office:value-type="float" office:value="145">
            <text:p>145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546962">
            <text:p>21546962</text:p>
          </table:table-cell>
          <table:table-cell office:value-type="float" office:value="174077370">
            <text:p>174077370</text:p>
          </table:table-cell>
          <table:table-cell office:value-type="string">
            <text:p>2013-03-28</text:p>
          </table:table-cell>
          <table:table-cell office:value-type="string">
            <text:p>A</text:p>
          </table:table-cell>
          <table:table-cell office:value-type="string">
            <text:p>2013-03-27</text:p>
          </table:table-cell>
          <table:table-cell office:value-type="float" office:value="673032319172">
            <text:p>67303231917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45</text:p>
          </table:table-cell>
          <table:table-cell office:value-type="string">
            <text:p><text:s/>( 134 . 170 g/L )</text:p>
          </table:table-cell>
          <table:table-cell office:value-type="string">
            <text:p>Hb</text:p>
          </table:table-cell>
          <table:table-cell office:value-type="float" office:value="145">
            <text:p>14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894593">
            <text:p>15894593</text:p>
          </table:table-cell>
          <table:table-cell office:value-type="float" office:value="155228587">
            <text:p>155228587</text:p>
          </table:table-cell>
          <table:table-cell office:value-type="string">
            <text:p>2012-12-14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45489722145">
            <text:p>4548972214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46</text:p>
          </table:table-cell>
          <table:table-cell office:value-type="string">
            <text:p><text:s/>( 134 . 170 g/L )</text:p>
          </table:table-cell>
          <table:table-cell office:value-type="string">
            <text:p>HGB</text:p>
          </table:table-cell>
          <table:table-cell office:value-type="float" office:value="146">
            <text:p>14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224012">
            <text:p>10224012</text:p>
          </table:table-cell>
          <table:table-cell office:value-type="float" office:value="210822767">
            <text:p>210822767</text:p>
          </table:table-cell>
          <table:table-cell office:value-type="string">
            <text:p>2013-11-21</text:p>
          </table:table-cell>
          <table:table-cell office:value-type="string">
            <text:p>S</text:p>
          </table:table-cell>
          <table:table-cell office:value-type="string">
            <text:p>2013-11-19</text:p>
          </table:table-cell>
          <table:table-cell office:value-type="float" office:value="48176518839">
            <text:p>48176518839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CRV 4,8 mg/l ; Lk 7,2 , Hgb 146 g/l</text:p>
          </table:table-cell>
          <table:table-cell office:value-type="string">
            <text:p>Hgb 146 g/l</text:p>
          </table:table-cell>
          <table:table-cell/>
          <table:table-cell office:value-type="string">
            <text:p>Hgb</text:p>
          </table:table-cell>
          <table:table-cell office:value-type="float" office:value="146">
            <text:p>146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34441">
            <text:p>16634441</text:p>
          </table:table-cell>
          <table:table-cell office:value-type="float" office:value="184079119">
            <text:p>184079119</text:p>
          </table:table-cell>
          <table:table-cell office:value-type="string">
            <text:p>2013-06-19</text:p>
          </table:table-cell>
          <table:table-cell office:value-type="string">
            <text:p>S</text:p>
          </table:table-cell>
          <table:table-cell office:value-type="string">
            <text:p>2013-06-06</text:p>
          </table:table-cell>
          <table:table-cell office:value-type="float" office:value="673033709582">
            <text:p>67303370958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46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46">
            <text:p>14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660688">
            <text:p>18660688</text:p>
          </table:table-cell>
          <table:table-cell office:value-type="float" office:value="168236801">
            <text:p>168236801</text:p>
          </table:table-cell>
          <table:table-cell office:value-type="string">
            <text:p>2013-03-22</text:p>
          </table:table-cell>
          <table:table-cell office:value-type="string">
            <text:p>A</text:p>
          </table:table-cell>
          <table:table-cell office:value-type="string">
            <text:p>2013-03-21</text:p>
          </table:table-cell>
          <table:table-cell office:value-type="float" office:value="38011094118">
            <text:p>3801109411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21.03.201313 : 21 : 59 : HGB 146 g/L</text:p>
          </table:table-cell>
          <table:table-cell office:value-type="string">
            <text:p>HGB 146 g/L</text:p>
          </table:table-cell>
          <table:table-cell/>
          <table:table-cell office:value-type="string">
            <text:p>HGB</text:p>
          </table:table-cell>
          <table:table-cell office:value-type="float" office:value="146">
            <text:p>146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951200">
            <text:p>23951200</text:p>
          </table:table-cell>
          <table:table-cell office:value-type="float" office:value="163766732">
            <text:p>163766732</text:p>
          </table:table-cell>
          <table:table-cell office:value-type="string">
            <text:p>2013-02-22</text:p>
          </table:table-cell>
          <table:table-cell office:value-type="string">
            <text:p>A</text:p>
          </table:table-cell>
          <table:table-cell office:value-type="string">
            <text:p>2013-02-11</text:p>
          </table:table-cell>
          <table:table-cell office:value-type="float" office:value="27707774210">
            <text:p>2770777421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47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47">
            <text:p>14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746203">
            <text:p>4746203</text:p>
          </table:table-cell>
          <table:table-cell office:value-type="float" office:value="136402072">
            <text:p>136402072</text:p>
          </table:table-cell>
          <table:table-cell office:value-type="string">
            <text:p>2012-08-29</text:p>
          </table:table-cell>
          <table:table-cell office:value-type="string">
            <text:p>A</text:p>
          </table:table-cell>
          <table:table-cell office:value-type="string">
            <text:p>2012-08-27</text:p>
          </table:table-cell>
          <table:table-cell office:value-type="float" office:value="53022584951">
            <text:p>5302258495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47</text:p>
          </table:table-cell>
          <table:table-cell office:value-type="string">
            <text:p><text:s/>( 134 . 170 g/L )</text:p>
          </table:table-cell>
          <table:table-cell office:value-type="string">
            <text:p>HGB</text:p>
          </table:table-cell>
          <table:table-cell office:value-type="float" office:value="147">
            <text:p>14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2731">
            <text:p>582731</text:p>
          </table:table-cell>
          <table:table-cell office:value-type="float" office:value="123373263">
            <text:p>123373263</text:p>
          </table:table-cell>
          <table:table-cell office:value-type="string">
            <text:p>2012-06-01</text:p>
          </table:table-cell>
          <table:table-cell office:value-type="string">
            <text:p>S</text:p>
          </table:table-cell>
          <table:table-cell office:value-type="string">
            <text:p>2012-05-28</text:p>
          </table:table-cell>
          <table:table-cell office:value-type="float" office:value="65000874181">
            <text:p>65000874181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48</text:p>
          </table:table-cell>
          <table:table-cell office:value-type="string">
            <text:p><text:s/>( 134 . 170 g/L )</text:p>
          </table:table-cell>
          <table:table-cell office:value-type="string">
            <text:p>HGB</text:p>
          </table:table-cell>
          <table:table-cell office:value-type="float" office:value="148">
            <text:p>14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903502">
            <text:p>7903502</text:p>
          </table:table-cell>
          <table:table-cell office:value-type="float" office:value="139680770">
            <text:p>139680770</text:p>
          </table:table-cell>
          <table:table-cell office:value-type="string">
            <text:p>2012-09-1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2612848671">
            <text:p>42612848671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([0-9])+(\s?[,.]\s?[0-9]+)?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39 ( labori ülemine norm 10 ) , HGB 148</text:p>
          </table:table-cell>
          <table:table-cell office:value-type="string">
            <text:p>HGB 148</text:p>
          </table:table-cell>
          <table:table-cell office:value-type="string">
            <text:p><text:s/>, PLT 315 , NEUTR 6.44 ( labori</text:p>
          </table:table-cell>
          <table:table-cell office:value-type="string">
            <text:p>HGB</text:p>
          </table:table-cell>
          <table:table-cell office:value-type="float" office:value="148">
            <text:p>14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98016">
            <text:p>698016</text:p>
          </table:table-cell>
          <table:table-cell office:value-type="float" office:value="90495135">
            <text:p>90495135</text:p>
          </table:table-cell>
          <table:table-cell office:value-type="string">
            <text:p>2012-04-03</text:p>
          </table:table-cell>
          <table:table-cell office:value-type="string">
            <text:p>S</text:p>
          </table:table-cell>
          <table:table-cell office:value-type="string">
            <text:p>2012-04-02</text:p>
          </table:table-cell>
          <table:table-cell office:value-type="float" office:value="80128710766">
            <text:p>8012871076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48</text:p>
          </table:table-cell>
          <table:table-cell office:value-type="string">
            <text:p><text:s/>( 134 . 170 g/L )</text:p>
          </table:table-cell>
          <table:table-cell office:value-type="string">
            <text:p>HGB</text:p>
          </table:table-cell>
          <table:table-cell office:value-type="float" office:value="148">
            <text:p>14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22799">
            <text:p>16722799</text:p>
          </table:table-cell>
          <table:table-cell office:value-type="float" office:value="213295716">
            <text:p>213295716</text:p>
          </table:table-cell>
          <table:table-cell office:value-type="string">
            <text:p>2013-12-03</text:p>
          </table:table-cell>
          <table:table-cell office:value-type="string">
            <text:p>S</text:p>
          </table:table-cell>
          <table:table-cell office:value-type="string">
            <text:p>2013-11-29</text:p>
          </table:table-cell>
          <table:table-cell office:value-type="float" office:value="673034170987">
            <text:p>67303417098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48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48">
            <text:p>14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447910">
            <text:p>15447910</text:p>
          </table:table-cell>
          <table:table-cell office:value-type="float" office:value="201099363">
            <text:p>201099363</text:p>
          </table:table-cell>
          <table:table-cell office:value-type="string">
            <text:p>2013-10-03</text:p>
          </table:table-cell>
          <table:table-cell office:value-type="string">
            <text:p>S</text:p>
          </table:table-cell>
          <table:table-cell office:value-type="string">
            <text:p>2013-08-15</text:p>
          </table:table-cell>
          <table:table-cell office:value-type="float" office:value="58741812611">
            <text:p>58741812611</text:p>
          </table:table-cell>
          <table:table-cell office:value-type="string">
            <text:p>original_2013</text:p>
          </table:table-cell>
          <table:table-cell office:value-type="string">
            <text:p>s_procedures</text:p>
          </table:table-cell>
          <table:table-cell office:value-type="string">
            <text:p>text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48</text:p>
          </table:table-cell>
          <table:table-cell office:value-type="string">
            <text:p><text:s/>( 134 . 170 g/L )</text:p>
          </table:table-cell>
          <table:table-cell office:value-type="string">
            <text:p>Hb</text:p>
          </table:table-cell>
          <table:table-cell office:value-type="float" office:value="148">
            <text:p>14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07435">
            <text:p>16607435</text:p>
          </table:table-cell>
          <table:table-cell office:value-type="float" office:value="156250291">
            <text:p>156250291</text:p>
          </table:table-cell>
          <table:table-cell office:value-type="string">
            <text:p>2013-01-04</text:p>
          </table:table-cell>
          <table:table-cell office:value-type="string">
            <text:p>S</text:p>
          </table:table-cell>
          <table:table-cell office:value-type="string">
            <text:p>2012-12-25</text:p>
          </table:table-cell>
          <table:table-cell office:value-type="float" office:value="673042845849">
            <text:p>67304284584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RBC 5.35 ( 4,2 . 5,7 E12/L ) ; Hb 148</text:p>
          </table:table-cell>
          <table:table-cell office:value-type="string">
            <text:p>Hb 148</text:p>
          </table:table-cell>
          <table:table-cell office:value-type="string">
            <text:p><text:s/>( 134 . 170 g/L ) ; Hct 43 ( 40</text:p>
          </table:table-cell>
          <table:table-cell office:value-type="string">
            <text:p>Hb</text:p>
          </table:table-cell>
          <table:table-cell office:value-type="float" office:value="148">
            <text:p>14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317259">
            <text:p>18317259</text:p>
          </table:table-cell>
          <table:table-cell office:value-type="float" office:value="164728134">
            <text:p>164728134</text:p>
          </table:table-cell>
          <table:table-cell office:value-type="string">
            <text:p>2013-02-2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43396311">
            <text:p>67304339631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8.02.2013 : 01.02.201313 : 21 : Hemoglobiin 148 g/L</text:p>
          </table:table-cell>
          <table:table-cell office:value-type="string">
            <text:p>Hemoglobiin 148 g/L</text:p>
          </table:table-cell>
          <table:table-cell/>
          <table:table-cell office:value-type="string">
            <text:p>Hemoglobiin</text:p>
          </table:table-cell>
          <table:table-cell office:value-type="float" office:value="148">
            <text:p>148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836699">
            <text:p>14836699</text:p>
          </table:table-cell>
          <table:table-cell office:value-type="float" office:value="174137120">
            <text:p>174137120</text:p>
          </table:table-cell>
          <table:table-cell office:value-type="string">
            <text:p>2013-04-16</text:p>
          </table:table-cell>
          <table:table-cell office:value-type="string">
            <text:p>A</text:p>
          </table:table-cell>
          <table:table-cell office:value-type="string">
            <text:p>2013-04-11</text:p>
          </table:table-cell>
          <table:table-cell office:value-type="float" office:value="41942086908">
            <text:p>4194208690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48</text:p>
          </table:table-cell>
          <table:table-cell office:value-type="string">
            <text:p><text:s/>( 134 . 170 g/L )</text:p>
          </table:table-cell>
          <table:table-cell office:value-type="string">
            <text:p>Hb</text:p>
          </table:table-cell>
          <table:table-cell office:value-type="float" office:value="148">
            <text:p>14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27291">
            <text:p>16227291</text:p>
          </table:table-cell>
          <table:table-cell office:value-type="float" office:value="192895151">
            <text:p>192895151</text:p>
          </table:table-cell>
          <table:table-cell office:value-type="string">
            <text:p>2013-08-17</text:p>
          </table:table-cell>
          <table:table-cell office:value-type="string">
            <text:p>S</text:p>
          </table:table-cell>
          <table:table-cell office:value-type="string">
            <text:p>2013-08-06</text:p>
          </table:table-cell>
          <table:table-cell office:value-type="float" office:value="673036691801">
            <text:p>67303669180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49</text:p>
          </table:table-cell>
          <table:table-cell office:value-type="string">
            <text:p><text:s/>( 134 . 170 g/L )</text:p>
          </table:table-cell>
          <table:table-cell office:value-type="string">
            <text:p>Hb</text:p>
          </table:table-cell>
          <table:table-cell office:value-type="float" office:value="149">
            <text:p>14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07408">
            <text:p>16607408</text:p>
          </table:table-cell>
          <table:table-cell office:value-type="float" office:value="193511092">
            <text:p>193511092</text:p>
          </table:table-cell>
          <table:table-cell office:value-type="string">
            <text:p>2013-08-22</text:p>
          </table:table-cell>
          <table:table-cell office:value-type="string">
            <text:p>S</text:p>
          </table:table-cell>
          <table:table-cell office:value-type="string">
            <text:p>2013-08-20</text:p>
          </table:table-cell>
          <table:table-cell office:value-type="float" office:value="673040586370">
            <text:p>67304058637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49</text:p>
          </table:table-cell>
          <table:table-cell office:value-type="string">
            <text:p><text:s/>( 134 . 170 g/L )</text:p>
          </table:table-cell>
          <table:table-cell office:value-type="string">
            <text:p>Hb</text:p>
          </table:table-cell>
          <table:table-cell office:value-type="float" office:value="149">
            <text:p>14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312283">
            <text:p>5312283</text:p>
          </table:table-cell>
          <table:table-cell office:value-type="float" office:value="128131131">
            <text:p>128131131</text:p>
          </table:table-cell>
          <table:table-cell office:value-type="string">
            <text:p>2012-07-05</text:p>
          </table:table-cell>
          <table:table-cell office:value-type="string">
            <text:p>A</text:p>
          </table:table-cell>
          <table:table-cell office:value-type="string">
            <text:p>2012-07-05</text:p>
          </table:table-cell>
          <table:table-cell office:value-type="float" office:value="61902660376">
            <text:p>61902660376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-149</text:p>
          </table:table-cell>
          <table:table-cell/>
          <table:table-cell office:value-type="string">
            <text:p>Hgb</text:p>
          </table:table-cell>
          <table:table-cell office:value-type="float" office:value="149">
            <text:p>14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865648">
            <text:p>22865648</text:p>
          </table:table-cell>
          <table:table-cell office:value-type="float" office:value="160355842">
            <text:p>160355842</text:p>
          </table:table-cell>
          <table:table-cell office:value-type="string">
            <text:p>2013-01-30</text:p>
          </table:table-cell>
          <table:table-cell office:value-type="string">
            <text:p>A</text:p>
          </table:table-cell>
          <table:table-cell office:value-type="string">
            <text:p>2013-01-21</text:p>
          </table:table-cell>
          <table:table-cell office:value-type="float" office:value="38265158899">
            <text:p>3826515889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49</text:p>
          </table:table-cell>
          <table:table-cell office:value-type="string">
            <text:p><text:s/>( 134 . 170 g/L )</text:p>
          </table:table-cell>
          <table:table-cell office:value-type="string">
            <text:p>Hb</text:p>
          </table:table-cell>
          <table:table-cell office:value-type="float" office:value="149">
            <text:p>14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660322">
            <text:p>10660322</text:p>
          </table:table-cell>
          <table:table-cell office:value-type="float" office:value="166868262">
            <text:p>166868262</text:p>
          </table:table-cell>
          <table:table-cell office:value-type="string">
            <text:p>2013-03-14</text:p>
          </table:table-cell>
          <table:table-cell office:value-type="string">
            <text:p>A</text:p>
          </table:table-cell>
          <table:table-cell office:value-type="string">
            <text:p>2013-03-14</text:p>
          </table:table-cell>
          <table:table-cell office:value-type="float" office:value="673030400606">
            <text:p>67303040060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49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49">
            <text:p>14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743233">
            <text:p>15743233</text:p>
          </table:table-cell>
          <table:table-cell office:value-type="float" office:value="167840428">
            <text:p>167840428</text:p>
          </table:table-cell>
          <table:table-cell office:value-type="string">
            <text:p>2013-02-22</text:p>
          </table:table-cell>
          <table:table-cell office:value-type="string">
            <text:p>S</text:p>
          </table:table-cell>
          <table:table-cell office:value-type="string">
            <text:p>2013-02-18</text:p>
          </table:table-cell>
          <table:table-cell office:value-type="float" office:value="81245668975">
            <text:p>8124566897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50</text:p>
          </table:table-cell>
          <table:table-cell office:value-type="string">
            <text:p><text:s/>( 118 . 150 g/L )</text:p>
          </table:table-cell>
          <table:table-cell office:value-type="string">
            <text:p>Hb</text:p>
          </table:table-cell>
          <table:table-cell office:value-type="float" office:value="150">
            <text:p>15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196659">
            <text:p>16196659</text:p>
          </table:table-cell>
          <table:table-cell office:value-type="float" office:value="171961152">
            <text:p>171961152</text:p>
          </table:table-cell>
          <table:table-cell office:value-type="string">
            <text:p>2013-04-1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81001262821">
            <text:p>8100126282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50</text:p>
          </table:table-cell>
          <table:table-cell office:value-type="string">
            <text:p><text:s/>( 134 . 170 g/L )</text:p>
          </table:table-cell>
          <table:table-cell office:value-type="string">
            <text:p>Hb</text:p>
          </table:table-cell>
          <table:table-cell office:value-type="float" office:value="150">
            <text:p>15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67106">
            <text:p>467106</text:p>
          </table:table-cell>
          <table:table-cell office:value-type="float" office:value="127416178">
            <text:p>127416178</text:p>
          </table:table-cell>
          <table:table-cell office:value-type="string">
            <text:p>2012-06-13</text:p>
          </table:table-cell>
          <table:table-cell office:value-type="string">
            <text:p>S</text:p>
          </table:table-cell>
          <table:table-cell office:value-type="string">
            <text:p>2012-06-12</text:p>
          </table:table-cell>
          <table:table-cell office:value-type="float" office:value="85489066225">
            <text:p>8548906622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50</text:p>
          </table:table-cell>
          <table:table-cell office:value-type="string">
            <text:p><text:s/>( 134 . 170 g/L )</text:p>
          </table:table-cell>
          <table:table-cell office:value-type="string">
            <text:p>HGB</text:p>
          </table:table-cell>
          <table:table-cell office:value-type="float" office:value="150">
            <text:p>15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868694">
            <text:p>21868694</text:p>
          </table:table-cell>
          <table:table-cell office:value-type="float" office:value="160255452">
            <text:p>160255452</text:p>
          </table:table-cell>
          <table:table-cell office:value-type="string">
            <text:p>2012-03-02</text:p>
          </table:table-cell>
          <table:table-cell office:value-type="string">
            <text:p>A</text:p>
          </table:table-cell>
          <table:table-cell office:value-type="string">
            <text:p>2012-01-30</text:p>
          </table:table-cell>
          <table:table-cell office:value-type="float" office:value="94418269216">
            <text:p>9441826921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50</text:p>
          </table:table-cell>
          <table:table-cell office:value-type="string">
            <text:p><text:s/>( 134 . 170 g/L )</text:p>
          </table:table-cell>
          <table:table-cell office:value-type="string">
            <text:p>HGB</text:p>
          </table:table-cell>
          <table:table-cell office:value-type="float" office:value="150">
            <text:p>15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6867">
            <text:p>546867</text:p>
          </table:table-cell>
          <table:table-cell office:value-type="float" office:value="135231778">
            <text:p>135231778</text:p>
          </table:table-cell>
          <table:table-cell office:value-type="string">
            <text:p>2012-08-20</text:p>
          </table:table-cell>
          <table:table-cell office:value-type="string">
            <text:p>S</text:p>
          </table:table-cell>
          <table:table-cell office:value-type="string">
            <text:p>2012-08-17</text:p>
          </table:table-cell>
          <table:table-cell office:value-type="float" office:value="38758722851">
            <text:p>38758722851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RBC 4.17 ( 4,0 . 6,6 E12/L ) HGB 150</text:p>
          </table:table-cell>
          <table:table-cell office:value-type="string">
            <text:p>HGB 150</text:p>
          </table:table-cell>
          <table:table-cell office:value-type="string">
            <text:p><text:s/>( 145 . 225 g/L ) HCT 43 ( 45 .</text:p>
          </table:table-cell>
          <table:table-cell office:value-type="string">
            <text:p>HGB</text:p>
          </table:table-cell>
          <table:table-cell office:value-type="float" office:value="150">
            <text:p>15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198165">
            <text:p>19198165</text:p>
          </table:table-cell>
          <table:table-cell office:value-type="float" office:value="211651356">
            <text:p>211651356</text:p>
          </table:table-cell>
          <table:table-cell office:value-type="string">
            <text:p>2013-11-15</text:p>
          </table:table-cell>
          <table:table-cell office:value-type="string">
            <text:p>A</text:p>
          </table:table-cell>
          <table:table-cell office:value-type="string">
            <text:p>2013-11-15</text:p>
          </table:table-cell>
          <table:table-cell office:value-type="float" office:value="673030393456">
            <text:p>67303039345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15.11.201313 : 11 : Hemoglobiin 151 g/L</text:p>
          </table:table-cell>
          <table:table-cell office:value-type="string">
            <text:p>Hemoglobiin 151 g/L</text:p>
          </table:table-cell>
          <table:table-cell office:value-type="string">
            <text:p><text:s/>[ norm 136 - 163 ]</text:p>
          </table:table-cell>
          <table:table-cell office:value-type="string">
            <text:p>Hemoglobiin</text:p>
          </table:table-cell>
          <table:table-cell office:value-type="float" office:value="151">
            <text:p>151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4097">
            <text:p>584097</text:p>
          </table:table-cell>
          <table:table-cell office:value-type="float" office:value="84603277">
            <text:p>84603277</text:p>
          </table:table-cell>
          <table:table-cell office:value-type="string">
            <text:p>2012-02-15</text:p>
          </table:table-cell>
          <table:table-cell office:value-type="string">
            <text:p>S</text:p>
          </table:table-cell>
          <table:table-cell office:value-type="string">
            <text:p>2012-02-06</text:p>
          </table:table-cell>
          <table:table-cell office:value-type="float" office:value="41884493273">
            <text:p>4188449327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51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51">
            <text:p>15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045251">
            <text:p>4045251</text:p>
          </table:table-cell>
          <table:table-cell office:value-type="float" office:value="124573689">
            <text:p>124573689</text:p>
          </table:table-cell>
          <table:table-cell office:value-type="string">
            <text:p>2012-03-21</text:p>
          </table:table-cell>
          <table:table-cell office:value-type="string">
            <text:p>A</text:p>
          </table:table-cell>
          <table:table-cell office:value-type="string">
            <text:p>2012-03-19</text:p>
          </table:table-cell>
          <table:table-cell office:value-type="float" office:value="56428623926">
            <text:p>5642862392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51</text:p>
          </table:table-cell>
          <table:table-cell office:value-type="string">
            <text:p><text:s/>( 134 . 170 g/L )</text:p>
          </table:table-cell>
          <table:table-cell office:value-type="string">
            <text:p>HGB</text:p>
          </table:table-cell>
          <table:table-cell office:value-type="float" office:value="151">
            <text:p>15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19085">
            <text:p>419085</text:p>
          </table:table-cell>
          <table:table-cell office:value-type="float" office:value="141699885">
            <text:p>141699885</text:p>
          </table:table-cell>
          <table:table-cell office:value-type="string">
            <text:p>2012-10-04</text:p>
          </table:table-cell>
          <table:table-cell office:value-type="string">
            <text:p>S</text:p>
          </table:table-cell>
          <table:table-cell office:value-type="string">
            <text:p>2012-09-28</text:p>
          </table:table-cell>
          <table:table-cell office:value-type="float" office:value="21728787789">
            <text:p>2172878778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52</text:p>
          </table:table-cell>
          <table:table-cell office:value-type="string">
            <text:p><text:s/>( 134 . 170 g/L )</text:p>
          </table:table-cell>
          <table:table-cell office:value-type="string">
            <text:p>HGB</text:p>
          </table:table-cell>
          <table:table-cell office:value-type="float" office:value="152">
            <text:p>15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241305">
            <text:p>14241305</text:p>
          </table:table-cell>
          <table:table-cell office:value-type="float" office:value="177600344">
            <text:p>177600344</text:p>
          </table:table-cell>
          <table:table-cell office:value-type="string">
            <text:p>2013-05-15</text:p>
          </table:table-cell>
          <table:table-cell office:value-type="string">
            <text:p>A</text:p>
          </table:table-cell>
          <table:table-cell office:value-type="string">
            <text:p>2013-05-14</text:p>
          </table:table-cell>
          <table:table-cell office:value-type="float" office:value="673030451374">
            <text:p>67303045137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52</text:p>
          </table:table-cell>
          <table:table-cell office:value-type="string">
            <text:p><text:s/>( 134 . 170 g/L )</text:p>
          </table:table-cell>
          <table:table-cell office:value-type="string">
            <text:p>Hb</text:p>
          </table:table-cell>
          <table:table-cell office:value-type="float" office:value="152">
            <text:p>15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370426">
            <text:p>13370426</text:p>
          </table:table-cell>
          <table:table-cell office:value-type="float" office:value="203113048">
            <text:p>203113048</text:p>
          </table:table-cell>
          <table:table-cell office:value-type="string">
            <text:p>2013-10-11</text:p>
          </table:table-cell>
          <table:table-cell office:value-type="string">
            <text:p>A</text:p>
          </table:table-cell>
          <table:table-cell office:value-type="string">
            <text:p>2013-09-19</text:p>
          </table:table-cell>
          <table:table-cell office:value-type="float" office:value="11026169303">
            <text:p>1102616930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52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52">
            <text:p>15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243318">
            <text:p>7243318</text:p>
          </table:table-cell>
          <table:table-cell office:value-type="float" office:value="123507810">
            <text:p>123507810</text:p>
          </table:table-cell>
          <table:table-cell office:value-type="string">
            <text:p>2012-05-21</text:p>
          </table:table-cell>
          <table:table-cell office:value-type="string">
            <text:p>A</text:p>
          </table:table-cell>
          <table:table-cell office:value-type="string">
            <text:p>2012-03-05</text:p>
          </table:table-cell>
          <table:table-cell office:value-type="float" office:value="43074270950">
            <text:p>43074270950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) RBC 4.35 ( 4,2 . 5,7 E12/L ) HGB 152</text:p>
          </table:table-cell>
          <table:table-cell office:value-type="string">
            <text:p>HGB 152</text:p>
          </table:table-cell>
          <table:table-cell office:value-type="string">
            <text:p><text:s/>( 134 . 170 g/L ) HCT 43 ( 40 .</text:p>
          </table:table-cell>
          <table:table-cell office:value-type="string">
            <text:p>HGB</text:p>
          </table:table-cell>
          <table:table-cell office:value-type="float" office:value="152">
            <text:p>15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217597">
            <text:p>18217597</text:p>
          </table:table-cell>
          <table:table-cell office:value-type="float" office:value="210991543">
            <text:p>210991543</text:p>
          </table:table-cell>
          <table:table-cell office:value-type="string">
            <text:p>2013-11-22</text:p>
          </table:table-cell>
          <table:table-cell office:value-type="string">
            <text:p>A</text:p>
          </table:table-cell>
          <table:table-cell office:value-type="string">
            <text:p>2013-10-29</text:p>
          </table:table-cell>
          <table:table-cell office:value-type="float" office:value="30329376141">
            <text:p>3032937614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29.10.201313 : 16 : Hemoglobiin 152 g/L</text:p>
          </table:table-cell>
          <table:table-cell office:value-type="string">
            <text:p>Hemoglobiin 152 g/L</text:p>
          </table:table-cell>
          <table:table-cell/>
          <table:table-cell office:value-type="string">
            <text:p>Hemoglobiin</text:p>
          </table:table-cell>
          <table:table-cell office:value-type="float" office:value="152">
            <text:p>152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826350">
            <text:p>4826350</text:p>
          </table:table-cell>
          <table:table-cell office:value-type="float" office:value="139681786">
            <text:p>139681786</text:p>
          </table:table-cell>
          <table:table-cell office:value-type="string">
            <text:p>2012-09-19</text:p>
          </table:table-cell>
          <table:table-cell office:value-type="string">
            <text:p>A</text:p>
          </table:table-cell>
          <table:table-cell office:value-type="string">
            <text:p>2012-09-03</text:p>
          </table:table-cell>
          <table:table-cell office:value-type="float" office:value="12935146746">
            <text:p>1293514674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53</text:p>
          </table:table-cell>
          <table:table-cell office:value-type="string">
            <text:p><text:s/>( 117 . 153 g/L )</text:p>
          </table:table-cell>
          <table:table-cell office:value-type="string">
            <text:p>HGB</text:p>
          </table:table-cell>
          <table:table-cell office:value-type="float" office:value="153">
            <text:p>15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12532">
            <text:p>412532</text:p>
          </table:table-cell>
          <table:table-cell office:value-type="float" office:value="123365893">
            <text:p>123365893</text:p>
          </table:table-cell>
          <table:table-cell office:value-type="string">
            <text:p>2012-05-31</text:p>
          </table:table-cell>
          <table:table-cell office:value-type="string">
            <text:p>S</text:p>
          </table:table-cell>
          <table:table-cell office:value-type="string">
            <text:p>2012-05-27</text:p>
          </table:table-cell>
          <table:table-cell office:value-type="float" office:value="69238324952">
            <text:p>6923832495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) RBC 4.88 ( 4,2 . 5,7 E12/L ) HGB 153</text:p>
          </table:table-cell>
          <table:table-cell office:value-type="string">
            <text:p>HGB 153</text:p>
          </table:table-cell>
          <table:table-cell office:value-type="string">
            <text:p><text:s/>( 134 . 170 g/L ) HCT 45 ( 40 .</text:p>
          </table:table-cell>
          <table:table-cell office:value-type="string">
            <text:p>HGB</text:p>
          </table:table-cell>
          <table:table-cell office:value-type="float" office:value="153">
            <text:p>15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582833">
            <text:p>18582833</text:p>
          </table:table-cell>
          <table:table-cell office:value-type="float" office:value="206216490">
            <text:p>206216490</text:p>
          </table:table-cell>
          <table:table-cell office:value-type="string">
            <text:p>2013-10-3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6805027370">
            <text:p>3680502737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1.10.2013 : 25.10.201315 : 29 : Hemoglobiin 153 g/L</text:p>
          </table:table-cell>
          <table:table-cell office:value-type="string">
            <text:p>Hemoglobiin 153 g/L</text:p>
          </table:table-cell>
          <table:table-cell/>
          <table:table-cell office:value-type="string">
            <text:p>Hemoglobiin</text:p>
          </table:table-cell>
          <table:table-cell office:value-type="float" office:value="153">
            <text:p>153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78545">
            <text:p>16578545</text:p>
          </table:table-cell>
          <table:table-cell office:value-type="float" office:value="199200785">
            <text:p>199200785</text:p>
          </table:table-cell>
          <table:table-cell office:value-type="string">
            <text:p>2013-09-23</text:p>
          </table:table-cell>
          <table:table-cell office:value-type="string">
            <text:p>S</text:p>
          </table:table-cell>
          <table:table-cell office:value-type="string">
            <text:p>2013-09-18</text:p>
          </table:table-cell>
          <table:table-cell office:value-type="float" office:value="63076671092">
            <text:p>6307667109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53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53">
            <text:p>15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785930">
            <text:p>18785930</text:p>
          </table:table-cell>
          <table:table-cell office:value-type="float" office:value="192589818">
            <text:p>192589818</text:p>
          </table:table-cell>
          <table:table-cell office:value-type="string">
            <text:p>2012-08-3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1953877863">
            <text:p>6195387786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1.08.2012 : 30.08.201215 : 59 : Hemoglobiin 154 g/L</text:p>
          </table:table-cell>
          <table:table-cell office:value-type="string">
            <text:p>Hemoglobiin 154 g/L</text:p>
          </table:table-cell>
          <table:table-cell/>
          <table:table-cell office:value-type="string">
            <text:p>Hemoglobiin</text:p>
          </table:table-cell>
          <table:table-cell office:value-type="float" office:value="154">
            <text:p>154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933842">
            <text:p>17933842</text:p>
          </table:table-cell>
          <table:table-cell office:value-type="float" office:value="207180789">
            <text:p>207180789</text:p>
          </table:table-cell>
          <table:table-cell office:value-type="string">
            <text:p>2013-08-23</text:p>
          </table:table-cell>
          <table:table-cell office:value-type="string">
            <text:p>A</text:p>
          </table:table-cell>
          <table:table-cell office:value-type="string">
            <text:p>2013-08-13</text:p>
          </table:table-cell>
          <table:table-cell office:value-type="float" office:value="65631777573">
            <text:p>6563177757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54</text:p>
          </table:table-cell>
          <table:table-cell/>
          <table:table-cell office:value-type="string">
            <text:p>HGB</text:p>
          </table:table-cell>
          <table:table-cell office:value-type="float" office:value="154">
            <text:p>15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188307">
            <text:p>19188307</text:p>
          </table:table-cell>
          <table:table-cell office:value-type="float" office:value="202184385">
            <text:p>202184385</text:p>
          </table:table-cell>
          <table:table-cell office:value-type="string">
            <text:p>2013-10-0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73716">
            <text:p>67303047371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10.2013 <text:s text:c="2"/>: 08.10.201312 : 46 : Hemoglobiin 154 g/L</text:p>
          </table:table-cell>
          <table:table-cell office:value-type="string">
            <text:p>Hemoglobiin 154 g/L</text:p>
          </table:table-cell>
          <table:table-cell office:value-type="string">
            <text:p><text:s/>[ norm 136 - 163 ]</text:p>
          </table:table-cell>
          <table:table-cell office:value-type="string">
            <text:p>Hemoglobiin</text:p>
          </table:table-cell>
          <table:table-cell office:value-type="float" office:value="154">
            <text:p>154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593821">
            <text:p>18593821</text:p>
          </table:table-cell>
          <table:table-cell office:value-type="float" office:value="162340876">
            <text:p>162340876</text:p>
          </table:table-cell>
          <table:table-cell office:value-type="string">
            <text:p>2013-02-14</text:p>
          </table:table-cell>
          <table:table-cell office:value-type="string">
            <text:p>A</text:p>
          </table:table-cell>
          <table:table-cell office:value-type="string">
            <text:p>2013-02-04</text:p>
          </table:table-cell>
          <table:table-cell office:value-type="float" office:value="62662864619">
            <text:p>6266286461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04.02.201311 : 32 : Hemoglobiin 154 g/L</text:p>
          </table:table-cell>
          <table:table-cell office:value-type="string">
            <text:p>Hemoglobiin 154 g/L</text:p>
          </table:table-cell>
          <table:table-cell/>
          <table:table-cell office:value-type="string">
            <text:p>Hemoglobiin</text:p>
          </table:table-cell>
          <table:table-cell office:value-type="float" office:value="154">
            <text:p>154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42860">
            <text:p>642860</text:p>
          </table:table-cell>
          <table:table-cell office:value-type="float" office:value="136342371">
            <text:p>136342371</text:p>
          </table:table-cell>
          <table:table-cell office:value-type="string">
            <text:p>2012-08-30</text:p>
          </table:table-cell>
          <table:table-cell office:value-type="string">
            <text:p>S</text:p>
          </table:table-cell>
          <table:table-cell office:value-type="string">
            <text:p>2012-08-28</text:p>
          </table:table-cell>
          <table:table-cell office:value-type="float" office:value="34557797684">
            <text:p>34557797684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54</text:p>
          </table:table-cell>
          <table:table-cell office:value-type="string">
            <text:p><text:s/>( 134 . 170 g/L )</text:p>
          </table:table-cell>
          <table:table-cell office:value-type="string">
            <text:p>HGB</text:p>
          </table:table-cell>
          <table:table-cell office:value-type="float" office:value="154">
            <text:p>15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752369">
            <text:p>14752369</text:p>
          </table:table-cell>
          <table:table-cell office:value-type="float" office:value="198958122">
            <text:p>198958122</text:p>
          </table:table-cell>
          <table:table-cell office:value-type="string">
            <text:p>2013-09-23</text:p>
          </table:table-cell>
          <table:table-cell office:value-type="string">
            <text:p>A</text:p>
          </table:table-cell>
          <table:table-cell office:value-type="string">
            <text:p>2013-09-20</text:p>
          </table:table-cell>
          <table:table-cell office:value-type="float" office:value="673030469560">
            <text:p>67303046956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) RBC 5.13 ( 4,4 . 5,4 E12/L ) Hb 154</text:p>
          </table:table-cell>
          <table:table-cell office:value-type="string">
            <text:p>Hb 154</text:p>
          </table:table-cell>
          <table:table-cell office:value-type="string">
            <text:p><text:s/>( 134 . 170 g/L ) HCT 44.9 ( 40</text:p>
          </table:table-cell>
          <table:table-cell office:value-type="string">
            <text:p>Hb</text:p>
          </table:table-cell>
          <table:table-cell office:value-type="float" office:value="154">
            <text:p>15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055249">
            <text:p>23055249</text:p>
          </table:table-cell>
          <table:table-cell office:value-type="float" office:value="203209704">
            <text:p>203209704</text:p>
          </table:table-cell>
          <table:table-cell office:value-type="string">
            <text:p>2013-10-15</text:p>
          </table:table-cell>
          <table:table-cell office:value-type="string">
            <text:p>A</text:p>
          </table:table-cell>
          <table:table-cell office:value-type="string">
            <text:p>2013-10-08</text:p>
          </table:table-cell>
          <table:table-cell office:value-type="float" office:value="673047474460">
            <text:p>67304747446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54</text:p>
          </table:table-cell>
          <table:table-cell office:value-type="string">
            <text:p><text:s/>( 134 . 170 g/L )</text:p>
          </table:table-cell>
          <table:table-cell office:value-type="string">
            <text:p>Hb</text:p>
          </table:table-cell>
          <table:table-cell office:value-type="float" office:value="154">
            <text:p>15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220292">
            <text:p>23220292</text:p>
          </table:table-cell>
          <table:table-cell office:value-type="float" office:value="195429646">
            <text:p>195429646</text:p>
          </table:table-cell>
          <table:table-cell office:value-type="string">
            <text:p>2013-09-03</text:p>
          </table:table-cell>
          <table:table-cell office:value-type="string">
            <text:p>A</text:p>
          </table:table-cell>
          <table:table-cell office:value-type="string">
            <text:p>2013-08-26</text:p>
          </table:table-cell>
          <table:table-cell office:value-type="float" office:value="41642723891">
            <text:p>4164272389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54</text:p>
          </table:table-cell>
          <table:table-cell office:value-type="string">
            <text:p><text:s/>( 134 . 170 g/L )</text:p>
          </table:table-cell>
          <table:table-cell office:value-type="string">
            <text:p>Hb</text:p>
          </table:table-cell>
          <table:table-cell office:value-type="float" office:value="154">
            <text:p>15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133288">
            <text:p>17133288</text:p>
          </table:table-cell>
          <table:table-cell office:value-type="float" office:value="201294802">
            <text:p>201294802</text:p>
          </table:table-cell>
          <table:table-cell office:value-type="string">
            <text:p>2013-02-18</text:p>
          </table:table-cell>
          <table:table-cell office:value-type="string">
            <text:p>A</text:p>
          </table:table-cell>
          <table:table-cell office:value-type="string">
            <text:p>2013-02-11</text:p>
          </table:table-cell>
          <table:table-cell office:value-type="float" office:value="24774775835">
            <text:p>2477477583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11.02.201311 : 53 : HGB 156</text:p>
          </table:table-cell>
          <table:table-cell office:value-type="string">
            <text:p>HGB 156</text:p>
          </table:table-cell>
          <table:table-cell/>
          <table:table-cell office:value-type="string">
            <text:p>HGB</text:p>
          </table:table-cell>
          <table:table-cell office:value-type="float" office:value="156">
            <text:p>15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271614">
            <text:p>4271614</text:p>
          </table:table-cell>
          <table:table-cell office:value-type="float" office:value="123459706">
            <text:p>123459706</text:p>
          </table:table-cell>
          <table:table-cell office:value-type="string">
            <text:p>2012-05-2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2829992805">
            <text:p>9282999280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üsid 04.05.2012 kliin veri ii ( hgb 156</text:p>
          </table:table-cell>
          <table:table-cell office:value-type="string">
            <text:p>hgb 156</text:p>
          </table:table-cell>
          <table:table-cell office:value-type="string">
            <text:p><text:s/>) , SR 6 , CRV 15 , RF neg , tr</text:p>
          </table:table-cell>
          <table:table-cell office:value-type="string">
            <text:p>hgb</text:p>
          </table:table-cell>
          <table:table-cell office:value-type="float" office:value="156">
            <text:p>15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611075">
            <text:p>14611075</text:p>
          </table:table-cell>
          <table:table-cell office:value-type="float" office:value="207923031">
            <text:p>207923031</text:p>
          </table:table-cell>
          <table:table-cell office:value-type="string">
            <text:p>2013-11-08</text:p>
          </table:table-cell>
          <table:table-cell office:value-type="string">
            <text:p>A</text:p>
          </table:table-cell>
          <table:table-cell office:value-type="string">
            <text:p>2013-11-06</text:p>
          </table:table-cell>
          <table:table-cell office:value-type="float" office:value="673030369320">
            <text:p>67303036932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) RBC 5.27 ( 4,4 . 5,4 E12/L ) Hb 156</text:p>
          </table:table-cell>
          <table:table-cell office:value-type="string">
            <text:p>Hb 156</text:p>
          </table:table-cell>
          <table:table-cell office:value-type="string">
            <text:p><text:s/>( 134 . 170 g/L ) HCT 45.8 ( 40</text:p>
          </table:table-cell>
          <table:table-cell office:value-type="string">
            <text:p>Hb</text:p>
          </table:table-cell>
          <table:table-cell office:value-type="float" office:value="156">
            <text:p>15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765578">
            <text:p>8765578</text:p>
          </table:table-cell>
          <table:table-cell office:value-type="float" office:value="149922086">
            <text:p>149922086</text:p>
          </table:table-cell>
          <table:table-cell office:value-type="string">
            <text:p>2012-11-22</text:p>
          </table:table-cell>
          <table:table-cell office:value-type="string">
            <text:p>A</text:p>
          </table:table-cell>
          <table:table-cell office:value-type="string">
            <text:p>2012-10-01</text:p>
          </table:table-cell>
          <table:table-cell office:value-type="float" office:value="61131610361">
            <text:p>61131610361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57</text:p>
          </table:table-cell>
          <table:table-cell office:value-type="string">
            <text:p><text:s/>( 137 . 180 g/L )</text:p>
          </table:table-cell>
          <table:table-cell office:value-type="string">
            <text:p>HGB</text:p>
          </table:table-cell>
          <table:table-cell office:value-type="float" office:value="157">
            <text:p>15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668892">
            <text:p>14668892</text:p>
          </table:table-cell>
          <table:table-cell office:value-type="float" office:value="185269315">
            <text:p>185269315</text:p>
          </table:table-cell>
          <table:table-cell office:value-type="string">
            <text:p>2013-06-18</text:p>
          </table:table-cell>
          <table:table-cell office:value-type="string">
            <text:p>A</text:p>
          </table:table-cell>
          <table:table-cell office:value-type="string">
            <text:p>2013-06-17</text:p>
          </table:table-cell>
          <table:table-cell office:value-type="float" office:value="673032641254">
            <text:p>67303264125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57</text:p>
          </table:table-cell>
          <table:table-cell office:value-type="string">
            <text:p><text:s/>( 134 . 170 g/L )</text:p>
          </table:table-cell>
          <table:table-cell office:value-type="string">
            <text:p>Hb</text:p>
          </table:table-cell>
          <table:table-cell office:value-type="float" office:value="157">
            <text:p>15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902114">
            <text:p>16902114</text:p>
          </table:table-cell>
          <table:table-cell office:value-type="float" office:value="163236112">
            <text:p>163236112</text:p>
          </table:table-cell>
          <table:table-cell office:value-type="string">
            <text:p>2013-01-0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08334">
            <text:p>67303040833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0.02.2013 : 05.12.201215 : 07 : Hemoglobiin 157 g/L</text:p>
          </table:table-cell>
          <table:table-cell office:value-type="string">
            <text:p>Hemoglobiin 157 g/L</text:p>
          </table:table-cell>
          <table:table-cell/>
          <table:table-cell office:value-type="string">
            <text:p>Hemoglobiin</text:p>
          </table:table-cell>
          <table:table-cell office:value-type="float" office:value="157">
            <text:p>157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03822">
            <text:p>16503822</text:p>
          </table:table-cell>
          <table:table-cell office:value-type="float" office:value="167682787">
            <text:p>167682787</text:p>
          </table:table-cell>
          <table:table-cell office:value-type="string">
            <text:p>2013-03-20</text:p>
          </table:table-cell>
          <table:table-cell office:value-type="string">
            <text:p>S</text:p>
          </table:table-cell>
          <table:table-cell office:value-type="string">
            <text:p>2013-03-16</text:p>
          </table:table-cell>
          <table:table-cell office:value-type="float" office:value="673044560140">
            <text:p>67304456014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) RBC 4.99 ( 4,2 . 5,7 E12/L ) Hb 157</text:p>
          </table:table-cell>
          <table:table-cell office:value-type="string">
            <text:p>Hb 157</text:p>
          </table:table-cell>
          <table:table-cell office:value-type="string">
            <text:p><text:s/>( 134 . 170 g/L ) Hct 44 ( 40 .</text:p>
          </table:table-cell>
          <table:table-cell office:value-type="string">
            <text:p>Hb</text:p>
          </table:table-cell>
          <table:table-cell office:value-type="float" office:value="157">
            <text:p>15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850314">
            <text:p>20850314</text:p>
          </table:table-cell>
          <table:table-cell office:value-type="float" office:value="215929229">
            <text:p>215929229</text:p>
          </table:table-cell>
          <table:table-cell office:value-type="string">
            <text:p>2013-12-1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5190346559">
            <text:p>6519034655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57 g/L</text:p>
          </table:table-cell>
          <table:table-cell office:value-type="string">
            <text:p><text:s/>, tromb 132x10*/L , leuk 26x10*</text:p>
          </table:table-cell>
          <table:table-cell office:value-type="string">
            <text:p>HGB</text:p>
          </table:table-cell>
          <table:table-cell office:value-type="float" office:value="157">
            <text:p>157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70589">
            <text:p>16270589</text:p>
          </table:table-cell>
          <table:table-cell office:value-type="float" office:value="155237893">
            <text:p>155237893</text:p>
          </table:table-cell>
          <table:table-cell office:value-type="string">
            <text:p>2012-12-20</text:p>
          </table:table-cell>
          <table:table-cell office:value-type="string">
            <text:p>S</text:p>
          </table:table-cell>
          <table:table-cell office:value-type="string">
            <text:p>2012-12-10</text:p>
          </table:table-cell>
          <table:table-cell office:value-type="float" office:value="673031878119">
            <text:p>67303187811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58</text:p>
          </table:table-cell>
          <table:table-cell office:value-type="string">
            <text:p><text:s/>( 134 . 170 g/L )</text:p>
          </table:table-cell>
          <table:table-cell office:value-type="string">
            <text:p>Hb</text:p>
          </table:table-cell>
          <table:table-cell office:value-type="float" office:value="158">
            <text:p>15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41407">
            <text:p>741407</text:p>
          </table:table-cell>
          <table:table-cell office:value-type="float" office:value="135238358">
            <text:p>135238358</text:p>
          </table:table-cell>
          <table:table-cell office:value-type="string">
            <text:p>2012-08-23</text:p>
          </table:table-cell>
          <table:table-cell office:value-type="string">
            <text:p>S</text:p>
          </table:table-cell>
          <table:table-cell office:value-type="string">
            <text:p>2012-08-21</text:p>
          </table:table-cell>
          <table:table-cell office:value-type="float" office:value="50075888842">
            <text:p>5007588884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59</text:p>
          </table:table-cell>
          <table:table-cell office:value-type="string">
            <text:p><text:s/>( 134 . 170 g/L )</text:p>
          </table:table-cell>
          <table:table-cell office:value-type="string">
            <text:p>HGB</text:p>
          </table:table-cell>
          <table:table-cell office:value-type="float" office:value="159">
            <text:p>15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394650">
            <text:p>17394650</text:p>
          </table:table-cell>
          <table:table-cell office:value-type="float" office:value="191209980">
            <text:p>191209980</text:p>
          </table:table-cell>
          <table:table-cell office:value-type="string">
            <text:p>2012-07-17</text:p>
          </table:table-cell>
          <table:table-cell office:value-type="string">
            <text:p>A</text:p>
          </table:table-cell>
          <table:table-cell office:value-type="string">
            <text:p>2012-07-16</text:p>
          </table:table-cell>
          <table:table-cell office:value-type="float" office:value="87693010026">
            <text:p>8769301002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16.07.201213 : 18 : Hemoglobiin 159 g/L</text:p>
          </table:table-cell>
          <table:table-cell office:value-type="string">
            <text:p>Hemoglobiin 159 g/L</text:p>
          </table:table-cell>
          <table:table-cell/>
          <table:table-cell office:value-type="string">
            <text:p>Hemoglobiin</text:p>
          </table:table-cell>
          <table:table-cell office:value-type="float" office:value="159">
            <text:p>159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43573">
            <text:p>16643573</text:p>
          </table:table-cell>
          <table:table-cell office:value-type="float" office:value="214253462">
            <text:p>214253462</text:p>
          </table:table-cell>
          <table:table-cell office:value-type="string">
            <text:p>2013-12-06</text:p>
          </table:table-cell>
          <table:table-cell office:value-type="string">
            <text:p>S</text:p>
          </table:table-cell>
          <table:table-cell office:value-type="string">
            <text:p>2013-11-30</text:p>
          </table:table-cell>
          <table:table-cell office:value-type="float" office:value="49385953408">
            <text:p>4938595340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59</text:p>
          </table:table-cell>
          <table:table-cell office:value-type="string">
            <text:p><text:s/>( 134 . 170 g/L )</text:p>
          </table:table-cell>
          <table:table-cell office:value-type="string">
            <text:p>Hb</text:p>
          </table:table-cell>
          <table:table-cell office:value-type="float" office:value="159">
            <text:p>15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994800">
            <text:p>21994800</text:p>
          </table:table-cell>
          <table:table-cell office:value-type="float" office:value="176237746">
            <text:p>176237746</text:p>
          </table:table-cell>
          <table:table-cell office:value-type="string">
            <text:p>2013-05-08</text:p>
          </table:table-cell>
          <table:table-cell office:value-type="string">
            <text:p>A</text:p>
          </table:table-cell>
          <table:table-cell office:value-type="string">
            <text:p>2013-05-02</text:p>
          </table:table-cell>
          <table:table-cell office:value-type="float" office:value="17273123265">
            <text:p>1727312326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) RBC 5.04 ( 4,2 . 5,7 E12/L ) Hb 159</text:p>
          </table:table-cell>
          <table:table-cell office:value-type="string">
            <text:p>Hb 159</text:p>
          </table:table-cell>
          <table:table-cell office:value-type="string">
            <text:p><text:s/>( 134 . 170 g/L ) Hct 45 ( 40 .</text:p>
          </table:table-cell>
          <table:table-cell office:value-type="string">
            <text:p>Hb</text:p>
          </table:table-cell>
          <table:table-cell office:value-type="float" office:value="159">
            <text:p>15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440299">
            <text:p>12440299</text:p>
          </table:table-cell>
          <table:table-cell office:value-type="float" office:value="171954538">
            <text:p>171954538</text:p>
          </table:table-cell>
          <table:table-cell office:value-type="string">
            <text:p>2013-04-15</text:p>
          </table:table-cell>
          <table:table-cell office:value-type="string">
            <text:p>A</text:p>
          </table:table-cell>
          <table:table-cell office:value-type="string">
            <text:p>2013-04-06</text:p>
          </table:table-cell>
          <table:table-cell office:value-type="float" office:value="673030454437">
            <text:p>67303045443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59</text:p>
          </table:table-cell>
          <table:table-cell office:value-type="string">
            <text:p><text:s/>( 134 . 170 g/L )</text:p>
          </table:table-cell>
          <table:table-cell office:value-type="string">
            <text:p>Hb</text:p>
          </table:table-cell>
          <table:table-cell office:value-type="float" office:value="159">
            <text:p>15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68220">
            <text:p>768220</text:p>
          </table:table-cell>
          <table:table-cell office:value-type="float" office:value="136341799">
            <text:p>136341799</text:p>
          </table:table-cell>
          <table:table-cell office:value-type="string">
            <text:p>2012-09-04</text:p>
          </table:table-cell>
          <table:table-cell office:value-type="string">
            <text:p>S</text:p>
          </table:table-cell>
          <table:table-cell office:value-type="string">
            <text:p>2012-08-26</text:p>
          </table:table-cell>
          <table:table-cell office:value-type="float" office:value="12204377853">
            <text:p>1220437785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) RBC 5.26 ( 4,2 . 5,7 E12/L ) HGB 159</text:p>
          </table:table-cell>
          <table:table-cell office:value-type="string">
            <text:p>HGB 159</text:p>
          </table:table-cell>
          <table:table-cell office:value-type="string">
            <text:p><text:s/>( 134 . 170 g/L ) HCT 45 ( 40 .</text:p>
          </table:table-cell>
          <table:table-cell office:value-type="string">
            <text:p>HGB</text:p>
          </table:table-cell>
          <table:table-cell office:value-type="float" office:value="159">
            <text:p>15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066699">
            <text:p>13066699</text:p>
          </table:table-cell>
          <table:table-cell office:value-type="float" office:value="158265398">
            <text:p>158265398</text:p>
          </table:table-cell>
          <table:table-cell office:value-type="string">
            <text:p>2012-11-05</text:p>
          </table:table-cell>
          <table:table-cell office:value-type="string">
            <text:p>A</text:p>
          </table:table-cell>
          <table:table-cell office:value-type="string">
            <text:p>2012-11-05</text:p>
          </table:table-cell>
          <table:table-cell office:value-type="float" office:value="43980098388">
            <text:p>4398009838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60</text:p>
          </table:table-cell>
          <table:table-cell office:value-type="string">
            <text:p><text:s/>( 110 . 157 g/L )</text:p>
          </table:table-cell>
          <table:table-cell office:value-type="string">
            <text:p>HGB</text:p>
          </table:table-cell>
          <table:table-cell office:value-type="float" office:value="160">
            <text:p>16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2679">
            <text:p>572679</text:p>
          </table:table-cell>
          <table:table-cell office:value-type="float" office:value="83041098">
            <text:p>83041098</text:p>
          </table:table-cell>
          <table:table-cell office:value-type="string">
            <text:p>2012-02-03</text:p>
          </table:table-cell>
          <table:table-cell office:value-type="string">
            <text:p>S</text:p>
          </table:table-cell>
          <table:table-cell office:value-type="string">
            <text:p>2012-01-30</text:p>
          </table:table-cell>
          <table:table-cell office:value-type="float" office:value="17580076297">
            <text:p>1758007629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60</text:p>
          </table:table-cell>
          <table:table-cell office:value-type="string">
            <text:p><text:s/>( 134 . 170 g/L )</text:p>
          </table:table-cell>
          <table:table-cell office:value-type="string">
            <text:p>HGB</text:p>
          </table:table-cell>
          <table:table-cell office:value-type="float" office:value="160">
            <text:p>16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821759">
            <text:p>23821759</text:p>
          </table:table-cell>
          <table:table-cell office:value-type="float" office:value="216005107">
            <text:p>216005107</text:p>
          </table:table-cell>
          <table:table-cell office:value-type="string">
            <text:p>2013-12-16</text:p>
          </table:table-cell>
          <table:table-cell office:value-type="string">
            <text:p>A</text:p>
          </table:table-cell>
          <table:table-cell office:value-type="string">
            <text:p>2013-12-16</text:p>
          </table:table-cell>
          <table:table-cell office:value-type="float" office:value="673030440826">
            <text:p>67303044082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61</text:p>
          </table:table-cell>
          <table:table-cell office:value-type="string">
            <text:p><text:s/>↑ ( 117 . 153 g/L )</text:p>
          </table:table-cell>
          <table:table-cell office:value-type="string">
            <text:p>Hb</text:p>
          </table:table-cell>
          <table:table-cell office:value-type="float" office:value="161">
            <text:p>16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892738">
            <text:p>15892738</text:p>
          </table:table-cell>
          <table:table-cell office:value-type="float" office:value="156659272">
            <text:p>156659272</text:p>
          </table:table-cell>
          <table:table-cell office:value-type="string">
            <text:p>2012-12-14</text:p>
          </table:table-cell>
          <table:table-cell office:value-type="string">
            <text:p>S</text:p>
          </table:table-cell>
          <table:table-cell office:value-type="string">
            <text:p>2010-10-21</text:p>
          </table:table-cell>
          <table:table-cell office:value-type="float" office:value="53880251623">
            <text:p>5388025162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([0-9])+(\s?[,.]\s?[0-9]+)?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Analüüsides Hgb - 161</text:p>
          </table:table-cell>
          <table:table-cell office:value-type="string">
            <text:p>Hgb - 161</text:p>
          </table:table-cell>
          <table:table-cell office:value-type="string">
            <text:p><text:s/>, Lk - 10,6 , SR - 33 , RF - 58</text:p>
          </table:table-cell>
          <table:table-cell office:value-type="string">
            <text:p>Hgb</text:p>
          </table:table-cell>
          <table:table-cell office:value-type="float" office:value="161">
            <text:p>16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69550">
            <text:p>469550</text:p>
          </table:table-cell>
          <table:table-cell office:value-type="float" office:value="79919391">
            <text:p>79919391</text:p>
          </table:table-cell>
          <table:table-cell office:value-type="string">
            <text:p>2012-01-01</text:p>
          </table:table-cell>
          <table:table-cell office:value-type="string">
            <text:p>S</text:p>
          </table:table-cell>
          <table:table-cell office:value-type="string">
            <text:p>2011-12-12</text:p>
          </table:table-cell>
          <table:table-cell office:value-type="float" office:value="12073022704">
            <text:p>12073022704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61</text:p>
          </table:table-cell>
          <table:table-cell office:value-type="string">
            <text:p><text:s/>( 134 . 170 g/L )</text:p>
          </table:table-cell>
          <table:table-cell office:value-type="string">
            <text:p>HGB</text:p>
          </table:table-cell>
          <table:table-cell office:value-type="float" office:value="161">
            <text:p>16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675910">
            <text:p>24675910</text:p>
          </table:table-cell>
          <table:table-cell office:value-type="float" office:value="158961250">
            <text:p>158961250</text:p>
          </table:table-cell>
          <table:table-cell office:value-type="string">
            <text:p>2013-01-16</text:p>
          </table:table-cell>
          <table:table-cell office:value-type="string">
            <text:p>A</text:p>
          </table:table-cell>
          <table:table-cell office:value-type="string">
            <text:p>2013-01-09</text:p>
          </table:table-cell>
          <table:table-cell office:value-type="float" office:value="60526217994">
            <text:p>6052621799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61</text:p>
          </table:table-cell>
          <table:table-cell office:value-type="string">
            <text:p><text:s/>( 134 . 170 g/L )</text:p>
          </table:table-cell>
          <table:table-cell office:value-type="string">
            <text:p>Hb</text:p>
          </table:table-cell>
          <table:table-cell office:value-type="float" office:value="161">
            <text:p>16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317384">
            <text:p>4317384</text:p>
          </table:table-cell>
          <table:table-cell office:value-type="float" office:value="123621272">
            <text:p>123621272</text:p>
          </table:table-cell>
          <table:table-cell office:value-type="string">
            <text:p>2012-05-14</text:p>
          </table:table-cell>
          <table:table-cell office:value-type="string">
            <text:p>A</text:p>
          </table:table-cell>
          <table:table-cell office:value-type="string">
            <text:p>2012-04-26</text:p>
          </table:table-cell>
          <table:table-cell office:value-type="float" office:value="50814465578">
            <text:p>5081446557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61</text:p>
          </table:table-cell>
          <table:table-cell office:value-type="string">
            <text:p><text:s/>( 134 . 170 g/L )</text:p>
          </table:table-cell>
          <table:table-cell office:value-type="string">
            <text:p>HGB</text:p>
          </table:table-cell>
          <table:table-cell office:value-type="float" office:value="161">
            <text:p>16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51539">
            <text:p>16251539</text:p>
          </table:table-cell>
          <table:table-cell office:value-type="float" office:value="175858573">
            <text:p>175858573</text:p>
          </table:table-cell>
          <table:table-cell office:value-type="string">
            <text:p>2013-05-06</text:p>
          </table:table-cell>
          <table:table-cell office:value-type="string">
            <text:p>S</text:p>
          </table:table-cell>
          <table:table-cell office:value-type="string">
            <text:p>2013-05-03</text:p>
          </table:table-cell>
          <table:table-cell office:value-type="float" office:value="673032218462">
            <text:p>67303221846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) RBC 5.23 ( 4,2 . 5,7 E12/L ) Hb 164</text:p>
          </table:table-cell>
          <table:table-cell office:value-type="string">
            <text:p>Hb 164</text:p>
          </table:table-cell>
          <table:table-cell office:value-type="string">
            <text:p><text:s/>( 134 . 170 g/L ) Hct 48 ( 40 .</text:p>
          </table:table-cell>
          <table:table-cell office:value-type="string">
            <text:p>Hb</text:p>
          </table:table-cell>
          <table:table-cell office:value-type="float" office:value="164">
            <text:p>16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942558">
            <text:p>18942558</text:p>
          </table:table-cell>
          <table:table-cell office:value-type="float" office:value="201210652">
            <text:p>201210652</text:p>
          </table:table-cell>
          <table:table-cell office:value-type="string">
            <text:p>2013-10-0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9895641796">
            <text:p>5989564179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1.10.201312 : 58 : 57 : Hemoglobiin 164 g/L</text:p>
          </table:table-cell>
          <table:table-cell office:value-type="string">
            <text:p>Hemoglobiin 164 g/L</text:p>
          </table:table-cell>
          <table:table-cell/>
          <table:table-cell office:value-type="string">
            <text:p>Hemoglobiin</text:p>
          </table:table-cell>
          <table:table-cell office:value-type="float" office:value="164">
            <text:p>164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165281">
            <text:p>17165281</text:p>
          </table:table-cell>
          <table:table-cell office:value-type="float" office:value="206310231">
            <text:p>206310231</text:p>
          </table:table-cell>
          <table:table-cell office:value-type="string">
            <text:p>2013-10-24</text:p>
          </table:table-cell>
          <table:table-cell office:value-type="string">
            <text:p>A</text:p>
          </table:table-cell>
          <table:table-cell office:value-type="string">
            <text:p>2013-10-23</text:p>
          </table:table-cell>
          <table:table-cell office:value-type="float" office:value="673030325431">
            <text:p>67303032543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23.10.201314 : 43 : HGB Hemoglobiin 164 g/L</text:p>
          </table:table-cell>
          <table:table-cell office:value-type="string">
            <text:p>Hemoglobiin 164 g/L</text:p>
          </table:table-cell>
          <table:table-cell/>
          <table:table-cell office:value-type="string">
            <text:p>Hemoglobiin</text:p>
          </table:table-cell>
          <table:table-cell office:value-type="float" office:value="164">
            <text:p>164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800934">
            <text:p>2800934</text:p>
          </table:table-cell>
          <table:table-cell office:value-type="float" office:value="144765021">
            <text:p>144765021</text:p>
          </table:table-cell>
          <table:table-cell office:value-type="string">
            <text:p>2012-11-0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9167372081">
            <text:p>1916737208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patoloogiata26.10.201215 : 25 : Hemoglobiin 165 g/L</text:p>
          </table:table-cell>
          <table:table-cell office:value-type="string">
            <text:p>Hemoglobiin 165 g/L</text:p>
          </table:table-cell>
          <table:table-cell/>
          <table:table-cell office:value-type="string">
            <text:p>Hemoglobiin</text:p>
          </table:table-cell>
          <table:table-cell office:value-type="float" office:value="165">
            <text:p>165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445721">
            <text:p>4445721</text:p>
          </table:table-cell>
          <table:table-cell office:value-type="float" office:value="90669264">
            <text:p>90669264</text:p>
          </table:table-cell>
          <table:table-cell office:value-type="string">
            <text:p>2012-04-12</text:p>
          </table:table-cell>
          <table:table-cell office:value-type="string">
            <text:p>A</text:p>
          </table:table-cell>
          <table:table-cell office:value-type="string">
            <text:p>2012-04-02</text:p>
          </table:table-cell>
          <table:table-cell office:value-type="float" office:value="42313555334">
            <text:p>4231355533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65</text:p>
          </table:table-cell>
          <table:table-cell office:value-type="string">
            <text:p><text:s/>( 134 . 170 g/L )</text:p>
          </table:table-cell>
          <table:table-cell office:value-type="string">
            <text:p>HGB</text:p>
          </table:table-cell>
          <table:table-cell office:value-type="float" office:value="165">
            <text:p>16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456801">
            <text:p>23456801</text:p>
          </table:table-cell>
          <table:table-cell office:value-type="float" office:value="215184530">
            <text:p>215184530</text:p>
          </table:table-cell>
          <table:table-cell office:value-type="string">
            <text:p>2013-12-12</text:p>
          </table:table-cell>
          <table:table-cell office:value-type="string">
            <text:p>A</text:p>
          </table:table-cell>
          <table:table-cell office:value-type="string">
            <text:p>2013-09-02</text:p>
          </table:table-cell>
          <table:table-cell office:value-type="float" office:value="673030445181">
            <text:p>67303044518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65</text:p>
          </table:table-cell>
          <table:table-cell office:value-type="string">
            <text:p><text:s/>( 134 . 170 g/L )</text:p>
          </table:table-cell>
          <table:table-cell office:value-type="string">
            <text:p>Hb</text:p>
          </table:table-cell>
          <table:table-cell office:value-type="float" office:value="165">
            <text:p>16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63057">
            <text:p>263057</text:p>
          </table:table-cell>
          <table:table-cell office:value-type="float" office:value="80957071">
            <text:p>80957071</text:p>
          </table:table-cell>
          <table:table-cell office:value-type="string">
            <text:p>2012-01-18</text:p>
          </table:table-cell>
          <table:table-cell office:value-type="string">
            <text:p>S</text:p>
          </table:table-cell>
          <table:table-cell office:value-type="string">
            <text:p>2012-01-04</text:p>
          </table:table-cell>
          <table:table-cell office:value-type="float" office:value="90108929048">
            <text:p>9010892904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GB 166</text:p>
          </table:table-cell>
          <table:table-cell office:value-type="string">
            <text:p><text:s/>( 134 . 170 g/L )</text:p>
          </table:table-cell>
          <table:table-cell office:value-type="string">
            <text:p>HGB</text:p>
          </table:table-cell>
          <table:table-cell office:value-type="float" office:value="166">
            <text:p>16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65389">
            <text:p>16465389</text:p>
          </table:table-cell>
          <table:table-cell office:value-type="float" office:value="160178316">
            <text:p>160178316</text:p>
          </table:table-cell>
          <table:table-cell office:value-type="string">
            <text:p>2013-01-28</text:p>
          </table:table-cell>
          <table:table-cell office:value-type="string">
            <text:p>S</text:p>
          </table:table-cell>
          <table:table-cell office:value-type="string">
            <text:p>2013-01-11</text:p>
          </table:table-cell>
          <table:table-cell office:value-type="float" office:value="673034801690">
            <text:p>67303480169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66</text:p>
          </table:table-cell>
          <table:table-cell office:value-type="string">
            <text:p><text:s/>( 134 . 170 g/L )</text:p>
          </table:table-cell>
          <table:table-cell office:value-type="string">
            <text:p>Hb</text:p>
          </table:table-cell>
          <table:table-cell office:value-type="float" office:value="166">
            <text:p>16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70784">
            <text:p>16770784</text:p>
          </table:table-cell>
          <table:table-cell office:value-type="float" office:value="155215153">
            <text:p>155215153</text:p>
          </table:table-cell>
          <table:table-cell office:value-type="string">
            <text:p>2012-12-30</text:p>
          </table:table-cell>
          <table:table-cell office:value-type="string">
            <text:p>S</text:p>
          </table:table-cell>
          <table:table-cell office:value-type="string">
            <text:p>2012-12-27</text:p>
          </table:table-cell>
          <table:table-cell office:value-type="float" office:value="673043915214">
            <text:p>67304391521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69</text:p>
          </table:table-cell>
          <table:table-cell office:value-type="string">
            <text:p><text:s/>( 117 . 153 g/L )</text:p>
          </table:table-cell>
          <table:table-cell office:value-type="string">
            <text:p>Hb</text:p>
          </table:table-cell>
          <table:table-cell office:value-type="float" office:value="169">
            <text:p>16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015542">
            <text:p>15015542</text:p>
          </table:table-cell>
          <table:table-cell office:value-type="float" office:value="195166858">
            <text:p>195166858</text:p>
          </table:table-cell>
          <table:table-cell office:value-type="string">
            <text:p>2013-09-01</text:p>
          </table:table-cell>
          <table:table-cell office:value-type="string">
            <text:p>A</text:p>
          </table:table-cell>
          <table:table-cell office:value-type="string">
            <text:p>2013-06-05</text:p>
          </table:table-cell>
          <table:table-cell office:value-type="float" office:value="26785816072">
            <text:p>2678581607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table:number-columns-repeated="2" office:value-type="string">
            <text:p>Hb 169</text:p>
          </table:table-cell>
          <table:table-cell office:value-type="string">
            <text:p><text:s/>( 134 . 170 g/L )</text:p>
          </table:table-cell>
          <table:table-cell office:value-type="string">
            <text:p>Hb</text:p>
          </table:table-cell>
          <table:table-cell office:value-type="float" office:value="169">
            <text:p>16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95533">
            <text:p>1895533</text:p>
          </table:table-cell>
          <table:table-cell office:value-type="float" office:value="95185554">
            <text:p>95185554</text:p>
          </table:table-cell>
          <table:table-cell office:value-type="string">
            <text:p>2012-05-04</text:p>
          </table:table-cell>
          <table:table-cell office:value-type="string">
            <text:p>A</text:p>
          </table:table-cell>
          <table:table-cell office:value-type="string">
            <text:p>2012-04-25</text:p>
          </table:table-cell>
          <table:table-cell office:value-type="float" office:value="22539685560">
            <text:p>2253968556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25.04.201216 : 09 : Hemoglobiin 170 g/L</text:p>
          </table:table-cell>
          <table:table-cell office:value-type="string">
            <text:p>Hemoglobiin 170 g/L</text:p>
          </table:table-cell>
          <table:table-cell/>
          <table:table-cell office:value-type="string">
            <text:p>Hemoglobiin</text:p>
          </table:table-cell>
          <table:table-cell office:value-type="float" office:value="170">
            <text:p>170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7847">
            <text:p>587847</text:p>
          </table:table-cell>
          <table:table-cell office:value-type="float" office:value="86474943">
            <text:p>86474943</text:p>
          </table:table-cell>
          <table:table-cell office:value-type="string">
            <text:p>2012-03-08</text:p>
          </table:table-cell>
          <table:table-cell office:value-type="string">
            <text:p>S</text:p>
          </table:table-cell>
          <table:table-cell office:value-type="string">
            <text:p>2012-03-03</text:p>
          </table:table-cell>
          <table:table-cell office:value-type="float" office:value="76883027408">
            <text:p>7688302740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aB-Hb 173</text:p>
          </table:table-cell>
          <table:table-cell office:value-type="string">
            <text:p>Hb 173</text:p>
          </table:table-cell>
          <table:table-cell office:value-type="string">
            <text:p><text:s/>( g/L )</text:p>
          </table:table-cell>
          <table:table-cell office:value-type="string">
            <text:p>Hb</text:p>
          </table:table-cell>
          <table:table-cell office:value-type="float" office:value="173">
            <text:p>17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634316">
            <text:p>17634316</text:p>
          </table:table-cell>
          <table:table-cell office:value-type="float" office:value="181357044">
            <text:p>181357044</text:p>
          </table:table-cell>
          <table:table-cell office:value-type="string">
            <text:p>2013-05-3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1546080840">
            <text:p>9154608084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2013 : 15.05.201317 : 17 : 47 : Hemoglobiin 174 g/L</text:p>
          </table:table-cell>
          <table:table-cell office:value-type="string">
            <text:p>Hemoglobiin 174 g/L</text:p>
          </table:table-cell>
          <table:table-cell/>
          <table:table-cell office:value-type="string">
            <text:p>Hemoglobiin</text:p>
          </table:table-cell>
          <table:table-cell office:value-type="float" office:value="174">
            <text:p>174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15821">
            <text:p>2215821</text:p>
          </table:table-cell>
          <table:table-cell office:value-type="float" office:value="81824292">
            <text:p>81824292</text:p>
          </table:table-cell>
          <table:table-cell office:value-type="string">
            <text:p>2012-01-30</text:p>
          </table:table-cell>
          <table:table-cell office:value-type="string">
            <text:p>A</text:p>
          </table:table-cell>
          <table:table-cell office:value-type="string">
            <text:p>2012-01-24</text:p>
          </table:table-cell>
          <table:table-cell office:value-type="float" office:value="71907928050">
            <text:p>7190792805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24.01.201213 : 59 : Hemoglobiin 176 g/L</text:p>
          </table:table-cell>
          <table:table-cell office:value-type="string">
            <text:p>Hemoglobiin 176 g/L</text:p>
          </table:table-cell>
          <table:table-cell/>
          <table:table-cell office:value-type="string">
            <text:p>Hemoglobiin</text:p>
          </table:table-cell>
          <table:table-cell office:value-type="float" office:value="176">
            <text:p>176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620227">
            <text:p>9620227</text:p>
          </table:table-cell>
          <table:table-cell office:value-type="float" office:value="163940971">
            <text:p>163940971</text:p>
          </table:table-cell>
          <table:table-cell office:value-type="string">
            <text:p>2013-02-2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1424285905">
            <text:p>61424285905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analüüsides CRP 2 , Leuk 16,7 , Hgb 202</text:p>
          </table:table-cell>
          <table:table-cell office:value-type="string">
            <text:p>Hgb 202</text:p>
          </table:table-cell>
          <table:table-cell office:value-type="string">
            <text:p><text:s/>, Hkt 60 .</text:p>
          </table:table-cell>
          <table:table-cell office:value-type="string">
            <text:p>Hgb</text:p>
          </table:table-cell>
          <table:table-cell office:value-type="float" office:value="202">
            <text:p>20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202490">
            <text:p>10202490</text:p>
          </table:table-cell>
          <table:table-cell office:value-type="float" office:value="156505852">
            <text:p>156505852</text:p>
          </table:table-cell>
          <table:table-cell office:value-type="string">
            <text:p>2013-01-1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4251602">
            <text:p>673044251602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HEMOGLOBIIN</text:p>
          </table:table-cell>
          <table:table-cell office:value-type="string">
            <text:p>(?P&lt;key&gt;([Hh]emoglobiin|Hgb|HGb|hgb|HGB|Hb|hb|HB|hGB))\s*[-:=]?(oli|on)?\s*(?P&lt;value&gt;[0-9]{2,3})(\s*(?P&lt;unit&gt;((mg|gr|g)\s*/\s*(dl|L|l))))?</text:p>
          </table:table-cell>
          <table:table-cell office:value-type="string">
            <text:p>NULL</text:p>
          </table:table-cell>
          <table:table-cell office:value-type="string">
            <text:p><text:s/>- 351-330 - 325-307 mmkmol/l , Hgb 203 g/l</text:p>
          </table:table-cell>
          <table:table-cell office:value-type="string">
            <text:p>Hgb 203 g/l</text:p>
          </table:table-cell>
          <table:table-cell/>
          <table:table-cell office:value-type="string">
            <text:p>Hgb</text:p>
          </table:table-cell>
          <table:table-cell office:value-type="float" office:value="203">
            <text:p>203</text:p>
          </table:table-cell>
          <table:table-cell table:number-columns-repeated="2" office:value-type="string">
            <text:p>NULL</text:p>
          </table:table-cell>
          <table:table-cell office:value-type="string">
            <text:p>g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AE1048576">
          <table:sort>
            <table:sort-by table:field-number="3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t" fo:country="E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t" number:country="E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1T13:23:02.65</dc:date>
    <meta:document-statistic meta:table-count="1" meta:cell-count="14968" meta:object-count="0"/>
    <meta:generator>LibreOffice/4.0.0.3$Windows_x86 LibreOffice_project/7545bee9c2a0782548772a21bc84a9dcc583b89</meta:generator>
  </office:meta>
</office:document-meta>
</file>